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239cm"/>
    </style:style>
    <style:style style:name="co2" style:family="table-column">
      <style:table-column-properties fo:break-before="auto" style:column-width="8.123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4.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4.311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3.63cm"/>
    </style:style>
    <style:style style:name="co12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3.466cm"/>
    </style:style>
    <style:style style:name="co14" style:family="table-column">
      <style:table-column-properties fo:break-before="auto" style:column-width="3.711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2.97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4.718cm"/>
    </style:style>
    <style:style style:name="co19" style:family="table-column">
      <style:table-column-properties fo:break-before="auto" style:column-width="3.739cm"/>
    </style:style>
    <style:style style:name="co20" style:family="table-column">
      <style:table-column-properties fo:break-before="auto" style:column-width="4.773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2020-11-11_22-04-3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2"/>
        <table:table-column table:style-name="co17" table:default-cell-style-name="ce2"/>
        <table:table-column table:style-name="co18" table:number-columns-repeated="2" table:default-cell-style-name="ce2"/>
        <table:table-column table:style-name="co19" table:default-cell-style-name="ce3"/>
        <table:table-column table:style-name="co20" table:default-cell-style-name="ce3"/>
        <table:table-column table:style-name="co16" table:default-cell-style-name="ce4"/>
        <table:table-column table:style-name="co17" table:default-cell-style-name="ce4"/>
        <table:table-column table:style-name="co18" table:number-columns-repeated="2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piler</text:p>
          </table:table-cell>
          <table:table-cell office:value-type="string" calcext:value-type="string">
            <text:p>evm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omputedVersion</text:p>
          </table:table-cell>
          <table:table-cell office:value-type="string" calcext:value-type="string">
            <text:p>gigahorse_success</text:p>
          </table:table-cell>
          <table:table-cell office:value-type="string" calcext:value-type="string">
            <text:p>ethersolve_success</text:p>
          </table:table-cell>
          <table:table-cell office:value-type="string" calcext:value-type="string">
            <text:p>gigahorse_time_millis</text:p>
          </table:table-cell>
          <table:table-cell office:value-type="string" calcext:value-type="string">
            <text:p>ethersolve_time_millis</text:p>
          </table:table-cell>
          <table:table-cell office:value-type="string" calcext:value-type="string">
            <text:p>nodes_gigahorse</text:p>
          </table:table-cell>
          <table:table-cell office:value-type="string" calcext:value-type="string">
            <text:p>nodes_ethersolve</text:p>
          </table:table-cell>
          <table:table-cell office:value-type="string" calcext:value-type="string">
            <text:p>nodes_gigahorse\ethersolve</text:p>
          </table:table-cell>
          <table:table-cell office:value-type="string" calcext:value-type="string">
            <text:p>nodes_ethersolve\gigahorse</text:p>
          </table:table-cell>
          <table:table-cell office:value-type="string" calcext:value-type="string">
            <text:p>last_block_ethersolve</text:p>
          </table:table-cell>
          <table:table-cell office:value-type="string" calcext:value-type="string">
            <text:p>gigahorse_blocks_over_limit</text:p>
          </table:table-cell>
          <table:table-cell office:value-type="string" calcext:value-type="string">
            <text:p>edges_gigahorse</text:p>
          </table:table-cell>
          <table:table-cell office:value-type="string" calcext:value-type="string">
            <text:p>edges_ethersolve</text:p>
          </table:table-cell>
          <table:table-cell office:value-type="string" calcext:value-type="string">
            <text:p>edges_gigahorse\ethersolve</text:p>
          </table:table-cell>
          <table:table-cell office:value-type="string" calcext:value-type="string">
            <text:p>edges_ethersolve\gigahorse</text:p>
          </table:table-cell>
        </table:table-row>
        <table:table-row table:style-name="ro1">
          <table:table-cell office:value-type="string" calcext:value-type="string">
            <text:p>UniSwap_ETH_CHAIZap</text:p>
          </table:table-cell>
          <table:table-cell office:value-type="string" calcext:value-type="string">
            <text:p>0x670577feb18576c10f632b2e26976e659d1e5e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2-17_05-43-59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 Solidity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apperFactory</text:p>
          </table:table-cell>
          <table:table-cell office:value-type="string" calcext:value-type="string">
            <text:p>0x0cb6f0a13f25afb4adef19736a7eb338dc52333e</text:p>
          </table:table-cell>
          <table:table-cell office:value-type="string" calcext:value-type="string">
            <text:p>5fc4897bc89b2fc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6_21-24-0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438" calcext:value-type="float">
            <text:p>8438</text:p>
          </table:table-cell>
          <table:table-cell office:value-type="string" calcext:value-type="string">
            <text:p>not Solidity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USO</text:p>
          </table:table-cell>
          <table:table-cell office:value-type="string" calcext:value-type="string">
            <text:p>0x424c9035bc3606f2887a5bbe28beaa9de49db9e8</text:p>
          </table:table-cell>
          <table:table-cell office:value-type="string" calcext:value-type="string">
            <text:p>26e942c426cfddb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5_20-07-07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not Solidit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yper_contract</text:p>
          </table:table-cell>
          <table:table-cell office:value-type="string" calcext:value-type="string">
            <text:p>0x0d8fc15b6fefc278ff642861df51b45607330871</text:p>
          </table:table-cell>
          <table:table-cell office:value-type="string" calcext:value-type="string">
            <text:p>3865ac09e2c9b9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8_15-53-48</text:p>
          </table:table-cell>
          <table:table-cell office:value-type="string" calcext:value-type="string">
            <text:p>vyper:0.1.0b1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not Solidit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sView</text:p>
          </table:table-cell>
          <table:table-cell office:value-type="string" calcext:value-type="string">
            <text:p>0x0901f6530fe9b2ff3e50dc62b70e6bcb79c8b1ba</text:p>
          </table:table-cell>
          <table:table-cell office:value-type="string" calcext:value-type="string">
            <text:p>c7a6d533463b1c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7_20-34-2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not Solidit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rToken</text:p>
          </table:table-cell>
          <table:table-cell office:value-type="string" calcext:value-type="string">
            <text:p>0x408666e471f64df0d4d69c8a98e915aba75a333c</text:p>
          </table:table-cell>
          <table:table-cell office:value-type="string" calcext:value-type="string">
            <text:p>7c4ce1140f39a2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2_02-06-57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065" calcext:value-type="float">
            <text:p>14065</text:p>
          </table:table-cell>
          <table:table-cell office:value-type="string" calcext:value-type="string">
            <text:p>not Solidit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cleVerifier</text:p>
          </table:table-cell>
          <table:table-cell office:value-type="string" calcext:value-type="string">
            <text:p>0x6c00887f34c017aa1febb9e5Da8EF9d0Cb264C2F</text:p>
          </table:table-cell>
          <table:table-cell office:value-type="string" calcext:value-type="string">
            <text:p>f1ffc6367ebbb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9_15-52-4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7571" calcext:value-type="float">
            <text:p>757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7501" calcext:value-type="float">
            <text:p>7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ATestnetConsumer</text:p>
          </table:table-cell>
          <table:table-cell office:value-type="string" calcext:value-type="string">
            <text:p>0xf3dabd468b11e08d9d60e2afd9aa0b41a161564a</text:p>
          </table:table-cell>
          <table:table-cell office:value-type="string" calcext:value-type="string">
            <text:p>5a5e20066b8a765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7_19-58-4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55" calcext:value-type="float">
            <text:p>655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89" calcext:value-type="float">
            <text:p>30089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6487" calcext:value-type="float">
            <text:p>6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HegicCallOptions</text:p>
          </table:table-cell>
          <table:table-cell office:value-type="string" calcext:value-type="string">
            <text:p>0x0B660D66b05a743Df3755058c2e63d5a5f2bA2F7</text:p>
          </table:table-cell>
          <table:table-cell office:value-type="string" calcext:value-type="string">
            <text:p>39bfd0dfcbc9d05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6-01_19-05-48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464" calcext:value-type="float">
            <text:p>6464</text:p>
          </table:table-cell>
          <table:table-cell office:value-type="string" calcext:value-type="string">
            <text:p>0.6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6264" calcext:value-type="float">
            <text:p>6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SmartexMobium</text:p>
          </table:table-cell>
          <table:table-cell office:value-type="string" calcext:value-type="string">
            <text:p>0x6e677DC4c02b9f5249888449cBF6b984fd8A5CFc</text:p>
          </table:table-cell>
          <table:table-cell office:value-type="string" calcext:value-type="string">
            <text:p>791b8ff1a3c81e6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9_13-30-0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967" calcext:value-type="float">
            <text:p>8967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16" calcext:value-type="float">
            <text:p>13316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8780" calcext:value-type="float">
            <text:p>8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DedgeExitManager</text:p>
          </table:table-cell>
          <table:table-cell office:value-type="string" calcext:value-type="string">
            <text:p>0xaf40bb3f6365149a3944c25a4778c464dc1428b2</text:p>
          </table:table-cell>
          <table:table-cell office:value-type="string" calcext:value-type="string">
            <text:p>4aa8535b1316f6d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9_13-16-4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10" calcext:value-type="float">
            <text:p>5910</text:p>
          </table:table-cell>
          <table:table-cell office:value-type="string" calcext:value-type="string">
            <text:p>0.5.16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5834" calcext:value-type="float">
            <text:p>5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DepositContractRegistry</text:p>
          </table:table-cell>
          <table:table-cell office:value-type="string" calcext:value-type="string">
            <text:p>0xcA8EFCC93bca0BD89aD9bfffD050483dD80fdf07</text:p>
          </table:table-cell>
          <table:table-cell office:value-type="string" calcext:value-type="string">
            <text:p>398f4587bcf93e1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09_00-45-58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constantinop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840" calcext:value-type="float">
            <text:p>1084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8401" calcext:value-type="float">
            <text:p>8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0x251f752b85a9f7e1b3c42d802715b5d7a8da3165</text:p>
          </table:table-cell>
          <table:table-cell office:value-type="string" calcext:value-type="string">
            <text:p>5550c4e983e6174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29_23-09-2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739" calcext:value-type="float">
            <text:p>8739</text:p>
          </table:table-cell>
          <table:table-cell office:value-type="string" calcext:value-type="string">
            <text:p>0.5.10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8669" calcext:value-type="float">
            <text:p>8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SavingsProxy</text:p>
          </table:table-cell>
          <table:table-cell office:value-type="string" calcext:value-type="string">
            <text:p>0x296420a79fe17b72eb4749ca26d4e53602f4edef</text:p>
          </table:table-cell>
          <table:table-cell office:value-type="string" calcext:value-type="string">
            <text:p>49b002e337e1077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2_10-04-22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26" calcext:value-type="float">
            <text:p>622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6161" calcext:value-type="float">
            <text:p>6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InstaDydx</text:p>
          </table:table-cell>
          <table:table-cell office:value-type="string" calcext:value-type="string">
            <text:p>0xba44d802692d760b97c1fdff51d54bbbc55fdff8</text:p>
          </table:table-cell>
          <table:table-cell office:value-type="string" calcext:value-type="string">
            <text:p>515c16b43cfd8a2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5_10-05-34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77" calcext:value-type="float">
            <text:p>747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7416" calcext:value-type="float">
            <text:p>7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Expiry</text:p>
          </table:table-cell>
          <table:table-cell office:value-type="string" calcext:value-type="string">
            <text:p>0x736AEd44debEd3C273af836409deAaF6722671b2</text:p>
          </table:table-cell>
          <table:table-cell office:value-type="string" calcext:value-type="string">
            <text:p>671e48a5e1a237a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6-09_09-40-40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35" calcext:value-type="float">
            <text:p>913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9037" calcext:value-type="float">
            <text:p>9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DolomiteDirectV1</text:p>
          </table:table-cell>
          <table:table-cell office:value-type="string" calcext:value-type="string">
            <text:p>0xfe97ad44a97e591b328d0a0dbf3e9eb03d694edd</text:p>
          </table:table-cell>
          <table:table-cell office:value-type="string" calcext:value-type="string">
            <text:p>4c98ff4f41951ae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09_00-59-07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constantinop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314" calcext:value-type="float">
            <text:p>931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9246" calcext:value-type="float">
            <text:p>9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DolomiteDirectV1</text:p>
          </table:table-cell>
          <table:table-cell office:value-type="string" calcext:value-type="string">
            <text:p>0x554b0236d29f8f693af8e9834ee27946a071cc89</text:p>
          </table:table-cell>
          <table:table-cell office:value-type="string" calcext:value-type="string">
            <text:p>4eee141b55e2a4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5-13_01-43-00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istanbu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19" calcext:value-type="float">
            <text:p>8719</text:p>
          </table:table-cell>
          <table:table-cell office:value-type="string" calcext:value-type="string">
            <text:p>0.5.13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8643" calcext:value-type="float">
            <text:p>8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AugustusSwapper</text:p>
          </table:table-cell>
          <table:table-cell office:value-type="string" calcext:value-type="string">
            <text:p>0x87fabb3BdC15DEd4d34654C67b1342d482b45445</text:p>
          </table:table-cell>
          <table:table-cell office:value-type="string" calcext:value-type="string">
            <text:p>e1a14f8705f2b96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4-07_17-48-3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10034" calcext:value-type="float">
            <text:p>1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LiquidityConversionRates</text:p>
          </table:table-cell>
          <table:table-cell office:value-type="string" calcext:value-type="string">
            <text:p>0xe393ef6fa3bbfc7e72a05bfd12ce88be5c7e46f0</text:p>
          </table:table-cell>
          <table:table-cell office:value-type="string" calcext:value-type="string">
            <text:p>59438f72b3802cf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2_15-03-31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275" calcext:value-type="float">
            <text:p>82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8032" calcext:value-type="float">
            <text:p>8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0x10591b8e3e83cd9852172f022a5a70edfb66063d</text:p>
          </table:table-cell>
          <table:table-cell office:value-type="string" calcext:value-type="string">
            <text:p>7f653f5ddc8b7d4e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8-06_14-11-19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0" calcext:value-type="float">
            <text:p>20</text:p>
          </table:table-cell>
          <table:table-cell office:value-type="float" office:value="1.6479866378E+019" calcext:value-type="float">
            <text:p>1,6479866378E+019</text:p>
          </table:table-cell>
          <table:table-cell office:value-type="float" office:value="13839" calcext:value-type="float">
            <text:p>1383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13" calcext:value-type="float">
            <text:p>6613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13690" calcext:value-type="float">
            <text:p>13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CompoundMonitor</text:p>
          </table:table-cell>
          <table:table-cell office:value-type="string" calcext:value-type="string">
            <text:p>0xfa849a1c5fc35a2c8d37f5ee690aea80496508c9</text:p>
          </table:table-cell>
          <table:table-cell office:value-type="string" calcext:value-type="string">
            <text:p>55b5302cfb8c467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1_14-04-36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38" calcext:value-type="float">
            <text:p>8038</text:p>
          </table:table-cell>
          <table:table-cell office:value-type="string" calcext:value-type="string">
            <text:p>0.5.17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935" calcext:value-type="float">
            <text:p>50935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7962" calcext:value-type="float">
            <text:p>7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ldoh</text:p>
          </table:table-cell>
          <table:table-cell office:value-type="string" calcext:value-type="string">
            <text:p>0x67575a2a66f6cdb57faad0b632f99955512a675e</text:p>
          </table:table-cell>
          <table:table-cell office:value-type="string" calcext:value-type="string">
            <text:p>5ef6de4014f59f9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19_17-18-0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818" calcext:value-type="float">
            <text:p>1781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17763" calcext:value-type="float">
            <text:p>17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EJackpot</text:p>
          </table:table-cell>
          <table:table-cell office:value-type="string" calcext:value-type="string">
            <text:p>0xe0566208e3a66078e109bae35ce6e82417d89833</text:p>
          </table:table-cell>
          <table:table-cell office:value-type="string" calcext:value-type="string">
            <text:p>3dd878e5d8e209e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1_09-18-05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294" calcext:value-type="float">
            <text:p>1429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14175" calcext:value-type="float">
            <text:p>14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yCRV</text:p>
          </table:table-cell>
          <table:table-cell office:value-type="string" calcext:value-type="string">
            <text:p>0x55e3cb30ff2568c9f43c41c6b84cacced04e7c3f</text:p>
          </table:table-cell>
          <table:table-cell office:value-type="string" calcext:value-type="string">
            <text:p>3736ec4a3f8f8bf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1_11-04-4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351" calcext:value-type="float">
            <text:p>15351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float" office:value="15166" calcext:value-type="float">
            <text:p>15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ERCDICE</text:p>
          </table:table-cell>
          <table:table-cell office:value-type="string" calcext:value-type="string">
            <text:p>0x035afa4df29cdae9b0829aea574d3f2e07c09129</text:p>
          </table:table-cell>
          <table:table-cell office:value-type="string" calcext:value-type="string">
            <text:p>25889da6af55ab9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9_19-08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5448" calcext:value-type="float">
            <text:p>15448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15320" calcext:value-type="float">
            <text:p>1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olomiteMarginProtocol</text:p>
          </table:table-cell>
          <table:table-cell office:value-type="string" calcext:value-type="string">
            <text:p>0x69fb5f70bedc6b14a2c89fbdfbb687d9022bc441</text:p>
          </table:table-cell>
          <table:table-cell office:value-type="string" calcext:value-type="string">
            <text:p>572065f3e2c9fb7c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2-20_23-02-27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4610" calcext:value-type="float">
            <text:p>1461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14542" calcext:value-type="float">
            <text:p>14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DSSLeverage</text:p>
          </table:table-cell>
          <table:table-cell office:value-type="string" calcext:value-type="string">
            <text:p>0xd226d019810e9776d8ca19b6e780272c7e2a6c7c</text:p>
          </table:table-cell>
          <table:table-cell office:value-type="string" calcext:value-type="string">
            <text:p>4e4624e4fcd2311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7_18-03-20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070" calcext:value-type="float">
            <text:p>14070</text:p>
          </table:table-cell>
          <table:table-cell office:value-type="string" calcext:value-type="string">
            <text:p>0.5.16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01" calcext:value-type="float">
            <text:p>4801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13930" calcext:value-type="float">
            <text:p>13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MaiProtocol</text:p>
          </table:table-cell>
          <table:table-cell office:value-type="string" calcext:value-type="string">
            <text:p>0xC73c11be38291C7702e709f8d8196cD533439777</text:p>
          </table:table-cell>
          <table:table-cell office:value-type="string" calcext:value-type="string">
            <text:p>5e3b0048f14da74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2-06_13-50-53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063" calcext:value-type="float">
            <text:p>1606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15828" calcext:value-type="float">
            <text:p>15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ToonizeToken</text:p>
          </table:table-cell>
          <table:table-cell office:value-type="string" calcext:value-type="string">
            <text:p>0x293d6708ec8A40D98fB72bca6d6F755800aFc620</text:p>
          </table:table-cell>
          <table:table-cell office:value-type="string" calcext:value-type="string">
            <text:p>2208639d0cc0aae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6_16-34-0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889" calcext:value-type="float">
            <text:p>18889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18813" calcext:value-type="float">
            <text:p>18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SquareQueue</text:p>
          </table:table-cell>
          <table:table-cell office:value-type="string" calcext:value-type="string">
            <text:p>0x8e0bc7a37d2db44bbc46ac77a1e4296a5a3fb862</text:p>
          </table:table-cell>
          <table:table-cell office:value-type="string" calcext:value-type="string">
            <text:p>2da5232a8525886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6_14-06-5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83" calcext:value-type="float">
            <text:p>183</text:p>
          </table:table-cell>
          <table:table-cell office:value-type="float" office:value="3.7E+016" calcext:value-type="float">
            <text:p>3,7E+016</text:p>
          </table:table-cell>
          <table:table-cell office:value-type="float" office:value="19118" calcext:value-type="float">
            <text:p>19118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7" calcext:value-type="float">
            <text:p>3867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18007" calcext:value-type="float">
            <text:p>18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0xb561239d96ba2283bab9aabc3401828c05bdc753</text:p>
          </table:table-cell>
          <table:table-cell office:value-type="string" calcext:value-type="string">
            <text:p>b565f835281e8f2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8-06_14-15-35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1513" calcext:value-type="float">
            <text:p>2151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21458" calcext:value-type="float">
            <text:p>21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RToken</text:p>
          </table:table-cell>
          <table:table-cell office:value-type="string" calcext:value-type="string">
            <text:p>0x2a3ba5E280F70A6C4C6FE4fA7b4d09D496f3296a</text:p>
          </table:table-cell>
          <table:table-cell office:value-type="string" calcext:value-type="string">
            <text:p>3500b6440719acc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8_13-50-5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20" calcext:value-type="float">
            <text:p>18120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831" calcext:value-type="float">
            <text:p>7083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8012" calcext:value-type="float">
            <text:p>18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RToken</text:p>
          </table:table-cell>
          <table:table-cell office:value-type="string" calcext:value-type="string">
            <text:p>0x6c92065e35c77a87324f7828c2dca2e2944dce4c</text:p>
          </table:table-cell>
          <table:table-cell office:value-type="string" calcext:value-type="string">
            <text:p>36384efd1b662c5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4_17-18-3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22" calcext:value-type="float">
            <text:p>17722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804" calcext:value-type="float">
            <text:p>277804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17614" calcext:value-type="float">
            <text:p>17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0x0c74f22130c985fa02e7105d6095fb782e9eb08c</text:p>
          </table:table-cell>
          <table:table-cell office:value-type="string" calcext:value-type="string">
            <text:p>76aab622ef293087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05_09-42-5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2764" calcext:value-type="float">
            <text:p>2276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60" calcext:value-type="float">
            <text:p>23260</text:p>
          </table:table-cell>
          <table:table-cell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 office:value-type="float" office:value="22663" calcext:value-type="float">
            <text:p>22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SoloMargin</text:p>
          </table:table-cell>
          <table:table-cell office:value-type="string" calcext:value-type="string">
            <text:p>0x02C57952e2E406A9a9af2dFF2C280c59DF9A8b8B</text:p>
          </table:table-cell>
          <table:table-cell office:value-type="string" calcext:value-type="string">
            <text:p>6fc7511af92dba95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6-09_09-34-57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727" calcext:value-type="float">
            <text:p>1672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234" calcext:value-type="float">
            <text:p>25234</text:p>
          </table:table-cell>
          <table:table-cell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 office:value-type="float" office:value="16629" calcext:value-type="float">
            <text:p>16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0x1b73aea1875a0d603fd06cbc41f06d1eb2f9e3ce</text:p>
          </table:table-cell>
          <table:table-cell office:value-type="string" calcext:value-type="string">
            <text:p>259af5d0ec6b3aa1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20_12-15-53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23832" calcext:value-type="float">
            <text:p>2383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70" calcext:value-type="float">
            <text:p>23470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23731" calcext:value-type="float">
            <text:p>23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0x1c5361730f8579dfd8ac5ee1c93f4e182820f876</text:p>
          </table:table-cell>
          <table:table-cell office:value-type="string" calcext:value-type="string">
            <text:p>7dbaea1c74294ee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0-12_12-07-0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279" calcext:value-type="float">
            <text:p>2427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24224" calcext:value-type="float">
            <text:p>24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  <table:table-cell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ExpiringMultiParty</text:p>
          </table:table-cell>
          <table:table-cell office:value-type="string" calcext:value-type="string">
            <text:p>0x3f2D9eDd9702909Cf1F8C4237B7c4c5931F9C944</text:p>
          </table:table-cell>
          <table:table-cell office:value-type="string" calcext:value-type="string">
            <text:p>74caceca78d85f2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20_18-10-25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141" calcext:value-type="float">
            <text:p>20141</text:p>
          </table:table-cell>
          <table:table-cell office:value-type="string" calcext:value-type="string">
            <text:p>0.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62" calcext:value-type="float">
            <text:p>22062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20060" calcext:value-type="float">
            <text:p>20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LendingPoolCore</text:p>
          </table:table-cell>
          <table:table-cell office:value-type="string" calcext:value-type="string">
            <text:p>0x5766067108e534419ce13f05899bc3e3f4344948</text:p>
          </table:table-cell>
          <table:table-cell office:value-type="string" calcext:value-type="string">
            <text:p>6ee3d7e4475ba68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28_16-14-04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istanbu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94" calcext:value-type="float">
            <text:p>22494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45" calcext:value-type="float">
            <text:p>17245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21575" calcext:value-type="float">
            <text:p>21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Voting</text:p>
          </table:table-cell>
          <table:table-cell office:value-type="string" calcext:value-type="string">
            <text:p>0xfe3c4f1ec9f5df918d42ef7ed3fba81cc0086c5f</text:p>
          </table:table-cell>
          <table:table-cell office:value-type="string" calcext:value-type="string">
            <text:p>27587ca8f2e9ed7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09_15-47-00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0959" calcext:value-type="float">
            <text:p>20959</text:p>
          </table:table-cell>
          <table:table-cell office:value-type="string" calcext:value-type="string">
            <text:p>0.5.13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87" calcext:value-type="float">
            <text:p>10987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20753" calcext:value-type="float">
            <text:p>20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AdapterRegistry</text:p>
          </table:table-cell>
          <table:table-cell office:value-type="string" calcext:value-type="string">
            <text:p>0x06fe76b2f432fdfecaef1a7d4f6c3d41b5861672</text:p>
          </table:table-cell>
          <table:table-cell office:value-type="string" calcext:value-type="string">
            <text:p>6e00bd86034eb73e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06_20-52-50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122" calcext:value-type="float">
            <text:p>20122</text:p>
          </table:table-cell>
          <table:table-cell office:value-type="string" calcext:value-type="string">
            <text:p>0.6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20032" calcext:value-type="float">
            <text:p>2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DMEX_Trading</text:p>
          </table:table-cell>
          <table:table-cell office:value-type="string" calcext:value-type="string">
            <text:p>0xab8513802ee8d1958f04d181926bc33e5030d478</text:p>
          </table:table-cell>
          <table:table-cell office:value-type="string" calcext:value-type="string">
            <text:p>7790e7d295368849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2-13_08-53-1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23801" calcext:value-type="float">
            <text:p>2380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74" calcext:value-type="float">
            <text:p>15974</text:p>
          </table:table-cell>
          <table:table-cell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23697" calcext:value-type="float">
            <text:p>23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string" calcext:value-type="string">
            <text:p>RingSubmitter</text:p>
          </table:table-cell>
          <table:table-cell office:value-type="string" calcext:value-type="string">
            <text:p>0x87f5d2243c2a2ae2d8934626739df6c5239d14ad</text:p>
          </table:table-cell>
          <table:table-cell office:value-type="string" calcext:value-type="string">
            <text:p>13c9d1fe2b4bb82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2-07_01-26-3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486" calcext:value-type="float">
            <text:p>2248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835" calcext:value-type="float">
            <text:p>21835</text:p>
          </table:table-cell>
          <table:table-cell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 office:value-type="float" office:value="22422" calcext:value-type="float">
            <text:p>22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ycUSDT</text:p>
          </table:table-cell>
          <table:table-cell office:value-type="string" calcext:value-type="string">
            <text:p>0x1bE5d71F2dA660BFdee8012dDc58D024448A0A59</text:p>
          </table:table-cell>
          <table:table-cell office:value-type="string" calcext:value-type="string">
            <text:p>1124c554edce0f0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0_10-44-2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468" calcext:value-type="float">
            <text:p>24468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35" calcext:value-type="float">
            <text:p>6035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 office:value-type="float" office:value="24398" calcext:value-type="float">
            <text:p>24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yDAI</text:p>
          </table:table-cell>
          <table:table-cell office:value-type="string" calcext:value-type="string">
            <text:p>0xc2cb1040220768554cf699b0d863a3cd4324ce32</text:p>
          </table:table-cell>
          <table:table-cell office:value-type="string" calcext:value-type="string">
            <text:p>1a0c0664bad7297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5_08-19-3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550" calcext:value-type="float">
            <text:p>24550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92" calcext:value-type="float">
            <text:p>12292</text:p>
          </table:table-cell>
          <table:table-cell office:value-type="float" office:value="0" calcext:value-type="float">
            <text:p>0</text:p>
          </table:table-cell>
          <table:table-cell office:value-type="float" office:value="1333" calcext:value-type="float">
            <text:p>1333</text:p>
          </table:table-cell>
          <table:table-cell office:value-type="float" office:value="0" calcext:value-type="float">
            <text:p>0</text:p>
          </table:table-cell>
          <table:table-cell office:value-type="float" office:value="1333" calcext:value-type="float">
            <text:p>1333</text:p>
          </table:table-cell>
          <table:table-cell office:value-type="float" office:value="24365" calcext:value-type="float">
            <text:p>24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string" calcext:value-type="string">
            <text:p>DharmaSmartWalletImplementationV6</text:p>
          </table:table-cell>
          <table:table-cell office:value-type="string" calcext:value-type="string">
            <text:p>0x0000000000ab32e9e7bd6bd3c37a7e99fb8c2d43</text:p>
          </table:table-cell>
          <table:table-cell office:value-type="string" calcext:value-type="string">
            <text:p>52712e0446c51f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4_02-14-48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17" calcext:value-type="float">
            <text:p>23417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449" calcext:value-type="float">
            <text:p>234449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 office:value-type="float" office:value="23245" calcext:value-type="float">
            <text:p>23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DharmaSmartWalletImplementationV6Staging</text:p>
          </table:table-cell>
          <table:table-cell office:value-type="string" calcext:value-type="string">
            <text:p>0xe3b42413186f3d91e4e7e20a4dfdabb207595405</text:p>
          </table:table-cell>
          <table:table-cell office:value-type="string" calcext:value-type="string">
            <text:p>658b0842484e77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8_19-45-2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21" calcext:value-type="float">
            <text:p>23421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8642" calcext:value-type="float">
            <text:p>158642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 office:value-type="float" office:value="23249" calcext:value-type="float">
            <text:p>23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DharmaSmartWalletImplementationV7Prototype1Staging</text:p>
          </table:table-cell>
          <table:table-cell office:value-type="string" calcext:value-type="string">
            <text:p>0xaa70c6b14128790aee89b274cffbe5a0b275e4e4</text:p>
          </table:table-cell>
          <table:table-cell office:value-type="string" calcext:value-type="string">
            <text:p>3f54232ddffca84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4_19-45-0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5" calcext:value-type="float">
            <text:p>23595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666" calcext:value-type="float">
            <text:p>45666</text:p>
          </table:table-cell>
          <table:table-cell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 office:value-type="float" office:value="23423" calcext:value-type="float">
            <text:p>23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string" calcext:value-type="string">
            <text:p>yUSDT</text:p>
          </table:table-cell>
          <table:table-cell office:value-type="string" calcext:value-type="string">
            <text:p>0xa1787206d5b1be0f432c4c4f96dc4d1257a1dd14</text:p>
          </table:table-cell>
          <table:table-cell office:value-type="string" calcext:value-type="string">
            <text:p>25101cb1278e1d7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30_15-39-5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4570" calcext:value-type="float">
            <text:p>24570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928" calcext:value-type="float">
            <text:p>22928</text:p>
          </table:table-cell>
          <table:table-cell office:value-type="float" office:value="0" calcext:value-type="float">
            <text:p>0</text:p>
          </table:table-cell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float" office:value="1391" calcext:value-type="float">
            <text:p>1391</text:p>
          </table:table-cell>
          <table:table-cell office:value-type="float" office:value="24385" calcext:value-type="float">
            <text:p>24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string" calcext:value-type="string">
            <text:p>DharmaSmartWalletImplementationV7Staging</text:p>
          </table:table-cell>
          <table:table-cell office:value-type="string" calcext:value-type="string">
            <text:p>0x55d568af5cee6a69898b280b691b7e91c31f9fff</text:p>
          </table:table-cell>
          <table:table-cell office:value-type="string" calcext:value-type="string">
            <text:p>22bf25ca77f12ea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1_17-28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47" calcext:value-type="float">
            <text:p>23547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9929" calcext:value-type="float">
            <text:p>529929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office:value-type="float" office:value="23380" calcext:value-type="float">
            <text:p>23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yDAI</text:p>
          </table:table-cell>
          <table:table-cell office:value-type="string" calcext:value-type="string">
            <text:p>0x22b3dc63a74620b1caa8be9d3b50a7de461a8346</text:p>
          </table:table-cell>
          <table:table-cell office:value-type="string" calcext:value-type="string">
            <text:p>5f724152c97e7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30_02-04-4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392" calcext:value-type="float">
            <text:p>24392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68" calcext:value-type="float">
            <text:p>23868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office:value-type="float" office:value="24207" calcext:value-type="float">
            <text:p>24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string" calcext:value-type="string">
            <text:p>DharmaSmartWalletImplementationV8Staging</text:p>
          </table:table-cell>
          <table:table-cell office:value-type="string" calcext:value-type="string">
            <text:p>0xb5371de91bde1dc3640219887ea03510a4a2701b</text:p>
          </table:table-cell>
          <table:table-cell office:value-type="string" calcext:value-type="string">
            <text:p>8618beaf9b7256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4_22-52-0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26" calcext:value-type="float">
            <text:p>24126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7602" calcext:value-type="float">
            <text:p>687602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23991" calcext:value-type="float">
            <text:p>23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" calcext:value-type="float">
            <text:p>2124</text:p>
          </table:table-cell>
          <table:table-cell office:value-type="float" office:value="0" calcext:value-type="float">
            <text:p>0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BlockLoopsToken</text:p>
          </table:table-cell>
          <table:table-cell office:value-type="string" calcext:value-type="string">
            <text:p>0xD4Abd907Bfead0825FE21631A4dC5B99C6fA8875</text:p>
          </table:table-cell>
          <table:table-cell office:value-type="string" calcext:value-type="string">
            <text:p>4f6d34672f8d8bd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1_23-29-3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me</text:p>
          </table:table-cell>
          <table:table-cell office:value-type="string" calcext:value-type="string">
            <text:p>0xee4550f61da479274a08e2396684cda7a8295a6e</text:p>
          </table:table-cell>
          <table:table-cell office:value-type="string" calcext:value-type="string">
            <text:p>5cd654042562ed4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3_03-52-43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swapTradeExample</text:p>
          </table:table-cell>
          <table:table-cell office:value-type="string" calcext:value-type="string">
            <text:p>0x8645b4B64569719377Ef890A0fE5D2d61e6f2F95</text:p>
          </table:table-cell>
          <table:table-cell office:value-type="string" calcext:value-type="string">
            <text:p>217370e4d6262e4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0_11-27-3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ssionPool</text:p>
          </table:table-cell>
          <table:table-cell office:value-type="string" calcext:value-type="string">
            <text:p>0x92422f53e53741c6127d0ab30d5ea3df794ee86f</text:p>
          </table:table-cell>
          <table:table-cell office:value-type="string" calcext:value-type="string">
            <text:p>61dfbd1f167e9b3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7_07-26-0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5" calcext:value-type="float">
            <text:p>486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dsyncAdvisors</text:p>
          </table:table-cell>
          <table:table-cell office:value-type="string" calcext:value-type="string">
            <text:p>0x7e2a22a39bdcf6188d5c06f156d2b377ab925eb6</text:p>
          </table:table-cell>
          <table:table-cell office:value-type="string" calcext:value-type="string">
            <text:p>596ec03843c72a25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0-21_11-29-2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1" calcext:value-type="float">
            <text:p>235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X</text:p>
          </table:table-cell>
          <table:table-cell office:value-type="string" calcext:value-type="string">
            <text:p>0x442e735978155ed54ab19201ec834bb519f60168</text:p>
          </table:table-cell>
          <table:table-cell office:value-type="string" calcext:value-type="string">
            <text:p>42015790f62bf10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8_09-32-39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mJoin6</text:p>
          </table:table-cell>
          <table:table-cell office:value-type="string" calcext:value-type="string">
            <text:p>0x4454af7c8bb9463203b66c816220d41ed7837f44</text:p>
          </table:table-cell>
          <table:table-cell office:value-type="string" calcext:value-type="string">
            <text:p>6c0049124e32ccd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27_19-38-0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79" calcext:value-type="float">
            <text:p>4679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2" calcext:value-type="float">
            <text:p>4602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ftyRegistry</text:p>
          </table:table-cell>
          <table:table-cell office:value-type="string" calcext:value-type="string">
            <text:p>0x6e53130ddff21e3bc963ee902005223b9a202106</text:p>
          </table:table-cell>
          <table:table-cell office:value-type="string" calcext:value-type="string">
            <text:p>93de58d31ed6b5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1_18-05-2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ST_NodeAssignment</text:p>
          </table:table-cell>
          <table:table-cell office:value-type="string" calcext:value-type="string">
            <text:p>0x472c31697633daCd24C4674b4571d4A393d54870</text:p>
          </table:table-cell>
          <table:table-cell office:value-type="string" calcext:value-type="string">
            <text:p>287325bf70125b9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14_08-35-02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4508" calcext:value-type="float">
            <text:p>4508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6" calcext:value-type="float">
            <text:p>44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xDAOPersonalTokenFactory</text:p>
          </table:table-cell>
          <table:table-cell office:value-type="string" calcext:value-type="string">
            <text:p>0xdde4a6e3e6091a20866bb25b8e9fd314c364c65d</text:p>
          </table:table-cell>
          <table:table-cell office:value-type="string" calcext:value-type="string">
            <text:p>362c7cc8e3ebcc0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7_22-43-20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451" calcext:value-type="float">
            <text:p>13451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" calcext:value-type="float">
            <text:p>2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rojectFactory</text:p>
          </table:table-cell>
          <table:table-cell office:value-type="string" calcext:value-type="string">
            <text:p>0xe4071756D1E0687858C92415e57f5F1B4D9e685D</text:p>
          </table:table-cell>
          <table:table-cell office:value-type="string" calcext:value-type="string">
            <text:p>31e2babd66023b6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7_10-27-3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29" calcext:value-type="float">
            <text:p>14829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berSwapDapp</text:p>
          </table:table-cell>
          <table:table-cell office:value-type="string" calcext:value-type="string">
            <text:p>0x8b64d94d42fa3c05dc8579ae9ba788e0cb35d999</text:p>
          </table:table-cell>
          <table:table-cell office:value-type="string" calcext:value-type="string">
            <text:p>79bf7a1cdfd7386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9_10-30-0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eWave</text:p>
          </table:table-cell>
          <table:table-cell office:value-type="string" calcext:value-type="string">
            <text:p>0x6e08427f6f472342d0ce286c875956be232d6af4</text:p>
          </table:table-cell>
          <table:table-cell office:value-type="string" calcext:value-type="string">
            <text:p>44046ebadc472bd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1_08-19-2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byzantiu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26" calcext:value-type="float">
            <text:p>4426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8" calcext:value-type="float">
            <text:p>423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oundSubscriptionsProxy</text:p>
          </table:table-cell>
          <table:table-cell office:value-type="string" calcext:value-type="string">
            <text:p>0xdf436ece24614bb7c6f44fedde48a0c6725602a2</text:p>
          </table:table-cell>
          <table:table-cell office:value-type="string" calcext:value-type="string">
            <text:p>75d8964eebeade5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1_13-48-05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7" calcext:value-type="float">
            <text:p>3307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HashCache</text:p>
          </table:table-cell>
          <table:table-cell office:value-type="string" calcext:value-type="string">
            <text:p>0x000000000041d7d38b9061e1aa93f014f2f28393</text:p>
          </table:table-cell>
          <table:table-cell office:value-type="string" calcext:value-type="string">
            <text:p>3113e5c98d656d6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2_22-02-1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thDeposit</text:p>
          </table:table-cell>
          <table:table-cell office:value-type="string" calcext:value-type="string">
            <text:p>0x23433f70daf6047ded2479ad7cafc2b843fffd38</text:p>
          </table:table-cell>
          <table:table-cell office:value-type="string" calcext:value-type="string">
            <text:p>4916c7f866e3310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9_20-50-57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ferenceConsumer</text:p>
          </table:table-cell>
          <table:table-cell office:value-type="string" calcext:value-type="string">
            <text:p>0xe37ec6e1cde80505f32ffa5d915b5b46fd8cec7c</text:p>
          </table:table-cell>
          <table:table-cell office:value-type="string" calcext:value-type="string">
            <text:p>21d9fd00f238c54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2_18-11-3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rtWalletRevertReasonHelperV1</text:p>
          </table:table-cell>
          <table:table-cell office:value-type="string" calcext:value-type="string">
            <text:p>0x13821c0129fb9e2cc16de2660783ff4e4861e92d</text:p>
          </table:table-cell>
          <table:table-cell office:value-type="string" calcext:value-type="string">
            <text:p>1756b68db137a3b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08-49-5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dAndDistributeFactory</text:p>
          </table:table-cell>
          <table:table-cell office:value-type="string" calcext:value-type="string">
            <text:p>0xfcD4bfFd7B76092c59Fb9791ff3F9B5405D4010A</text:p>
          </table:table-cell>
          <table:table-cell office:value-type="string" calcext:value-type="string">
            <text:p>fa4c63523f14e4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7_17-30-14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304" calcext:value-type="float">
            <text:p>11304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ztecChaiAirdrop</text:p>
          </table:table-cell>
          <table:table-cell office:value-type="string" calcext:value-type="string">
            <text:p>0x289a7d1d22abf90595b4f8d109e7de71f03d42d4</text:p>
          </table:table-cell>
          <table:table-cell office:value-type="string" calcext:value-type="string">
            <text:p>76d9cbcd686da6e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13_18-02-39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0.5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xTokenFactoryMaker</text:p>
          </table:table-cell>
          <table:table-cell office:value-type="string" calcext:value-type="string">
            <text:p>0x80cfbe26cca322411f9f005d25ba54127618fcb0</text:p>
          </table:table-cell>
          <table:table-cell office:value-type="string" calcext:value-type="string">
            <text:p>57fbe7aa8c6ae70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7_02-49-27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965" calcext:value-type="float">
            <text:p>22965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5" calcext:value-type="float">
            <text:p>292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sSpell</text:p>
          </table:table-cell>
          <table:table-cell office:value-type="string" calcext:value-type="string">
            <text:p>0x569c1d105f08f685e023bb4fc6f69957e2401df8</text:p>
          </table:table-cell>
          <table:table-cell office:value-type="string" calcext:value-type="string">
            <text:p>d39b5b86f5975c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30_02-29-18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3" calcext:value-type="float">
            <text:p>286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tonium</text:p>
          </table:table-cell>
          <table:table-cell office:value-type="string" calcext:value-type="string">
            <text:p>0xD5cF4698dD932baf19817C2487a51B4CD022c4c7</text:p>
          </table:table-cell>
          <table:table-cell office:value-type="string" calcext:value-type="string">
            <text:p>39d6323c69537b7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5_01-42-0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imals</text:p>
          </table:table-cell>
          <table:table-cell office:value-type="string" calcext:value-type="string">
            <text:p>0x6190a479cfafcb1637f5485366bcbce418a68a4d</text:p>
          </table:table-cell>
          <table:table-cell office:value-type="string" calcext:value-type="string">
            <text:p>6332c046f75de754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3-16_05-57-33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chidListVerifier</text:p>
          </table:table-cell>
          <table:table-cell office:value-type="string" calcext:value-type="string">
            <text:p>0x5d18fe86bf42a3b2ddaebdf7fd8bc0578eab71f7</text:p>
          </table:table-cell>
          <table:table-cell office:value-type="string" calcext:value-type="string">
            <text:p>7870317ebcb201b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23_22-35-13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stalMinter</text:p>
          </table:table-cell>
          <table:table-cell office:value-type="string" calcext:value-type="string">
            <text:p>0xbd13b6c3a59b77eaed86f3a0cef50a8efd06ab99</text:p>
          </table:table-cell>
          <table:table-cell office:value-type="string" calcext:value-type="string">
            <text:p>70dab93717b6282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9_21-25-58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8181" calcext:value-type="float">
            <text:p>81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gacyMakerOracleAdapter</text:p>
          </table:table-cell>
          <table:table-cell office:value-type="string" calcext:value-type="string">
            <text:p>0x5211fEbe5d129DFA871e004C39652E8254A73ef8</text:p>
          </table:table-cell>
          <table:table-cell office:value-type="string" calcext:value-type="string">
            <text:p>7835f1e6c5d47cfb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23_19-57-1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sSpell</text:p>
          </table:table-cell>
          <table:table-cell office:value-type="string" calcext:value-type="string">
            <text:p>0x43aaC7F1b47ff29d33DEC14DCAa7901D1Bb8C006</text:p>
          </table:table-cell>
          <table:table-cell office:value-type="string" calcext:value-type="string">
            <text:p>3f4a73d6369cbb01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29_19-24-5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3" calcext:value-type="float">
            <text:p>286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anBTCUSD</text:p>
          </table:table-cell>
          <table:table-cell office:value-type="string" calcext:value-type="string">
            <text:p>0xe0f30cb149faadc7247e953746be9bbbb6b5751f</text:p>
          </table:table-cell>
          <table:table-cell office:value-type="string" calcext:value-type="string">
            <text:p>818606ae1f4d18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3_08-03-48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4219" calcext:value-type="float">
            <text:p>4219</text:p>
          </table:table-cell>
          <table:table-cell office:value-type="float" office:value="0" calcext:value-type="float">
            <text:p>0</text:p>
          </table:table-cell>
          <table:table-cell office:value-type="float" office:value="5616" calcext:value-type="float">
            <text:p>5616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1" calcext:value-type="float">
            <text:p>5511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GT</text:p>
          </table:table-cell>
          <table:table-cell office:value-type="string" calcext:value-type="string">
            <text:p>0x12028be581b6ab8e6be1bb67abd39298ccadd6d5</text:p>
          </table:table-cell>
          <table:table-cell office:value-type="string" calcext:value-type="string">
            <text:p>306067624fe2f15c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6-10_07-26-57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nerDeployer</text:p>
          </table:table-cell>
          <table:table-cell office:value-type="string" calcext:value-type="string">
            <text:p>0x0577c56880592d11635d3450063ef773bffc60f6</text:p>
          </table:table-cell>
          <table:table-cell office:value-type="string" calcext:value-type="string">
            <text:p>567e3d5277237989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4-07_17-47-0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string" calcext:value-type="string">
            <text:p>0x22895ba3ee81ab5f12753bd13b52858f8857d518</text:p>
          </table:table-cell>
          <table:table-cell office:value-type="string" calcext:value-type="string">
            <text:p>363460f0dca780c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5_19-12-37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5" calcext:value-type="float">
            <text:p>226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Link</text:p>
          </table:table-cell>
          <table:table-cell office:value-type="string" calcext:value-type="string">
            <text:p>0x493c8d6a973246a7B26Aa8Ef4b1494867A825DE5</text:p>
          </table:table-cell>
          <table:table-cell office:value-type="string" calcext:value-type="string">
            <text:p>5365d60641c73d9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0_21-06-37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dardNFTFactory</text:p>
          </table:table-cell>
          <table:table-cell office:value-type="string" calcext:value-type="string">
            <text:p>0x01fec9f6a261b9e1a7b936e95ccaeea51a023750</text:p>
          </table:table-cell>
          <table:table-cell office:value-type="string" calcext:value-type="string">
            <text:p>77b5cd347fa5dfd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7_20-52-25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sDecember27Spell</text:p>
          </table:table-cell>
          <table:table-cell office:value-type="string" calcext:value-type="string">
            <text:p>0x94c19e029f5a1a115f3b99ad87da24d33e60a0e1</text:p>
          </table:table-cell>
          <table:table-cell office:value-type="string" calcext:value-type="string">
            <text:p>4e4f3cd12e654f9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27_18-37-4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5323ab0fb78c20ed32ef1ed0a4b529942aa3e026</text:p>
          </table:table-cell>
          <table:table-cell office:value-type="string" calcext:value-type="string">
            <text:p>24731212eef706e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13_11-49-00</text:p>
          </table:table-cell>
          <table:table-cell office:value-type="string" calcext:value-type="string">
            <text:p>v0.4.20+commit.3155dd8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5" calcext:value-type="float">
            <text:p>38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Token</text:p>
          </table:table-cell>
          <table:table-cell office:value-type="string" calcext:value-type="string">
            <text:p>0x1a44e3774780af20657121a8abdd16272f2b388a</text:p>
          </table:table-cell>
          <table:table-cell office:value-type="string" calcext:value-type="string">
            <text:p>594ac8c35c2964a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1_01-50-03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1" calcext:value-type="float">
            <text:p>29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4B9C13e932dE7597997D2F75e03616CBA5413511</text:p>
          </table:table-cell>
          <table:table-cell office:value-type="string" calcext:value-type="string">
            <text:p>4be002541ccc58d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0_23-48-3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7000000000000000" calcext:value-type="float">
            <text:p>7000000000000000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7" calcext:value-type="float">
            <text:p>36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Account</text:p>
          </table:table-cell>
          <table:table-cell office:value-type="string" calcext:value-type="string">
            <text:p>0x7CB97cc622d2CD3F403e49A369C1CF6dec0342f8</text:p>
          </table:table-cell>
          <table:table-cell office:value-type="string" calcext:value-type="string">
            <text:p>47e96b66ae019eb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8_00-12-24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afe2a7346fc650ef3232c4eb79d6b7673d6a9113</text:p>
          </table:table-cell>
          <table:table-cell office:value-type="string" calcext:value-type="string">
            <text:p>299df383292ab6d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06-06-3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825" calcext:value-type="float">
            <text:p>582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2" calcext:value-type="float">
            <text:p>57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Spell</text:p>
          </table:table-cell>
          <table:table-cell office:value-type="string" calcext:value-type="string">
            <text:p>0x043c52c8ff76c088646c8d2630eddf1a8e33ba4c</text:p>
          </table:table-cell>
          <table:table-cell office:value-type="string" calcext:value-type="string">
            <text:p>3e55e4dfc24efaf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0-11_10-59-54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List</text:p>
          </table:table-cell>
          <table:table-cell office:value-type="string" calcext:value-type="string">
            <text:p>0x24301E2Bf0333e840745AC284ba502D800b3705e</text:p>
          </table:table-cell>
          <table:table-cell office:value-type="string" calcext:value-type="string">
            <text:p>2b1a54b2a285f49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4_11-19-2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6f27e99adcaa431b5100049ad0bbfdda8b4de20b</text:p>
          </table:table-cell>
          <table:table-cell office:value-type="string" calcext:value-type="string">
            <text:p>85fece23d589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30_23-38-5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7" calcext:value-type="float">
            <text:p>36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wdsale</text:p>
          </table:table-cell>
          <table:table-cell office:value-type="string" calcext:value-type="string">
            <text:p>0xe477aabfb8e65fbbb47bddc5ac8aa250fdcaaf6e</text:p>
          </table:table-cell>
          <table:table-cell office:value-type="string" calcext:value-type="string">
            <text:p>662ca61c2b505eb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12-17-0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b95be375f53f377935d0e88ec832dd05e590f269</text:p>
          </table:table-cell>
          <table:table-cell office:value-type="string" calcext:value-type="string">
            <text:p>e638301a94365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2_09-33-3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482" calcext:value-type="float">
            <text:p>448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1" calcext:value-type="float">
            <text:p>43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RC223</text:p>
          </table:table-cell>
          <table:table-cell office:value-type="string" calcext:value-type="string">
            <text:p>0xb2602304c178e4f61279a5b1e5490726692b92eb</text:p>
          </table:table-cell>
          <table:table-cell office:value-type="string" calcext:value-type="string">
            <text:p>3537be4136ed4be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3_14-29-2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09aE3312CAaA337c74E117F71A5D2a09eC77Ad79</text:p>
          </table:table-cell>
          <table:table-cell office:value-type="string" calcext:value-type="string">
            <text:p>1514abb3569642ff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2-17_09-10-49</text:p>
          </table:table-cell>
          <table:table-cell office:value-type="string" calcext:value-type="string">
            <text:p>v0.4.20+commit.3155dd8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5" calcext:value-type="float">
            <text:p>38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xSecurityTokenFactory</text:p>
          </table:table-cell>
          <table:table-cell office:value-type="string" calcext:value-type="string">
            <text:p>0x697d15d97af389a5f7922efeceab39a688a74a99</text:p>
          </table:table-cell>
          <table:table-cell office:value-type="string" calcext:value-type="string">
            <text:p>1e1a3f2ce48a700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6_23-43-34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517" calcext:value-type="float">
            <text:p>24517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anStandardToken</text:p>
          </table:table-cell>
          <table:table-cell office:value-type="string" calcext:value-type="string">
            <text:p>0xEbD891E310ac07A9F98D4B17B094026ED532D430</text:p>
          </table:table-cell>
          <table:table-cell office:value-type="string" calcext:value-type="string">
            <text:p>3004206eaf694be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1_19-19-14</text:p>
          </table:table-cell>
          <table:table-cell office:value-type="string" calcext:value-type="string">
            <text:p>v0.4.14+commit.c2215d46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6" calcext:value-type="float">
            <text:p>39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XE</text:p>
          </table:table-cell>
          <table:table-cell office:value-type="string" calcext:value-type="string">
            <text:p>0x68b01ea94fea112c6592334dc70dadbb23468f1c</text:p>
          </table:table-cell>
          <table:table-cell office:value-type="string" calcext:value-type="string">
            <text:p>12ea01bc7b3e8ba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5_05-17-5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ST_NodeAssignmentData</text:p>
          </table:table-cell>
          <table:table-cell office:value-type="string" calcext:value-type="string">
            <text:p>0xb086F99E36c2c0ef6c051EE9E4d638717BBc6cbC</text:p>
          </table:table-cell>
          <table:table-cell office:value-type="string" calcext:value-type="string">
            <text:p>53672cf84423bb3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14_08-32-12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484f804f80fb8dca7185da7ad62009ffdf07a933</text:p>
          </table:table-cell>
          <table:table-cell office:value-type="string" calcext:value-type="string">
            <text:p>5afef2ee465306a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8_23-52-4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59" calcext:value-type="float">
            <text:p>555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3" calcext:value-type="float">
            <text:p>54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eTimeMint</text:p>
          </table:table-cell>
          <table:table-cell office:value-type="string" calcext:value-type="string">
            <text:p>0x3df7e90d5dcf1291bbebcd5b682e8fe945121a34</text:p>
          </table:table-cell>
          <table:table-cell office:value-type="string" calcext:value-type="string">
            <text:p>5c673f9a203c75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1_16-03-1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Timelock</text:p>
          </table:table-cell>
          <table:table-cell office:value-type="string" calcext:value-type="string">
            <text:p>0xEfeb877645EDd42f3207A15403b25Cbc594716F3</text:p>
          </table:table-cell>
          <table:table-cell office:value-type="string" calcext:value-type="string">
            <text:p>5d3c47925ee7936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2_04-20-33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0x86c59ef431f51d218f32b5ccef12cfd363a2abc6</text:p>
          </table:table-cell>
          <table:table-cell office:value-type="string" calcext:value-type="string">
            <text:p>4a14618adbeafb9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3_19-10-3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9" calcext:value-type="float">
            <text:p>2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ressRegistry</text:p>
          </table:table-cell>
          <table:table-cell office:value-type="string" calcext:value-type="string">
            <text:p>0x3bdb8b7d03ab4299250e9b7ef0c717c8a1fd3913</text:p>
          </table:table-cell>
          <table:table-cell office:value-type="string" calcext:value-type="string">
            <text:p>ee6fb336965cb0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3_07-45-15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aProxy</text:p>
          </table:table-cell>
          <table:table-cell office:value-type="string" calcext:value-type="string">
            <text:p>0xEe681CD9eD937700e859DA167676e2C730d037db</text:p>
          </table:table-cell>
          <table:table-cell office:value-type="string" calcext:value-type="string">
            <text:p>407480ca597b04e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4-27_17-22-0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0x1983894a01de535f71e4d5e8919cafb049db6f25</text:p>
          </table:table-cell>
          <table:table-cell office:value-type="string" calcext:value-type="string">
            <text:p>2cc43d684e8b6e7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6_15-51-55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0" calcext:value-type="float">
            <text:p>0</text:p>
          </table:table-cell>
          <table:table-cell office:value-type="float" office:value="5E+019" calcext:value-type="float">
            <text:p>5E+01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5.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string" calcext:value-type="string">
            <text:p>0xb2c86bcda2b845e7c61eb5443bc9bb57d48e4bb6</text:p>
          </table:table-cell>
          <table:table-cell office:value-type="string" calcext:value-type="string">
            <text:p>63c42abab74aa3e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3_21-31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anceQuerier</text:p>
          </table:table-cell>
          <table:table-cell office:value-type="string" calcext:value-type="string">
            <text:p>0xf4b60c232b32e3546c6364df280b2ea98f5fdd3e</text:p>
          </table:table-cell>
          <table:table-cell office:value-type="string" calcext:value-type="string">
            <text:p>167743df20d32b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5_07-20-5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PriceOracle</text:p>
          </table:table-cell>
          <table:table-cell office:value-type="string" calcext:value-type="string">
            <text:p>0x8920ab172362e42fcf576e17432359de1b1e463d</text:p>
          </table:table-cell>
          <table:table-cell office:value-type="string" calcext:value-type="string">
            <text:p>5c2cdaba82243f3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14_01-57-08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king</text:p>
          </table:table-cell>
          <table:table-cell office:value-type="string" calcext:value-type="string">
            <text:p>0xfc2c9f08e2c6066a71aba4f50e209ff57f63d96e</text:p>
          </table:table-cell>
          <table:table-cell office:value-type="string" calcext:value-type="string">
            <text:p>2c49b46f03832c1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2_14-13-4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Connectors</text:p>
          </table:table-cell>
          <table:table-cell office:value-type="string" calcext:value-type="string">
            <text:p>0x951D5D6b66dD4572963e1824980d05a4f61273D8</text:p>
          </table:table-cell>
          <table:table-cell office:value-type="string" calcext:value-type="string">
            <text:p>3583c93c9da911c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2_16-21-05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182" calcext:value-type="float">
            <text:p>7182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17" calcext:value-type="float">
            <text:p>7017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meGuess</text:p>
          </table:table-cell>
          <table:table-cell office:value-type="string" calcext:value-type="string">
            <text:p>0x2c194e75ae3af869982d695a6eb332199bf1bdb2</text:p>
          </table:table-cell>
          <table:table-cell office:value-type="string" calcext:value-type="string">
            <text:p>554d84941636a88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0_20-20-35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64" calcext:value-type="float">
            <text:p>64</text:p>
          </table:table-cell>
          <table:table-cell office:value-type="float" office:value="3237900000000000" calcext:value-type="float">
            <text:p>3237900000000000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1adf9ba15cc8cdc65ff8461e161d74d95c9c4096</text:p>
          </table:table-cell>
          <table:table-cell office:value-type="string" calcext:value-type="string">
            <text:p>7e3d0265cb42cf0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5_04-59-0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Distributor</text:p>
          </table:table-cell>
          <table:table-cell office:value-type="string" calcext:value-type="string">
            <text:p>0x45ad2ecc645bea6f317825b339341b518954994d</text:p>
          </table:table-cell>
          <table:table-cell office:value-type="string" calcext:value-type="string">
            <text:p>7b4f736b42260f25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2-10_11-28-33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2" calcext:value-type="float">
            <text:p>510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0xa0e0f7f26842b319ee6580f1a903f5d06e9f5bdc</text:p>
          </table:table-cell>
          <table:table-cell office:value-type="string" calcext:value-type="string">
            <text:p>ddd9027c8db6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09_11-47-1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X_Development_Funds</text:p>
          </table:table-cell>
          <table:table-cell office:value-type="string" calcext:value-type="string">
            <text:p>0x3e492f5388f99e31ae9505c4bdbd1e698e2f1905</text:p>
          </table:table-cell>
          <table:table-cell office:value-type="string" calcext:value-type="string">
            <text:p>635528b60f9a65f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08-49-5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bcoMultiSigWallet</text:p>
          </table:table-cell>
          <table:table-cell office:value-type="string" calcext:value-type="string">
            <text:p>0x5F4599A9512372552d2b3AbEeB9F9095C7514576</text:p>
          </table:table-cell>
          <table:table-cell office:value-type="string" calcext:value-type="string">
            <text:p>2485076326872c8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7_07-58-3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8" calcext:value-type="float">
            <text:p>58</text:p>
          </table:table-cell>
          <table:table-cell office:value-type="float" office:value="1E+016" calcext:value-type="float">
            <text:p>1E+016</text:p>
          </table:table-cell>
          <table:table-cell office:value-type="float" office:value="18773" calcext:value-type="float">
            <text:p>1877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23" calcext:value-type="float">
            <text:p>187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X_Team_Funds</text:p>
          </table:table-cell>
          <table:table-cell office:value-type="string" calcext:value-type="string">
            <text:p>0x033cfadab259da77e02d037c4341ee66e1b6b2f0</text:p>
          </table:table-cell>
          <table:table-cell office:value-type="string" calcext:value-type="string">
            <text:p>3d0e589da20b195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08-36-11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sLaunchSpell</text:p>
          </table:table-cell>
          <table:table-cell office:value-type="string" calcext:value-type="string">
            <text:p>0xf44113760c4f70afeeb412c63bc713b13e6e202e</text:p>
          </table:table-cell>
          <table:table-cell office:value-type="string" calcext:value-type="string">
            <text:p>35d93a9be51a5d7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5_16-23-2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2" calcext:value-type="float">
            <text:p>180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emptionScript</text:p>
          </table:table-cell>
          <table:table-cell office:value-type="string" calcext:value-type="string">
            <text:p>0x5bFFc2900258C392FF6107f9B37cf743EB3a5E95</text:p>
          </table:table-cell>
          <table:table-cell office:value-type="string" calcext:value-type="string">
            <text:p>225be671b6150a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5_16-50-53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rmaKeyRingUpgradeBeaconController</text:p>
          </table:table-cell>
          <table:table-cell office:value-type="string" calcext:value-type="string">
            <text:p>0x00000000011df015e8ad00d7b2486a88c2eb8210</text:p>
          </table:table-cell>
          <table:table-cell office:value-type="string" calcext:value-type="string">
            <text:p>459adfa191b0b33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5_16-27-1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dsForwarderFactory</text:p>
          </table:table-cell>
          <table:table-cell office:value-type="string" calcext:value-type="string">
            <text:p>0xa04d4f31c2aaceae21279f4c1143741625d79efb</text:p>
          </table:table-cell>
          <table:table-cell office:value-type="string" calcext:value-type="string">
            <text:p>51c28d9516889b8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4_22-11-57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1" calcext:value-type="float">
            <text:p>33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erBootstrapInterestModel</text:p>
          </table:table-cell>
          <table:table-cell office:value-type="string" calcext:value-type="string">
            <text:p>0x3903704e832248929c06a10aaac0a12bc1234c74</text:p>
          </table:table-cell>
          <table:table-cell office:value-type="string" calcext:value-type="string">
            <text:p>16a4a3e757d2cbb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9-10_11-22-32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swapTradeExample</text:p>
          </table:table-cell>
          <table:table-cell office:value-type="string" calcext:value-type="string">
            <text:p>0xc3f9498f63e292c6c3d3468dea3c7099a94eac16</text:p>
          </table:table-cell>
          <table:table-cell office:value-type="string" calcext:value-type="string">
            <text:p>61138049932d97b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8_10-52-3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alDollarRetainerFactory</text:p>
          </table:table-cell>
          <table:table-cell office:value-type="string" calcext:value-type="string">
            <text:p>0x985b201089ac678ee777d5e3734c0ca94e6c5fa4</text:p>
          </table:table-cell>
          <table:table-cell office:value-type="string" calcext:value-type="string">
            <text:p>4841f8f31ab15df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1_18-03-5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88" calcext:value-type="float">
            <text:p>658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2" calcext:value-type="float">
            <text:p>16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dardTokenFactoryMaker</text:p>
          </table:table-cell>
          <table:table-cell office:value-type="string" calcext:value-type="string">
            <text:p>0x4d5d765cca7542bbf650a33f281029f2d5369a0e</text:p>
          </table:table-cell>
          <table:table-cell office:value-type="string" calcext:value-type="string">
            <text:p>375437c338cf40b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4_19-02-14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667" calcext:value-type="float">
            <text:p>17667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T_ERC20ExtensionFactory</text:p>
          </table:table-cell>
          <table:table-cell office:value-type="string" calcext:value-type="string">
            <text:p>0xc0a93b4e88e8d9c6cabf565d19aa321d059f89fc</text:p>
          </table:table-cell>
          <table:table-cell office:value-type="string" calcext:value-type="string">
            <text:p>338d9850e68d59d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4_20-02-40</text:p>
          </table:table-cell>
          <table:table-cell office:value-type="string" calcext:value-type="string">
            <text:p>v0.5.9+commit.e560f70d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333" calcext:value-type="float">
            <text:p>13333</text:p>
          </table:table-cell>
          <table:table-cell office:value-type="string" calcext:value-type="string">
            <text:p>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1f702f23d315b5aaf2c66eebb5aeea5e7af275c1</text:p>
          </table:table-cell>
          <table:table-cell office:value-type="string" calcext:value-type="string">
            <text:p>74480954905b546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11-46-57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7" calcext:value-type="float">
            <text:p>36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dsyncDevTeam</text:p>
          </table:table-cell>
          <table:table-cell office:value-type="string" calcext:value-type="string">
            <text:p>0x5497c008cca91cf8c3e597c47397f4643f7be432</text:p>
          </table:table-cell>
          <table:table-cell office:value-type="string" calcext:value-type="string">
            <text:p>5e7182f8fff51b6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0-21_11-28-0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1" calcext:value-type="float">
            <text:p>235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</text:p>
          </table:table-cell>
          <table:table-cell office:value-type="string" calcext:value-type="string">
            <text:p>0xf43b86852796a7755089fff34ef94d36c0a9317f</text:p>
          </table:table-cell>
          <table:table-cell office:value-type="string" calcext:value-type="string">
            <text:p>2f5df6da0f8307f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17_00-59-39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rageUnit</text:p>
          </table:table-cell>
          <table:table-cell office:value-type="string" calcext:value-type="string">
            <text:p>0xa27f1c03ff60fa52827ef562ee7fdca3e97e23e1</text:p>
          </table:table-cell>
          <table:table-cell office:value-type="string" calcext:value-type="string">
            <text:p>2091c4ec7d0fd88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22_03-12-1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Timelock</text:p>
          </table:table-cell>
          <table:table-cell office:value-type="string" calcext:value-type="string">
            <text:p>0x4f96fcfdde47ba20580bd3ea17d03e9b8d543a82</text:p>
          </table:table-cell>
          <table:table-cell office:value-type="string" calcext:value-type="string">
            <text:p>1cc9a37a3939192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4_13-47-23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tdFDTfactory</text:p>
          </table:table-cell>
          <table:table-cell office:value-type="string" calcext:value-type="string">
            <text:p>0xf155152d838b7a023317ad8c1e8c02aab7e8f2a2</text:p>
          </table:table-cell>
          <table:table-cell office:value-type="string" calcext:value-type="string">
            <text:p>2c34306b83e272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3_19-51-01</text:p>
          </table:table-cell>
          <table:table-cell office:value-type="string" calcext:value-type="string">
            <text:p>v0.5.9+commit.e560f70d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096" calcext:value-type="float">
            <text:p>11096</text:p>
          </table:table-cell>
          <table:table-cell office:value-type="string" calcext:value-type="string">
            <text:p>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TAToken</text:p>
          </table:table-cell>
          <table:table-cell office:value-type="string" calcext:value-type="string">
            <text:p>0x779e2e680fe3cc3144d3b1411a9c204072b26506</text:p>
          </table:table-cell>
          <table:table-cell office:value-type="string" calcext:value-type="string">
            <text:p>72fbe1fa9218cfa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1_23-18-09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king</text:p>
          </table:table-cell>
          <table:table-cell office:value-type="string" calcext:value-type="string">
            <text:p>0x7fe1f327b4c8fcf6343ecd4009ce9d07ce7962ae</text:p>
          </table:table-cell>
          <table:table-cell office:value-type="string" calcext:value-type="string">
            <text:p>3c8e0d76c0ab6c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2_15-07-5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ppHeroTest</text:p>
          </table:table-cell>
          <table:table-cell office:value-type="string" calcext:value-type="string">
            <text:p>0x29f7324836a88d04ce760e240e6cd7f0780aa255</text:p>
          </table:table-cell>
          <table:table-cell office:value-type="string" calcext:value-type="string">
            <text:p>3656fad67dd7ce1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2_17-12-22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2" calcext:value-type="float">
            <text:p>20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X_Exchanges_Funds</text:p>
          </table:table-cell>
          <table:table-cell office:value-type="string" calcext:value-type="string">
            <text:p>0x8b358980ff79fdf1f875fd6bc58dba7f7f0cdc98</text:p>
          </table:table-cell>
          <table:table-cell office:value-type="string" calcext:value-type="string">
            <text:p>477635cecc0c78b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08-55-03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PaymentSplitter</text:p>
          </table:table-cell>
          <table:table-cell office:value-type="string" calcext:value-type="string">
            <text:p>0xC072b9E095A8Ae1306199A6d85857c98E0761Cfc</text:p>
          </table:table-cell>
          <table:table-cell office:value-type="string" calcext:value-type="string">
            <text:p>104a14f57ac8850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1_16-58-54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trictedTransferAgent</text:p>
          </table:table-cell>
          <table:table-cell office:value-type="string" calcext:value-type="string">
            <text:p>0x4bc9502c4F27c44D064C470A0EbddDe55a7972F4</text:p>
          </table:table-cell>
          <table:table-cell office:value-type="string" calcext:value-type="string">
            <text:p>1d5080d54195c5ea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09_16-26-3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ODurationTerms</text:p>
          </table:table-cell>
          <table:table-cell office:value-type="string" calcext:value-type="string">
            <text:p>0xaa5465aea57f365506149a5e995bbe51d8856b94</text:p>
          </table:table-cell>
          <table:table-cell office:value-type="string" calcext:value-type="string">
            <text:p>41e93b74382a9c9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3_17-36-1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XSToken</text:p>
          </table:table-cell>
          <table:table-cell office:value-type="string" calcext:value-type="string">
            <text:p>0x06be577e3a6cc2cfaa6140b7d2e8a5ec61887439</text:p>
          </table:table-cell>
          <table:table-cell office:value-type="string" calcext:value-type="string">
            <text:p>2325f4ec9e27976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9_07-55-28</text:p>
          </table:table-cell>
          <table:table-cell office:value-type="string" calcext:value-type="string">
            <text:p>v0.4.20+commit.3155dd80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7" calcext:value-type="float">
            <text:p>26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stListFactory</text:p>
          </table:table-cell>
          <table:table-cell office:value-type="string" calcext:value-type="string">
            <text:p>0x98d5ec13d08e5796de7191c1719d6d5bdec4a74c</text:p>
          </table:table-cell>
          <table:table-cell office:value-type="string" calcext:value-type="string">
            <text:p>4651193f42525ab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7_17-17-5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389" calcext:value-type="float">
            <text:p>6389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xDAOetherEscrowFactory</text:p>
          </table:table-cell>
          <table:table-cell office:value-type="string" calcext:value-type="string">
            <text:p>0x8b861797b3b67b8017ad7f251afff9bcf492110e</text:p>
          </table:table-cell>
          <table:table-cell office:value-type="string" calcext:value-type="string">
            <text:p>52516fd6364d0b4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2_20-31-39</text:p>
          </table:table-cell>
          <table:table-cell office:value-type="string" calcext:value-type="string">
            <text:p>v0.5.9+commit.e560f70d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95" calcext:value-type="float">
            <text:p>5695</text:p>
          </table:table-cell>
          <table:table-cell office:value-type="string" calcext:value-type="string">
            <text:p>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1" calcext:value-type="float">
            <text:p>211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PaperToken</text:p>
          </table:table-cell>
          <table:table-cell office:value-type="string" calcext:value-type="string">
            <text:p>0x220f3164be02f0a89dfddf48f5cbf30c60dbd512</text:p>
          </table:table-cell>
          <table:table-cell office:value-type="string" calcext:value-type="string">
            <text:p>21d506605770fdc0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01_18-46-47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4" calcext:value-type="float">
            <text:p>27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grations</text:p>
          </table:table-cell>
          <table:table-cell office:value-type="string" calcext:value-type="string">
            <text:p>0xa02BbBab0961f011D7a7AC45d2D30F2Ed8f51b08</text:p>
          </table:table-cell>
          <table:table-cell office:value-type="string" calcext:value-type="string">
            <text:p>94937207f145b9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8_00-11-47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e554eccbb90dc0e8bc0a62de81ddd6d2087c7713</text:p>
          </table:table-cell>
          <table:table-cell office:value-type="string" calcext:value-type="string">
            <text:p>683a711051c8b0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30_22-13-46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7" calcext:value-type="float">
            <text:p>36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eMath</text:p>
          </table:table-cell>
          <table:table-cell office:value-type="string" calcext:value-type="string">
            <text:p>0x7de33b2672efb11fde366dae96bd63b985bce186</text:p>
          </table:table-cell>
          <table:table-cell office:value-type="string" calcext:value-type="string">
            <text:p>30feee6328b36f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0_15-01-2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mJoin</text:p>
          </table:table-cell>
          <table:table-cell office:value-type="string" calcext:value-type="string">
            <text:p>0x2f0b23f53734252bda2277357e97e1517d6b042a</text:p>
          </table:table-cell>
          <table:table-cell office:value-type="string" calcext:value-type="string">
            <text:p>c10745aff4c15c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3_20-21-2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4" calcext:value-type="float">
            <text:p>335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B_contract</text:p>
          </table:table-cell>
          <table:table-cell office:value-type="string" calcext:value-type="string">
            <text:p>0xb05c25983ef77a65b0effbdd261596bbecfa638a</text:p>
          </table:table-cell>
          <table:table-cell office:value-type="string" calcext:value-type="string">
            <text:p>753f2c88b000495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09-27_13-44-07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3" calcext:value-type="float">
            <text:p>318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drop</text:p>
          </table:table-cell>
          <table:table-cell office:value-type="string" calcext:value-type="string">
            <text:p>0x88fa999e81b62989fdeeb4a9426433c67caca1fd</text:p>
          </table:table-cell>
          <table:table-cell office:value-type="string" calcext:value-type="string">
            <text:p>3389c96ca60c4f3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4_08-28-36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rmaKeyRingUpgradeBeacon</text:p>
          </table:table-cell>
          <table:table-cell office:value-type="string" calcext:value-type="string">
            <text:p>0x0000000000bda2152794ac8c76b2dc86cba57cad</text:p>
          </table:table-cell>
          <table:table-cell office:value-type="string" calcext:value-type="string">
            <text:p>651764115af108a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7_11-35-5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swapWethLiquidityAdder</text:p>
          </table:table-cell>
          <table:table-cell office:value-type="string" calcext:value-type="string">
            <text:p>0x9eb7edcb32793599a31bf78224bc0ea3318cc726</text:p>
          </table:table-cell>
          <table:table-cell office:value-type="string" calcext:value-type="string">
            <text:p>731491313a02ba5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6_11-15-38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nCoin</text:p>
          </table:table-cell>
          <table:table-cell office:value-type="string" calcext:value-type="string">
            <text:p>0x9816eeab714289d5fb1f2464852ea155bb62ff72</text:p>
          </table:table-cell>
          <table:table-cell office:value-type="string" calcext:value-type="string">
            <text:p>6dddbcbc26f27dd2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08-27_22-42-26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36" calcext:value-type="float">
            <text:p>473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9" calcext:value-type="float">
            <text:p>46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0x20742a321f79dd6f57c1c6d5ed3faf3f7db76ea8</text:p>
          </table:table-cell>
          <table:table-cell office:value-type="string" calcext:value-type="string">
            <text:p>1f902e32ac61050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3_05-31-15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erBoxLevels</text:p>
          </table:table-cell>
          <table:table-cell office:value-type="string" calcext:value-type="string">
            <text:p>0xd75b02dc969182fd9a8cbc4f12f3502c61802747</text:p>
          </table:table-cell>
          <table:table-cell office:value-type="string" calcext:value-type="string">
            <text:p>6cc41051d4a603b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28_16-40-51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icResolver</text:p>
          </table:table-cell>
          <table:table-cell office:value-type="string" calcext:value-type="string">
            <text:p>0x42be87ab95032f26c2badccf32a7ec2f59431950</text:p>
          </table:table-cell>
          <table:table-cell office:value-type="string" calcext:value-type="string">
            <text:p>564098baf12f6b8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1_01-32-21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ochSummoner</text:p>
          </table:table-cell>
          <table:table-cell office:value-type="string" calcext:value-type="string">
            <text:p>0xebb8d5e101df39e4df0913c2cf18223cdfab64d0</text:p>
          </table:table-cell>
          <table:table-cell office:value-type="string" calcext:value-type="string">
            <text:p>4050c212286dfed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4_03-52-0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44" calcext:value-type="float">
            <text:p>24144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rics</text:p>
          </table:table-cell>
          <table:table-cell office:value-type="string" calcext:value-type="string">
            <text:p>0xfefc8ffb329b6dfe755d24f86a19f604cebdf3ce</text:p>
          </table:table-cell>
          <table:table-cell office:value-type="string" calcext:value-type="string">
            <text:p>43e3982c9df10360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2-10_23-20-2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xDAOetherEscrowFactory</text:p>
          </table:table-cell>
          <table:table-cell office:value-type="string" calcext:value-type="string">
            <text:p>0xf8bb603941d555559a6b7b6a406dee5db8c8802f</text:p>
          </table:table-cell>
          <table:table-cell office:value-type="string" calcext:value-type="string">
            <text:p>684fdea90906cc5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8_02-34-3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22" calcext:value-type="float">
            <text:p>552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sFactory</text:p>
          </table:table-cell>
          <table:table-cell office:value-type="string" calcext:value-type="string">
            <text:p>0x099ca2CED330cea3cDce7355150495Ae750C9B4E</text:p>
          </table:table-cell>
          <table:table-cell office:value-type="string" calcext:value-type="string">
            <text:p>25f4a8bdb7e7feb9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5_00-29-51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istanbu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03" calcext:value-type="float">
            <text:p>5903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hnodeTestCoin</text:p>
          </table:table-cell>
          <table:table-cell office:value-type="string" calcext:value-type="string">
            <text:p>0x7ed3dc4aa9c1c36c30e346dcb1c11b541993dcde</text:p>
          </table:table-cell>
          <table:table-cell office:value-type="string" calcext:value-type="string">
            <text:p>4d9b205eb1e24b7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2_06-01-26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66" calcext:value-type="float">
            <text:p>436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87" calcext:value-type="float">
            <text:p>41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keTraffiCoin</text:p>
          </table:table-cell>
          <table:table-cell office:value-type="string" calcext:value-type="string">
            <text:p>0xa422273de3b1e70b876f80e406445c9346a375db</text:p>
          </table:table-cell>
          <table:table-cell office:value-type="string" calcext:value-type="string">
            <text:p>bf0c9a05a22d8c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7_07-21-5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4" calcext:value-type="float">
            <text:p>48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king</text:p>
          </table:table-cell>
          <table:table-cell office:value-type="string" calcext:value-type="string">
            <text:p>0x7df50deabb5c7e10172e152ad3300be25a9d3073</text:p>
          </table:table-cell>
          <table:table-cell office:value-type="string" calcext:value-type="string">
            <text:p>5b609cb220c4d4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2_15-08-37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X</text:p>
          </table:table-cell>
          <table:table-cell office:value-type="string" calcext:value-type="string">
            <text:p>0x44585bbddd111dc642abb19947573dfa389a8d5b</text:p>
          </table:table-cell>
          <table:table-cell office:value-type="string" calcext:value-type="string">
            <text:p>123f1e72fc99589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1_10-32-4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dardToken</text:p>
          </table:table-cell>
          <table:table-cell office:value-type="string" calcext:value-type="string">
            <text:p>0x5b30658dabc353214793f049133e61164c56ba77</text:p>
          </table:table-cell>
          <table:table-cell office:value-type="string" calcext:value-type="string">
            <text:p>1990ab9cd86722a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5_04-42-30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anizationFactory</text:p>
          </table:table-cell>
          <table:table-cell office:value-type="string" calcext:value-type="string">
            <text:p>0xe1a51b1b3c9323db311d0b7ce20be04b866902e1</text:p>
          </table:table-cell>
          <table:table-cell office:value-type="string" calcext:value-type="string">
            <text:p>78e3384b41e790e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5_18-26-31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xTokenFactory</text:p>
          </table:table-cell>
          <table:table-cell office:value-type="string" calcext:value-type="string">
            <text:p>0x093bc4c8918522f09b4c2a31cf9ab2556de694c8</text:p>
          </table:table-cell>
          <table:table-cell office:value-type="string" calcext:value-type="string">
            <text:p>7d9ad461f2bb4d9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8_21-44-31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850" calcext:value-type="float">
            <text:p>18850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3" calcext:value-type="float">
            <text:p>3953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cecef42049490d56a0b52dfc9b74c37856b18d48</text:p>
          </table:table-cell>
          <table:table-cell office:value-type="string" calcext:value-type="string">
            <text:p>6939eb4ee78312f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9_00-36-4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68" calcext:value-type="float">
            <text:p>586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2" calcext:value-type="float">
            <text:p>57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ctions</text:p>
          </table:table-cell>
          <table:table-cell office:value-type="string" calcext:value-type="string">
            <text:p>0x59797f5768bcccae040aaaac7458fb22fa3f663d</text:p>
          </table:table-cell>
          <table:table-cell office:value-type="string" calcext:value-type="string">
            <text:p>abb496d56fca731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11-19_00-54-5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522a0c697b59ee59ce573e5ea9f292b1e4716d92</text:p>
          </table:table-cell>
          <table:table-cell office:value-type="string" calcext:value-type="string">
            <text:p>6d7ef2fc81e9f0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6_08-29-5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wrapper</text:p>
          </table:table-cell>
          <table:table-cell office:value-type="string" calcext:value-type="string">
            <text:p>0xe47045397cf06894a34c2d7c6240814db5480189</text:p>
          </table:table-cell>
          <table:table-cell office:value-type="string" calcext:value-type="string">
            <text:p>1c7dc1b15262314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3_23-26-04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0.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swapTradeExample</text:p>
          </table:table-cell>
          <table:table-cell office:value-type="string" calcext:value-type="string">
            <text:p>0xd921bb8a3d5e3a9e05faee28656e40459d6e82f7</text:p>
          </table:table-cell>
          <table:table-cell office:value-type="string" calcext:value-type="string">
            <text:p>2d6ac9d6b67e883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8_13-11-0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berQuick</text:p>
          </table:table-cell>
          <table:table-cell office:value-type="string" calcext:value-type="string">
            <text:p>0xa1c20243f06a0f447f9e537d806e4904888f1243</text:p>
          </table:table-cell>
          <table:table-cell office:value-type="string" calcext:value-type="string">
            <text:p>422955d891e214c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5_00-28-22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MyTokens</text:p>
          </table:table-cell>
          <table:table-cell office:value-type="string" calcext:value-type="string">
            <text:p>0x60dad3c9311391d9afa6637cdef7feec8e3a73cd</text:p>
          </table:table-cell>
          <table:table-cell office:value-type="string" calcext:value-type="string">
            <text:p>4564e3d033110d7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9_16-54-0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3" calcext:value-type="float">
            <text:p>33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Generation</text:p>
          </table:table-cell>
          <table:table-cell office:value-type="string" calcext:value-type="string">
            <text:p>0xc8af9acb3d9b8827e863d416f740c7e97eb5a72f</text:p>
          </table:table-cell>
          <table:table-cell office:value-type="string" calcext:value-type="string">
            <text:p>310a3cc6abb4e76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8-06-20_12-48-57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2868f8e9425a7f5cfe989026b6cabb19a01d51d6</text:p>
          </table:table-cell>
          <table:table-cell office:value-type="string" calcext:value-type="string">
            <text:p>1c8376bdb79e68f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7-24_21-50-1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6" calcext:value-type="float">
            <text:p>2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Timelock</text:p>
          </table:table-cell>
          <table:table-cell office:value-type="string" calcext:value-type="string">
            <text:p>0x8e2b7ce4188500f9dfdbe5afb7414a522c0fba0d</text:p>
          </table:table-cell>
          <table:table-cell office:value-type="string" calcext:value-type="string">
            <text:p>783f1035f125a9c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8_14-56-31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aiForwarder</text:p>
          </table:table-cell>
          <table:table-cell office:value-type="string" calcext:value-type="string">
            <text:p>0x43bc1901bfe5f2244c7de107405321ea5ab38939</text:p>
          </table:table-cell>
          <table:table-cell office:value-type="string" calcext:value-type="string">
            <text:p>51992977964fa29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6_00-08-3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85b139445d14d4fa1b4e619ed84af0c04e5291d4</text:p>
          </table:table-cell>
          <table:table-cell office:value-type="string" calcext:value-type="string">
            <text:p>44b0c451ef19112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2_20-16-4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99" calcext:value-type="float">
            <text:p>1009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23" calcext:value-type="float">
            <text:p>100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teCdps</text:p>
          </table:table-cell>
          <table:table-cell office:value-type="string" calcext:value-type="string">
            <text:p>0xCAD9eE88EA9A2269f1123e55e22dD6A3Ae66968f</text:p>
          </table:table-cell>
          <table:table-cell office:value-type="string" calcext:value-type="string">
            <text:p>f20988692d0ceeb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06_23-30-58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0.5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9e1ae1cae3e9609626753086d4859cddc33f1cc8</text:p>
          </table:table-cell>
          <table:table-cell office:value-type="string" calcext:value-type="string">
            <text:p>6b12b456b00d996f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7-22_18-27-36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6" calcext:value-type="float">
            <text:p>2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BSK</text:p>
          </table:table-cell>
          <table:table-cell office:value-type="string" calcext:value-type="string">
            <text:p>0x8ebfd3a4df97308fc775a5d38387d1c26633a2c5</text:p>
          </table:table-cell>
          <table:table-cell office:value-type="string" calcext:value-type="string">
            <text:p>7e3eb48969fefdbb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3-27_08-59-0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kBuilderShop</text:p>
          </table:table-cell>
          <table:table-cell office:value-type="string" calcext:value-type="string">
            <text:p>0x5e156645b572dae1c3a487173fa2dfaae3a1fa22</text:p>
          </table:table-cell>
          <table:table-cell office:value-type="string" calcext:value-type="string">
            <text:p>6224d04c3f829e0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1_19-04-51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962" calcext:value-type="float">
            <text:p>1296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BackstopSyndicateEnlisterV1</text:p>
          </table:table-cell>
          <table:table-cell office:value-type="string" calcext:value-type="string">
            <text:p>0x0000000041087b924ee4de5567c85adcc4e00098</text:p>
          </table:table-cell>
          <table:table-cell office:value-type="string" calcext:value-type="string">
            <text:p>209debc4d845978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1_21-12-3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veRate</text:p>
          </table:table-cell>
          <table:table-cell office:value-type="string" calcext:value-type="string">
            <text:p>0xed61843327567cc91dd2b5d7f40e26d518b15b41</text:p>
          </table:table-cell>
          <table:table-cell office:value-type="string" calcext:value-type="string">
            <text:p>64b43a517d98fc2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30_10-09-27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icToken</text:p>
          </table:table-cell>
          <table:table-cell office:value-type="string" calcext:value-type="string">
            <text:p>0xa770bd94b3e3fca33a69e6897a35e158ef4939cf</text:p>
          </table:table-cell>
          <table:table-cell office:value-type="string" calcext:value-type="string">
            <text:p>7dcb03465ea2dca4</text:p>
          </table:table-cell>
          <table:table-cell office:value-type="string" calcext:value-type="string">
            <text:p>OSL-3.0</text:p>
          </table:table-cell>
          <table:table-cell office:value-type="string" calcext:value-type="string">
            <text:p>2020-02-12_03-57-2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cyManagerFactory</text:p>
          </table:table-cell>
          <table:table-cell office:value-type="string" calcext:value-type="string">
            <text:p>0xBb35e7E655b8B3b4D2B7f8b385b1217164d5A26a</text:p>
          </table:table-cell>
          <table:table-cell office:value-type="string" calcext:value-type="string">
            <text:p>46a9dbc889810e7c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5_00-28-47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istanbu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99" calcext:value-type="float">
            <text:p>6599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DiscountDeployer</text:p>
          </table:table-cell>
          <table:table-cell office:value-type="string" calcext:value-type="string">
            <text:p>0x781f19bdff0a35caf1af03b0576207a58984a032</text:p>
          </table:table-cell>
          <table:table-cell office:value-type="string" calcext:value-type="string">
            <text:p>6d6ccc851bafca4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6_22-13-30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sSpell20200221</text:p>
          </table:table-cell>
          <table:table-cell office:value-type="string" calcext:value-type="string">
            <text:p>0x2af6ef584c8937fbec4a8f50ae5ed1fe6c47bdc6</text:p>
          </table:table-cell>
          <table:table-cell office:value-type="string" calcext:value-type="string">
            <text:p>17e556430633d2d2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21_19-08-5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6" calcext:value-type="float">
            <text:p>2666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7eda1cc70109a772d12f2c1c66715c30847dd272</text:p>
          </table:table-cell>
          <table:table-cell office:value-type="string" calcext:value-type="string">
            <text:p>76ccafd7ffc3e353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2-04_11-38-4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icToken</text:p>
          </table:table-cell>
          <table:table-cell office:value-type="string" calcext:value-type="string">
            <text:p>0x6443589eee45dabdcf7c5ceb5e4375b6d786357d</text:p>
          </table:table-cell>
          <table:table-cell office:value-type="string" calcext:value-type="string">
            <text:p>46712055e72a21e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08_08-15-10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office:value-type="string" calcext:value-type="string">
            <text:p>0x72b692ff1A154a27d9d35b396Ff94200828C46b4</text:p>
          </table:table-cell>
          <table:table-cell office:value-type="string" calcext:value-type="string">
            <text:p>77961b36b40eb5d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6_23-00-5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oundAllocationStrategy</text:p>
          </table:table-cell>
          <table:table-cell office:value-type="string" calcext:value-type="string">
            <text:p>0xF07d4967ae1F600144b25f40f655f61De2A9c0Ad</text:p>
          </table:table-cell>
          <table:table-cell office:value-type="string" calcext:value-type="string">
            <text:p>2d0373cff3218a0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2_10-57-37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5" calcext:value-type="float">
            <text:p>2155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X_Public_sale_Funds</text:p>
          </table:table-cell>
          <table:table-cell office:value-type="string" calcext:value-type="string">
            <text:p>0x86204681a6bd7cf336368e1978f64ee801e141e4</text:p>
          </table:table-cell>
          <table:table-cell office:value-type="string" calcext:value-type="string">
            <text:p>54b25f1cc9d9740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08-53-16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olutionFactory</text:p>
          </table:table-cell>
          <table:table-cell office:value-type="string" calcext:value-type="string">
            <text:p>0x1e0490cD098B40e61E3370489a0333F6c9e31467</text:p>
          </table:table-cell>
          <table:table-cell office:value-type="string" calcext:value-type="string">
            <text:p>6779c35e33a367b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09_00-45-5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12" calcext:value-type="float">
            <text:p>1061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5" calcext:value-type="float">
            <text:p>29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orbestaancoin</text:p>
          </table:table-cell>
          <table:table-cell office:value-type="string" calcext:value-type="string">
            <text:p>0xf3f6277978bc79506681d85e4941a85553c0dbb9</text:p>
          </table:table-cell>
          <table:table-cell office:value-type="string" calcext:value-type="string">
            <text:p>38c3ba854c92065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3_14-15-4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4" calcext:value-type="float">
            <text:p>48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Ad9fA46E37294463F2c28eFC5F21595AA2CA02BC</text:p>
          </table:table-cell>
          <table:table-cell office:value-type="string" calcext:value-type="string">
            <text:p>70e9ac857c9a843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8_01-57-3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 office:value-type="string" calcext:value-type="string">
            <text:p>0x1b14e8d511c9a4395425314f849bd737baf8208f</text:p>
          </table:table-cell>
          <table:table-cell office:value-type="string" calcext:value-type="string">
            <text:p>66ab726c3e0dff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7_12-45-11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veRegistry</text:p>
          </table:table-cell>
          <table:table-cell office:value-type="string" calcext:value-type="string">
            <text:p>0x86a1755ba805ecc8b0608d56c22716bd1d4b68a8</text:p>
          </table:table-cell>
          <table:table-cell office:value-type="string" calcext:value-type="string">
            <text:p>6dfb9af2c39eef21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5-22_01-24-51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0.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verableWalletFactory</text:p>
          </table:table-cell>
          <table:table-cell office:value-type="string" calcext:value-type="string">
            <text:p>0xed140b118fad7292874ff5493dc9e033ed73c8e6</text:p>
          </table:table-cell>
          <table:table-cell office:value-type="string" calcext:value-type="string">
            <text:p>12aebea8c34b47f2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1-25_06-54-16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8" calcext:value-type="float">
            <text:p>670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dget</text:p>
          </table:table-cell>
          <table:table-cell office:value-type="string" calcext:value-type="string">
            <text:p>0x22da3602ce4ae7239c37165f52a666d49b94d22b</text:p>
          </table:table-cell>
          <table:table-cell office:value-type="string" calcext:value-type="string">
            <text:p>13d91ac361f25a4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09_16-57-1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aultCallbackHandler</text:p>
          </table:table-cell>
          <table:table-cell office:value-type="string" calcext:value-type="string">
            <text:p>0x40a930851bd2e590bd5a5c981b436de25742e980</text:p>
          </table:table-cell>
          <table:table-cell office:value-type="string" calcext:value-type="string">
            <text:p>1401000db3114edf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1-11_18-52-4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1" calcext:value-type="float">
            <text:p>18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THTokenSale</text:p>
          </table:table-cell>
          <table:table-cell office:value-type="string" calcext:value-type="string">
            <text:p>0x594c87a86e86643cf3fedc7debdab10fd8ccdab2</text:p>
          </table:table-cell>
          <table:table-cell office:value-type="string" calcext:value-type="string">
            <text:p>577b91dc366f55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21_22-57-56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rtWalletFactoryV1UserSigningKeyUpdater</text:p>
          </table:table-cell>
          <table:table-cell office:value-type="string" calcext:value-type="string">
            <text:p>0xfdf6001dcd3bfc0000d2ac3700316bf9347cbf00</text:p>
          </table:table-cell>
          <table:table-cell office:value-type="string" calcext:value-type="string">
            <text:p>5732391baf14735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7_11-09-08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bPos</text:p>
          </table:table-cell>
          <table:table-cell office:value-type="string" calcext:value-type="string">
            <text:p>0x5e8f10d4480fe6e1e3b96d5b9eb9592e17052bb5</text:p>
          </table:table-cell>
          <table:table-cell office:value-type="string" calcext:value-type="string">
            <text:p>4aded1be11ffe7d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3_14-52-1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584" calcext:value-type="float">
            <text:p>458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0" calcext:value-type="float">
            <text:p>45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roXConnector</text:p>
          </table:table-cell>
          <table:table-cell office:value-type="string" calcext:value-type="string">
            <text:p>0xc231a724886c8e68d5def6456bc861184cbc291a</text:p>
          </table:table-cell>
          <table:table-cell office:value-type="string" calcext:value-type="string">
            <text:p>26f7ef5f6710f03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2-07_23-09-55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istanbu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ilderShop</text:p>
          </table:table-cell>
          <table:table-cell office:value-type="string" calcext:value-type="string">
            <text:p>0x0fe4f2398fc9d1186398461dff126130bef11a6e</text:p>
          </table:table-cell>
          <table:table-cell office:value-type="string" calcext:value-type="string">
            <text:p>6b9ef6cac345a8d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1_18-27-4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137" calcext:value-type="float">
            <text:p>12137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Account</text:p>
          </table:table-cell>
          <table:table-cell office:value-type="string" calcext:value-type="string">
            <text:p>0xd9BFB71F7BD6fc9fDCF69Be352CAa77da885A007</text:p>
          </table:table-cell>
          <table:table-cell office:value-type="string" calcext:value-type="string">
            <text:p>7058fdd7bd5392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7_23-57-53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ofOfExistence</text:p>
          </table:table-cell>
          <table:table-cell office:value-type="string" calcext:value-type="string">
            <text:p>0xfBA43A685A86cD5884379e9a1ac611d956cDa9CC</text:p>
          </table:table-cell>
          <table:table-cell office:value-type="string" calcext:value-type="string">
            <text:p>59e26c9f7d85127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4_19-48-1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775" calcext:value-type="float">
            <text:p>4775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Drop</text:p>
          </table:table-cell>
          <table:table-cell office:value-type="string" calcext:value-type="string">
            <text:p>0x463c3acb2f44a6f715dd41ef4727e6e24358475b</text:p>
          </table:table-cell>
          <table:table-cell office:value-type="string" calcext:value-type="string">
            <text:p>41bd3f37ef34e82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4_03-52-03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umniStoreContract</text:p>
          </table:table-cell>
          <table:table-cell office:value-type="string" calcext:value-type="string">
            <text:p>0x3d3972c31d6b434000758a106b979b0722b3b5b0</text:p>
          </table:table-cell>
          <table:table-cell office:value-type="string" calcext:value-type="string">
            <text:p>653352d9ea52cb2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1_15-25-02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oyer</text:p>
          </table:table-cell>
          <table:table-cell office:value-type="string" calcext:value-type="string">
            <text:p>0x6946c3a405213cb52205019a56934d9a74f7c9e2</text:p>
          </table:table-cell>
          <table:table-cell office:value-type="string" calcext:value-type="string">
            <text:p>4c107e0416a62af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5_15-54-07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0.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kerRegistry</text:p>
          </table:table-cell>
          <table:table-cell office:value-type="string" calcext:value-type="string">
            <text:p>0x7383757C8a2F4cbc6A21a26e1F33a0fd95e7bb77</text:p>
          </table:table-cell>
          <table:table-cell office:value-type="string" calcext:value-type="string">
            <text:p>68cb7067024987f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07_18-47-15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rc20TransferContract</text:p>
          </table:table-cell>
          <table:table-cell office:value-type="string" calcext:value-type="string">
            <text:p>0x418975b174de41b4ace9734d00f0fa4efe5f279f</text:p>
          </table:table-cell>
          <table:table-cell office:value-type="string" calcext:value-type="string">
            <text:p>251e2a4fb51a2b9b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25_00-37-51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RA_TCJ_SWAP_TIMELOCK</text:p>
          </table:table-cell>
          <table:table-cell office:value-type="string" calcext:value-type="string">
            <text:p>0x5ea75c520bf489b33a13f42284d3ade09f550648</text:p>
          </table:table-cell>
          <table:table-cell office:value-type="string" calcext:value-type="string">
            <text:p>510caecd9d3b1c4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30_15-19-48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thBank</text:p>
          </table:table-cell>
          <table:table-cell office:value-type="string" calcext:value-type="string">
            <text:p>0xf3fa62dd25504a7b05300a1ddd56a22a100fd4df</text:p>
          </table:table-cell>
          <table:table-cell office:value-type="string" calcext:value-type="string">
            <text:p>c739ae0de56f2bc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08-27_19-03-34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656456700" calcext:value-type="float">
            <text:p>656456700</text:p>
          </table:table-cell>
          <table:table-cell office:value-type="float" office:value="10537" calcext:value-type="float">
            <text:p>10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90" calcext:value-type="float">
            <text:p>104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TokenImport</text:p>
          </table:table-cell>
          <table:table-cell office:value-type="string" calcext:value-type="string">
            <text:p>0x53eb9bd36b2b72a9ecf76b948ecb763dfb120e33</text:p>
          </table:table-cell>
          <table:table-cell office:value-type="string" calcext:value-type="string">
            <text:p>7e195686474a0b2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0_12-29-57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st2Fulcrum_iDAI</text:p>
          </table:table-cell>
          <table:table-cell office:value-type="string" calcext:value-type="string">
            <text:p>0xf84a6794649a99a12887D20bCE9C5952E49bA190</text:p>
          </table:table-cell>
          <table:table-cell office:value-type="string" calcext:value-type="string">
            <text:p>60f0f33f047c95b9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15_06-14-28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75" calcext:value-type="float">
            <text:p>447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83" calcext:value-type="float">
            <text:p>4383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0x77220f6e8d4aef984ca299c0ae2c56dd87a50541</text:p>
          </table:table-cell>
          <table:table-cell office:value-type="string" calcext:value-type="string">
            <text:p>3a6e3dc35636277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24_16-05-0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harmaTradeReserve</text:p>
          </table:table-cell>
          <table:table-cell office:value-type="string" calcext:value-type="string">
            <text:p>0x8b028e2fad2dc99999fb784ca9d7267981c90b4d</text:p>
          </table:table-cell>
          <table:table-cell office:value-type="string" calcext:value-type="string">
            <text:p>467b90a8146125e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9_18-14-2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2DaiWrapper</text:p>
          </table:table-cell>
          <table:table-cell office:value-type="string" calcext:value-type="string">
            <text:p>0x7eb6e1f8c3c9da996728f78f6abe3b200b1e77e2</text:p>
          </table:table-cell>
          <table:table-cell office:value-type="string" calcext:value-type="string">
            <text:p>26a06bb4d49c66b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2_12-19-49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5" calcext:value-type="float">
            <text:p>330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string" calcext:value-type="string">
            <text:p>0xdb6f50cf0c521a98b6852839aa5cbea4e2430052</text:p>
          </table:table-cell>
          <table:table-cell office:value-type="string" calcext:value-type="string">
            <text:p>391fed517e87119e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1-31_20-07-59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orizationDataSource</text:p>
          </table:table-cell>
          <table:table-cell office:value-type="string" calcext:value-type="string">
            <text:p>0xa456e426308210c44daa0cddf29d8f96198f2bdf</text:p>
          </table:table-cell>
          <table:table-cell office:value-type="string" calcext:value-type="string">
            <text:p>24375663339006b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5_13-17-3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29" calcext:value-type="float">
            <text:p>5129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ndomregisteredoracleExample</text:p>
          </table:table-cell>
          <table:table-cell office:value-type="string" calcext:value-type="string">
            <text:p>0x18fe2ed05b78fb98be7e232975529ade3ebefd57</text:p>
          </table:table-cell>
          <table:table-cell office:value-type="string" calcext:value-type="string">
            <text:p>f403dfbdec9895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8_10-02-17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5" calcext:value-type="float">
            <text:p>299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bonus</text:p>
          </table:table-cell>
          <table:table-cell office:value-type="string" calcext:value-type="string">
            <text:p>0x607B80a3498F01f87b889486f4E7f82C98CF0584</text:p>
          </table:table-cell>
          <table:table-cell office:value-type="string" calcext:value-type="string">
            <text:p>733c2991941dc0b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05_07-53-1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5.28958587237835E+020" calcext:value-type="float">
            <text:p>5,28958587237835E+02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KBT</text:p>
          </table:table-cell>
          <table:table-cell office:value-type="string" calcext:value-type="string">
            <text:p>0xcd3c4bd77a8bcc26d881af6d62e86b2b17f2f29f</text:p>
          </table:table-cell>
          <table:table-cell office:value-type="string" calcext:value-type="string">
            <text:p>2d60b242b02c8e6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4_11-44-13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283" calcext:value-type="float">
            <text:p>1128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230" calcext:value-type="float">
            <text:p>11230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fec53cb4ed3dead15cb122b55364c6a5f50dab31</text:p>
          </table:table-cell>
          <table:table-cell office:value-type="string" calcext:value-type="string">
            <text:p>4b040093151574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2_12-45-41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652" calcext:value-type="float">
            <text:p>465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02" calcext:value-type="float">
            <text:p>460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izcloud</text:p>
          </table:table-cell>
          <table:table-cell office:value-type="string" calcext:value-type="string">
            <text:p>0x40c43097a3e0db9ffa83c648b74bda9e2db58851</text:p>
          </table:table-cell>
          <table:table-cell office:value-type="string" calcext:value-type="string">
            <text:p>35150f0d5b15c8b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0_08-38-5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c949fc82a15964fb5b97e5cf8f9ffed139086821</text:p>
          </table:table-cell>
          <table:table-cell office:value-type="string" calcext:value-type="string">
            <text:p>41a19d112186b0b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0_05-18-1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53" calcext:value-type="float">
            <text:p>2253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locklogyCertificate</text:p>
          </table:table-cell>
          <table:table-cell office:value-type="string" calcext:value-type="string">
            <text:p>0xf766f9763443bb07e9b5974f566efb79dd8b705f</text:p>
          </table:table-cell>
          <table:table-cell office:value-type="string" calcext:value-type="string">
            <text:p>2b36dfcceb5c1d5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5_19-38-45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65" calcext:value-type="float">
            <text:p>296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mJoin5</text:p>
          </table:table-cell>
          <table:table-cell office:value-type="string" calcext:value-type="string">
            <text:p>0xa191e578a6736167326d05c119ce0c90849e84b7</text:p>
          </table:table-cell>
          <table:table-cell office:value-type="string" calcext:value-type="string">
            <text:p>1bd08f6f6362fca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16_15-49-5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52" calcext:value-type="float">
            <text:p>3252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rmWallet</text:p>
          </table:table-cell>
          <table:table-cell office:value-type="string" calcext:value-type="string">
            <text:p>0x62ae810c2209702c1b1725c44107c413c1ab8231</text:p>
          </table:table-cell>
          <table:table-cell office:value-type="string" calcext:value-type="string">
            <text:p>5776176daf8cfb2b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8-28_05-22-56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BCToken</text:p>
          </table:table-cell>
          <table:table-cell office:value-type="string" calcext:value-type="string">
            <text:p>0x4980729f4db4649d1575e8579079a3e4d30f37cd</text:p>
          </table:table-cell>
          <table:table-cell office:value-type="string" calcext:value-type="string">
            <text:p>54bb16fc10997cf8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11-14_15-13-47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0x645ba5bd8ee885ff63222c5aadd9af3f0a2ff7da</text:p>
          </table:table-cell>
          <table:table-cell office:value-type="string" calcext:value-type="string">
            <text:p>4629502d1a784e6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5_08-24-14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.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7c3497affb16bc04da611465a80d20d98b4563f6</text:p>
          </table:table-cell>
          <table:table-cell office:value-type="string" calcext:value-type="string">
            <text:p>7007ff92838222b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2_17-21-1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53" calcext:value-type="float">
            <text:p>2253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igitalNotary</text:p>
          </table:table-cell>
          <table:table-cell office:value-type="string" calcext:value-type="string">
            <text:p>0xc0bd65a0b8d5242bd026fc1659c025af29c0e68d</text:p>
          </table:table-cell>
          <table:table-cell office:value-type="string" calcext:value-type="string">
            <text:p>7f0dc885746bd68c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07_11-33-49</text:p>
          </table:table-cell>
          <table:table-cell office:value-type="string" calcext:value-type="string">
            <text:p>v0.6.7+commit.b8d736ae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0.6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47" calcext:value-type="float">
            <text:p>2147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RK_Friendly_Hash_Challenge_GMiMC_erf_S45b</text:p>
          </table:table-cell>
          <table:table-cell office:value-type="string" calcext:value-type="string">
            <text:p>0x9682f4a6a3786c1DB1FF7723e88daCD60f677D3c</text:p>
          </table:table-cell>
          <table:table-cell office:value-type="string" calcext:value-type="string">
            <text:p>180e61d3a1001a2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9-19_22-11-4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51" calcext:value-type="float">
            <text:p>525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31" calcext:value-type="float">
            <text:p>4931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thdrawTokenProxy</text:p>
          </table:table-cell>
          <table:table-cell office:value-type="string" calcext:value-type="string">
            <text:p>0x86fd9f5988a4d2335d37a0daece48069ae2f3432</text:p>
          </table:table-cell>
          <table:table-cell office:value-type="string" calcext:value-type="string">
            <text:p>3f17f1e66823054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4_10-24-02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acleRegistry</text:p>
          </table:table-cell>
          <table:table-cell office:value-type="string" calcext:value-type="string">
            <text:p>0x7395ac9589a03dddfcff1c928ed1afbac3d7c32b</text:p>
          </table:table-cell>
          <table:table-cell office:value-type="string" calcext:value-type="string">
            <text:p>4219ebb1a3c7588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2_12-17-2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39" calcext:value-type="float">
            <text:p>283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04" calcext:value-type="float">
            <text:p>270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DToken</text:p>
          </table:table-cell>
          <table:table-cell office:value-type="string" calcext:value-type="string">
            <text:p>0x7a0d77445341aa4366896b4859fe2cfbf62e9a49</text:p>
          </table:table-cell>
          <table:table-cell office:value-type="string" calcext:value-type="string">
            <text:p>6bb2a7b3cd3ccfc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5_06-19-30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Tether</text:p>
          </table:table-cell>
          <table:table-cell office:value-type="string" calcext:value-type="string">
            <text:p>0x47b2223eb33ba465abd6d4f9f2883c0932bc4b20</text:p>
          </table:table-cell>
          <table:table-cell office:value-type="string" calcext:value-type="string">
            <text:p>6ae8f6e3cd5e4a7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2_05-29-40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84" calcext:value-type="float">
            <text:p>368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xInvSplit</text:p>
          </table:table-cell>
          <table:table-cell office:value-type="string" calcext:value-type="string">
            <text:p>0xd69015163e250a70ee4a607812afda5372132cc4</text:p>
          </table:table-cell>
          <table:table-cell office:value-type="string" calcext:value-type="string">
            <text:p>70f7f7d93b5b368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8_12-53-20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0.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mpInstantEthPool</text:p>
          </table:table-cell>
          <table:table-cell office:value-type="string" calcext:value-type="string">
            <text:p>0xaa1ac1c849df066704f76b190af24724f6fa247c</text:p>
          </table:table-cell>
          <table:table-cell office:value-type="string" calcext:value-type="string">
            <text:p>10656fa571a4f18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5_15-13-0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2.02027563E+018" calcext:value-type="float">
            <text:p>2,02027563E+018</text:p>
          </table:table-cell>
          <table:table-cell office:value-type="float" office:value="3787" calcext:value-type="float">
            <text:p>3787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18" calcext:value-type="float">
            <text:p>361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ashIt</text:p>
          </table:table-cell>
          <table:table-cell office:value-type="string" calcext:value-type="string">
            <text:p>0x420eb07beff2e0d90236db7ebcbe1e52ac0a8e0c</text:p>
          </table:table-cell>
          <table:table-cell office:value-type="string" calcext:value-type="string">
            <text:p>65c5de662054a95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5_20-02-3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N</text:p>
          </table:table-cell>
          <table:table-cell office:value-type="string" calcext:value-type="string">
            <text:p>0xf65d90c51fa231340ecf5c4e3022e594848a805f</text:p>
          </table:table-cell>
          <table:table-cell office:value-type="string" calcext:value-type="string">
            <text:p>5a7c902213aaa89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8_10-22-3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9" calcext:value-type="float">
            <text:p>3969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cadeMint</text:p>
          </table:table-cell>
          <table:table-cell office:value-type="string" calcext:value-type="string">
            <text:p>0xa97a952c2b45cf65fc79d77e2be41ed49269de18</text:p>
          </table:table-cell>
          <table:table-cell office:value-type="string" calcext:value-type="string">
            <text:p>f5a5629278e305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9_10-39-03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coverableWalletFactory</text:p>
          </table:table-cell>
          <table:table-cell office:value-type="string" calcext:value-type="string">
            <text:p>0x10753aeb1cFe93B257fa422c940668bbF765dAf3</text:p>
          </table:table-cell>
          <table:table-cell office:value-type="string" calcext:value-type="string">
            <text:p>194f255fdcabcb78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3-07_08-02-26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42" calcext:value-type="float">
            <text:p>7142</text:p>
          </table:table-cell>
          <table:table-cell office:value-type="string" calcext:value-type="string">
            <text:p>0.6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M</text:p>
          </table:table-cell>
          <table:table-cell office:value-type="string" calcext:value-type="string">
            <text:p>0x0581a0abe32aae9b5f0f68defab77c6759100085</text:p>
          </table:table-cell>
          <table:table-cell office:value-type="string" calcext:value-type="string">
            <text:p>62218e61cf510ac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05_12-04-1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PSCRYPTO</text:p>
          </table:table-cell>
          <table:table-cell office:value-type="string" calcext:value-type="string">
            <text:p>0xbb8ee12a628d472475811c6a205e2c7fbd001991</text:p>
          </table:table-cell>
          <table:table-cell office:value-type="string" calcext:value-type="string">
            <text:p>6cb02919e048699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6_08-46-55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61" calcext:value-type="float">
            <text:p>4461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02" calcext:value-type="float">
            <text:p>4402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flux</text:p>
          </table:table-cell>
          <table:table-cell office:value-type="string" calcext:value-type="string">
            <text:p>0xe2d445daebf8dfb54c2ea09619b0204b0516083f</text:p>
          </table:table-cell>
          <table:table-cell office:value-type="string" calcext:value-type="string">
            <text:p>66b75dff7f6dd44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9_11-45-05</text:p>
          </table:table-cell>
          <table:table-cell office:value-type="string" calcext:value-type="string">
            <text:p>v0.5.5+commit.47a71e8f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67" calcext:value-type="float">
            <text:p>446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17" calcext:value-type="float">
            <text:p>4417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OLUSDTFund</text:p>
          </table:table-cell>
          <table:table-cell office:value-type="string" calcext:value-type="string">
            <text:p>0x27750e6D41Aef99501eBC256538c6A13a254Ea15</text:p>
          </table:table-cell>
          <table:table-cell office:value-type="string" calcext:value-type="string">
            <text:p>6f74f496439207c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2_07-26-32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645" calcext:value-type="float">
            <text:p>764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92" calcext:value-type="float">
            <text:p>759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ryptoToken</text:p>
          </table:table-cell>
          <table:table-cell office:value-type="string" calcext:value-type="string">
            <text:p>0xb7f280060d48269d8f29099c07a294bcbe79f662</text:p>
          </table:table-cell>
          <table:table-cell office:value-type="string" calcext:value-type="string">
            <text:p>26034316a92d6f2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1_04-57-47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99" calcext:value-type="float">
            <text:p>1899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786f037619b5f7f8c32310e4686fa7fb117298b2</text:p>
          </table:table-cell>
          <table:table-cell office:value-type="string" calcext:value-type="string">
            <text:p>35e0ba22dc818d9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8_12-18-41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office:value-type="float" office:value="4461" calcext:value-type="float">
            <text:p>446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02" calcext:value-type="float">
            <text:p>4402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destructibleRegistry</text:p>
          </table:table-cell>
          <table:table-cell office:value-type="string" calcext:value-type="string">
            <text:p>0x00000000daa80e2b0694604fc3644b0016dd56fc</text:p>
          </table:table-cell>
          <table:table-cell office:value-type="string" calcext:value-type="string">
            <text:p>3e3563e617b9cdd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1_18-00-27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HE</text:p>
          </table:table-cell>
          <table:table-cell office:value-type="string" calcext:value-type="string">
            <text:p>0xe4ea2d60783fc54c3595bda39ac1ab6556723d38</text:p>
          </table:table-cell>
          <table:table-cell office:value-type="string" calcext:value-type="string">
            <text:p>5b14880bf4614ab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3_08-20-2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9" calcext:value-type="float">
            <text:p>3969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KGResultVerification</text:p>
          </table:table-cell>
          <table:table-cell office:value-type="string" calcext:value-type="string">
            <text:p>0xdf5b447874E542DB09c8d9c305C45017DE791467</text:p>
          </table:table-cell>
          <table:table-cell office:value-type="string" calcext:value-type="string">
            <text:p>738c39207123ea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5_22-14-53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20" calcext:value-type="float">
            <text:p>352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yptoToken</text:p>
          </table:table-cell>
          <table:table-cell office:value-type="string" calcext:value-type="string">
            <text:p>0xf0965947cf0fa314d91024d54acbc292702d8325</text:p>
          </table:table-cell>
          <table:table-cell office:value-type="string" calcext:value-type="string">
            <text:p>6a3a8114001c3bc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1_04-41-50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YSM</text:p>
          </table:table-cell>
          <table:table-cell office:value-type="string" calcext:value-type="string">
            <text:p>0x0e3f6315c57d300a33b16b566b4fc95404f895ba</text:p>
          </table:table-cell>
          <table:table-cell office:value-type="string" calcext:value-type="string">
            <text:p>f872835a7e4b08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7_10-45-0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iseCeilingLowerSF</text:p>
          </table:table-cell>
          <table:table-cell office:value-type="string" calcext:value-type="string">
            <text:p>0xfa635d9093c2dd637cf19d48df6ea1dbde56ddb1</text:p>
          </table:table-cell>
          <table:table-cell office:value-type="string" calcext:value-type="string">
            <text:p>200b4475ef19a6e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07_22-23-2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wapToken</text:p>
          </table:table-cell>
          <table:table-cell office:value-type="string" calcext:value-type="string">
            <text:p>0x179747c6812bf1dcd1b3486027595a98055da059</text:p>
          </table:table-cell>
          <table:table-cell office:value-type="string" calcext:value-type="string">
            <text:p>7c1936e6972c4a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4_01-42-34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72" calcext:value-type="float">
            <text:p>327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LLToken</text:p>
          </table:table-cell>
          <table:table-cell office:value-type="string" calcext:value-type="string">
            <text:p>0xf6460f44931eb4f11b41f2e9c0181f3081435577</text:p>
          </table:table-cell>
          <table:table-cell office:value-type="string" calcext:value-type="string">
            <text:p>3f6a7f4718e81ce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5_05-49-21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34" calcext:value-type="float">
            <text:p>213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5cef8c37ab75fc56cd50e17692f39ac7bc189075</text:p>
          </table:table-cell>
          <table:table-cell office:value-type="string" calcext:value-type="string">
            <text:p>7de4ec490de9bf3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0-05_02-48-43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73" calcext:value-type="float">
            <text:p>397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kTokens</text:p>
          </table:table-cell>
          <table:table-cell office:value-type="string" calcext:value-type="string">
            <text:p>0xcb17e569890783e2a6a069e1d6b8ec48c56d4986</text:p>
          </table:table-cell>
          <table:table-cell office:value-type="string" calcext:value-type="string">
            <text:p>7e2053d6171fe2a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6_12-21-41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ortfolio1</text:p>
          </table:table-cell>
          <table:table-cell office:value-type="string" calcext:value-type="string">
            <text:p>0x80a37eb2bd155eadd81fa7090fa069e723a357da</text:p>
          </table:table-cell>
          <table:table-cell office:value-type="string" calcext:value-type="string">
            <text:p>f928422d9f85a3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9_02-43-2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hitelist</text:p>
          </table:table-cell>
          <table:table-cell office:value-type="string" calcext:value-type="string">
            <text:p>0x1DDCabB4FF6E0Bf552B034a0EC4aE399BBDB1F6F</text:p>
          </table:table-cell>
          <table:table-cell office:value-type="string" calcext:value-type="string">
            <text:p>3790a029aeee0a9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2_20-30-11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0.5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39" calcext:value-type="float">
            <text:p>2139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older</text:p>
          </table:table-cell>
          <table:table-cell office:value-type="string" calcext:value-type="string">
            <text:p>0x24f0bb6c9b2c3db66603fa0ec07ab0cf55cdd387</text:p>
          </table:table-cell>
          <table:table-cell office:value-type="string" calcext:value-type="string">
            <text:p>ad533a261cc567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13_22-04-5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6.77005730247841E+019" calcext:value-type="float">
            <text:p>6,77005730247841E+019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37" calcext:value-type="float">
            <text:p>3437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niswapV1Adapter</text:p>
          </table:table-cell>
          <table:table-cell office:value-type="string" calcext:value-type="string">
            <text:p>0xa3c3c3ceabb9a73dc3cb983c8b6db999e1348ace</text:p>
          </table:table-cell>
          <table:table-cell office:value-type="string" calcext:value-type="string">
            <text:p>4e7c8178b0be3e44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3-27_10-12-10</text:p>
          </table:table-cell>
          <table:table-cell office:value-type="string" calcext:value-type="string">
            <text:p>v0.6.4+commit.1dca32f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0.6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N_GAME</text:p>
          </table:table-cell>
          <table:table-cell office:value-type="string" calcext:value-type="string">
            <text:p>0x8213d4c0ad265301a77d66de64cabcf2d4ffc17e</text:p>
          </table:table-cell>
          <table:table-cell office:value-type="string" calcext:value-type="string">
            <text:p>31179ff741c979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2_08-15-4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ARK_Friendly_Hash_Challenge_Rescue_S128d</text:p>
          </table:table-cell>
          <table:table-cell office:value-type="string" calcext:value-type="string">
            <text:p>0x0CFF38783be6bfeC8B32c24d501B40874348e167</text:p>
          </table:table-cell>
          <table:table-cell office:value-type="string" calcext:value-type="string">
            <text:p>c4fb5bf5fd2b5e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0-02_15-30-4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4E+018" calcext:value-type="float">
            <text:p>4E+018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91" calcext:value-type="float">
            <text:p>539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mittedExchanges</text:p>
          </table:table-cell>
          <table:table-cell office:value-type="string" calcext:value-type="string">
            <text:p>0xB55AAd20a6c310a5E4B68C3fF1Abe5E3ba1B7fFb</text:p>
          </table:table-cell>
          <table:table-cell office:value-type="string" calcext:value-type="string">
            <text:p>249f2e96d69b6f3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29_07-37-0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locklock</text:p>
          </table:table-cell>
          <table:table-cell office:value-type="string" calcext:value-type="string">
            <text:p>0x533Da53d2cf270056B8427D1A5812FFe2cDCa2dB</text:p>
          </table:table-cell>
          <table:table-cell office:value-type="string" calcext:value-type="string">
            <text:p>527772c2c909173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22_00-46-1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nkToken</text:p>
          </table:table-cell>
          <table:table-cell office:value-type="string" calcext:value-type="string">
            <text:p>0x3FE210919CD8dEE241AeFC0FeDc65628FFe9495A</text:p>
          </table:table-cell>
          <table:table-cell office:value-type="string" calcext:value-type="string">
            <text:p>649e3fa925a051b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30_11-44-5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430" calcext:value-type="float">
            <text:p>843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51" calcext:value-type="float">
            <text:p>251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191" calcext:value-type="float">
            <text:p>8191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stBuy_beta_2</text:p>
          </table:table-cell>
          <table:table-cell office:value-type="string" calcext:value-type="string">
            <text:p>0x994e9a9646e9f261965f0469187becd0696b1dde</text:p>
          </table:table-cell>
          <table:table-cell office:value-type="string" calcext:value-type="string">
            <text:p>456b2a52a0e92b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8_14-54-14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51" calcext:value-type="float">
            <text:p>355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ZrxAdapter</text:p>
          </table:table-cell>
          <table:table-cell office:value-type="string" calcext:value-type="string">
            <text:p>0x42F21fBD1C8711b2EdD0853f98feD73E6A5d280D</text:p>
          </table:table-cell>
          <table:table-cell office:value-type="string" calcext:value-type="string">
            <text:p>4063630a5b0289b9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07_11-32-57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martBitPoint</text:p>
          </table:table-cell>
          <table:table-cell office:value-type="string" calcext:value-type="string">
            <text:p>0x371128cd849cee2e4b10f1883319e66ebf2c70b9</text:p>
          </table:table-cell>
          <table:table-cell office:value-type="string" calcext:value-type="string">
            <text:p>6a4be15a8a69638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1_22-00-53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30" calcext:value-type="float">
            <text:p>623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0048" calcext:value-type="float">
            <text:p>930048</text:p>
          </table:table-cell>
          <table:table-cell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83" calcext:value-type="float">
            <text:p>6183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296" calcext:value-type="float">
            <text:p>29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nder</text:p>
          </table:table-cell>
          <table:table-cell office:value-type="string" calcext:value-type="string">
            <text:p>0x40f941E48A552bF496B154Af6bf55725f18D77c3</text:p>
          </table:table-cell>
          <table:table-cell office:value-type="string" calcext:value-type="string">
            <text:p>3b906bcf64c9f5ac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09_15-42-21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78" calcext:value-type="float">
            <text:p>2178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ooglierToken</text:p>
          </table:table-cell>
          <table:table-cell office:value-type="string" calcext:value-type="string">
            <text:p>0x322b138e694f587cab2d70b99f14ddf0bab22747</text:p>
          </table:table-cell>
          <table:table-cell office:value-type="string" calcext:value-type="string">
            <text:p>57d211f05ab5b6ff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8-29_03-46-34</text:p>
          </table:table-cell>
          <table:table-cell office:value-type="string" calcext:value-type="string">
            <text:p>v0.4.15+commit.bbb8e64f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94" calcext:value-type="float">
            <text:p>499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43" calcext:value-type="float">
            <text:p>4943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rnelProxy</text:p>
          </table:table-cell>
          <table:table-cell office:value-type="string" calcext:value-type="string">
            <text:p>0xa4e649a289a826b1d9a71a3127494855679e0b3f</text:p>
          </table:table-cell>
          <table:table-cell office:value-type="string" calcext:value-type="string">
            <text:p>5d0724d3aa4b7af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6_11-10-2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eDAOPieAdapter</text:p>
          </table:table-cell>
          <table:table-cell office:value-type="string" calcext:value-type="string">
            <text:p>0x8342228044fd5dc6fcf6b1c9a466da83dea28ae1</text:p>
          </table:table-cell>
          <table:table-cell office:value-type="string" calcext:value-type="string">
            <text:p>3f53fc342ae9cd72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21_20-35-34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LToken</text:p>
          </table:table-cell>
          <table:table-cell office:value-type="string" calcext:value-type="string">
            <text:p>0x46c4d3fd8c64525896f3d9dda04af0996ae7eda5</text:p>
          </table:table-cell>
          <table:table-cell office:value-type="string" calcext:value-type="string">
            <text:p>229d5922959c5b0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2019-11-15_08-39-51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34" calcext:value-type="float">
            <text:p>213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SK</text:p>
          </table:table-cell>
          <table:table-cell office:value-type="string" calcext:value-type="string">
            <text:p>0xc642549743a93674cf38d6431f75d6443f88e3e2</text:p>
          </table:table-cell>
          <table:table-cell office:value-type="string" calcext:value-type="string">
            <text:p>4b2d74a5207d8b4c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7-19_20-31-3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1167" calcext:value-type="float">
            <text:p>1116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118" calcext:value-type="float">
            <text:p>111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olTogether777</text:p>
          </table:table-cell>
          <table:table-cell office:value-type="string" calcext:value-type="string">
            <text:p>0xe1F268F69C4B728C08f6F2d08CcaB8cAAbf6c312</text:p>
          </table:table-cell>
          <table:table-cell office:value-type="string" calcext:value-type="string">
            <text:p>f8304acaab4347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7_01-32-09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0.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93" calcext:value-type="float">
            <text:p>3593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string" calcext:value-type="string">
            <text:p>0xce41daf5754db54be676dea3300af0cfb36d23ed</text:p>
          </table:table-cell>
          <table:table-cell office:value-type="string" calcext:value-type="string">
            <text:p>52a47068f7285b4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7_10-50-4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PiETHSNXAssetAdapter</text:p>
          </table:table-cell>
          <table:table-cell office:value-type="string" calcext:value-type="string">
            <text:p>0x74ac4dcf0c5ff3199495042bc418a6be3ccec984</text:p>
          </table:table-cell>
          <table:table-cell office:value-type="string" calcext:value-type="string">
            <text:p>7888651a719b9866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30_18-09-27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harmaDeploymentHelper</text:p>
          </table:table-cell>
          <table:table-cell office:value-type="string" calcext:value-type="string">
            <text:p>0x6c2b384401f5ac765bfe6d128d785480f0ff2e71</text:p>
          </table:table-cell>
          <table:table-cell office:value-type="string" calcext:value-type="string">
            <text:p>6eef4bd400c882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9_03-39-1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office:value-type="float" office:value="2393" calcext:value-type="float">
            <text:p>2393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14" calcext:value-type="float">
            <text:p>2214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ESTSave</text:p>
          </table:table-cell>
          <table:table-cell office:value-type="string" calcext:value-type="string">
            <text:p>0x561d0d6c498a379574eAaA4a5F2532b223fFaeBF</text:p>
          </table:table-cell>
          <table:table-cell office:value-type="string" calcext:value-type="string">
            <text:p>50d7206ee55b8bb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7-01_16-40-29</text:p>
          </table:table-cell>
          <table:table-cell office:value-type="string" calcext:value-type="string">
            <text:p>v0.5.9+commit.e560f70d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99" calcext:value-type="float">
            <text:p>1899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chidLocation</text:p>
          </table:table-cell>
          <table:table-cell office:value-type="string" calcext:value-type="string">
            <text:p>0xef7bc12e0f6b02fe2cb86aa659fdc3ebb727e0ed</text:p>
          </table:table-cell>
          <table:table-cell office:value-type="string" calcext:value-type="string">
            <text:p>6417f45fde35a0a9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09_01-12-56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crow</text:p>
          </table:table-cell>
          <table:table-cell office:value-type="string" calcext:value-type="string">
            <text:p>0x68Eb4dE507C6802D73904A18FB228C7DC2981200</text:p>
          </table:table-cell>
          <table:table-cell office:value-type="string" calcext:value-type="string">
            <text:p>45727ada7fe3f86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05-21-55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57" calcext:value-type="float">
            <text:p>3857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15" calcext:value-type="float">
            <text:p>371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heGoldenEagleCoin</text:p>
          </table:table-cell>
          <table:table-cell office:value-type="string" calcext:value-type="string">
            <text:p>0xe879b523ac03ce8ea419357c9a34d5b51a655652</text:p>
          </table:table-cell>
          <table:table-cell office:value-type="string" calcext:value-type="string">
            <text:p>723735762af37d5b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5-23_03-42-59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daptiveStakingPolicy</text:p>
          </table:table-cell>
          <table:table-cell office:value-type="string" calcext:value-type="string">
            <text:p>0x36d293D15168cCdF93D1294D4a51a6d6c070f1Ff</text:p>
          </table:table-cell>
          <table:table-cell office:value-type="string" calcext:value-type="string">
            <text:p>6b68de6dea5f5d3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05-23-04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EToken</text:p>
          </table:table-cell>
          <table:table-cell office:value-type="string" calcext:value-type="string">
            <text:p>0x6736077ae034e16f7fafd2d5ed1358370fda1f88</text:p>
          </table:table-cell>
          <table:table-cell office:value-type="string" calcext:value-type="string">
            <text:p>7d9380177a22a1a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0_07-11-02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5972" calcext:value-type="float">
            <text:p>597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916" calcext:value-type="float">
            <text:p>5916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ooglierToken</text:p>
          </table:table-cell>
          <table:table-cell office:value-type="string" calcext:value-type="string">
            <text:p>0x0e5e5c1b981a20be2bfade0b114e5fe7ba6eff7f</text:p>
          </table:table-cell>
          <table:table-cell office:value-type="string" calcext:value-type="string">
            <text:p>77b9b8a397b240af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8-29_12-37-29</text:p>
          </table:table-cell>
          <table:table-cell office:value-type="string" calcext:value-type="string">
            <text:p>v0.4.15+commit.bbb8e64f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31" calcext:value-type="float">
            <text:p>231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80" calcext:value-type="float">
            <text:p>4980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agedGrantFactory</text:p>
          </table:table-cell>
          <table:table-cell office:value-type="string" calcext:value-type="string">
            <text:p>0x43cf9E26857B188868051bDcFAcEdBB38531964E</text:p>
          </table:table-cell>
          <table:table-cell office:value-type="string" calcext:value-type="string">
            <text:p>45ec13daf7eb94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04-53-14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53" calcext:value-type="float">
            <text:p>12853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81" calcext:value-type="float">
            <text:p>408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iftOfCompound</text:p>
          </table:table-cell>
          <table:table-cell office:value-type="string" calcext:value-type="string">
            <text:p>0x2faec022b75f4cad97c92540f7ce587e4019e2b5</text:p>
          </table:table-cell>
          <table:table-cell office:value-type="string" calcext:value-type="string">
            <text:p>19d15369794e743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2_04-58-0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68" calcext:value-type="float">
            <text:p>3768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oderateBullZap</text:p>
          </table:table-cell>
          <table:table-cell office:value-type="string" calcext:value-type="string">
            <text:p>0x9dc5ee55de10f9345e9f58ea1539320b9644b2f4</text:p>
          </table:table-cell>
          <table:table-cell office:value-type="string" calcext:value-type="string">
            <text:p>80d1056122756ac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06_16-46-58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5" calcext:value-type="float">
            <text:p>215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44" calcext:value-type="float">
            <text:p>5344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27" calcext:value-type="float">
            <text:p>22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harmaKeyRegistryV2</text:p>
          </table:table-cell>
          <table:table-cell office:value-type="string" calcext:value-type="string">
            <text:p>0x000000000d38df53b45c5733c7b34000de0bdf52</text:p>
          </table:table-cell>
          <table:table-cell office:value-type="string" calcext:value-type="string">
            <text:p>56230c38dfb4b20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5_20-11-2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28" calcext:value-type="float">
            <text:p>242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iftOfCompound</text:p>
          </table:table-cell>
          <table:table-cell office:value-type="string" calcext:value-type="string">
            <text:p>0xc30c69403f9f25ce965119bb95346bbfad1af7c7</text:p>
          </table:table-cell>
          <table:table-cell office:value-type="string" calcext:value-type="string">
            <text:p>1590948e59c2c05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1_09-50-2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09" calcext:value-type="float">
            <text:p>3409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niswapAdaptor</text:p>
          </table:table-cell>
          <table:table-cell office:value-type="string" calcext:value-type="string">
            <text:p>0xbe99db4ea1964ea9a9e80de41517901da6ef9307</text:p>
          </table:table-cell>
          <table:table-cell office:value-type="string" calcext:value-type="string">
            <text:p>1cc0747107c3602f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08_12-48-3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95" calcext:value-type="float">
            <text:p>5195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hittyDice</text:p>
          </table:table-cell>
          <table:table-cell office:value-type="string" calcext:value-type="string">
            <text:p>0x29af3dc52839b86b70e739fcf380c2e6561cfebf</text:p>
          </table:table-cell>
          <table:table-cell office:value-type="string" calcext:value-type="string">
            <text:p>1231b05a31a39ae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1_10-26-2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787" calcext:value-type="float">
            <text:p>578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uthorization</text:p>
          </table:table-cell>
          <table:table-cell office:value-type="string" calcext:value-type="string">
            <text:p>0xc1a716158Ec4Ba4949b205692dA091f8fD72b954</text:p>
          </table:table-cell>
          <table:table-cell office:value-type="string" calcext:value-type="string">
            <text:p>eca4d274be320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7_11-38-0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endingPoolAddressesProviderRegistry</text:p>
          </table:table-cell>
          <table:table-cell office:value-type="string" calcext:value-type="string">
            <text:p>0xd09f34960c37da3a8602f0847ce5ac8f7b393d99</text:p>
          </table:table-cell>
          <table:table-cell office:value-type="string" calcext:value-type="string">
            <text:p>2c59e8afbad4a3db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5-06_13-28-4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786a105d6b23592a4a16c19e8785c5689db7c926</text:p>
          </table:table-cell>
          <table:table-cell office:value-type="string" calcext:value-type="string">
            <text:p>681088f60b17622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5_05-26-40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61" calcext:value-type="float">
            <text:p>416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47d9d899bFb70CC53634e0Cd7eEa105217aD1649</text:p>
          </table:table-cell>
          <table:table-cell office:value-type="string" calcext:value-type="string">
            <text:p>17c8f62a5d319f3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03_14-09-2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07" calcext:value-type="float">
            <text:p>430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57" calcext:value-type="float">
            <text:p>425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ustlessTokenTransferTrade</text:p>
          </table:table-cell>
          <table:table-cell office:value-type="string" calcext:value-type="string">
            <text:p>0xa0db2db59bd7a8cb89b3f0dbe26ef2ac8352785d</text:p>
          </table:table-cell>
          <table:table-cell office:value-type="string" calcext:value-type="string">
            <text:p>126c725d9cebac0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7_08-57-4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15" calcext:value-type="float">
            <text:p>3715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dvancedTokenGameHub</text:p>
          </table:table-cell>
          <table:table-cell office:value-type="string" calcext:value-type="string">
            <text:p>0xbe88621ac812204645d8b71fde134949113f0f2f</text:p>
          </table:table-cell>
          <table:table-cell office:value-type="string" calcext:value-type="string">
            <text:p>60237e359a1a5fc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20_05-59-10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70" calcext:value-type="float">
            <text:p>507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20" calcext:value-type="float">
            <text:p>502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CDM</text:p>
          </table:table-cell>
          <table:table-cell office:value-type="string" calcext:value-type="string">
            <text:p>0x4a545d2daaf639e144eadbd1906102cbbb7f5bf0</text:p>
          </table:table-cell>
          <table:table-cell office:value-type="string" calcext:value-type="string">
            <text:p>1e086f838f24a15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9_04-37-55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okenPanel</text:p>
          </table:table-cell>
          <table:table-cell office:value-type="string" calcext:value-type="string">
            <text:p>0x974db013fa14c46a109013c5ffdde83836cc990c</text:p>
          </table:table-cell>
          <table:table-cell office:value-type="string" calcext:value-type="string">
            <text:p>797a8f197bbf486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4_19-16-0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73" calcext:value-type="float">
            <text:p>7073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785" calcext:value-type="float">
            <text:p>6785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tilitiesRegistry</text:p>
          </table:table-cell>
          <table:table-cell office:value-type="string" calcext:value-type="string">
            <text:p>0xe184792acbef4a5ac08139159067218df4b5a3f1</text:p>
          </table:table-cell>
          <table:table-cell office:value-type="string" calcext:value-type="string">
            <text:p>8cc0e1f4ea6868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30_08-32-5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898" calcext:value-type="float">
            <text:p>2898</text:p>
          </table:table-cell>
          <table:table-cell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ckTokens</text:p>
          </table:table-cell>
          <table:table-cell office:value-type="string" calcext:value-type="string">
            <text:p>0x3bcdcce9b65c3af4764609c76bd3ac035d130a0c</text:p>
          </table:table-cell>
          <table:table-cell office:value-type="string" calcext:value-type="string">
            <text:p>787a01a591545c8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3_11-17-3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TSERC20</text:p>
          </table:table-cell>
          <table:table-cell office:value-type="string" calcext:value-type="string">
            <text:p>0xc892d744d1e3766772c36346a85d6fa06aa5f25d</text:p>
          </table:table-cell>
          <table:table-cell office:value-type="string" calcext:value-type="string">
            <text:p>73b6040cb2ffa09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4_09-15-05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41" calcext:value-type="float">
            <text:p>444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91" calcext:value-type="float">
            <text:p>439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NToken</text:p>
          </table:table-cell>
          <table:table-cell office:value-type="string" calcext:value-type="string">
            <text:p>0x820fdda87a6fae864d3da0c2d9819b9e50a87fc9</text:p>
          </table:table-cell>
          <table:table-cell office:value-type="string" calcext:value-type="string">
            <text:p>2fe94f571bc5db7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11-04-53</text:p>
          </table:table-cell>
          <table:table-cell office:value-type="string" calcext:value-type="string">
            <text:p>v0.4.11+commit.68ef5810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34" calcext:value-type="float">
            <text:p>573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684" calcext:value-type="float">
            <text:p>568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ckTokens</text:p>
          </table:table-cell>
          <table:table-cell office:value-type="string" calcext:value-type="string">
            <text:p>0xe6b119bffd221e4f8fd3e81d0eee6cc0e49d16d5</text:p>
          </table:table-cell>
          <table:table-cell office:value-type="string" calcext:value-type="string">
            <text:p>22c843382b9045a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3_11-15-2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rapper</text:p>
          </table:table-cell>
          <table:table-cell office:value-type="string" calcext:value-type="string">
            <text:p>0xac1610ca59071f963c0f80adc143e98d52853882</text:p>
          </table:table-cell>
          <table:table-cell office:value-type="string" calcext:value-type="string">
            <text:p>1aa5a3d93f930ce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9_15-37-42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13" calcext:value-type="float">
            <text:p>581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414" calcext:value-type="float">
            <text:p>5414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CToken</text:p>
          </table:table-cell>
          <table:table-cell office:value-type="string" calcext:value-type="string">
            <text:p>0x603D3D9c51BA24757412aeB4cB4Fa58A35C7acDE</text:p>
          </table:table-cell>
          <table:table-cell office:value-type="string" calcext:value-type="string">
            <text:p>19af276aa439532d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5-01_11-59-0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07" calcext:value-type="float">
            <text:p>430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57" calcext:value-type="float">
            <text:p>425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ssa_0001_DH1</text:p>
          </table:table-cell>
          <table:table-cell office:value-type="string" calcext:value-type="string">
            <text:p>0xCFEDb92e1Cd5EF957031c66B0BC7bc39Eec94E59</text:p>
          </table:table-cell>
          <table:table-cell office:value-type="string" calcext:value-type="string">
            <text:p>6679b0bf19d5398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9_07-47-25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5949" calcext:value-type="float">
            <text:p>5949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887" calcext:value-type="float">
            <text:p>5887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shFloss</text:p>
          </table:table-cell>
          <table:table-cell office:value-type="string" calcext:value-type="string">
            <text:p>0xfd4085e56a96787fb7acd9b49510f874c3d4afcb</text:p>
          </table:table-cell>
          <table:table-cell office:value-type="string" calcext:value-type="string">
            <text:p>7c604e5f45a44a0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9_19-21-07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6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eativesRegistry</text:p>
          </table:table-cell>
          <table:table-cell office:value-type="string" calcext:value-type="string">
            <text:p>0xa04b819fa3b94ee8d3713adb136d9de120e01f86</text:p>
          </table:table-cell>
          <table:table-cell office:value-type="string" calcext:value-type="string">
            <text:p>4c8f444374ad715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30_08-32-0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01" calcext:value-type="float">
            <text:p>190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mmTokenFactory</text:p>
          </table:table-cell>
          <table:table-cell office:value-type="string" calcext:value-type="string">
            <text:p>0x5b9f6216c4917e875177bdc54a697feee6a60d17</text:p>
          </table:table-cell>
          <table:table-cell office:value-type="string" calcext:value-type="string">
            <text:p>1e27af28dbb930d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2-29_19-34-27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istanbu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123" calcext:value-type="float">
            <text:p>21123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054bfcd07b64575c23c0045615b37b297e2e2929</text:p>
          </table:table-cell>
          <table:table-cell office:value-type="string" calcext:value-type="string">
            <text:p>492db402e6a5e67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9_10-59-16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61" calcext:value-type="float">
            <text:p>416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ool</text:p>
          </table:table-cell>
          <table:table-cell office:value-type="string" calcext:value-type="string">
            <text:p>0x2b10e1970ba95c27c6fe3d496dd5d624a1e68d56</text:p>
          </table:table-cell>
          <table:table-cell office:value-type="string" calcext:value-type="string">
            <text:p>5aefd545a649478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4_21-34-29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99999813096225" calcext:value-type="float">
            <text:p>99999813096225</text:p>
          </table:table-cell>
          <table:table-cell office:value-type="float" office:value="11291" calcext:value-type="float">
            <text:p>1129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0" calcext:value-type="float">
            <text:p>460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241" calcext:value-type="float">
            <text:p>11241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492" calcext:value-type="float">
            <text:p>49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06f3c1f0d8a444e22f6e7013f318b39cb6f82529</text:p>
          </table:table-cell>
          <table:table-cell office:value-type="string" calcext:value-type="string">
            <text:p>4bf6e717fde1b43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6_06-49-0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08" calcext:value-type="float">
            <text:p>430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58" calcext:value-type="float">
            <text:p>4258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deneroDb</text:p>
          </table:table-cell>
          <table:table-cell office:value-type="string" calcext:value-type="string">
            <text:p>0x0b79d476dac963bf4d342233ab129ab833077627</text:p>
          </table:table-cell>
          <table:table-cell office:value-type="string" calcext:value-type="string">
            <text:p>3668252d97603b3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7_07-34-45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59" calcext:value-type="float">
            <text:p>4859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771" calcext:value-type="float">
            <text:p>477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ethDeployer</text:p>
          </table:table-cell>
          <table:table-cell office:value-type="string" calcext:value-type="string">
            <text:p>0x91295a8493fd0e368db5f248b25ea1cb4ea52e84</text:p>
          </table:table-cell>
          <table:table-cell office:value-type="string" calcext:value-type="string">
            <text:p>51eccd9092cf530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6_06-40-20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0.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RC20Basic</text:p>
          </table:table-cell>
          <table:table-cell office:value-type="string" calcext:value-type="string">
            <text:p>0x59321ace77c8087ff8cb9f94c8384807e4fd8a3c</text:p>
          </table:table-cell>
          <table:table-cell office:value-type="string" calcext:value-type="string">
            <text:p>329f73d6680b9ed7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3-22_13-30-11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aroToken</text:p>
          </table:table-cell>
          <table:table-cell office:value-type="string" calcext:value-type="string">
            <text:p>0x72a40175f5f24cf3933c37c19ffe82dd1417e33c</text:p>
          </table:table-cell>
          <table:table-cell office:value-type="string" calcext:value-type="string">
            <text:p>4f916151e3c0108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6_10-24-3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705" calcext:value-type="float">
            <text:p>6705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32" calcext:value-type="float">
            <text:p>232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84" calcext:value-type="float">
            <text:p>6584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ProfitToken</text:p>
          </table:table-cell>
          <table:table-cell office:value-type="string" calcext:value-type="string">
            <text:p>0x0122db5fba163b123ebc047d735437c6a6677e6f</text:p>
          </table:table-cell>
          <table:table-cell office:value-type="string" calcext:value-type="string">
            <text:p>485b8a2b5c36160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8_11-05-58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ermittedConverts</text:p>
          </table:table-cell>
          <table:table-cell office:value-type="string" calcext:value-type="string">
            <text:p>0x6666fC23AE6C26e8500cCD55A870cD4eDe49202c</text:p>
          </table:table-cell>
          <table:table-cell office:value-type="string" calcext:value-type="string">
            <text:p>36f9f32ac3a3ce5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29_08-35-0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ictosisGenesisExchanger</text:p>
          </table:table-cell>
          <table:table-cell office:value-type="string" calcext:value-type="string">
            <text:p>0xa5de27a585f590567888cb617ec0ca0f438fd21f</text:p>
          </table:table-cell>
          <table:table-cell office:value-type="string" calcext:value-type="string">
            <text:p>4e59b17137e699d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7_01-53-11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88" calcext:value-type="float">
            <text:p>4588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RC20Bridge</text:p>
          </table:table-cell>
          <table:table-cell office:value-type="string" calcext:value-type="string">
            <text:p>0x882bd868495323dd7d903e2ad69ef0b1f7d8853e</text:p>
          </table:table-cell>
          <table:table-cell office:value-type="string" calcext:value-type="string">
            <text:p>c0c0ef148bedd7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4_23-24-10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99" calcext:value-type="float">
            <text:p>19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94" calcext:value-type="float">
            <text:p>5594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hitelist</text:p>
          </table:table-cell>
          <table:table-cell office:value-type="string" calcext:value-type="string">
            <text:p>0x3af2aE62F0D3353C9F15B7fe678ccDAF2b2157C9</text:p>
          </table:table-cell>
          <table:table-cell office:value-type="string" calcext:value-type="string">
            <text:p>4e46649f353f5d9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30_16-19-13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38" calcext:value-type="float">
            <text:p>253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ustdelivery</text:p>
          </table:table-cell>
          <table:table-cell office:value-type="string" calcext:value-type="string">
            <text:p>0xd32e8e8f3839ec7b889da60fad9826e69adeaa2d</text:p>
          </table:table-cell>
          <table:table-cell office:value-type="string" calcext:value-type="string">
            <text:p>212f24be484e4d2b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5-11_14-44-59</text:p>
          </table:table-cell>
          <table:table-cell office:value-type="string" calcext:value-type="string">
            <text:p>v0.6.4+commit.1dca32f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0.6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966" calcext:value-type="float">
            <text:p>5966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idFantastic12Factory</text:p>
          </table:table-cell>
          <table:table-cell office:value-type="string" calcext:value-type="string">
            <text:p>0x5339CA2b8148C5803236D8592a98411c4Ae881f8</text:p>
          </table:table-cell>
          <table:table-cell office:value-type="string" calcext:value-type="string">
            <text:p>1c22091a3df374f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25_02-34-2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iceFeed</text:p>
          </table:table-cell>
          <table:table-cell office:value-type="string" calcext:value-type="string">
            <text:p>0x8ab2454829f605b1c232cdc6a3a05f6972606ff5</text:p>
          </table:table-cell>
          <table:table-cell office:value-type="string" calcext:value-type="string">
            <text:p>5bb9f4450353e58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15_22-03-15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iftyBuilderMaster</text:p>
          </table:table-cell>
          <table:table-cell office:value-type="string" calcext:value-type="string">
            <text:p>0x6efb06cf568253a53c7511bd3c31ab28becb0192</text:p>
          </table:table-cell>
          <table:table-cell office:value-type="string" calcext:value-type="string">
            <text:p>3943b380a88926a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1_18-17-5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981" calcext:value-type="float">
            <text:p>3981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ultithermToken</text:p>
          </table:table-cell>
          <table:table-cell office:value-type="string" calcext:value-type="string">
            <text:p>0xcd392f502ef80707e953917144eb5bd3bad5edc1</text:p>
          </table:table-cell>
          <table:table-cell office:value-type="string" calcext:value-type="string">
            <text:p>462cc582081927fd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05_11-31-20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18" calcext:value-type="float">
            <text:p>601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906" calcext:value-type="float">
            <text:p>590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OGel</text:p>
          </table:table-cell>
          <table:table-cell office:value-type="string" calcext:value-type="string">
            <text:p>0x7252857b10db7af06499351aaf5987ce25bd4198</text:p>
          </table:table-cell>
          <table:table-cell office:value-type="string" calcext:value-type="string">
            <text:p>5bfb25c446aa13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0_14-03-2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61" calcext:value-type="float">
            <text:p>29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ppleToken</text:p>
          </table:table-cell>
          <table:table-cell office:value-type="string" calcext:value-type="string">
            <text:p>0xafb4d9ad87a5bf41218a02175ecbf281359bce16</text:p>
          </table:table-cell>
          <table:table-cell office:value-type="string" calcext:value-type="string">
            <text:p>409c3889585ca8f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9_15-13-26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92" calcext:value-type="float">
            <text:p>349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0x8fc8aa0ac524b31ddf0f5ee6331fae02550ae266</text:p>
          </table:table-cell>
          <table:table-cell office:value-type="string" calcext:value-type="string">
            <text:p>4abccaa533ecce5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6_16-05-3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434" calcext:value-type="float">
            <text:p>743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mmunityOracle</text:p>
          </table:table-cell>
          <table:table-cell office:value-type="string" calcext:value-type="string">
            <text:p>0x277aee1ecba0034d24b9dfac5c866ff696fec087</text:p>
          </table:table-cell>
          <table:table-cell office:value-type="string" calcext:value-type="string">
            <text:p>40644c0890b1e5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1_12-38-00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0.6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77" calcext:value-type="float">
            <text:p>3177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sinoCoin</text:p>
          </table:table-cell>
          <table:table-cell office:value-type="string" calcext:value-type="string">
            <text:p>0x8775aF59e4bbd8cD90F3a5FAe330BD270b850c64</text:p>
          </table:table-cell>
          <table:table-cell office:value-type="string" calcext:value-type="string">
            <text:p>f536637f2d1957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6_00-40-29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85" calcext:value-type="float">
            <text:p>3485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thereumJS</text:p>
          </table:table-cell>
          <table:table-cell office:value-type="string" calcext:value-type="string">
            <text:p>0x486f5f39fbc8f1b4f390e7bfd57c6990dbd59a61</text:p>
          </table:table-cell>
          <table:table-cell office:value-type="string" calcext:value-type="string">
            <text:p>2f57427b85f89ee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5_13-39-5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29" calcext:value-type="float">
            <text:p>142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era</text:p>
          </table:table-cell>
          <table:table-cell office:value-type="string" calcext:value-type="string">
            <text:p>0x46154d54b073ed1f5fc11ac8bdc0a8318003d604</text:p>
          </table:table-cell>
          <table:table-cell office:value-type="string" calcext:value-type="string">
            <text:p>3ec2b6b3b3c256f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1_11-25-22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AIProxy</text:p>
          </table:table-cell>
          <table:table-cell office:value-type="string" calcext:value-type="string">
            <text:p>0x5C0336451b65bf3a9cAF6A69D04007Efc6964E2e</text:p>
          </table:table-cell>
          <table:table-cell office:value-type="string" calcext:value-type="string">
            <text:p>198c1a733c7c728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24_09-47-2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byzantiu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104" calcext:value-type="float">
            <text:p>6104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823" calcext:value-type="float">
            <text:p>5823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ryptococktailcoin</text:p>
          </table:table-cell>
          <table:table-cell office:value-type="string" calcext:value-type="string">
            <text:p>0x7038d3f7bebe25688b5e8b796024b54620a84384</text:p>
          </table:table-cell>
          <table:table-cell office:value-type="string" calcext:value-type="string">
            <text:p>2694b13096eb005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0_16-23-44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910" calcext:value-type="float">
            <text:p>391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infachverdienenToken</text:p>
          </table:table-cell>
          <table:table-cell office:value-type="string" calcext:value-type="string">
            <text:p>0x98fcf1b11dcc224048564853b7b5602b1082fc5f</text:p>
          </table:table-cell>
          <table:table-cell office:value-type="string" calcext:value-type="string">
            <text:p>607833f2a122b3a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2_00-51-53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85" calcext:value-type="float">
            <text:p>3485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gaToken</text:p>
          </table:table-cell>
          <table:table-cell office:value-type="string" calcext:value-type="string">
            <text:p>0xdf6dd78e7138c339553773b35b33401d3d60968e</text:p>
          </table:table-cell>
          <table:table-cell office:value-type="string" calcext:value-type="string">
            <text:p>1fa0120d16d9b4f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4_09-51-41</text:p>
          </table:table-cell>
          <table:table-cell office:value-type="string" calcext:value-type="string">
            <text:p>v0.4.11+commit.68ef5810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74" calcext:value-type="float">
            <text:p>587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4" calcext:value-type="float">
            <text:p>234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827" calcext:value-type="float">
            <text:p>5827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cashToken</text:p>
          </table:table-cell>
          <table:table-cell office:value-type="string" calcext:value-type="string">
            <text:p>0x248a0316d862f6C7945067F8bD12C035BB4A12D5</text:p>
          </table:table-cell>
          <table:table-cell office:value-type="string" calcext:value-type="string">
            <text:p>571731a6b7baceec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30_08-43-30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912" calcext:value-type="float">
            <text:p>591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4c6584ddcdfab7110c7b1be47749bde8edc9c0c9</text:p>
          </table:table-cell>
          <table:table-cell office:value-type="string" calcext:value-type="string">
            <text:p>7811dd9ec9ec57b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10_19-12-07</text:p>
          </table:table-cell>
          <table:table-cell office:value-type="string" calcext:value-type="string">
            <text:p>v0.4.20+commit.3155dd80</text:p>
          </table:table-cell>
          <table:table-cell office:value-type="string" calcext:value-type="string">
            <text:p>Default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alcon</text:p>
          </table:table-cell>
          <table:table-cell office:value-type="string" calcext:value-type="string">
            <text:p>0x807dd46f267b921efd4e3a92734a77b2e7a177ea</text:p>
          </table:table-cell>
          <table:table-cell office:value-type="string" calcext:value-type="string">
            <text:p>8fc2e8a48b870d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8_23-52-43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92" calcext:value-type="float">
            <text:p>349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daiExchange</text:p>
          </table:table-cell>
          <table:table-cell office:value-type="string" calcext:value-type="string">
            <text:p>0x3D981c7E4aF097Bf34A0044F487E747DB15460Bc</text:p>
          </table:table-cell>
          <table:table-cell office:value-type="string" calcext:value-type="string">
            <text:p>298cd862e7f6510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4-02_19-28-1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16" calcext:value-type="float">
            <text:p>231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eth</text:p>
          </table:table-cell>
          <table:table-cell office:value-type="string" calcext:value-type="string">
            <text:p>0x72fb7da8037f165ebae91cab7e30ac7cd8d90c2f</text:p>
          </table:table-cell>
          <table:table-cell office:value-type="string" calcext:value-type="string">
            <text:p>676833b79e82a082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1-28_15-37-04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5963" calcext:value-type="float">
            <text:p>59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851" calcext:value-type="float">
            <text:p>5851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ZMTKToken</text:p>
          </table:table-cell>
          <table:table-cell office:value-type="string" calcext:value-type="string">
            <text:p>0x68CE5357c20AF3490fE2b787b8dddaf1050df66A</text:p>
          </table:table-cell>
          <table:table-cell office:value-type="string" calcext:value-type="string">
            <text:p>505466b4bc771e0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3-19_08-06-2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528" calcext:value-type="float">
            <text:p>452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74" calcext:value-type="float">
            <text:p>447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umanStandardToken</text:p>
          </table:table-cell>
          <table:table-cell office:value-type="string" calcext:value-type="string">
            <text:p>0xa30b4f63a216ceb9911f4907a2259fa80a8fb725</text:p>
          </table:table-cell>
          <table:table-cell office:value-type="string" calcext:value-type="string">
            <text:p>273aa6f6f338f949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0-13_18-07-0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liableToken</text:p>
          </table:table-cell>
          <table:table-cell office:value-type="string" calcext:value-type="string">
            <text:p>0xce6bc00c19451409a9c8714743c7c8f3f741be92</text:p>
          </table:table-cell>
          <table:table-cell office:value-type="string" calcext:value-type="string">
            <text:p>2ac9bc46a339d34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30_01-37-1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53" calcext:value-type="float">
            <text:p>365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oxyFactory</text:p>
          </table:table-cell>
          <table:table-cell office:value-type="string" calcext:value-type="string">
            <text:p>0x50e55af101c777ba7a1d560a774a82ef002ced9f</text:p>
          </table:table-cell>
          <table:table-cell office:value-type="string" calcext:value-type="string">
            <text:p>541d32e5568d4cd5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1-11_18-47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overnanceRegistry</text:p>
          </table:table-cell>
          <table:table-cell office:value-type="string" calcext:value-type="string">
            <text:p>0x4b765ca2049a79ed70325e9074f16aacd9e63807</text:p>
          </table:table-cell>
          <table:table-cell office:value-type="string" calcext:value-type="string">
            <text:p>3b676e6cda40980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23-07-10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ovingAverageOracleV1Proxy</text:p>
          </table:table-cell>
          <table:table-cell office:value-type="string" calcext:value-type="string">
            <text:p>0x6176A455b7F6741c84D9E3d479DebFCe0ba8443E</text:p>
          </table:table-cell>
          <table:table-cell office:value-type="string" calcext:value-type="string">
            <text:p>8a0c4babc86141f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0-24_19-53-59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aySpec</text:p>
          </table:table-cell>
          <table:table-cell office:value-type="string" calcext:value-type="string">
            <text:p>0x92da30c9f8c72baa6e52aaf6f49feba55614998c</text:p>
          </table:table-cell>
          <table:table-cell office:value-type="string" calcext:value-type="string">
            <text:p>431512fa7c32c97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1_22-03-40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27" calcext:value-type="float">
            <text:p>227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857" calcext:value-type="float">
            <text:p>585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ompoundImportTaker</text:p>
          </table:table-cell>
          <table:table-cell office:value-type="string" calcext:value-type="string">
            <text:p>0x203ff0b107fc842ed0fe6680c33e5f0930523af8</text:p>
          </table:table-cell>
          <table:table-cell office:value-type="string" calcext:value-type="string">
            <text:p>37ab0f7473a6099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9_18-14-39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68" calcext:value-type="float">
            <text:p>4268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29" calcext:value-type="float">
            <text:p>229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10" calcext:value-type="float">
            <text:p>421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275" calcext:value-type="float">
            <text:p>27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taticConnectBasic</text:p>
          </table:table-cell>
          <table:table-cell office:value-type="string" calcext:value-type="string">
            <text:p>0x1a696C27be494BadDfa63A8ff1C37366F526c669</text:p>
          </table:table-cell>
          <table:table-cell office:value-type="string" calcext:value-type="string">
            <text:p>64ada6b20595989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7_18-09-16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61" calcext:value-type="float">
            <text:p>186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kextoken</text:p>
          </table:table-cell>
          <table:table-cell office:value-type="string" calcext:value-type="string">
            <text:p>0xcf369852f4149421f94b31a2530761da8bd9a870</text:p>
          </table:table-cell>
          <table:table-cell office:value-type="string" calcext:value-type="string">
            <text:p>16a8614423883826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07-23_15-30-27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97" calcext:value-type="float">
            <text:p>479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50" calcext:value-type="float">
            <text:p>475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ompoundFeeTransactionManager</text:p>
          </table:table-cell>
          <table:table-cell office:value-type="string" calcext:value-type="string">
            <text:p>0xf3fddc6e077c0576c03d47932472aa90ad063ab1</text:p>
          </table:table-cell>
          <table:table-cell office:value-type="string" calcext:value-type="string">
            <text:p>3ead34b5a4902b4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2_21-53-1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66" calcext:value-type="float">
            <text:p>4866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7" calcext:value-type="float">
            <text:p>197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26" calcext:value-type="float">
            <text:p>4726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WhitelistAdvanced</text:p>
          </table:table-cell>
          <table:table-cell office:value-type="string" calcext:value-type="string">
            <text:p>0xa5b5b72362654adF78f6e89834dB80F2cbb9da14</text:p>
          </table:table-cell>
          <table:table-cell office:value-type="string" calcext:value-type="string">
            <text:p>67d6cb8b83a6998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8_15-13-52</text:p>
          </table:table-cell>
          <table:table-cell office:value-type="string" calcext:value-type="string">
            <text:p>v0.5.6+commit.b259423e</text:p>
          </table:table-cell>
          <table:table-cell office:value-type="string" calcext:value-type="string">
            <text:p>Default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74" calcext:value-type="float">
            <text:p>177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harmaAccountRecoveryMultisig</text:p>
          </table:table-cell>
          <table:table-cell office:value-type="string" calcext:value-type="string">
            <text:p>0x3438ef004ae14500d90073d00000982d70d8b300</text:p>
          </table:table-cell>
          <table:table-cell office:value-type="string" calcext:value-type="string">
            <text:p>7781f896fa4c3e1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6_16-26-1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94" calcext:value-type="float">
            <text:p>3494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RC20Seller</text:p>
          </table:table-cell>
          <table:table-cell office:value-type="string" calcext:value-type="string">
            <text:p>0x033b4d852356914eba166383d2c9d532b28df9bb</text:p>
          </table:table-cell>
          <table:table-cell office:value-type="string" calcext:value-type="string">
            <text:p>79b85530836ad67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0_15-29-07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52" calcext:value-type="float">
            <text:p>252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23" calcext:value-type="float">
            <text:p>4023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XF_TOKEN</text:p>
          </table:table-cell>
          <table:table-cell office:value-type="string" calcext:value-type="string">
            <text:p>0xa830872a73e927826863b105b9d5ca8bff8b113b</text:p>
          </table:table-cell>
          <table:table-cell office:value-type="string" calcext:value-type="string">
            <text:p>5c9c06ff6a097c06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9-06_02-16-02</text:p>
          </table:table-cell>
          <table:table-cell office:value-type="string" calcext:value-type="string">
            <text:p>v0.4.22+commit.4cb486ee</text:p>
          </table:table-cell>
          <table:table-cell office:value-type="string" calcext:value-type="string">
            <text:p>Default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8" calcext:value-type="float">
            <text:p>198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973" calcext:value-type="float">
            <text:p>5973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UR</text:p>
          </table:table-cell>
          <table:table-cell office:value-type="string" calcext:value-type="string">
            <text:p>0x3231cb76718cdef2155fc47b5286d82e6eda273f</text:p>
          </table:table-cell>
          <table:table-cell office:value-type="string" calcext:value-type="string">
            <text:p>1ca109aa34ffb87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11_11-59-4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269" calcext:value-type="float">
            <text:p>6269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01" calcext:value-type="float">
            <text:p>30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4F</text:p>
          </table:table-cell>
          <table:table-cell office:value-type="string" calcext:value-type="string">
            <text:p>0xd4bf86c97d69b096c74374dae23821eaff6a666d</text:p>
          </table:table-cell>
          <table:table-cell office:value-type="string" calcext:value-type="string">
            <text:p>657db38b94564b5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8_21-14-13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84" calcext:value-type="float">
            <text:p>5484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AVE</text:p>
          </table:table-cell>
          <table:table-cell office:value-type="string" calcext:value-type="string">
            <text:p>0xd1b1526792ad0bc88e962a2431bc2e374ab6eaba</text:p>
          </table:table-cell>
          <table:table-cell office:value-type="string" calcext:value-type="string">
            <text:p>4fb98327ce78f96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2_22-48-49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84" calcext:value-type="float">
            <text:p>5484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SITToken</text:p>
          </table:table-cell>
          <table:table-cell office:value-type="string" calcext:value-type="string">
            <text:p>0xab0cae983e07c0614a06d08b43e00814365cceea</text:p>
          </table:table-cell>
          <table:table-cell office:value-type="string" calcext:value-type="string">
            <text:p>759db86a4a10089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6_21-23-4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85" calcext:value-type="float">
            <text:p>4985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ryptoProjectsToken</text:p>
          </table:table-cell>
          <table:table-cell office:value-type="string" calcext:value-type="string">
            <text:p>0xfc86c646d2c90e38e0f0af6d0baee4ea95aa4893</text:p>
          </table:table-cell>
          <table:table-cell office:value-type="string" calcext:value-type="string">
            <text:p>4132f8c02a731c8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1_15-43-3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496" calcext:value-type="float">
            <text:p>5496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37" calcext:value-type="float">
            <text:p>5437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balanceAuctionModule</text:p>
          </table:table-cell>
          <table:table-cell office:value-type="string" calcext:value-type="string">
            <text:p>0x56db0438b1341e81e4c6e62f875fc3607fd1b911</text:p>
          </table:table-cell>
          <table:table-cell office:value-type="string" calcext:value-type="string">
            <text:p>194282f9602bfd9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14_20-04-0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1" calcext:value-type="float">
            <text:p>23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647" calcext:value-type="float">
            <text:p>4647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DFF36f2Dab92F36B54a728ffE475C590d32772e1</text:p>
          </table:table-cell>
          <table:table-cell office:value-type="string" calcext:value-type="string">
            <text:p>27c95a9ce0fcf98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0_22-56-07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96" calcext:value-type="float">
            <text:p>5496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37" calcext:value-type="float">
            <text:p>5437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EECOIN</text:p>
          </table:table-cell>
          <table:table-cell office:value-type="string" calcext:value-type="string">
            <text:p>0x2d2b7929731c926f8ce373a78863080e9ad53356</text:p>
          </table:table-cell>
          <table:table-cell office:value-type="string" calcext:value-type="string">
            <text:p>3b489f6d4353440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8_18-26-48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33" calcext:value-type="float">
            <text:p>2833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OEXCHANGE</text:p>
          </table:table-cell>
          <table:table-cell office:value-type="string" calcext:value-type="string">
            <text:p>0x60c409d9135aae95d53b44fef6adf371db9260fb</text:p>
          </table:table-cell>
          <table:table-cell office:value-type="string" calcext:value-type="string">
            <text:p>35463f5337c1abd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5_08-24-14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JKcoin</text:p>
          </table:table-cell>
          <table:table-cell office:value-type="string" calcext:value-type="string">
            <text:p>0x73f76fb521799305111d6846f03fce037a9f350d</text:p>
          </table:table-cell>
          <table:table-cell office:value-type="string" calcext:value-type="string">
            <text:p>7c52aa4fa7a2739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1_11-49-3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86" calcext:value-type="float">
            <text:p>218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36" calcext:value-type="float">
            <text:p>2136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mpoundImportTaker</text:p>
          </table:table-cell>
          <table:table-cell office:value-type="string" calcext:value-type="string">
            <text:p>0x49f9b47af73c0e73ffd9fe0057e3fcb6e3ec4119</text:p>
          </table:table-cell>
          <table:table-cell office:value-type="string" calcext:value-type="string">
            <text:p>7f1693572e4cc3a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9_12-37-34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68" calcext:value-type="float">
            <text:p>4268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29" calcext:value-type="float">
            <text:p>229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10" calcext:value-type="float">
            <text:p>421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275" calcext:value-type="float">
            <text:p>27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b9d243a0c9f2e0fa5691be4b9c78282f4da2e22e</text:p>
          </table:table-cell>
          <table:table-cell office:value-type="string" calcext:value-type="string">
            <text:p>355f56a4bd8cee4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8_11-30-0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0xa0ea06d873fe49eab4806a8659f281de28c6f6b7</text:p>
          </table:table-cell>
          <table:table-cell office:value-type="string" calcext:value-type="string">
            <text:p>762535b429a499f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4_20-03-17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84" calcext:value-type="float">
            <text:p>5484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A</text:p>
          </table:table-cell>
          <table:table-cell office:value-type="string" calcext:value-type="string">
            <text:p>0x3d9ac8e7a9c9be11dfac1677dda901e28d44527f</text:p>
          </table:table-cell>
          <table:table-cell office:value-type="string" calcext:value-type="string">
            <text:p>74464cf38487873f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2-06_07-08-25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99" calcext:value-type="float">
            <text:p>219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radeEth2DAI</text:p>
          </table:table-cell>
          <table:table-cell office:value-type="string" calcext:value-type="string">
            <text:p>0x60756c12f575a96425ad224ea926cbfbda11d05f</text:p>
          </table:table-cell>
          <table:table-cell office:value-type="string" calcext:value-type="string">
            <text:p>4301365a0a09bf4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5_23-17-38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46" calcext:value-type="float">
            <text:p>2946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RC20Migrator</text:p>
          </table:table-cell>
          <table:table-cell office:value-type="string" calcext:value-type="string">
            <text:p>0xd0a31ebde1a84627cd4f26c9e8562b48b763e5e2</text:p>
          </table:table-cell>
          <table:table-cell office:value-type="string" calcext:value-type="string">
            <text:p>7754c45301cd1e1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4_18-00-4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petersbu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12" calcext:value-type="float">
            <text:p>4412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5" calcext:value-type="float">
            <text:p>165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61" calcext:value-type="float">
            <text:p>3761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92" calcext:value-type="float">
            <text:p>19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ocumentStore</text:p>
          </table:table-cell>
          <table:table-cell office:value-type="string" calcext:value-type="string">
            <text:p>0xb167941b12e3b194e273596ff01c5cb1f5ce3e3e</text:p>
          </table:table-cell>
          <table:table-cell office:value-type="string" calcext:value-type="string">
            <text:p>198fa1098aa5150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3_23-59-0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69" calcext:value-type="float">
            <text:p>236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3071a55A0F7916d796B54A2d095Db85Df693d956</text:p>
          </table:table-cell>
          <table:table-cell office:value-type="string" calcext:value-type="string">
            <text:p>4e9a0094ac43ae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8_07-37-3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98" calcext:value-type="float">
            <text:p>219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RN</text:p>
          </table:table-cell>
          <table:table-cell office:value-type="string" calcext:value-type="string">
            <text:p>0xac34c76abc6ca0e9b04d46b7e24137d70c65ea87</text:p>
          </table:table-cell>
          <table:table-cell office:value-type="string" calcext:value-type="string">
            <text:p>1af2f99136a04a6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7_18-01-10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84" calcext:value-type="float">
            <text:p>5484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RC20Wrapper</text:p>
          </table:table-cell>
          <table:table-cell office:value-type="string" calcext:value-type="string">
            <text:p>0x06f50C56E8a5EC54B7890af2234a968e5244dA63</text:p>
          </table:table-cell>
          <table:table-cell office:value-type="string" calcext:value-type="string">
            <text:p>28c944851e65ae49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22_14-01-3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36" calcext:value-type="float">
            <text:p>223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TARK_Friendly_Hash_Challenge_Poseidon_S80c</text:p>
          </table:table-cell>
          <table:table-cell office:value-type="string" calcext:value-type="string">
            <text:p>0x71bC1B46FaDd067E12b7D09BA3fb795Cd4BF040c</text:p>
          </table:table-cell>
          <table:table-cell office:value-type="string" calcext:value-type="string">
            <text:p>3f0f52315c75b0db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9-25_15-34-1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2E+018" calcext:value-type="float">
            <text:p>2E+018</text:p>
          </table:table-cell>
          <table:table-cell office:value-type="float" office:value="5795" calcext:value-type="float">
            <text:p>5795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96" calcext:value-type="float">
            <text:p>296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54" calcext:value-type="float">
            <text:p>5454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harmaUpgradeMultisig</text:p>
          </table:table-cell>
          <table:table-cell office:value-type="string" calcext:value-type="string">
            <text:p>0x1277009197F59600285D4e319700000000d94e73</text:p>
          </table:table-cell>
          <table:table-cell office:value-type="string" calcext:value-type="string">
            <text:p>74a2efcd44018b5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2_14-26-4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94" calcext:value-type="float">
            <text:p>3494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ZhengHeToKEN</text:p>
          </table:table-cell>
          <table:table-cell office:value-type="string" calcext:value-type="string">
            <text:p>0xab4a12ae82497159f90af30a4c2b1143700c7125</text:p>
          </table:table-cell>
          <table:table-cell office:value-type="string" calcext:value-type="string">
            <text:p>371484d51145f7a3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15_07-50-2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erza</text:p>
          </table:table-cell>
          <table:table-cell office:value-type="string" calcext:value-type="string">
            <text:p>0xee2d318462fdb587b96f7e69606c6afd0e2ff633</text:p>
          </table:table-cell>
          <table:table-cell office:value-type="string" calcext:value-type="string">
            <text:p>33525c7529eb9a8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08_01-54-05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roundTheWorldTravel</text:p>
          </table:table-cell>
          <table:table-cell office:value-type="string" calcext:value-type="string">
            <text:p>0xe3c55be451b7e4e97eb75f2729d41d8d563cd41e</text:p>
          </table:table-cell>
          <table:table-cell office:value-type="string" calcext:value-type="string">
            <text:p>16f20ed76738d4a8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2-07_09-37-53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35" calcext:value-type="float">
            <text:p>5635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ightCoin</text:p>
          </table:table-cell>
          <table:table-cell office:value-type="string" calcext:value-type="string">
            <text:p>0xa657c9247701b2befcb590614b2c2d66b7460323</text:p>
          </table:table-cell>
          <table:table-cell office:value-type="string" calcext:value-type="string">
            <text:p>7596e41019f5efd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3_05-15-37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786" calcext:value-type="float">
            <text:p>478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735" calcext:value-type="float">
            <text:p>4735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ydrolic</text:p>
          </table:table-cell>
          <table:table-cell office:value-type="string" calcext:value-type="string">
            <text:p>0x7b551d679606ee11862b0e9b2d354b53951fda93</text:p>
          </table:table-cell>
          <table:table-cell office:value-type="string" calcext:value-type="string">
            <text:p>6579711aaf021bb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9_20-29-1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Token</text:p>
          </table:table-cell>
          <table:table-cell office:value-type="string" calcext:value-type="string">
            <text:p>0x24d6193066d21d36938dc336322c64034af202d9</text:p>
          </table:table-cell>
          <table:table-cell office:value-type="string" calcext:value-type="string">
            <text:p>70bb603c6c1f8d4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0_13-26-20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484" calcext:value-type="float">
            <text:p>5484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ppProxyUpgradeable</text:p>
          </table:table-cell>
          <table:table-cell office:value-type="string" calcext:value-type="string">
            <text:p>0x0b4D742d52EE0C4391439f80822B26fDF1ad6Ee7</text:p>
          </table:table-cell>
          <table:table-cell office:value-type="string" calcext:value-type="string">
            <text:p>7b0d29ef714b55b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4_17-40-5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629" calcext:value-type="float">
            <text:p>2629</text:p>
          </table:table-cell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AMDAN</text:p>
          </table:table-cell>
          <table:table-cell office:value-type="string" calcext:value-type="string">
            <text:p>0xdba934811a10d2cfe5f33736cc56c42e7b8fd067</text:p>
          </table:table-cell>
          <table:table-cell office:value-type="string" calcext:value-type="string">
            <text:p>425be9622ea26df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19-27-3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miseGangsterToken</text:p>
          </table:table-cell>
          <table:table-cell office:value-type="string" calcext:value-type="string">
            <text:p>0xc7665729dccff66f8f1b8676434f0ae4a9bfe511</text:p>
          </table:table-cell>
          <table:table-cell office:value-type="string" calcext:value-type="string">
            <text:p>10182bbb652f0f2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5_16-21-43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riosToken</text:p>
          </table:table-cell>
          <table:table-cell office:value-type="string" calcext:value-type="string">
            <text:p>0xde1289e68ad9e65ccf50d800c0cec2d514b80a40</text:p>
          </table:table-cell>
          <table:table-cell office:value-type="string" calcext:value-type="string">
            <text:p>5328d6bb690f88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4_16-40-38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office:value-type="float" office:value="5906" calcext:value-type="float">
            <text:p>5906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843" calcext:value-type="float">
            <text:p>5843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aoRewardsStorage</text:p>
          </table:table-cell>
          <table:table-cell office:value-type="string" calcext:value-type="string">
            <text:p>0x35addce0274ba9104293c4cf234e43b5ae2d4ef3</text:p>
          </table:table-cell>
          <table:table-cell office:value-type="string" calcext:value-type="string">
            <text:p>6c2b388c453a414f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2019-03-29_03-33-4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70" calcext:value-type="float">
            <text:p>547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08" calcext:value-type="float">
            <text:p>20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417" calcext:value-type="float">
            <text:p>5417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lockToken</text:p>
          </table:table-cell>
          <table:table-cell office:value-type="string" calcext:value-type="string">
            <text:p>0xbC7B9bFB9Cf68a40262DCbc4D0D2e344fFb74CE3</text:p>
          </table:table-cell>
          <table:table-cell office:value-type="string" calcext:value-type="string">
            <text:p>13d61b54cdecef6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5_03-36-14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idgeFlashLoanTaker</text:p>
          </table:table-cell>
          <table:table-cell office:value-type="string" calcext:value-type="string">
            <text:p>0x4b922507b808d3895c2213a2b4c4720756b4d9e0</text:p>
          </table:table-cell>
          <table:table-cell office:value-type="string" calcext:value-type="string">
            <text:p>2e7b1aa6a2d3768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5_09-35-22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0" calcext:value-type="float">
            <text:p>3860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803" calcext:value-type="float">
            <text:p>3803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ceandexExchange</text:p>
          </table:table-cell>
          <table:table-cell office:value-type="string" calcext:value-type="string">
            <text:p>0xc5d62ba0d89fabe682058c6c65389f255c5b192e</text:p>
          </table:table-cell>
          <table:table-cell office:value-type="string" calcext:value-type="string">
            <text:p>43b3542e4f4168eb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3-28_11-23-55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itcoinSmooth</text:p>
          </table:table-cell>
          <table:table-cell office:value-type="string" calcext:value-type="string">
            <text:p>0x541d676940Fd68f2755c1585ec06a6f4857cf193</text:p>
          </table:table-cell>
          <table:table-cell office:value-type="string" calcext:value-type="string">
            <text:p>7fda6976dee2960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4_06-21-1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b9d475e3da6fd7da73c1ced9f460e1c039338732</text:p>
          </table:table-cell>
          <table:table-cell office:value-type="string" calcext:value-type="string">
            <text:p>5cf54583339b4d8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4_09-50-59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97" calcext:value-type="float">
            <text:p>4697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inDgpt</text:p>
          </table:table-cell>
          <table:table-cell office:value-type="string" calcext:value-type="string">
            <text:p>0x8ecff12e848c804526ce917343ebfa92c572309c</text:p>
          </table:table-cell>
          <table:table-cell office:value-type="string" calcext:value-type="string">
            <text:p>42713f3a151c43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0_08-29-0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35" calcext:value-type="float">
            <text:p>5635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0x7149d21e781a891df0dd29d2abcd95380122ba45</text:p>
          </table:table-cell>
          <table:table-cell office:value-type="string" calcext:value-type="string">
            <text:p>734dd41d8e345a6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5_20-15-4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ayperEx</text:p>
          </table:table-cell>
          <table:table-cell office:value-type="string" calcext:value-type="string">
            <text:p>0xc1d204d77861def49b6e769347a883b15ec397ff</text:p>
          </table:table-cell>
          <table:table-cell office:value-type="string" calcext:value-type="string">
            <text:p>19381d9f14886e7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2_07-08-2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lacklist</text:p>
          </table:table-cell>
          <table:table-cell office:value-type="string" calcext:value-type="string">
            <text:p>0x29d9ede1d2fac6fe3b19d6005a81540d094665a5</text:p>
          </table:table-cell>
          <table:table-cell office:value-type="string" calcext:value-type="string">
            <text:p>1921c1ee4c8cf02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26_09-41-37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oyalToken</text:p>
          </table:table-cell>
          <table:table-cell office:value-type="string" calcext:value-type="string">
            <text:p>0xc03df2929b0bef1f6f80f315069671809a0ba27b</text:p>
          </table:table-cell>
          <table:table-cell office:value-type="string" calcext:value-type="string">
            <text:p>697961291b119c0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4_07-02-0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ayPalToken</text:p>
          </table:table-cell>
          <table:table-cell office:value-type="string" calcext:value-type="string">
            <text:p>0x1da73c1a17f136faf15a666b645dde92a608d809</text:p>
          </table:table-cell>
          <table:table-cell office:value-type="string" calcext:value-type="string">
            <text:p>3d1c06fe84866536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4-10_15-55-3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niverseCoin</text:p>
          </table:table-cell>
          <table:table-cell office:value-type="string" calcext:value-type="string">
            <text:p>0xe91c92e2827689f9369f685ee15b89b9b0dbe299</text:p>
          </table:table-cell>
          <table:table-cell office:value-type="string" calcext:value-type="string">
            <text:p>eb89d82081502e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2_16-15-5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714" calcext:value-type="float">
            <text:p>67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28" calcext:value-type="float">
            <text:p>228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602" calcext:value-type="float">
            <text:p>6602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cab939ae4bfe0153398e0b446d3674a4ec772c0d</text:p>
          </table:table-cell>
          <table:table-cell office:value-type="string" calcext:value-type="string">
            <text:p>389cd9105598ac3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9_16-41-03</text:p>
          </table:table-cell>
          <table:table-cell office:value-type="string" calcext:value-type="string">
            <text:p>v0.6.4+commit.1dca32f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0.6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85" calcext:value-type="float">
            <text:p>2185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iracleCoin</text:p>
          </table:table-cell>
          <table:table-cell office:value-type="string" calcext:value-type="string">
            <text:p>0xf9b19663188c8c91d61d0116904605ba8a1452fa</text:p>
          </table:table-cell>
          <table:table-cell office:value-type="string" calcext:value-type="string">
            <text:p>82ea578bef371b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9_08-40-4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thereumGasChain</text:p>
          </table:table-cell>
          <table:table-cell office:value-type="string" calcext:value-type="string">
            <text:p>0x56c7bb2ef6357be01c5dbd8a29a4365aed559596</text:p>
          </table:table-cell>
          <table:table-cell office:value-type="string" calcext:value-type="string">
            <text:p>7ae9803d69e3b1d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2_07-59-2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erpol</text:p>
          </table:table-cell>
          <table:table-cell office:value-type="string" calcext:value-type="string">
            <text:p>0x70e7f1ada9414640c701b49ccd78feffc8f8a571</text:p>
          </table:table-cell>
          <table:table-cell office:value-type="string" calcext:value-type="string">
            <text:p>2eb0237c9619db4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19_13-58-5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LEToken</text:p>
          </table:table-cell>
          <table:table-cell office:value-type="string" calcext:value-type="string">
            <text:p>0xd81a262671dac0a81896d53311637cd0ffa43b4f</text:p>
          </table:table-cell>
          <table:table-cell office:value-type="string" calcext:value-type="string">
            <text:p>1f6c4baf616b21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30_04-26-4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Yaapoo</text:p>
          </table:table-cell>
          <table:table-cell office:value-type="string" calcext:value-type="string">
            <text:p>0xd79557343d8ff318b94127a3ae7ed3fd64064af8</text:p>
          </table:table-cell>
          <table:table-cell office:value-type="string" calcext:value-type="string">
            <text:p>71b0c3724f10f4b7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8-23_17-07-4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$RCLETermsOfService</text:p>
          </table:table-cell>
          <table:table-cell office:value-type="string" calcext:value-type="string">
            <text:p>0x8d7f62f76adeaf5b3013bd0de09a11c7dc91f15c</text:p>
          </table:table-cell>
          <table:table-cell office:value-type="string" calcext:value-type="string">
            <text:p>60089d75051a5f8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6_01-13-53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56" calcext:value-type="float">
            <text:p>5756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7" calcext:value-type="float">
            <text:p>207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57" calcext:value-type="float">
            <text:p>25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UDEX</text:p>
          </table:table-cell>
          <table:table-cell office:value-type="string" calcext:value-type="string">
            <text:p>0x2c0687c70b9d4c3defc1bb9fb66b7caf3363e893</text:p>
          </table:table-cell>
          <table:table-cell office:value-type="string" calcext:value-type="string">
            <text:p>62ca3d88251642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8_03-26-3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WQB</text:p>
          </table:table-cell>
          <table:table-cell office:value-type="string" calcext:value-type="string">
            <text:p>0xa2f611e84174ec3f8d19909c0a62fa44145aa0bc</text:p>
          </table:table-cell>
          <table:table-cell office:value-type="string" calcext:value-type="string">
            <text:p>7fac0348c2b352d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2_07-29-3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XION</text:p>
          </table:table-cell>
          <table:table-cell office:value-type="string" calcext:value-type="string">
            <text:p>0xe5748911482a173bbb8cc5bf333cd9fbd4e68067</text:p>
          </table:table-cell>
          <table:table-cell office:value-type="string" calcext:value-type="string">
            <text:p>343342025274084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8_17-21-3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0x78f2c2af65126834c51822f56be0d7469d7a523e</text:p>
          </table:table-cell>
          <table:table-cell office:value-type="string" calcext:value-type="string">
            <text:p>558975bc6ba3944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8_18-15-2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638" calcext:value-type="float">
            <text:p>3638</text:p>
          </table:table-cell>
          <table:table-cell office:value-type="float" office:value="0" calcext:value-type="float">
            <text:p>0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124" calcext:value-type="float">
            <text:p>6124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VD</text:p>
          </table:table-cell>
          <table:table-cell office:value-type="string" calcext:value-type="string">
            <text:p>0x046ed2df4e9165fb3d7c7a3f5a161e53291b7fbb</text:p>
          </table:table-cell>
          <table:table-cell office:value-type="string" calcext:value-type="string">
            <text:p>22c295fa5c953921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4-18_05-11-4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18" calcext:value-type="float">
            <text:p>481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764" calcext:value-type="float">
            <text:p>476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EYToken</text:p>
          </table:table-cell>
          <table:table-cell office:value-type="string" calcext:value-type="string">
            <text:p>0x09ab0089e07dec0ba71153cd818c44bd29562129</text:p>
          </table:table-cell>
          <table:table-cell office:value-type="string" calcext:value-type="string">
            <text:p>263dc3bbcd96350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4_04-33-26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igitalSecretary</text:p>
          </table:table-cell>
          <table:table-cell office:value-type="string" calcext:value-type="string">
            <text:p>0x51e2a2885a6208948a4ce92dbc7cce619a65492d</text:p>
          </table:table-cell>
          <table:table-cell office:value-type="string" calcext:value-type="string">
            <text:p>557ec9d9b185c6d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9_21-15-28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37" calcext:value-type="float">
            <text:p>3737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efundEscrow</text:p>
          </table:table-cell>
          <table:table-cell office:value-type="string" calcext:value-type="string">
            <text:p>0xbdb39870d0bb20df10913acdfce100029e2715a4</text:p>
          </table:table-cell>
          <table:table-cell office:value-type="string" calcext:value-type="string">
            <text:p>626215e9e9fcc21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4_20-49-40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62" calcext:value-type="float">
            <text:p>2962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itcoffeen</text:p>
          </table:table-cell>
          <table:table-cell office:value-type="string" calcext:value-type="string">
            <text:p>0x708aA4e8AaeAaD6074dD09cc4e5C52A70452eB39</text:p>
          </table:table-cell>
          <table:table-cell office:value-type="string" calcext:value-type="string">
            <text:p>1691b6bc956abfd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31_13-36-3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32" calcext:value-type="float">
            <text:p>213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ightyTwentyPortfolio</text:p>
          </table:table-cell>
          <table:table-cell office:value-type="string" calcext:value-type="string">
            <text:p>0xed6fe9e48c675170b8d6de9c00b52b6ebddffd4f</text:p>
          </table:table-cell>
          <table:table-cell office:value-type="string" calcext:value-type="string">
            <text:p>5f0d908a69350c0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1_13-16-5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obe</text:p>
          </table:table-cell>
          <table:table-cell office:value-type="string" calcext:value-type="string">
            <text:p>0xda39bebb3ffa095fed04634e288f0d4c53c7b12b</text:p>
          </table:table-cell>
          <table:table-cell office:value-type="string" calcext:value-type="string">
            <text:p>3dd31bc7338519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2_20-19-41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830" calcext:value-type="float">
            <text:p>6830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17" calcext:value-type="float">
            <text:p>317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454" calcext:value-type="float">
            <text:p>6454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379" calcext:value-type="float">
            <text:p>37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centralizedAirdropToken</text:p>
          </table:table-cell>
          <table:table-cell office:value-type="string" calcext:value-type="string">
            <text:p>0xd2225c6eb3e8a102370fb38a89cce2094f74658f</text:p>
          </table:table-cell>
          <table:table-cell office:value-type="string" calcext:value-type="string">
            <text:p>34e15b37d8fcb9b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2_05-03-4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atretix</text:p>
          </table:table-cell>
          <table:table-cell office:value-type="string" calcext:value-type="string">
            <text:p>0x081f5489a66d3c75d615040fddd64d9ba1e74e76</text:p>
          </table:table-cell>
          <table:table-cell office:value-type="string" calcext:value-type="string">
            <text:p>11919a9245f96ee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27_16-51-5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ZENToken</text:p>
          </table:table-cell>
          <table:table-cell office:value-type="string" calcext:value-type="string">
            <text:p>0x2946aeb1018eb5edc1cbbd8955c809f095507a29</text:p>
          </table:table-cell>
          <table:table-cell office:value-type="string" calcext:value-type="string">
            <text:p>2eca0dc67f42aa2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8_13-02-1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59" calcext:value-type="float">
            <text:p>495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05" calcext:value-type="float">
            <text:p>490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ungprotocol</text:p>
          </table:table-cell>
          <table:table-cell office:value-type="string" calcext:value-type="string">
            <text:p>0xee0f286776639cd363da810daf3e0623f82576b0</text:p>
          </table:table-cell>
          <table:table-cell office:value-type="string" calcext:value-type="string">
            <text:p>7591dcb71a2e44c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2_01-08-28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484" calcext:value-type="float">
            <text:p>5484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BTCToken</text:p>
          </table:table-cell>
          <table:table-cell office:value-type="string" calcext:value-type="string">
            <text:p>0xa4ca8d3ebf889cffc6b9d360b9c2cd3e0493b5a6</text:p>
          </table:table-cell>
          <table:table-cell office:value-type="string" calcext:value-type="string">
            <text:p>4bfdee0df2b87c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7_22-32-44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89" calcext:value-type="float">
            <text:p>648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436" calcext:value-type="float">
            <text:p>6436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ITCOINBAKE</text:p>
          </table:table-cell>
          <table:table-cell office:value-type="string" calcext:value-type="string">
            <text:p>0x4340b48b1a7a83a5b355ed4ce50559eeb8a91836</text:p>
          </table:table-cell>
          <table:table-cell office:value-type="string" calcext:value-type="string">
            <text:p>54661ff825a917b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4_07-11-4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xHKDToken</text:p>
          </table:table-cell>
          <table:table-cell office:value-type="string" calcext:value-type="string">
            <text:p>0x09af99b655e39b0469782af86502694a1fbcf2be</text:p>
          </table:table-cell>
          <table:table-cell office:value-type="string" calcext:value-type="string">
            <text:p>4fe5cc68ff95e35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4_06-44-3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CC</text:p>
          </table:table-cell>
          <table:table-cell office:value-type="string" calcext:value-type="string">
            <text:p>0xaBa2BC503c275142dd89dAb076fe65b67b3a4fEe</text:p>
          </table:table-cell>
          <table:table-cell office:value-type="string" calcext:value-type="string">
            <text:p>3f230df51d950de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6_09-17-17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QUA</text:p>
          </table:table-cell>
          <table:table-cell office:value-type="string" calcext:value-type="string">
            <text:p>0x0ca0d1d286bcd99d8c48b3ac71269b793b45dab3</text:p>
          </table:table-cell>
          <table:table-cell office:value-type="string" calcext:value-type="string">
            <text:p>6bf0adfa525cb433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1-22_16-04-56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484" calcext:value-type="float">
            <text:p>5484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iggericksShop</text:p>
          </table:table-cell>
          <table:table-cell office:value-type="string" calcext:value-type="string">
            <text:p>0x1b80c5d3a76176c7119558a6b4b250a6421e893b</text:p>
          </table:table-cell>
          <table:table-cell office:value-type="string" calcext:value-type="string">
            <text:p>384cef621b068ad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8_10-59-1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6.36849314923883E+017" calcext:value-type="float">
            <text:p>6,36849314923883E+017</text:p>
          </table:table-cell>
          <table:table-cell office:value-type="float" office:value="4621" calcext:value-type="float">
            <text:p>4621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326" calcext:value-type="float">
            <text:p>4326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feMathLibExt</text:p>
          </table:table-cell>
          <table:table-cell office:value-type="string" calcext:value-type="string">
            <text:p>0x9C286dEA9B48E15fcfA764A37Dc9b9D11d7DF8e5</text:p>
          </table:table-cell>
          <table:table-cell office:value-type="string" calcext:value-type="string">
            <text:p>241c26a9006a29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4_14-51-41</text:p>
          </table:table-cell>
          <table:table-cell office:value-type="string" calcext:value-type="string">
            <text:p>v0.4.11+commit.68ef5810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YToken</text:p>
          </table:table-cell>
          <table:table-cell office:value-type="string" calcext:value-type="string">
            <text:p>0xa90357f657d07c6ec45683ead6c22377cede8acf</text:p>
          </table:table-cell>
          <table:table-cell office:value-type="string" calcext:value-type="string">
            <text:p>2832dd934b02f329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9_15-30-2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RS</text:p>
          </table:table-cell>
          <table:table-cell office:value-type="string" calcext:value-type="string">
            <text:p>0xb12e488b968fbf7a2e942f918e31eea4f49fc7a8</text:p>
          </table:table-cell>
          <table:table-cell office:value-type="string" calcext:value-type="string">
            <text:p>ee0b8b59dec865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2_01-07-2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lashETH</text:p>
          </table:table-cell>
          <table:table-cell office:value-type="string" calcext:value-type="string">
            <text:p>0x659d82b4f4c23c40feff2e3d65e4e1c7a38e20fd</text:p>
          </table:table-cell>
          <table:table-cell office:value-type="string" calcext:value-type="string">
            <text:p>2a2ae08b43e7858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7_13-21-26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.02E+017" calcext:value-type="float">
            <text:p>1,02E+017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0.6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Token</text:p>
          </table:table-cell>
          <table:table-cell office:value-type="string" calcext:value-type="string">
            <text:p>0xd56c63dccc31954ffc81dbf384967d6e37593394</text:p>
          </table:table-cell>
          <table:table-cell office:value-type="string" calcext:value-type="string">
            <text:p>314462bdb8520ad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31_14-08-5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YuFuToken</text:p>
          </table:table-cell>
          <table:table-cell office:value-type="string" calcext:value-type="string">
            <text:p>0xac55f8f6d9b89d39b475baa58c7e306bc659cdbb</text:p>
          </table:table-cell>
          <table:table-cell office:value-type="string" calcext:value-type="string">
            <text:p>49490aed6bf079f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9_11-12-2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ALK</text:p>
          </table:table-cell>
          <table:table-cell office:value-type="string" calcext:value-type="string">
            <text:p>0x45639d24d8E145Fe40e24A7a60cbC32D275f65b6</text:p>
          </table:table-cell>
          <table:table-cell office:value-type="string" calcext:value-type="string">
            <text:p>657e7c6f4e94c04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8_01-35-4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ARICCOIN</text:p>
          </table:table-cell>
          <table:table-cell office:value-type="string" calcext:value-type="string">
            <text:p>0xee716f02f619c1ee5221a545083af1205bceed77</text:p>
          </table:table-cell>
          <table:table-cell office:value-type="string" calcext:value-type="string">
            <text:p>1270278900ce2c6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8_14-21-25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94" calcext:value-type="float">
            <text:p>639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344" calcext:value-type="float">
            <text:p>6344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ongKongBlockchainCurrency</text:p>
          </table:table-cell>
          <table:table-cell office:value-type="string" calcext:value-type="string">
            <text:p>0xc3b1a4e4e1574fd51e633fa725a3d5e9c6787bea</text:p>
          </table:table-cell>
          <table:table-cell office:value-type="string" calcext:value-type="string">
            <text:p>5404b8bc4da9e570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3-10_09-28-21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35" calcext:value-type="float">
            <text:p>5635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CMT</text:p>
          </table:table-cell>
          <table:table-cell office:value-type="string" calcext:value-type="string">
            <text:p>0x98bfe90ccd9d627f882e40bab73b9a9f923639a4</text:p>
          </table:table-cell>
          <table:table-cell office:value-type="string" calcext:value-type="string">
            <text:p>3f158c42734312a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0_10-57-4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inJanitor</text:p>
          </table:table-cell>
          <table:table-cell office:value-type="string" calcext:value-type="string">
            <text:p>0x3d10d0907acd2fbbdc1abba4cd714b3a40196011</text:p>
          </table:table-cell>
          <table:table-cell office:value-type="string" calcext:value-type="string">
            <text:p>1bee30aae122d71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7_18-36-27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0x208bbb6bcea22ef2011789331405347394ebaa51</text:p>
          </table:table-cell>
          <table:table-cell office:value-type="string" calcext:value-type="string">
            <text:p>46c21281b9a5c58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5_21-35-2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0xd78b2d8e9088ebf88535e2255d86003ce484cc28</text:p>
          </table:table-cell>
          <table:table-cell office:value-type="string" calcext:value-type="string">
            <text:p>f176762c42a34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3_05-05-5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pollonCoin</text:p>
          </table:table-cell>
          <table:table-cell office:value-type="string" calcext:value-type="string">
            <text:p>0x3589ccED7c84060C428dfBd4BDb9903a3E418e73</text:p>
          </table:table-cell>
          <table:table-cell office:value-type="string" calcext:value-type="string">
            <text:p>3e90cead9e9ffd2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8_13-35-2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inSbs</text:p>
          </table:table-cell>
          <table:table-cell office:value-type="string" calcext:value-type="string">
            <text:p>0x411f62eb0f063ca5c063154e98e6dd5c451dbd23</text:p>
          </table:table-cell>
          <table:table-cell office:value-type="string" calcext:value-type="string">
            <text:p>29427d3150a02c4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5_09-52-53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35" calcext:value-type="float">
            <text:p>5635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RC20TokenBankProvider</text:p>
          </table:table-cell>
          <table:table-cell office:value-type="string" calcext:value-type="string">
            <text:p>0xa6A14A4cd57f107C29Fa54658f1450A8760bB1B6</text:p>
          </table:table-cell>
          <table:table-cell office:value-type="string" calcext:value-type="string">
            <text:p>2f327e99d9b26fd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30_17-47-0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36" calcext:value-type="float">
            <text:p>336</text:p>
          </table:table-cell>
          <table:table-cell office:value-type="float" office:value="269" calcext:value-type="float">
            <text:p>269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5687" calcext:value-type="float">
            <text:p>5687</text:p>
          </table:table-cell>
          <table:table-cell office:value-type="float" office:value="74" calcext:value-type="float">
            <text:p>74</text:p>
          </table:table-cell>
          <table:table-cell office:value-type="float" office:value="430" calcext:value-type="float">
            <text:p>430</text:p>
          </table:table-cell>
          <table:table-cell office:value-type="float" office:value="321" calcext:value-type="float">
            <text:p>321</text:p>
          </table:table-cell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AMTToken</text:p>
          </table:table-cell>
          <table:table-cell office:value-type="string" calcext:value-type="string">
            <text:p>0xf07c4b3999663ea7e6727836e5707553446c1f4c</text:p>
          </table:table-cell>
          <table:table-cell office:value-type="string" calcext:value-type="string">
            <text:p>53501de42e289ee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1_05-14-3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26" calcext:value-type="float">
            <text:p>226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31" calcext:value-type="float">
            <text:p>403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72" calcext:value-type="float">
            <text:p>27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eldaCoin</text:p>
          </table:table-cell>
          <table:table-cell office:value-type="string" calcext:value-type="string">
            <text:p>0x4c8563be01a48f4e8520fba68f826010abacb6c6</text:p>
          </table:table-cell>
          <table:table-cell office:value-type="string" calcext:value-type="string">
            <text:p>539262a39a95d8c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24_20-35-41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790" calcext:value-type="float">
            <text:p>779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729" calcext:value-type="float">
            <text:p>7729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321" calcext:value-type="float">
            <text:p>3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ustlinesNetworkToken</text:p>
          </table:table-cell>
          <table:table-cell office:value-type="string" calcext:value-type="string">
            <text:p>0x679131f591b4f369acb8cd8c51e68596806c3916</text:p>
          </table:table-cell>
          <table:table-cell office:value-type="string" calcext:value-type="string">
            <text:p>6f0c319f5b6acb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4_12-41-21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petersburg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678" calcext:value-type="float">
            <text:p>267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MVToken</text:p>
          </table:table-cell>
          <table:table-cell office:value-type="string" calcext:value-type="string">
            <text:p>0xa7d779c9db310a3cb281448dd1db7da8adcb335e</text:p>
          </table:table-cell>
          <table:table-cell office:value-type="string" calcext:value-type="string">
            <text:p>1167e4cc7f9b974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7_08-09-36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81" calcext:value-type="float">
            <text:p>61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98" calcext:value-type="float">
            <text:p>609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87" calcext:value-type="float">
            <text:p>18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irDrop</text:p>
          </table:table-cell>
          <table:table-cell office:value-type="string" calcext:value-type="string">
            <text:p>0x39799db6b6a81b995ffcaac61e9c337c672deb0b</text:p>
          </table:table-cell>
          <table:table-cell office:value-type="string" calcext:value-type="string">
            <text:p>56fabe702aa9c5f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9_12-26-30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78" calcext:value-type="float">
            <text:p>2378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47" calcext:value-type="float">
            <text:p>224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ulksenderProxy</text:p>
          </table:table-cell>
          <table:table-cell office:value-type="string" calcext:value-type="string">
            <text:p>0x5c3c090a8677b46da26ce86274ac399e61c64daf</text:p>
          </table:table-cell>
          <table:table-cell office:value-type="string" calcext:value-type="string">
            <text:p>5bc44c5d8e3b244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9_12-45-3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99" calcext:value-type="float">
            <text:p>249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pitalCoinClassic</text:p>
          </table:table-cell>
          <table:table-cell office:value-type="string" calcext:value-type="string">
            <text:p>0x2da6482c770c55b23f66a6190e8bb76862419aaf</text:p>
          </table:table-cell>
          <table:table-cell office:value-type="string" calcext:value-type="string">
            <text:p>6bc7b4541a13b45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7_00-33-06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agToken</text:p>
          </table:table-cell>
          <table:table-cell office:value-type="string" calcext:value-type="string">
            <text:p>0x5Ac44ca5368698568d96437363BEcc8Cd84EF061</text:p>
          </table:table-cell>
          <table:table-cell office:value-type="string" calcext:value-type="string">
            <text:p>52c0bbefdc66977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4_10-15-4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2" calcext:value-type="float">
            <text:p>214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niSwap_ETH_DAIZap</text:p>
          </table:table-cell>
          <table:table-cell office:value-type="string" calcext:value-type="string">
            <text:p>0x929a10efda7099865dad8286aee8715078902d51</text:p>
          </table:table-cell>
          <table:table-cell office:value-type="string" calcext:value-type="string">
            <text:p>6928ef4097d0443d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2-08_16-28-22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95" calcext:value-type="float">
            <text:p>2995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saBounty</text:p>
          </table:table-cell>
          <table:table-cell office:value-type="string" calcext:value-type="string">
            <text:p>0x754e0b614b7359b22cf22458530798242d564560</text:p>
          </table:table-cell>
          <table:table-cell office:value-type="string" calcext:value-type="string">
            <text:p>7afb5d8127e930b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0_19-00-35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48" calcext:value-type="float">
            <text:p>6048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90" calcext:value-type="float">
            <text:p>29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989" calcext:value-type="float">
            <text:p>5989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346" calcext:value-type="float">
            <text:p>34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epositRegistry</text:p>
          </table:table-cell>
          <table:table-cell office:value-type="string" calcext:value-type="string">
            <text:p>0xc234efe85f6f31c47485659e8deb21b0885118c5</text:p>
          </table:table-cell>
          <table:table-cell office:value-type="string" calcext:value-type="string">
            <text:p>4e387a7a43314c3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7_11-35-5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72" calcext:value-type="float">
            <text:p>7272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75" calcext:value-type="float">
            <text:p>275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854" calcext:value-type="float">
            <text:p>6854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18" calcext:value-type="float">
            <text:p>31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hiSpender</text:p>
          </table:table-cell>
          <table:table-cell office:value-type="string" calcext:value-type="string">
            <text:p>0x66718faccc5d6bd88cdf78797f9ecdb8745dae54</text:p>
          </table:table-cell>
          <table:table-cell office:value-type="string" calcext:value-type="string">
            <text:p>22d83b262202326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5-06_16-42-04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0.5.17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0x35c8c5d9bec0dcd50ce4bd929fa3bed9ed1f7c89</text:p>
          </table:table-cell>
          <table:table-cell office:value-type="string" calcext:value-type="string">
            <text:p>70cbc7c9005006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10_12-09-18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36" calcext:value-type="float">
            <text:p>803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23" calcext:value-type="float">
            <text:p>323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740" calcext:value-type="float">
            <text:p>7740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375" calcext:value-type="float">
            <text:p>37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onationchain</text:p>
          </table:table-cell>
          <table:table-cell office:value-type="string" calcext:value-type="string">
            <text:p>0x582679c300a5a2b63b370138a596f8a6a427278c</text:p>
          </table:table-cell>
          <table:table-cell office:value-type="string" calcext:value-type="string">
            <text:p>2944152e5d9d4d1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8_20-32-13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5" calcext:value-type="float">
            <text:p>295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07" calcext:value-type="float">
            <text:p>2907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niSwap_ETH_SNXZap</text:p>
          </table:table-cell>
          <table:table-cell office:value-type="string" calcext:value-type="string">
            <text:p>0xe3385df5b47687405A02Fc24322DeDb7df381852</text:p>
          </table:table-cell>
          <table:table-cell office:value-type="string" calcext:value-type="string">
            <text:p>14502bc1ab962088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2-08_16-41-58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95" calcext:value-type="float">
            <text:p>2995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iveTogether</text:p>
          </table:table-cell>
          <table:table-cell office:value-type="string" calcext:value-type="string">
            <text:p>0xf10afe13255a3cbc02040ca3748eb0c0a4f01bff</text:p>
          </table:table-cell>
          <table:table-cell office:value-type="string" calcext:value-type="string">
            <text:p>3b8ae4931633a8c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4_02-05-13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83" calcext:value-type="float">
            <text:p>608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ompoundBasicProxy</text:p>
          </table:table-cell>
          <table:table-cell office:value-type="string" calcext:value-type="string">
            <text:p>0xbd01993b7ec5b2ac262e27bf5dee4d37c53800e6</text:p>
          </table:table-cell>
          <table:table-cell office:value-type="string" calcext:value-type="string">
            <text:p>62479fd59d78fa4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31_12-41-52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3" calcext:value-type="float">
            <text:p>18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ternalStorageProxy</text:p>
          </table:table-cell>
          <table:table-cell office:value-type="string" calcext:value-type="string">
            <text:p>0x3014ca10b91cb3d0ad85fef7a3cb95bcac9c0f79</text:p>
          </table:table-cell>
          <table:table-cell office:value-type="string" calcext:value-type="string">
            <text:p>386eae2ae2e075d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3_12-47-2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CPToken</text:p>
          </table:table-cell>
          <table:table-cell office:value-type="string" calcext:value-type="string">
            <text:p>0x998ffa137f081e393c7174e4bb2a8d23df59e55c</text:p>
          </table:table-cell>
          <table:table-cell office:value-type="string" calcext:value-type="string">
            <text:p>6dfc7c89b951e2a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9_13-38-1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8589" calcext:value-type="float">
            <text:p>8589</text:p>
          </table:table-cell>
          <table:table-cell office:value-type="float" office:value="0" calcext:value-type="float">
            <text:p>0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racleProxy</text:p>
          </table:table-cell>
          <table:table-cell office:value-type="string" calcext:value-type="string">
            <text:p>0x9bccedddd9c1C95E722b2E661AA2712e0b1D0397</text:p>
          </table:table-cell>
          <table:table-cell office:value-type="string" calcext:value-type="string">
            <text:p>7fcb96fc08ffbd38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23_19-58-34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22" calcext:value-type="float">
            <text:p>422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83" calcext:value-type="float">
            <text:p>183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802" calcext:value-type="float">
            <text:p>380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QPCToken</text:p>
          </table:table-cell>
          <table:table-cell office:value-type="string" calcext:value-type="string">
            <text:p>0x8F925ff8422192B14AD3B6db9883acde95fd073a</text:p>
          </table:table-cell>
          <table:table-cell office:value-type="string" calcext:value-type="string">
            <text:p>4a48aa52294141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6_05-47-5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985" calcext:value-type="float">
            <text:p>798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42" calcext:value-type="float">
            <text:p>342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915" calcext:value-type="float">
            <text:p>7915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379" calcext:value-type="float">
            <text:p>37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airDice</text:p>
          </table:table-cell>
          <table:table-cell office:value-type="string" calcext:value-type="string">
            <text:p>0xaeb330ed69bb596589d102ef6a21fef9a09c780e</text:p>
          </table:table-cell>
          <table:table-cell office:value-type="string" calcext:value-type="string">
            <text:p>5cdb78b775e0757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31_15-36-2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74" calcext:value-type="float">
            <text:p>947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78" calcext:value-type="float">
            <text:p>278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367" calcext:value-type="float">
            <text:p>9367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332" calcext:value-type="float">
            <text:p>33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ermsOfService</text:p>
          </table:table-cell>
          <table:table-cell office:value-type="string" calcext:value-type="string">
            <text:p>0x7c31b2b656fa7fe723a4f6f8dc2bfb44ffd8bc13</text:p>
          </table:table-cell>
          <table:table-cell office:value-type="string" calcext:value-type="string">
            <text:p>8331dac1ac5c37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2_02-13-25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2.5E+016" calcext:value-type="float">
            <text:p>2,5E+016</text:p>
          </table:table-cell>
          <table:table-cell office:value-type="float" office:value="7445" calcext:value-type="float">
            <text:p>7445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96" calcext:value-type="float">
            <text:p>296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389" calcext:value-type="float">
            <text:p>7389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49" calcext:value-type="float">
            <text:p>34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icroex</text:p>
          </table:table-cell>
          <table:table-cell office:value-type="string" calcext:value-type="string">
            <text:p>0x9087c06ea08f5efac5190c08e749c01fc8b2491f</text:p>
          </table:table-cell>
          <table:table-cell office:value-type="string" calcext:value-type="string">
            <text:p>77cacaa589b88c9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7_03-56-3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38" calcext:value-type="float">
            <text:p>253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87" calcext:value-type="float">
            <text:p>2487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HC</text:p>
          </table:table-cell>
          <table:table-cell office:value-type="string" calcext:value-type="string">
            <text:p>0xdb834584aeec3b61d5779645c6ccb774cec6bf10</text:p>
          </table:table-cell>
          <table:table-cell office:value-type="string" calcext:value-type="string">
            <text:p>464005c4ed94e12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5_15-34-16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46" calcext:value-type="float">
            <text:p>5046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rowdsaleBluemoon</text:p>
          </table:table-cell>
          <table:table-cell office:value-type="string" calcext:value-type="string">
            <text:p>0x813391B1ecFc422118a49324a13eD41b2fAE063C</text:p>
          </table:table-cell>
          <table:table-cell office:value-type="string" calcext:value-type="string">
            <text:p>418a5510326528d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2_07-26-32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647" calcext:value-type="float">
            <text:p>2647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xchangerToken</text:p>
          </table:table-cell>
          <table:table-cell office:value-type="string" calcext:value-type="string">
            <text:p>0x3befe34ac47e7d6204470b28eeb515a69d4865d7</text:p>
          </table:table-cell>
          <table:table-cell office:value-type="string" calcext:value-type="string">
            <text:p>184861fa8376a56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9_06-00-3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1" calcext:value-type="float">
            <text:p>31</text:p>
          </table:table-cell>
          <table:table-cell office:value-type="float" office:value="1.14552467292351E+017" calcext:value-type="float">
            <text:p>1,14552467292351E+017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6" calcext:value-type="float">
            <text:p>176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114" calcext:value-type="float">
            <text:p>311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okuMarketCredit</text:p>
          </table:table-cell>
          <table:table-cell office:value-type="string" calcext:value-type="string">
            <text:p>0xa6272359bc37f61AF398071B65C8934ACA744d53</text:p>
          </table:table-cell>
          <table:table-cell office:value-type="string" calcext:value-type="string">
            <text:p>7558fce3842af3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5_09-20-0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022" calcext:value-type="float">
            <text:p>6022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niBitcoin</text:p>
          </table:table-cell>
          <table:table-cell office:value-type="string" calcext:value-type="string">
            <text:p>0x8c2c8b49a74d3d9d513df995bd0131e543c5ea63</text:p>
          </table:table-cell>
          <table:table-cell office:value-type="string" calcext:value-type="string">
            <text:p>377f482e7ffca56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7_19-34-45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975" calcext:value-type="float">
            <text:p>5975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martToken</text:p>
          </table:table-cell>
          <table:table-cell office:value-type="string" calcext:value-type="string">
            <text:p>0xb2d679f6d676f173faf3670a074b2c3a6d7ebe28</text:p>
          </table:table-cell>
          <table:table-cell office:value-type="string" calcext:value-type="string">
            <text:p>7925f795450bed8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7_18-13-1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843" calcext:value-type="float">
            <text:p>684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9" calcext:value-type="float">
            <text:p>209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620" calcext:value-type="float">
            <text:p>662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ealCoin</text:p>
          </table:table-cell>
          <table:table-cell office:value-type="string" calcext:value-type="string">
            <text:p>0x95cfbe3fc68a2544faa7edea33c65ccd80a8a1f8</text:p>
          </table:table-cell>
          <table:table-cell office:value-type="string" calcext:value-type="string">
            <text:p>7966ffa7058a4ef9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4-17_14-45-3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88" calcext:value-type="float">
            <text:p>638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97" calcext:value-type="float">
            <text:p>197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341" calcext:value-type="float">
            <text:p>634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XanPool</text:p>
          </table:table-cell>
          <table:table-cell office:value-type="string" calcext:value-type="string">
            <text:p>0x8dc6ed015579167d181e86ae9c324943c7360d7f</text:p>
          </table:table-cell>
          <table:table-cell office:value-type="string" calcext:value-type="string">
            <text:p>203932afe769409b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17_09-44-3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4576" calcext:value-type="float">
            <text:p>457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29" calcext:value-type="float">
            <text:p>4529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overnanceMigratable</text:p>
          </table:table-cell>
          <table:table-cell office:value-type="string" calcext:value-type="string">
            <text:p>0xfb7ba43b1e47a3a275a07e420e09572286f94a17</text:p>
          </table:table-cell>
          <table:table-cell office:value-type="string" calcext:value-type="string">
            <text:p>6f8bd873790761b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3_06-17-5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43" calcext:value-type="float">
            <text:p>394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895" calcext:value-type="float">
            <text:p>3895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43" calcext:value-type="float">
            <text:p>24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ixedProductMarketMakerFactory</text:p>
          </table:table-cell>
          <table:table-cell office:value-type="string" calcext:value-type="string">
            <text:p>0x2e8c4ec3fe9e3fc78fae42af9c93a4dc88c38cb7</text:p>
          </table:table-cell>
          <table:table-cell office:value-type="string" calcext:value-type="string">
            <text:p>6237efc5334bf97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04_22-13-4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412" calcext:value-type="float">
            <text:p>5412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96" calcext:value-type="float">
            <text:p>19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roissantCoin</text:p>
          </table:table-cell>
          <table:table-cell office:value-type="string" calcext:value-type="string">
            <text:p>0xfd77ee88f5678553a575b7302c48e9aba9597d8c</text:p>
          </table:table-cell>
          <table:table-cell office:value-type="string" calcext:value-type="string">
            <text:p>3f03d3a1fd7f9689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2019-09-22_05-17-46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68" calcext:value-type="float">
            <text:p>306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8" calcext:value-type="float">
            <text:p>148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18" calcext:value-type="float">
            <text:p>3018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86" calcext:value-type="float">
            <text:p>18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okenBank</text:p>
          </table:table-cell>
          <table:table-cell office:value-type="string" calcext:value-type="string">
            <text:p>0x77675389619af950ad8a2c974a043e57336f2e43</text:p>
          </table:table-cell>
          <table:table-cell office:value-type="string" calcext:value-type="string">
            <text:p>45bb63f9f14b768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7_09-37-56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10" calcext:value-type="float">
            <text:p>281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a98f029bb4e74c12fb07bbc25854e5a04f7acf4c</text:p>
          </table:table-cell>
          <table:table-cell office:value-type="string" calcext:value-type="string">
            <text:p>57ef5866c34bdbf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28_04-14-12</text:p>
          </table:table-cell>
          <table:table-cell office:value-type="string" calcext:value-type="string">
            <text:p>v0.5.3+commit.10d17f24</text:p>
          </table:table-cell>
          <table:table-cell office:value-type="string" calcext:value-type="string">
            <text:p>Default</text:p>
          </table:table-cell>
          <table:table-cell office:value-type="float" office:value="6097" calcext:value-type="float">
            <text:p>6097</text:p>
          </table:table-cell>
          <table:table-cell office:value-type="float" office:value="0" calcext:value-type="float">
            <text:p>0</text:p>
          </table:table-cell>
          <table:table-cell office:value-type="float" office:value="9926" calcext:value-type="float">
            <text:p>992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2" calcext:value-type="float">
            <text:p>212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762" calcext:value-type="float">
            <text:p>9762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hiSpender</text:p>
          </table:table-cell>
          <table:table-cell office:value-type="string" calcext:value-type="string">
            <text:p>0xed04a060050cc289d91779a8bb3942c3a6589254</text:p>
          </table:table-cell>
          <table:table-cell office:value-type="string" calcext:value-type="string">
            <text:p>740443ee001b5f3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2_12-07-07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0.5.17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ompImport</text:p>
          </table:table-cell>
          <table:table-cell office:value-type="string" calcext:value-type="string">
            <text:p>0x78a174477d0ec996d35cc3484d73f71128e0c046</text:p>
          </table:table-cell>
          <table:table-cell office:value-type="string" calcext:value-type="string">
            <text:p>4903f262e6b5dbc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3_03-43-06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204" calcext:value-type="float">
            <text:p>6204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veredCall</text:p>
          </table:table-cell>
          <table:table-cell office:value-type="string" calcext:value-type="string">
            <text:p>0x3536903f897b6fa9910481b7bfc4e02e39183c4b</text:p>
          </table:table-cell>
          <table:table-cell office:value-type="string" calcext:value-type="string">
            <text:p>2dee57b577f6af6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7-28_04-25-52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944" calcext:value-type="float">
            <text:p>4944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0x7a4f7e8cc513c7689975a05709a9666ffc4b1760</text:p>
          </table:table-cell>
          <table:table-cell office:value-type="string" calcext:value-type="string">
            <text:p>53301a8c3e30c16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5_08-07-2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ixedSupplyToken</text:p>
          </table:table-cell>
          <table:table-cell office:value-type="string" calcext:value-type="string">
            <text:p>0x3668e5b02640dba32edb7fd6360f80f2b287640e</text:p>
          </table:table-cell>
          <table:table-cell office:value-type="string" calcext:value-type="string">
            <text:p>3308a63d204bdf0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4_04-28-53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31" calcext:value-type="float">
            <text:p>593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81" calcext:value-type="float">
            <text:p>5881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gainstTokenRegister</text:p>
          </table:table-cell>
          <table:table-cell office:value-type="string" calcext:value-type="string">
            <text:p>0xd88961b58d6b049404554117fcb94788a6ae7df8</text:p>
          </table:table-cell>
          <table:table-cell office:value-type="string" calcext:value-type="string">
            <text:p>6a524fdf355f4cb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2_20-53-3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944" calcext:value-type="float">
            <text:p>1494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07" calcext:value-type="float">
            <text:p>407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897" calcext:value-type="float">
            <text:p>14897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498" calcext:value-type="float">
            <text:p>49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Vesting</text:p>
          </table:table-cell>
          <table:table-cell office:value-type="string" calcext:value-type="string">
            <text:p>0x38cf1e7839b71171d236acee0bdf292232f7bc97</text:p>
          </table:table-cell>
          <table:table-cell office:value-type="string" calcext:value-type="string">
            <text:p>eaaa6c0a27e299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6_11-54-3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30000000000" calcext:value-type="float">
            <text:p>30000000000</text:p>
          </table:table-cell>
          <table:table-cell office:value-type="float" office:value="3813" calcext:value-type="float">
            <text:p>381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56" calcext:value-type="float">
            <text:p>3756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IRDROP</text:p>
          </table:table-cell>
          <table:table-cell office:value-type="string" calcext:value-type="string">
            <text:p>0x54ffec767aa14814c7e531369f1b5a85cd10672f</text:p>
          </table:table-cell>
          <table:table-cell office:value-type="string" calcext:value-type="string">
            <text:p>1d84ef8c0fb90d4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17_01-48-06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37" calcext:value-type="float">
            <text:p>3637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47" calcext:value-type="float">
            <text:p>247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etricsFactory</text:p>
          </table:table-cell>
          <table:table-cell office:value-type="string" calcext:value-type="string">
            <text:p>0xaf490ba3eaff9495f01407ec22027bd90eafabb1</text:p>
          </table:table-cell>
          <table:table-cell office:value-type="string" calcext:value-type="string">
            <text:p>144ad9408b1a2eb8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1-31_11-27-2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27" calcext:value-type="float">
            <text:p>2727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47" calcext:value-type="float">
            <text:p>224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lyingToken</text:p>
          </table:table-cell>
          <table:table-cell office:value-type="string" calcext:value-type="string">
            <text:p>0x1a0e82b03130b4fdf8cfba3c41dd7b5e3749ec96</text:p>
          </table:table-cell>
          <table:table-cell office:value-type="string" calcext:value-type="string">
            <text:p>6ef9b21a5e2031d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1_16-22-53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963" calcext:value-type="float">
            <text:p>69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908" calcext:value-type="float">
            <text:p>6908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24" calcext:value-type="float">
            <text:p>22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ividendManager</text:p>
          </table:table-cell>
          <table:table-cell office:value-type="string" calcext:value-type="string">
            <text:p>0x973a4d00428dde6e5a9e87365eefd327cba8a015</text:p>
          </table:table-cell>
          <table:table-cell office:value-type="string" calcext:value-type="string">
            <text:p>25c2acde0494936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3_16-01-08</text:p>
          </table:table-cell>
          <table:table-cell office:value-type="string" calcext:value-type="string">
            <text:p>v0.5.9+commit.e560f70d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59" calcext:value-type="float">
            <text:p>7359</text:p>
          </table:table-cell>
          <table:table-cell office:value-type="string" calcext:value-type="string">
            <text:p>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303" calcext:value-type="float">
            <text:p>7303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0x617592b603a57B88dC4d2D9cFf180669390134bF</text:p>
          </table:table-cell>
          <table:table-cell office:value-type="string" calcext:value-type="string">
            <text:p>4e1dc8336a87243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1_19-47-5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0158" calcext:value-type="float">
            <text:p>10158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97" calcext:value-type="float">
            <text:p>297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809" calcext:value-type="float">
            <text:p>9809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330" calcext:value-type="float">
            <text:p>33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iftOfCompound</text:p>
          </table:table-cell>
          <table:table-cell office:value-type="string" calcext:value-type="string">
            <text:p>0x8cb0a2e296249e2c1b2a971bf5514904d6a36108</text:p>
          </table:table-cell>
          <table:table-cell office:value-type="string" calcext:value-type="string">
            <text:p>7624315ef68d260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2_09-45-37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06" calcext:value-type="float">
            <text:p>3606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78" calcext:value-type="float">
            <text:p>17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d3563d17d427c8d8b87b52f99e9af697c0d46b93</text:p>
          </table:table-cell>
          <table:table-cell office:value-type="string" calcext:value-type="string">
            <text:p>35c30977cbb65b5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2_23-56-51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6914" calcext:value-type="float">
            <text:p>69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864" calcext:value-type="float">
            <text:p>6864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RK</text:p>
          </table:table-cell>
          <table:table-cell office:value-type="string" calcext:value-type="string">
            <text:p>0x8fe6736c0bb4bcbd7d8156963cb247f8a6b8d5a0</text:p>
          </table:table-cell>
          <table:table-cell office:value-type="string" calcext:value-type="string">
            <text:p>41886262d261b7c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4_18-48-00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98" calcext:value-type="float">
            <text:p>659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3" calcext:value-type="float">
            <text:p>203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36" calcext:value-type="float">
            <text:p>6436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38" calcext:value-type="float">
            <text:p>23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IZIN</text:p>
          </table:table-cell>
          <table:table-cell office:value-type="string" calcext:value-type="string">
            <text:p>0xa13d570cea90d9ae0aae2c2bba975645bc82ae85</text:p>
          </table:table-cell>
          <table:table-cell office:value-type="string" calcext:value-type="string">
            <text:p>2256f5ad860028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4_20-29-17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68" calcext:value-type="float">
            <text:p>896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7" calcext:value-type="float">
            <text:p>237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914" calcext:value-type="float">
            <text:p>8914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kenDistributor</text:p>
          </table:table-cell>
          <table:table-cell office:value-type="string" calcext:value-type="string">
            <text:p>0xcd2036f6185911a6fc37d927b41a5d7edc239c10</text:p>
          </table:table-cell>
          <table:table-cell office:value-type="string" calcext:value-type="string">
            <text:p>f5cb7f86fc5eb59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26_15-51-55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istanbu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94" calcext:value-type="float">
            <text:p>294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504" calcext:value-type="float">
            <text:p>550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364" calcext:value-type="float">
            <text:p>36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earnTokenAdapter</text:p>
          </table:table-cell>
          <table:table-cell office:value-type="string" calcext:value-type="string">
            <text:p>0x8f7944167816F4551a3dfCBbc6F44eF060719905</text:p>
          </table:table-cell>
          <table:table-cell office:value-type="string" calcext:value-type="string">
            <text:p>42683e4a5798124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3-30_13-16-59</text:p>
          </table:table-cell>
          <table:table-cell office:value-type="string" calcext:value-type="string">
            <text:p>v0.6.4+commit.1dca32f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0.6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ultiSigWallet</text:p>
          </table:table-cell>
          <table:table-cell office:value-type="string" calcext:value-type="string">
            <text:p>0x3AB9c31148789570f51180a3eF7107E16c4B234c</text:p>
          </table:table-cell>
          <table:table-cell office:value-type="string" calcext:value-type="string">
            <text:p>7636364e9c7f695a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13_11-46-2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652" calcext:value-type="float">
            <text:p>8652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404" calcext:value-type="float">
            <text:p>40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RC1155Sale</text:p>
          </table:table-cell>
          <table:table-cell office:value-type="string" calcext:value-type="string">
            <text:p>0x8c530a698b6e83d562db09079bc458d4dad4e6c5</text:p>
          </table:table-cell>
          <table:table-cell office:value-type="string" calcext:value-type="string">
            <text:p>5241670800c825c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7_14-50-25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24" calcext:value-type="float">
            <text:p>324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156" calcext:value-type="float">
            <text:p>6156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383" calcext:value-type="float">
            <text:p>38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GNAuthorizationManager</text:p>
          </table:table-cell>
          <table:table-cell office:value-type="string" calcext:value-type="string">
            <text:p>0xc98c0485b255f7c39f5ca6a7d8f235c760adc633</text:p>
          </table:table-cell>
          <table:table-cell office:value-type="string" calcext:value-type="string">
            <text:p>437c0eff850f2cf1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5_13-16-1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11" calcext:value-type="float">
            <text:p>211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0xa4eb286697f4ac4db32b8e9e58d14c9d4dbd1de1</text:p>
          </table:table-cell>
          <table:table-cell office:value-type="string" calcext:value-type="string">
            <text:p>1b87bcc868f9b78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6_22-53-24</text:p>
          </table:table-cell>
          <table:table-cell office:value-type="string" calcext:value-type="string">
            <text:p>v0.6.3+commit.8dda952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93" calcext:value-type="float">
            <text:p>4693</text:p>
          </table:table-cell>
          <table:table-cell office:value-type="string" calcext:value-type="string">
            <text:p>0.6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45" calcext:value-type="float">
            <text:p>345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28" calcext:value-type="float">
            <text:p>4628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13" calcext:value-type="float">
            <text:p>41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oubleHands</text:p>
          </table:table-cell>
          <table:table-cell office:value-type="string" calcext:value-type="string">
            <text:p>0x0bb4f50d431942986941a68721fe8b8f0b9fe051</text:p>
          </table:table-cell>
          <table:table-cell office:value-type="string" calcext:value-type="string">
            <text:p>10ba79f84cff15d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1_19-02-34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340" calcext:value-type="float">
            <text:p>12340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 office:value-type="float" office:value="419" calcext:value-type="float">
            <text:p>419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853" calcext:value-type="float">
            <text:p>11853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84" calcext:value-type="float">
            <text:p>48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eadToken</text:p>
          </table:table-cell>
          <table:table-cell office:value-type="string" calcext:value-type="string">
            <text:p>0x1dd80016e3d4ae146ee2ebb484e8edd92dacc4ce</text:p>
          </table:table-cell>
          <table:table-cell office:value-type="string" calcext:value-type="string">
            <text:p>4a9ccdc48e68f67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7_17-51-35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569" calcext:value-type="float">
            <text:p>556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519" calcext:value-type="float">
            <text:p>551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rketplaceElectron</text:p>
          </table:table-cell>
          <table:table-cell office:value-type="string" calcext:value-type="string">
            <text:p>0x02114334e7ff9601085d5b5805f8694147317c3f</text:p>
          </table:table-cell>
          <table:table-cell office:value-type="string" calcext:value-type="string">
            <text:p>46cc39703971663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2020-02-10_06-54-01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52" calcext:value-type="float">
            <text:p>4652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hadowPayment</text:p>
          </table:table-cell>
          <table:table-cell office:value-type="string" calcext:value-type="string">
            <text:p>0xde09afc032aa20bb3324ee43179021cd1e63d345</text:p>
          </table:table-cell>
          <table:table-cell office:value-type="string" calcext:value-type="string">
            <text:p>29ef611c7e0e497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5_12-07-54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21" calcext:value-type="float">
            <text:p>242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VToken</text:p>
          </table:table-cell>
          <table:table-cell office:value-type="string" calcext:value-type="string">
            <text:p>0x2e765da7107f84d9b071bba7d3894670137f7263</text:p>
          </table:table-cell>
          <table:table-cell office:value-type="string" calcext:value-type="string">
            <text:p>59961bd24010df3d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6-01_20-41-34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0.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288" calcext:value-type="float">
            <text:p>3288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MO99</text:p>
          </table:table-cell>
          <table:table-cell office:value-type="string" calcext:value-type="string">
            <text:p>0x8b799f3da4e7971a676fb616ace798f71d49cea7</text:p>
          </table:table-cell>
          <table:table-cell office:value-type="string" calcext:value-type="string">
            <text:p>a5e6b798784daa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0_11-51-3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278" calcext:value-type="float">
            <text:p>3278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onghoChoiCoin</text:p>
          </table:table-cell>
          <table:table-cell office:value-type="string" calcext:value-type="string">
            <text:p>0x1d9bb9efc11ce34cb16751ab35ba5a7a0a5e1a4a</text:p>
          </table:table-cell>
          <table:table-cell office:value-type="string" calcext:value-type="string">
            <text:p>3f397473e3bfb6b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1_09-34-2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569" calcext:value-type="float">
            <text:p>1056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94" calcext:value-type="float">
            <text:p>294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333" calcext:value-type="float">
            <text:p>10333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330" calcext:value-type="float">
            <text:p>33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ermToken</text:p>
          </table:table-cell>
          <table:table-cell office:value-type="string" calcext:value-type="string">
            <text:p>0xb7f4c286851cbf0cbf2fe8ebf40412b196c0e8ad</text:p>
          </table:table-cell>
          <table:table-cell office:value-type="string" calcext:value-type="string">
            <text:p>385d7506dbd26bf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8_19-16-11</text:p>
          </table:table-cell>
          <table:table-cell office:value-type="string" calcext:value-type="string">
            <text:p>v0.4.12+commit.194ff03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84" calcext:value-type="float">
            <text:p>718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133" calcext:value-type="float">
            <text:p>713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nlock</text:p>
          </table:table-cell>
          <table:table-cell office:value-type="string" calcext:value-type="string">
            <text:p>0xe36793f0b4db71ff0a5216412f80ba89b2927445</text:p>
          </table:table-cell>
          <table:table-cell office:value-type="string" calcext:value-type="string">
            <text:p>42fc60dfa10a055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5_04-02-4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84" calcext:value-type="float">
            <text:p>4784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04" calcext:value-type="float">
            <text:p>4604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79" calcext:value-type="float">
            <text:p>279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CP</text:p>
          </table:table-cell>
          <table:table-cell office:value-type="string" calcext:value-type="string">
            <text:p>0x3d67d0f59db5e610ad9b152639f1123ae7492d6d</text:p>
          </table:table-cell>
          <table:table-cell office:value-type="string" calcext:value-type="string">
            <text:p>4576a13f2b22488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0-22_18-43-2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byzantium</text:p>
          </table:table-cell>
          <table:table-cell office:value-type="float" office:value="21" calcext:value-type="float">
            <text:p>21</text:p>
          </table:table-cell>
          <table:table-cell office:value-type="float" office:value="1.4E+016" calcext:value-type="float">
            <text:p>1,4E+016</text:p>
          </table:table-cell>
          <table:table-cell office:value-type="float" office:value="7324" calcext:value-type="float">
            <text:p>7324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3" calcext:value-type="float">
            <text:p>233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791" calcext:value-type="float">
            <text:p>679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75" calcext:value-type="float">
            <text:p>27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imbiozPlus</text:p>
          </table:table-cell>
          <table:table-cell office:value-type="string" calcext:value-type="string">
            <text:p>0xf5724fbc6d3e2b7f04c5fdcf6fe978ee86dd3c70</text:p>
          </table:table-cell>
          <table:table-cell office:value-type="string" calcext:value-type="string">
            <text:p>14346441e5125d7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2_00-58-4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67" calcext:value-type="float">
            <text:p>4367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office:value-type="float" office:value="203" calcext:value-type="float">
            <text:p>203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293" calcext:value-type="float">
            <text:p>4293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61" calcext:value-type="float">
            <text:p>26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ASTPAY</text:p>
          </table:table-cell>
          <table:table-cell office:value-type="string" calcext:value-type="string">
            <text:p>0xaB2FBC97BBcD0AF4F7c5BBc0AA95933255aCb784</text:p>
          </table:table-cell>
          <table:table-cell office:value-type="string" calcext:value-type="string">
            <text:p>77f0e0af6b5d4ea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6_11-29-2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838" calcext:value-type="float">
            <text:p>283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DAG</text:p>
          </table:table-cell>
          <table:table-cell office:value-type="string" calcext:value-type="string">
            <text:p>0x0e852a82cb5f1dadc1715bfc17d4d5a9796120fb</text:p>
          </table:table-cell>
          <table:table-cell office:value-type="string" calcext:value-type="string">
            <text:p>3ae4d585380236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0_04-00-57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69" calcext:value-type="float">
            <text:p>3569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FW</text:p>
          </table:table-cell>
          <table:table-cell office:value-type="string" calcext:value-type="string">
            <text:p>0x2e43d4ba9c164c594eae38e9bcc3da6db26ad85f</text:p>
          </table:table-cell>
          <table:table-cell office:value-type="string" calcext:value-type="string">
            <text:p>3845c3d90b5b445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5_06-07-58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38" calcext:value-type="float">
            <text:p>7138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86" calcext:value-type="float">
            <text:p>3086</text:p>
          </table:table-cell>
          <table:table-cell office:value-type="float" office:value="211" calcext:value-type="float">
            <text:p>211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082" calcext:value-type="float">
            <text:p>7082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57" calcext:value-type="float">
            <text:p>25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ccountStorage</text:p>
          </table:table-cell>
          <table:table-cell office:value-type="string" calcext:value-type="string">
            <text:p>0xADc92d1fD878580579716d944eF3460E241604b7</text:p>
          </table:table-cell>
          <table:table-cell office:value-type="string" calcext:value-type="string">
            <text:p>5606b7cef0474db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21_11-11-55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87" calcext:value-type="float">
            <text:p>808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964" calcext:value-type="float">
            <text:p>7964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98" calcext:value-type="float">
            <text:p>39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RC20</text:p>
          </table:table-cell>
          <table:table-cell office:value-type="string" calcext:value-type="string">
            <text:p>0x7660ad136ed1b522bea4213da330ac124e91109f</text:p>
          </table:table-cell>
          <table:table-cell office:value-type="string" calcext:value-type="string">
            <text:p>2dcc3401e3767b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4_08-46-57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592" calcext:value-type="float">
            <text:p>259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0xc9c61e5ec1b7e7af5ccb91b6431733de6d62cac3</text:p>
          </table:table-cell>
          <table:table-cell office:value-type="string" calcext:value-type="string">
            <text:p>5119526c25afe67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4_22-45-13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316" calcext:value-type="float">
            <text:p>4316</text:p>
          </table:table-cell>
          <table:table-cell office:value-type="string" calcext:value-type="string">
            <text:p>0.5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36" calcext:value-type="float">
            <text:p>336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252" calcext:value-type="float">
            <text:p>4252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402" calcext:value-type="float">
            <text:p>40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0xc9e44a07a4bf7205125471509c325d006066cfab</text:p>
          </table:table-cell>
          <table:table-cell office:value-type="string" calcext:value-type="string">
            <text:p>64ad1661c2735c6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5_23-11-41</text:p>
          </table:table-cell>
          <table:table-cell office:value-type="string" calcext:value-type="string">
            <text:p>v0.6.3+commit.8dda952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0.6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5" calcext:value-type="float">
            <text:p>345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35" calcext:value-type="float">
            <text:p>4635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13" calcext:value-type="float">
            <text:p>41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tandardToken</text:p>
          </table:table-cell>
          <table:table-cell office:value-type="string" calcext:value-type="string">
            <text:p>0x41d6d16524b0fa908324230946bdf44dd68a61ed</text:p>
          </table:table-cell>
          <table:table-cell office:value-type="string" calcext:value-type="string">
            <text:p>65fd962f0f864c5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6_09-37-27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753" calcext:value-type="float">
            <text:p>575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689" calcext:value-type="float">
            <text:p>5689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martexOracle</text:p>
          </table:table-cell>
          <table:table-cell office:value-type="string" calcext:value-type="string">
            <text:p>0xADCffd0F6d92139D99e10ED35559EDFb1Fb9c106</text:p>
          </table:table-cell>
          <table:table-cell office:value-type="string" calcext:value-type="string">
            <text:p>30b21430f7daa64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9_13-27-3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52" calcext:value-type="float">
            <text:p>205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32" calcext:value-type="float">
            <text:p>13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ribezcrafting</text:p>
          </table:table-cell>
          <table:table-cell office:value-type="string" calcext:value-type="string">
            <text:p>0x3c5916c40c13ba2a80b66eeddc0b8cedd5e647c7</text:p>
          </table:table-cell>
          <table:table-cell office:value-type="string" calcext:value-type="string">
            <text:p>70edbaf8bcfa3f4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0_10-23-2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838" calcext:value-type="float">
            <text:p>283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rginSwap</text:p>
          </table:table-cell>
          <table:table-cell office:value-type="string" calcext:value-type="string">
            <text:p>0xd6a59016d2463ebe97e2156f5b87090b5648614a</text:p>
          </table:table-cell>
          <table:table-cell office:value-type="string" calcext:value-type="string">
            <text:p>3572a4153a4c331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1_02-53-5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34" calcext:value-type="float">
            <text:p>23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990" calcext:value-type="float">
            <text:p>3990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rketFactory</text:p>
          </table:table-cell>
          <table:table-cell office:value-type="string" calcext:value-type="string">
            <text:p>0x6fbb138ac2e9f780826ed10cc05211d9506d8ad9</text:p>
          </table:table-cell>
          <table:table-cell office:value-type="string" calcext:value-type="string">
            <text:p>3ddeb254a3fcff5f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3-11_02-09-1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69" calcext:value-type="float">
            <text:p>11169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43" calcext:value-type="float">
            <text:p>2643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AIProxy</text:p>
          </table:table-cell>
          <table:table-cell office:value-type="string" calcext:value-type="string">
            <text:p>0x49e78ce9d811d59560827b78910d3fa65fa52ff3</text:p>
          </table:table-cell>
          <table:table-cell office:value-type="string" calcext:value-type="string">
            <text:p>71ac1e5cf1f2d0f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9_10-35-4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569" calcext:value-type="float">
            <text:p>8569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71" calcext:value-type="float">
            <text:p>371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339" calcext:value-type="float">
            <text:p>8339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arketFactory</text:p>
          </table:table-cell>
          <table:table-cell office:value-type="string" calcext:value-type="string">
            <text:p>0x1C98ad0777973F879EB0Ca89fdD7c90Fc762bA5a</text:p>
          </table:table-cell>
          <table:table-cell office:value-type="string" calcext:value-type="string">
            <text:p>4dd91280b737a03a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3-24_08-16-24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88" calcext:value-type="float">
            <text:p>11988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43" calcext:value-type="float">
            <text:p>2643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_Share</text:p>
          </table:table-cell>
          <table:table-cell office:value-type="string" calcext:value-type="string">
            <text:p>0x234a049ae3f76ba5c12fb5318062ccfe20c9d388</text:p>
          </table:table-cell>
          <table:table-cell office:value-type="string" calcext:value-type="string">
            <text:p>610c0401b0b5dbd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7-24_22-08-50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63" calcext:value-type="float">
            <text:p>2963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27" calcext:value-type="float">
            <text:p>262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urve_to_Curve_Pipe</text:p>
          </table:table-cell>
          <table:table-cell office:value-type="string" calcext:value-type="string">
            <text:p>0x83c32bf929f80e404ff30ede7333271460b13cd9</text:p>
          </table:table-cell>
          <table:table-cell office:value-type="string" calcext:value-type="string">
            <text:p>53c5635e3fccdd88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5-24_05-26-3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7" calcext:value-type="float">
            <text:p>177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96" calcext:value-type="float">
            <text:p>3596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inGov</text:p>
          </table:table-cell>
          <table:table-cell office:value-type="string" calcext:value-type="string">
            <text:p>0x17Bcf59D273f7C58735ed80Ea001a69f80DF92fc</text:p>
          </table:table-cell>
          <table:table-cell office:value-type="string" calcext:value-type="string">
            <text:p>4aea73a9389db6d8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19-08-10_12-41-36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85" calcext:value-type="float">
            <text:p>528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4" calcext:value-type="float">
            <text:p>224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230" calcext:value-type="float">
            <text:p>5230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ortune</text:p>
          </table:table-cell>
          <table:table-cell office:value-type="string" calcext:value-type="string">
            <text:p>0x037e79e1342cb1281e88a0740833897817e5c02d</text:p>
          </table:table-cell>
          <table:table-cell office:value-type="string" calcext:value-type="string">
            <text:p>40d68e4f7c66caf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2_12-16-4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838" calcext:value-type="float">
            <text:p>283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intero</text:p>
          </table:table-cell>
          <table:table-cell office:value-type="string" calcext:value-type="string">
            <text:p>0x351db37eb42e335a5007d3e6ac1afabb66d944c5</text:p>
          </table:table-cell>
          <table:table-cell office:value-type="string" calcext:value-type="string">
            <text:p>757fae48cbb1283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22_09-36-53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74" calcext:value-type="float">
            <text:p>2974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oJayCoin</text:p>
          </table:table-cell>
          <table:table-cell office:value-type="string" calcext:value-type="string">
            <text:p>0xa34c776410a98e77316549d674f60cfbbf776918</text:p>
          </table:table-cell>
          <table:table-cell office:value-type="string" calcext:value-type="string">
            <text:p>376535c977f93c1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2_15-39-5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99" calcext:value-type="float">
            <text:p>2499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affleTicket</text:p>
          </table:table-cell>
          <table:table-cell office:value-type="string" calcext:value-type="string">
            <text:p>0x41b00464eb3427f5b05f42df31e49e083a73bd0f</text:p>
          </table:table-cell>
          <table:table-cell office:value-type="string" calcext:value-type="string">
            <text:p>6cba03cf2625c7f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2_03-40-48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049" calcext:value-type="float">
            <text:p>3049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0xf3e2b08caf27c411bbd32fbc45911552627a5795</text:p>
          </table:table-cell>
          <table:table-cell office:value-type="string" calcext:value-type="string">
            <text:p>65f370bcc6c5d5f7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24_23-10-11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04" calcext:value-type="float">
            <text:p>4904</text:p>
          </table:table-cell>
          <table:table-cell office:value-type="string" calcext:value-type="string">
            <text:p>0.5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53" calcext:value-type="float">
            <text:p>353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840" calcext:value-type="float">
            <text:p>4840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423" calcext:value-type="float">
            <text:p>42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0xbae226690d7dce1da1823f0bf811529b8229134a</text:p>
          </table:table-cell>
          <table:table-cell office:value-type="string" calcext:value-type="string">
            <text:p>f719016edf3e2c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6_02-52-45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9206" calcext:value-type="float">
            <text:p>9206</text:p>
          </table:table-cell>
          <table:table-cell office:value-type="float" office:value="0" calcext:value-type="float">
            <text:p>0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317" calcext:value-type="float">
            <text:p>331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ucksToken</text:p>
          </table:table-cell>
          <table:table-cell office:value-type="string" calcext:value-type="string">
            <text:p>0x7a863753522d67b58ce7221112ad00c7f59fb4c6</text:p>
          </table:table-cell>
          <table:table-cell office:value-type="string" calcext:value-type="string">
            <text:p>31b7ac69791f849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3_23-37-1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838" calcext:value-type="float">
            <text:p>283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2T_ERC20</text:p>
          </table:table-cell>
          <table:table-cell office:value-type="string" calcext:value-type="string">
            <text:p>0x95d097f455dedd41c4860aba573b3f3018ef2d6e</text:p>
          </table:table-cell>
          <table:table-cell office:value-type="string" calcext:value-type="string">
            <text:p>7546dd49ca4b32d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2_17-24-14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106" calcext:value-type="float">
            <text:p>810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0" calcext:value-type="float">
            <text:p>23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885" calcext:value-type="float">
            <text:p>7885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tcToken</text:p>
          </table:table-cell>
          <table:table-cell office:value-type="string" calcext:value-type="string">
            <text:p>0xb2c5531758bC246A04b26d163baFE1360405A3BB</text:p>
          </table:table-cell>
          <table:table-cell office:value-type="string" calcext:value-type="string">
            <text:p>207c53611ab2c50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2_07-03-4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608" calcext:value-type="float">
            <text:p>860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374" calcext:value-type="float">
            <text:p>837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67" calcext:value-type="float">
            <text:p>26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lashIt</text:p>
          </table:table-cell>
          <table:table-cell office:value-type="string" calcext:value-type="string">
            <text:p>0x387424d6647135d4da317bc89302a828f0ac0cad</text:p>
          </table:table-cell>
          <table:table-cell office:value-type="string" calcext:value-type="string">
            <text:p>2a4b82a48a61cbe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30_16-47-17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apToken</text:p>
          </table:table-cell>
          <table:table-cell office:value-type="string" calcext:value-type="string">
            <text:p>0x3b43cc407cc59987538924dc5e43d18f33f5e3f6</text:p>
          </table:table-cell>
          <table:table-cell office:value-type="string" calcext:value-type="string">
            <text:p>73f2f0919592785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8-09-28_01-03-3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147" calcext:value-type="float">
            <text:p>3147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88" calcext:value-type="float">
            <text:p>18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ECToken</text:p>
          </table:table-cell>
          <table:table-cell office:value-type="string" calcext:value-type="string">
            <text:p>0x9c186a6c1566372270beb87b78feb0a179a80a1f</text:p>
          </table:table-cell>
          <table:table-cell office:value-type="string" calcext:value-type="string">
            <text:p>6c5915143e1e5cb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3_06-05-4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float" office:value="8825" calcext:value-type="float">
            <text:p>882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45" calcext:value-type="float">
            <text:p>245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771" calcext:value-type="float">
            <text:p>8771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282" calcext:value-type="float">
            <text:p>28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dminUpgradeabilityProxy</text:p>
          </table:table-cell>
          <table:table-cell office:value-type="string" calcext:value-type="string">
            <text:p>0xd4fde75729c5d646e4ce35ad81411da498a69885</text:p>
          </table:table-cell>
          <table:table-cell office:value-type="string" calcext:value-type="string">
            <text:p>4bfa7d6b0ee2293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2_20-34-25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0.5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ecentralandVesting</text:p>
          </table:table-cell>
          <table:table-cell office:value-type="string" calcext:value-type="string">
            <text:p>0x2eb80de3ccf944083dfc50ccf3ca250368098569</text:p>
          </table:table-cell>
          <table:table-cell office:value-type="string" calcext:value-type="string">
            <text:p>7f4178e233fcca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4_20-49-4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12" calcext:value-type="float">
            <text:p>611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32" calcext:value-type="float">
            <text:p>232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63" calcext:value-type="float">
            <text:p>6063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57" calcext:value-type="float">
            <text:p>25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lexondata</text:p>
          </table:table-cell>
          <table:table-cell office:value-type="string" calcext:value-type="string">
            <text:p>0x01c01fbf26ea9d08f895e27621a16445e8134550</text:p>
          </table:table-cell>
          <table:table-cell office:value-type="string" calcext:value-type="string">
            <text:p>1b02411872377cd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1_06-08-51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15" calcext:value-type="float">
            <text:p>591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699" calcext:value-type="float">
            <text:p>5699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isingSun</text:p>
          </table:table-cell>
          <table:table-cell office:value-type="string" calcext:value-type="string">
            <text:p>0x338D06bC12172c60771D27bC583C93E7b6ba7837</text:p>
          </table:table-cell>
          <table:table-cell office:value-type="string" calcext:value-type="string">
            <text:p>7400d52ef3cd3c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9_16-38-3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147" calcext:value-type="float">
            <text:p>3147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88" calcext:value-type="float">
            <text:p>18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XigmaProtocol</text:p>
          </table:table-cell>
          <table:table-cell office:value-type="string" calcext:value-type="string">
            <text:p>0x6569c0b45cffbf6398454988613968b820a31ad0</text:p>
          </table:table-cell>
          <table:table-cell office:value-type="string" calcext:value-type="string">
            <text:p>5eb72acbb6e2fd87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1-06_14-31-41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07" calcext:value-type="float">
            <text:p>810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30" calcext:value-type="float">
            <text:p>23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886" calcext:value-type="float">
            <text:p>7886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IRToken</text:p>
          </table:table-cell>
          <table:table-cell office:value-type="string" calcext:value-type="string">
            <text:p>0x97f8dff1ad346c70f236de97ae6794254894330c</text:p>
          </table:table-cell>
          <table:table-cell office:value-type="string" calcext:value-type="string">
            <text:p>4a8d842a0b12308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9_11-57-00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62" calcext:value-type="float">
            <text:p>7262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199" calcext:value-type="float">
            <text:p>7199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VOABT</text:p>
          </table:table-cell>
          <table:table-cell office:value-type="string" calcext:value-type="string">
            <text:p>0x74f17805FBDDb0a345fC05C7E6EF2c7bD1A6b53f</text:p>
          </table:table-cell>
          <table:table-cell office:value-type="string" calcext:value-type="string">
            <text:p>48b81911021a14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4_13-51-1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147" calcext:value-type="float">
            <text:p>3147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88" calcext:value-type="float">
            <text:p>18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ountyBoard</text:p>
          </table:table-cell>
          <table:table-cell office:value-type="string" calcext:value-type="string">
            <text:p>0x1c7e265685914927925d6e930a809e942b538db3</text:p>
          </table:table-cell>
          <table:table-cell office:value-type="string" calcext:value-type="string">
            <text:p>5bb29df8fa37b37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9_16-57-16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10" calcext:value-type="float">
            <text:p>571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17" calcext:value-type="float">
            <text:p>217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aoPointsStorage</text:p>
          </table:table-cell>
          <table:table-cell office:value-type="string" calcext:value-type="string">
            <text:p>0xdbeb51f19581233e863b7294ce266ab250b22185</text:p>
          </table:table-cell>
          <table:table-cell office:value-type="string" calcext:value-type="string">
            <text:p>1e303f8d070d297a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2019-03-29_03-23-4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96" calcext:value-type="float">
            <text:p>439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41" calcext:value-type="float">
            <text:p>434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ausableToken</text:p>
          </table:table-cell>
          <table:table-cell office:value-type="string" calcext:value-type="string">
            <text:p>0x411db93818dbd04d6a2bd46b8f4c4bd2e5f2fbc1</text:p>
          </table:table-cell>
          <table:table-cell office:value-type="string" calcext:value-type="string">
            <text:p>f4c6c0ad0451aa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7_10-54-30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989" calcext:value-type="float">
            <text:p>8989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303" calcext:value-type="float">
            <text:p>30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asisTradeWrapper</text:p>
          </table:table-cell>
          <table:table-cell office:value-type="string" calcext:value-type="string">
            <text:p>0x9c499376b41a91349ff93f99462a65962653e104</text:p>
          </table:table-cell>
          <table:table-cell office:value-type="string" calcext:value-type="string">
            <text:p>59c2a924e7e7613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3_14-42-10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49" calcext:value-type="float">
            <text:p>5149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4" calcext:value-type="float">
            <text:p>174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089" calcext:value-type="float">
            <text:p>5089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203" calcext:value-type="float">
            <text:p>20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ltToken</text:p>
          </table:table-cell>
          <table:table-cell office:value-type="string" calcext:value-type="string">
            <text:p>0x58b942E23E1eD671413d149aFC5597D0d7202808</text:p>
          </table:table-cell>
          <table:table-cell office:value-type="string" calcext:value-type="string">
            <text:p>3eed4b0dd006c50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8_08-41-33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608" calcext:value-type="float">
            <text:p>860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374" calcext:value-type="float">
            <text:p>837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67" calcext:value-type="float">
            <text:p>26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056a6724266920649540c169d8446ecffca25473</text:p>
          </table:table-cell>
          <table:table-cell office:value-type="string" calcext:value-type="string">
            <text:p>7197ced892225a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9_09-29-50</text:p>
          </table:table-cell>
          <table:table-cell office:value-type="string" calcext:value-type="string">
            <text:p>v0.4.12+commit.194ff033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630" calcext:value-type="float">
            <text:p>763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21" calcext:value-type="float">
            <text:p>221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579" calcext:value-type="float">
            <text:p>7579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51" calcext:value-type="float">
            <text:p>251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avaWallet</text:p>
          </table:table-cell>
          <table:table-cell office:value-type="string" calcext:value-type="string">
            <text:p>0x5c5ca8c79bf69a5449f1f621215e9cfc91189cc5</text:p>
          </table:table-cell>
          <table:table-cell office:value-type="string" calcext:value-type="string">
            <text:p>3b6f46644c14d62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9_02-37-43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417" calcext:value-type="float">
            <text:p>7417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077" calcext:value-type="float">
            <text:p>707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283" calcext:value-type="float">
            <text:p>28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2TOKEN</text:p>
          </table:table-cell>
          <table:table-cell office:value-type="string" calcext:value-type="string">
            <text:p>0x5e488b5d545731668727d826e58a9d64e097827d</text:p>
          </table:table-cell>
          <table:table-cell office:value-type="string" calcext:value-type="string">
            <text:p>10bad1f5c1278bc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1_19-34-5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8105" calcext:value-type="float">
            <text:p>810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884" calcext:value-type="float">
            <text:p>7884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20Incentive</text:p>
          </table:table-cell>
          <table:table-cell office:value-type="string" calcext:value-type="string">
            <text:p>0x55f2623e8f15231a811c57761559872bae4cc960</text:p>
          </table:table-cell>
          <table:table-cell office:value-type="string" calcext:value-type="string">
            <text:p>769ec9ac3b67248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02_21-38-1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37" calcext:value-type="float">
            <text:p>4837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75" calcext:value-type="float">
            <text:p>4275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52" calcext:value-type="float">
            <text:p>25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ibraNetwork</text:p>
          </table:table-cell>
          <table:table-cell office:value-type="string" calcext:value-type="string">
            <text:p>0x6f9afee7645ed0f115f39a64346e7cb2cd17b26f</text:p>
          </table:table-cell>
          <table:table-cell office:value-type="string" calcext:value-type="string">
            <text:p>73f3ca1082fcbb7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07-30-1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825" calcext:value-type="float">
            <text:p>882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5" calcext:value-type="float">
            <text:p>245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771" calcext:value-type="float">
            <text:p>8771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282" calcext:value-type="float">
            <text:p>28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peToken</text:p>
          </table:table-cell>
          <table:table-cell office:value-type="string" calcext:value-type="string">
            <text:p>0x8831345069413c6443d75738278870e343c4a291</text:p>
          </table:table-cell>
          <table:table-cell office:value-type="string" calcext:value-type="string">
            <text:p>751a736d5c6b43d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6_16-28-0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48" calcext:value-type="float">
            <text:p>894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901" calcext:value-type="float">
            <text:p>8901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297" calcext:value-type="float">
            <text:p>29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XLToken</text:p>
          </table:table-cell>
          <table:table-cell office:value-type="string" calcext:value-type="string">
            <text:p>0x19c5a48eba1f50d63054144c62ff11665c91e805</text:p>
          </table:table-cell>
          <table:table-cell office:value-type="string" calcext:value-type="string">
            <text:p>1a05edb94837eb5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14-22-0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192" calcext:value-type="float">
            <text:p>719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79" calcext:value-type="float">
            <text:p>179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958" calcext:value-type="float">
            <text:p>6958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12" calcext:value-type="float">
            <text:p>21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oyalToken</text:p>
          </table:table-cell>
          <table:table-cell office:value-type="string" calcext:value-type="string">
            <text:p>0xf1bf51b3568852ca2d0fd71591b1714f993e612a</text:p>
          </table:table-cell>
          <table:table-cell office:value-type="string" calcext:value-type="string">
            <text:p>4fc7cee68341ff7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1_07-38-1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7671" calcext:value-type="float">
            <text:p>767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1" calcext:value-type="float">
            <text:p>241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372" calcext:value-type="float">
            <text:p>7372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275" calcext:value-type="float">
            <text:p>27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0x88c7b1f41dde50effc25541a2e0769b887eb2ee7</text:p>
          </table:table-cell>
          <table:table-cell office:value-type="string" calcext:value-type="string">
            <text:p>4ed7b140d17e3975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3-06_03-50-2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309" calcext:value-type="float">
            <text:p>6309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3" calcext:value-type="float">
            <text:p>303</text:p>
          </table:table-cell>
          <table:table-cell office:value-type="float" office:value="275" calcext:value-type="float">
            <text:p>27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448" calcext:value-type="float">
            <text:p>5448</text:p>
          </table:table-cell>
          <table:table-cell office:value-type="float" office:value="40" calcext:value-type="float">
            <text:p>40</text:p>
          </table:table-cell>
          <table:table-cell office:value-type="float" office:value="335" calcext:value-type="float">
            <text:p>335</text:p>
          </table:table-cell>
          <table:table-cell office:value-type="float" office:value="295" calcext:value-type="float">
            <text:p>2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TH_Balancer_General_Zap_v1</text:p>
          </table:table-cell>
          <table:table-cell office:value-type="string" calcext:value-type="string">
            <text:p>0x110f1c8ce1f0b7977193eda2ba144dc45b0dd7aa</text:p>
          </table:table-cell>
          <table:table-cell office:value-type="string" calcext:value-type="string">
            <text:p>236416b1096bde6a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4-21_10-24-43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71" calcext:value-type="float">
            <text:p>4771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529" calcext:value-type="float">
            <text:p>45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eward</text:p>
          </table:table-cell>
          <table:table-cell office:value-type="string" calcext:value-type="string">
            <text:p>0xbe13b07351fa9e22d0c37a304b6d69787fbb0f21</text:p>
          </table:table-cell>
          <table:table-cell office:value-type="string" calcext:value-type="string">
            <text:p>6e56ce9b938fb58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3_09-34-0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62" calcext:value-type="float">
            <text:p>2962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AWKIN</text:p>
          </table:table-cell>
          <table:table-cell office:value-type="string" calcext:value-type="string">
            <text:p>0x6d1d1da8145c26f37e032179e3434e293c3aea51</text:p>
          </table:table-cell>
          <table:table-cell office:value-type="string" calcext:value-type="string">
            <text:p>4cfd72de7cd0c10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2_17-30-1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Xenium</text:p>
          </table:table-cell>
          <table:table-cell office:value-type="string" calcext:value-type="string">
            <text:p>0x934c28362f7f399c5064980c187ed6d273ab9598</text:p>
          </table:table-cell>
          <table:table-cell office:value-type="string" calcext:value-type="string">
            <text:p>3c1ecdb5f0f4615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10-45-13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788" calcext:value-type="float">
            <text:p>4788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67" calcext:value-type="float">
            <text:p>16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EM</text:p>
          </table:table-cell>
          <table:table-cell office:value-type="string" calcext:value-type="string">
            <text:p>0xdb55f242a3205f76c8f2a643dbcc3a053a075386</text:p>
          </table:table-cell>
          <table:table-cell office:value-type="string" calcext:value-type="string">
            <text:p>35222de2cf85d2f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2_04-58-1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ultiPoolZapV1_4</text:p>
          </table:table-cell>
          <table:table-cell office:value-type="string" calcext:value-type="string">
            <text:p>0x7f1cd65679d73eb98fcebe8b61c13d3d68605717</text:p>
          </table:table-cell>
          <table:table-cell office:value-type="string" calcext:value-type="string">
            <text:p>20f4c4631495d33f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5-01_07-54-33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5656" calcext:value-type="float">
            <text:p>5656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398" calcext:value-type="float">
            <text:p>5398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string" calcext:value-type="string">
            <text:p>0xe1830835920a97d9de07994b72959a1207374bc6</text:p>
          </table:table-cell>
          <table:table-cell office:value-type="string" calcext:value-type="string">
            <text:p>197e8e3f4e9a18f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14-46-57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PADLAND</text:p>
          </table:table-cell>
          <table:table-cell office:value-type="string" calcext:value-type="string">
            <text:p>0x9663b10d21dda9b573586e52a6270685cbe9f4d4</text:p>
          </table:table-cell>
          <table:table-cell office:value-type="string" calcext:value-type="string">
            <text:p>7b5a043d43e524a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15_13-51-3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6368" calcext:value-type="float">
            <text:p>636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314" calcext:value-type="float">
            <text:p>6314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ir777</text:p>
          </table:table-cell>
          <table:table-cell office:value-type="string" calcext:value-type="string">
            <text:p>0x66ca1f903a43942992c41d610e8a33a951914d33</text:p>
          </table:table-cell>
          <table:table-cell office:value-type="string" calcext:value-type="string">
            <text:p>740ef6a7192c586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9_19-47-5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31" calcext:value-type="float">
            <text:p>193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impleToken</text:p>
          </table:table-cell>
          <table:table-cell office:value-type="string" calcext:value-type="string">
            <text:p>0xaf0dba1d4f9107c59c317b4388c0a54b70ea0acd</text:p>
          </table:table-cell>
          <table:table-cell office:value-type="string" calcext:value-type="string">
            <text:p>1426ab14c3c74bb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5_22-52-4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13" calcext:value-type="float">
            <text:p>213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594" calcext:value-type="float">
            <text:p>6594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LTESFINANCEGROUP</text:p>
          </table:table-cell>
          <table:table-cell office:value-type="string" calcext:value-type="string">
            <text:p>0x8313675d1405f3f7aee3da9d63e0bf5c30c75832</text:p>
          </table:table-cell>
          <table:table-cell office:value-type="string" calcext:value-type="string">
            <text:p>4bc4c522c5b42ad5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14_12-42-51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571" calcext:value-type="float">
            <text:p>3571</text:p>
          </table:table-cell>
          <table:table-cell office:value-type="float" office:value="5171917113679747" calcext:value-type="float">
            <text:p>5171917113679747</text:p>
          </table:table-cell>
          <table:table-cell office:value-type="float" office:value="5574" calcext:value-type="float">
            <text:p>557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524" calcext:value-type="float">
            <text:p>5524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22" calcext:value-type="float">
            <text:p>22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IKE</text:p>
          </table:table-cell>
          <table:table-cell office:value-type="string" calcext:value-type="string">
            <text:p>0xff7c8e188d6b3a1b5551845dca05648d6a246fe5</text:p>
          </table:table-cell>
          <table:table-cell office:value-type="string" calcext:value-type="string">
            <text:p>3052f05d2ee3748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7_14-28-3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2WSH</text:p>
          </table:table-cell>
          <table:table-cell office:value-type="string" calcext:value-type="string">
            <text:p>0x2e94867c5ab030ff3dec8069ad1aac2de4d9e363</text:p>
          </table:table-cell>
          <table:table-cell office:value-type="string" calcext:value-type="string">
            <text:p>21d6357a12dc1b5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4_18-20-0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office:value-type="float" office:value="293" calcext:value-type="float">
            <text:p>293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643" calcext:value-type="float">
            <text:p>5643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DQJ</text:p>
          </table:table-cell>
          <table:table-cell office:value-type="string" calcext:value-type="string">
            <text:p>0x372e082bc6b0575ee1411624ff18ae0df2c24a13</text:p>
          </table:table-cell>
          <table:table-cell office:value-type="string" calcext:value-type="string">
            <text:p>4a466f81763861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8_04-26-0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okenMintERC20Token</text:p>
          </table:table-cell>
          <table:table-cell office:value-type="string" calcext:value-type="string">
            <text:p>0xcD8bA1A10ebc14dAc49b6f235c69d3AB9e1E51a5</text:p>
          </table:table-cell>
          <table:table-cell office:value-type="string" calcext:value-type="string">
            <text:p>4bc70d9d0f1a994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6-02_18-42-06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52" calcext:value-type="float">
            <text:p>485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636" calcext:value-type="float">
            <text:p>463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ponsorshipsMinter</text:p>
          </table:table-cell>
          <table:table-cell office:value-type="string" calcext:value-type="string">
            <text:p>0xF6942Db401abFbaBA0252c15c25FC3729D1A467b</text:p>
          </table:table-cell>
          <table:table-cell office:value-type="string" calcext:value-type="string">
            <text:p>69bb112a12ecdab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3_08-43-52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376" calcext:value-type="float">
            <text:p>837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40" calcext:value-type="float">
            <text:p>24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142" calcext:value-type="float">
            <text:p>814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284" calcext:value-type="float">
            <text:p>28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JBToken</text:p>
          </table:table-cell>
          <table:table-cell office:value-type="string" calcext:value-type="string">
            <text:p>0xd9e92fe542963ca3bec0d9f705eb716171650c55</text:p>
          </table:table-cell>
          <table:table-cell office:value-type="string" calcext:value-type="string">
            <text:p>2b7863358337884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8_08-36-0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INSTEIN</text:p>
          </table:table-cell>
          <table:table-cell office:value-type="string" calcext:value-type="string">
            <text:p>0x9ce9b5445fb3333b5c50b2899b374cd6aab1f7ee</text:p>
          </table:table-cell>
          <table:table-cell office:value-type="string" calcext:value-type="string">
            <text:p>1f90f723d0ce3fa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2_17-04-2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KDai</text:p>
          </table:table-cell>
          <table:table-cell office:value-type="string" calcext:value-type="string">
            <text:p>0x41021f6cd41b115825f7b025f6bb1d831dec3fe4</text:p>
          </table:table-cell>
          <table:table-cell office:value-type="string" calcext:value-type="string">
            <text:p>79dfd85c9344626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2_09-05-56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641" calcext:value-type="float">
            <text:p>264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afite</text:p>
          </table:table-cell>
          <table:table-cell office:value-type="string" calcext:value-type="string">
            <text:p>0xeaa9b2fecdeaf7ced0d207a7803ce0d84315b3b2</text:p>
          </table:table-cell>
          <table:table-cell office:value-type="string" calcext:value-type="string">
            <text:p>2910ac3cd434901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5_16-28-5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ultiPoolZapV1_5</text:p>
          </table:table-cell>
          <table:table-cell office:value-type="string" calcext:value-type="string">
            <text:p>0xd1ed0243437914c9c00e052e13c09c7d28db441d</text:p>
          </table:table-cell>
          <table:table-cell office:value-type="float" office:value="3371305429697341" calcext:value-type="float">
            <text:p>3371305429697341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5-18_16-24-19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0" calcext:value-type="float">
            <text:p>5660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77" calcext:value-type="float">
            <text:p>277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370" calcext:value-type="float">
            <text:p>5370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335" calcext:value-type="float">
            <text:p>335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oolPortal</text:p>
          </table:table-cell>
          <table:table-cell office:value-type="string" calcext:value-type="string">
            <text:p>0xd63495461cA711d59e480AC5c3827B7f7C334Fb3</text:p>
          </table:table-cell>
          <table:table-cell office:value-type="string" calcext:value-type="string">
            <text:p>3fefbf6d906fd3c9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09_17-21-31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24" calcext:value-type="float">
            <text:p>8524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41" calcext:value-type="float">
            <text:p>441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351" calcext:value-type="float">
            <text:p>8351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498" calcext:value-type="float">
            <text:p>498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hicagoEX</text:p>
          </table:table-cell>
          <table:table-cell office:value-type="string" calcext:value-type="string">
            <text:p>0x01eee9f6dad971da52f3d0400431692b29573da3</text:p>
          </table:table-cell>
          <table:table-cell office:value-type="string" calcext:value-type="string">
            <text:p>1f56d3cb63a9e0b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8_16-21-0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rbitrationLicense</text:p>
          </table:table-cell>
          <table:table-cell office:value-type="string" calcext:value-type="string">
            <text:p>0x7e571b13AeB1A6ABcFC470B7d033a6838e53f440</text:p>
          </table:table-cell>
          <table:table-cell office:value-type="string" calcext:value-type="string">
            <text:p>efda63849e09b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3_22-57-19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956" calcext:value-type="float">
            <text:p>7956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09" calcext:value-type="float">
            <text:p>309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543" calcext:value-type="float">
            <text:p>7543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379" calcext:value-type="float">
            <text:p>37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rangeVenice</text:p>
          </table:table-cell>
          <table:table-cell office:value-type="string" calcext:value-type="string">
            <text:p>0xcf2d7bb46dc2fb67574ad6959b684ec5b7924c61</text:p>
          </table:table-cell>
          <table:table-cell office:value-type="string" calcext:value-type="string">
            <text:p>6f303d01cba05a03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4-10_05-05-25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972" calcext:value-type="float">
            <text:p>1897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786" calcext:value-type="float">
            <text:p>786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925" calcext:value-type="float">
            <text:p>18925</text:p>
          </table:table-cell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 office:value-type="float" office:value="999" calcext:value-type="float">
            <text:p>99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0xa78a974b487357ad5c17a072dfee4d31b839b331</text:p>
          </table:table-cell>
          <table:table-cell office:value-type="string" calcext:value-type="string">
            <text:p>414b7fe47b0c7e7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2_18-10-44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69" calcext:value-type="float">
            <text:p>746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16" calcext:value-type="float">
            <text:p>316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421" calcext:value-type="float">
            <text:p>742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iufenSeaside</text:p>
          </table:table-cell>
          <table:table-cell office:value-type="string" calcext:value-type="string">
            <text:p>0x4db73e6dcd4065f17ff28515eebb7248ce1a6691</text:p>
          </table:table-cell>
          <table:table-cell office:value-type="string" calcext:value-type="string">
            <text:p>7f47f552ce1161cd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1-14_08-01-5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972" calcext:value-type="float">
            <text:p>1897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786" calcext:value-type="float">
            <text:p>786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925" calcext:value-type="float">
            <text:p>18925</text:p>
          </table:table-cell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 office:value-type="float" office:value="999" calcext:value-type="float">
            <text:p>99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PO</text:p>
          </table:table-cell>
          <table:table-cell office:value-type="string" calcext:value-type="string">
            <text:p>0x31179edfd7ef37b16c7643407321466cd0b33b53</text:p>
          </table:table-cell>
          <table:table-cell office:value-type="string" calcext:value-type="string">
            <text:p>23a3db786c21b72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4_15-02-0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38" calcext:value-type="float">
            <text:p>138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ridMain</text:p>
          </table:table-cell>
          <table:table-cell office:value-type="string" calcext:value-type="string">
            <text:p>0x6f9b79f6a76f4eaeecd0c9a110c7cb2dd6ce9e6b</text:p>
          </table:table-cell>
          <table:table-cell office:value-type="string" calcext:value-type="string">
            <text:p>f0bd1fee11466c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1_16-59-34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491" calcext:value-type="float">
            <text:p>1049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84" calcext:value-type="float">
            <text:p>484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241" calcext:value-type="float">
            <text:p>10241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581" calcext:value-type="float">
            <text:p>581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AIASTO</text:p>
          </table:table-cell>
          <table:table-cell office:value-type="string" calcext:value-type="string">
            <text:p>0x771d58b46d2cedeb47492dfb24b632e3e6783f8e</text:p>
          </table:table-cell>
          <table:table-cell office:value-type="string" calcext:value-type="string">
            <text:p>6f8276c606582d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3_03-07-0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07" calcext:value-type="float">
            <text:p>2507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IGO</text:p>
          </table:table-cell>
          <table:table-cell office:value-type="string" calcext:value-type="string">
            <text:p>0x06a18723818cdf9ab08ed8ceb0b931777a41c8f9</text:p>
          </table:table-cell>
          <table:table-cell office:value-type="string" calcext:value-type="string">
            <text:p>2db6bd2b2598f177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08-03_09-32-07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845" calcext:value-type="float">
            <text:p>784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546" calcext:value-type="float">
            <text:p>7546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293" calcext:value-type="float">
            <text:p>293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inaryArbitrableProxy</text:p>
          </table:table-cell>
          <table:table-cell office:value-type="string" calcext:value-type="string">
            <text:p>0x135c573503f70dc290b1d60fe2e7f7eb114febd6</text:p>
          </table:table-cell>
          <table:table-cell office:value-type="string" calcext:value-type="string">
            <text:p>a56f8d12dad3cc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30_17-41-38</text:p>
          </table:table-cell>
          <table:table-cell office:value-type="string" calcext:value-type="string">
            <text:p>v0.6.4+commit.1dca32f3</text:p>
          </table:table-cell>
          <table:table-cell office:value-type="string" calcext:value-type="string">
            <text:p>Default</text:p>
          </table:table-cell>
          <table:table-cell office:value-type="float" office:value="71" calcext:value-type="float">
            <text:p>71</text:p>
          </table:table-cell>
          <table:table-cell office:value-type="float" office:value="4.2E+017" calcext:value-type="float">
            <text:p>4,2E+017</text:p>
          </table:table-cell>
          <table:table-cell office:value-type="float" office:value="9076" calcext:value-type="float">
            <text:p>9076</text:p>
          </table:table-cell>
          <table:table-cell office:value-type="string" calcext:value-type="string">
            <text:p>0.6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10" calcext:value-type="float">
            <text:p>510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678" calcext:value-type="float">
            <text:p>8678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float" office:value="618" calcext:value-type="float">
            <text:p>61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etStepFunctionWrapper2</text:p>
          </table:table-cell>
          <table:table-cell office:value-type="string" calcext:value-type="string">
            <text:p>0x635c47ab07b9d6fc3a52f705d494e7c30c0323d2</text:p>
          </table:table-cell>
          <table:table-cell office:value-type="string" calcext:value-type="string">
            <text:p>58824a616173200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5_22-15-39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21" calcext:value-type="float">
            <text:p>432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273" calcext:value-type="float">
            <text:p>4273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63" calcext:value-type="float">
            <text:p>263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iceCoin</text:p>
          </table:table-cell>
          <table:table-cell office:value-type="string" calcext:value-type="string">
            <text:p>0xf0a98ed6ee2632ee6b073a13d69167b155b4a7cc</text:p>
          </table:table-cell>
          <table:table-cell office:value-type="string" calcext:value-type="string">
            <text:p>f8e4dd4a4abbcff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10-30_02-01-5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9333" calcext:value-type="float">
            <text:p>933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279" calcext:value-type="float">
            <text:p>9279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8" calcext:value-type="float">
            <text:p>25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RC20ext</text:p>
          </table:table-cell>
          <table:table-cell office:value-type="string" calcext:value-type="string">
            <text:p>0x191e2c947a37816a75c7db1d6d14dd9974583a6b</text:p>
          </table:table-cell>
          <table:table-cell office:value-type="string" calcext:value-type="string">
            <text:p>5c826de87ec6f0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2_10-34-1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387" calcext:value-type="float">
            <text:p>8387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324" calcext:value-type="float">
            <text:p>8324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53" calcext:value-type="float">
            <text:p>25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est123Coin</text:p>
          </table:table-cell>
          <table:table-cell office:value-type="string" calcext:value-type="string">
            <text:p>0x33d19f9e3e3f083ec5c2425401cc53d96e79ac3a</text:p>
          </table:table-cell>
          <table:table-cell office:value-type="string" calcext:value-type="string">
            <text:p>5de9b62d4914fa5a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10-30_07-00-3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842" calcext:value-type="float">
            <text:p>884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788" calcext:value-type="float">
            <text:p>8788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44" calcext:value-type="float">
            <text:p>24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elfServiceFrequencyControls</text:p>
          </table:table-cell>
          <table:table-cell office:value-type="string" calcext:value-type="string">
            <text:p>0x971d5a272b671c7936d03b66ab89da76c0f8dc38</text:p>
          </table:table-cell>
          <table:table-cell office:value-type="string" calcext:value-type="string">
            <text:p>2d3f2fa15a3b60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2_10-43-5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64" calcext:value-type="float">
            <text:p>164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okenSale</text:p>
          </table:table-cell>
          <table:table-cell office:value-type="string" calcext:value-type="string">
            <text:p>0x749b689079787858cf34f120a5101b00a1d7dc78</text:p>
          </table:table-cell>
          <table:table-cell office:value-type="string" calcext:value-type="string">
            <text:p>726edeac5f7178f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7_03-00-1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6E+017" calcext:value-type="float">
            <text:p>6E+017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473" calcext:value-type="float">
            <text:p>347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XetherSicboLottery</text:p>
          </table:table-cell>
          <table:table-cell office:value-type="string" calcext:value-type="string">
            <text:p>0x45045a31d43fe159077eae1f5acc4cc4adc35776</text:p>
          </table:table-cell>
          <table:table-cell office:value-type="string" calcext:value-type="string">
            <text:p>235a560a83cf32b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2_13-45-40</text:p>
          </table:table-cell>
          <table:table-cell office:value-type="string" calcext:value-type="string">
            <text:p>v0.5.6+commit.b259423e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1E+020" calcext:value-type="float">
            <text:p>1E+020</text:p>
          </table:table-cell>
          <table:table-cell office:value-type="float" office:value="18239" calcext:value-type="float">
            <text:p>1823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927" calcext:value-type="float">
            <text:p>927</text:p>
          </table:table-cell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553" calcext:value-type="float">
            <text:p>17553</text:p>
          </table:table-cell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float" office:value="1176" calcext:value-type="float">
            <text:p>117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rbitrator</text:p>
          </table:table-cell>
          <table:table-cell office:value-type="string" calcext:value-type="string">
            <text:p>0x4072cadf953ad0a1bbacbbb50ac513411ae620db</text:p>
          </table:table-cell>
          <table:table-cell office:value-type="string" calcext:value-type="string">
            <text:p>35706611a1ad0bb5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3-27_21-06-2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841" calcext:value-type="float">
            <text:p>6841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9" calcext:value-type="float">
            <text:p>249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646" calcext:value-type="float">
            <text:p>664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290" calcext:value-type="float">
            <text:p>29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0x45f2ab0ca2116b2e1a70bf5e13293947b25d0272</text:p>
          </table:table-cell>
          <table:table-cell office:value-type="string" calcext:value-type="string">
            <text:p>2c46cfc7e973859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17_01-24-25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811" calcext:value-type="float">
            <text:p>2811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17" calcext:value-type="float">
            <text:p>2717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95" calcext:value-type="float">
            <text:p>19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onsensusUSD</text:p>
          </table:table-cell>
          <table:table-cell office:value-type="string" calcext:value-type="string">
            <text:p>0x9051795aB42712890A8A705bC7c14F116A4CCC87</text:p>
          </table:table-cell>
          <table:table-cell office:value-type="string" calcext:value-type="string">
            <text:p>1dbb0b53ba71df6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2_00-14-47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86" calcext:value-type="float">
            <text:p>7086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013" calcext:value-type="float">
            <text:p>7013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48" calcext:value-type="float">
            <text:p>24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EarnAPRWithPool</text:p>
          </table:table-cell>
          <table:table-cell office:value-type="string" calcext:value-type="string">
            <text:p>0x67ae39a2ee91d7258a86cd901b17527e19e493b3</text:p>
          </table:table-cell>
          <table:table-cell office:value-type="string" calcext:value-type="string">
            <text:p>1b460d0fb3eda2b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1_08-11-2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98" calcext:value-type="float">
            <text:p>12398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14" calcext:value-type="float">
            <text:p>3114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117" calcext:value-type="float">
            <text:p>12117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423" calcext:value-type="float">
            <text:p>423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orfeed</text:p>
          </table:table-cell>
          <table:table-cell office:value-type="string" calcext:value-type="string">
            <text:p>0x3c1935ebe06ca18964a5b49b8cd55a4a71081de2</text:p>
          </table:table-cell>
          <table:table-cell office:value-type="string" calcext:value-type="string">
            <text:p>3fb4e993f12466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8_16-55-05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393" calcext:value-type="float">
            <text:p>1339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62" calcext:value-type="float">
            <text:p>362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339" calcext:value-type="float">
            <text:p>13339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429" calcext:value-type="float">
            <text:p>429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string" calcext:value-type="string">
            <text:p>0xff73c2999e093300330e760d45ef4c6239898eef</text:p>
          </table:table-cell>
          <table:table-cell office:value-type="string" calcext:value-type="string">
            <text:p>1c9724e4550a9ba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28_13-29-59</text:p>
          </table:table-cell>
          <table:table-cell office:value-type="string" calcext:value-type="string">
            <text:p>v0.6.3+commit.8dda952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79" calcext:value-type="float">
            <text:p>9479</text:p>
          </table:table-cell>
          <table:table-cell office:value-type="string" calcext:value-type="string">
            <text:p>0.6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90" calcext:value-type="float">
            <text:p>29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422" calcext:value-type="float">
            <text:p>9422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370" calcext:value-type="float">
            <text:p>370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KyberReserve</text:p>
          </table:table-cell>
          <table:table-cell office:value-type="string" calcext:value-type="string">
            <text:p>0x3480e12b6c2438e02319e34b4c23770679169190</text:p>
          </table:table-cell>
          <table:table-cell office:value-type="string" calcext:value-type="string">
            <text:p>147abc1e654b0a6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6_17-41-0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8.92235057144199E+019" calcext:value-type="float">
            <text:p>8,92235057144199E+019</text:p>
          </table:table-cell>
          <table:table-cell office:value-type="float" office:value="8418" calcext:value-type="float">
            <text:p>841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13" calcext:value-type="float">
            <text:p>413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338" calcext:value-type="float">
            <text:p>8338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494" calcext:value-type="float">
            <text:p>494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DebitCoinToken</text:p>
          </table:table-cell>
          <table:table-cell office:value-type="string" calcext:value-type="string">
            <text:p>0x189cfa1e719ec7728d04e861a6cea077b5fad634</text:p>
          </table:table-cell>
          <table:table-cell office:value-type="string" calcext:value-type="string">
            <text:p>6c2e78c01a7d929c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2019-08-27_20-16-1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998" calcext:value-type="float">
            <text:p>399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1" calcext:value-type="float">
            <text:p>211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845" calcext:value-type="float">
            <text:p>3845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67" calcext:value-type="float">
            <text:p>26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roxyActions</text:p>
          </table:table-cell>
          <table:table-cell office:value-type="string" calcext:value-type="string">
            <text:p>0xD935aa2c93266d2C9B64f9879E74FBE7b11267Ab</text:p>
          </table:table-cell>
          <table:table-cell office:value-type="string" calcext:value-type="string">
            <text:p>769f5461833a311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1_13-40-39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73" calcext:value-type="float">
            <text:p>19273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13" calcext:value-type="float">
            <text:p>613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627" calcext:value-type="float">
            <text:p>18627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652" calcext:value-type="float">
            <text:p>652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onnectBasic</text:p>
          </table:table-cell>
          <table:table-cell office:value-type="string" calcext:value-type="string">
            <text:p>0xe939Ac130E85c41110128C1ADEbC842E45F285F7</text:p>
          </table:table-cell>
          <table:table-cell office:value-type="string" calcext:value-type="string">
            <text:p>7949373757eadcd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2_16-38-36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58" calcext:value-type="float">
            <text:p>4158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005" calcext:value-type="float">
            <text:p>4005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ightningNetwork</text:p>
          </table:table-cell>
          <table:table-cell office:value-type="string" calcext:value-type="string">
            <text:p>0x49d743dc7f0aafda02a736ecdcce174e9cae6261</text:p>
          </table:table-cell>
          <table:table-cell office:value-type="string" calcext:value-type="string">
            <text:p>1d3cfdf4f0de9c9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7_10-04-35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369" calcext:value-type="float">
            <text:p>1136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60" calcext:value-type="float">
            <text:p>36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315" calcext:value-type="float">
            <text:p>11315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411" calcext:value-type="float">
            <text:p>411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orfeed</text:p>
          </table:table-cell>
          <table:table-cell office:value-type="string" calcext:value-type="string">
            <text:p>0xf072663aa7fc310225910ccbe4a52e3755c896c6</text:p>
          </table:table-cell>
          <table:table-cell office:value-type="string" calcext:value-type="string">
            <text:p>6e3f69632b253eb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5_13-43-46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40" calcext:value-type="float">
            <text:p>1144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321" calcext:value-type="float">
            <text:p>321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386" calcext:value-type="float">
            <text:p>11386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389" calcext:value-type="float">
            <text:p>389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iBBTs</text:p>
          </table:table-cell>
          <table:table-cell office:value-type="string" calcext:value-type="string">
            <text:p>0xbba00cce718263f1a7ab92d723995722554552c0</text:p>
          </table:table-cell>
          <table:table-cell office:value-type="string" calcext:value-type="string">
            <text:p>4e4cbbd0e2d26d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2019-07-28_15-58-03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772" calcext:value-type="float">
            <text:p>377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12" calcext:value-type="float">
            <text:p>21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724" calcext:value-type="float">
            <text:p>3724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66" calcext:value-type="float">
            <text:p>266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rcToken</text:p>
          </table:table-cell>
          <table:table-cell office:value-type="string" calcext:value-type="string">
            <text:p>0x407cf8ec38ce84145ada916a41e6623c769551b6</text:p>
          </table:table-cell>
          <table:table-cell office:value-type="string" calcext:value-type="string">
            <text:p>63407dfd11434c64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07-29_11-27-08</text:p>
          </table:table-cell>
          <table:table-cell office:value-type="string" calcext:value-type="string">
            <text:p>v0.4.17+commit.bdeb9e52</text:p>
          </table:table-cell>
          <table:table-cell office:value-type="string" calcext:value-type="string">
            <text:p>Default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11073" calcext:value-type="float">
            <text:p>1107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54" calcext:value-type="float">
            <text:p>354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019" calcext:value-type="float">
            <text:p>11019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405" calcext:value-type="float">
            <text:p>40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therAir</text:p>
          </table:table-cell>
          <table:table-cell office:value-type="string" calcext:value-type="string">
            <text:p>0xe989caf07ad870c1f059924fc096b00b5c048bb6</text:p>
          </table:table-cell>
          <table:table-cell office:value-type="string" calcext:value-type="string">
            <text:p>440c785b62d5dbc5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5-24_05-02-51</text:p>
          </table:table-cell>
          <table:table-cell office:value-type="string" calcext:value-type="string">
            <text:p>v0.6.4+commit.1dca32f3</text:p>
          </table:table-cell>
          <table:table-cell office:value-type="string" calcext:value-type="string">
            <text:p>Default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22621" calcext:value-type="float">
            <text:p>22621</text:p>
          </table:table-cell>
          <table:table-cell office:value-type="string" calcext:value-type="string">
            <text:p>0.6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99" calcext:value-type="float">
            <text:p>3299</text:p>
          </table:table-cell>
          <table:table-cell office:value-type="float" office:value="556" calcext:value-type="float">
            <text:p>556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525" calcext:value-type="float">
            <text:p>22525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625" calcext:value-type="float">
            <text:p>62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platformToken</text:p>
          </table:table-cell>
          <table:table-cell office:value-type="string" calcext:value-type="string">
            <text:p>0x2e4d380052c2db43cbed951e511db84aaa1b3c6e</text:p>
          </table:table-cell>
          <table:table-cell office:value-type="string" calcext:value-type="string">
            <text:p>5024c068b8b5c48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8_04-54-21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685" calcext:value-type="float">
            <text:p>6685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622" calcext:value-type="float">
            <text:p>6622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44" calcext:value-type="float">
            <text:p>244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AIUSD</text:p>
          </table:table-cell>
          <table:table-cell office:value-type="string" calcext:value-type="string">
            <text:p>0x13110480c3c83ad103159ca239d82feb7a9b1a45</text:p>
          </table:table-cell>
          <table:table-cell office:value-type="string" calcext:value-type="string">
            <text:p>7a52ddd4643d8e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09-20-03</text:p>
          </table:table-cell>
          <table:table-cell office:value-type="string" calcext:value-type="string">
            <text:p>v0.4.17+commit.bdeb9e5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24" calcext:value-type="float">
            <text:p>1052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42" calcext:value-type="float">
            <text:p>342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470" calcext:value-type="float">
            <text:p>10470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393" calcext:value-type="float">
            <text:p>39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0xab14d3ce3f733cacb76ec2abe7d2fcb00c99f3d5</text:p>
          </table:table-cell>
          <table:table-cell office:value-type="string" calcext:value-type="string">
            <text:p>5f0f1820f16c821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2_07-08-28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17" calcext:value-type="float">
            <text:p>14917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855" calcext:value-type="float">
            <text:p>14855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454" calcext:value-type="float">
            <text:p>454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extUSD</text:p>
          </table:table-cell>
          <table:table-cell office:value-type="string" calcext:value-type="string">
            <text:p>0xcc8036a51af82fef08cb60c5cb292ce537e5f1da</text:p>
          </table:table-cell>
          <table:table-cell office:value-type="string" calcext:value-type="string">
            <text:p>3c38d473098078e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8_10-51-50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626" calcext:value-type="float">
            <text:p>1162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6" calcext:value-type="float">
            <text:p>366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572" calcext:value-type="float">
            <text:p>11572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417" calcext:value-type="float">
            <text:p>417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ompImport</text:p>
          </table:table-cell>
          <table:table-cell office:value-type="string" calcext:value-type="string">
            <text:p>0x8905ff67286639c5d4414267731f3e0e850b6b46</text:p>
          </table:table-cell>
          <table:table-cell office:value-type="string" calcext:value-type="string">
            <text:p>4822b782b9c2370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5_22-38-46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75" calcext:value-type="float">
            <text:p>62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55" calcext:value-type="float">
            <text:p>255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225" calcext:value-type="float">
            <text:p>622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07" calcext:value-type="float">
            <text:p>307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0x94063a232e6bc13cb4021819d2a867d0fe19516a</text:p>
          </table:table-cell>
          <table:table-cell office:value-type="string" calcext:value-type="string">
            <text:p>6d5df647fa7e2b3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9_03-23-4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30" calcext:value-type="float">
            <text:p>1023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21" calcext:value-type="float">
            <text:p>22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921" calcext:value-type="float">
            <text:p>992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65" calcext:value-type="float">
            <text:p>265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KWHToken</text:p>
          </table:table-cell>
          <table:table-cell office:value-type="string" calcext:value-type="string">
            <text:p>0x82d5d02b0b80639066dd0bc601d18f4a7fd9dd4e</text:p>
          </table:table-cell>
          <table:table-cell office:value-type="string" calcext:value-type="string">
            <text:p>1a10202e7361b8b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2_09-37-16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5" calcext:value-type="float">
            <text:p>910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22" calcext:value-type="float">
            <text:p>222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871" calcext:value-type="float">
            <text:p>887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68" calcext:value-type="float">
            <text:p>268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ALE</text:p>
          </table:table-cell>
          <table:table-cell office:value-type="string" calcext:value-type="string">
            <text:p>0x43f263e363c0c2e39033fcbd9982b78a42d43031</text:p>
          </table:table-cell>
          <table:table-cell office:value-type="string" calcext:value-type="string">
            <text:p>4bc1d81711b0eda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4_10-35-33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3116" calcext:value-type="float">
            <text:p>3116</text:p>
          </table:table-cell>
          <table:table-cell office:value-type="float" office:value="0" calcext:value-type="float">
            <text:p>0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128" calcext:value-type="float">
            <text:p>412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65" calcext:value-type="float">
            <text:p>165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loomToken</text:p>
          </table:table-cell>
          <table:table-cell office:value-type="string" calcext:value-type="string">
            <text:p>0xDEfd515Ed32E5927c7BD90624e62b72cfD666578</text:p>
          </table:table-cell>
          <table:table-cell office:value-type="string" calcext:value-type="string">
            <text:p>f954b602ca16b18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11-09_17-35-4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9186" calcext:value-type="float">
            <text:p>918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90" calcext:value-type="float">
            <text:p>29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133" calcext:value-type="float">
            <text:p>9133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64" calcext:value-type="float">
            <text:p>364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BIF</text:p>
          </table:table-cell>
          <table:table-cell office:value-type="string" calcext:value-type="string">
            <text:p>0x5dcc6f5dc918fc399db0cb6cf3d160ae3bfb0c2f</text:p>
          </table:table-cell>
          <table:table-cell office:value-type="string" calcext:value-type="string">
            <text:p>b958764f91a41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17_11-58-0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723" calcext:value-type="float">
            <text:p>57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41" calcext:value-type="float">
            <text:p>241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636" calcext:value-type="float">
            <text:p>5636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04" calcext:value-type="float">
            <text:p>30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DAMASUtilityToken</text:p>
          </table:table-cell>
          <table:table-cell office:value-type="string" calcext:value-type="string">
            <text:p>0x7fB103e6b5D11e98e58118fF31e0b41bC40786a0</text:p>
          </table:table-cell>
          <table:table-cell office:value-type="string" calcext:value-type="string">
            <text:p>2eba2c47062929bd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1-31_17-16-4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963" calcext:value-type="float">
            <text:p>59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9" calcext:value-type="float">
            <text:p>169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825" calcext:value-type="float">
            <text:p>5825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08" calcext:value-type="float">
            <text:p>208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asanah</text:p>
          </table:table-cell>
          <table:table-cell office:value-type="string" calcext:value-type="string">
            <text:p>0x7a35fe1e97823f78736ef60b8053bff68fd7deb4</text:p>
          </table:table-cell>
          <table:table-cell office:value-type="string" calcext:value-type="string">
            <text:p>623d2d7888ac4aec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09-07_13-50-2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930" calcext:value-type="float">
            <text:p>393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79" calcext:value-type="float">
            <text:p>279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rx</text:p>
          </table:table-cell>
          <table:table-cell office:value-type="string" calcext:value-type="string">
            <text:p>0x1e51f9ba6898bcc9d63da95f5e1b483ef74b30d7</text:p>
          </table:table-cell>
          <table:table-cell office:value-type="string" calcext:value-type="string">
            <text:p>2e20fb888c8600c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1_00-09-34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882" calcext:value-type="float">
            <text:p>488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71" calcext:value-type="float">
            <text:p>17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emichain</text:p>
          </table:table-cell>
          <table:table-cell office:value-type="string" calcext:value-type="string">
            <text:p>0x950ae1ae3cc768d96d5ff235959143a551d5852d</text:p>
          </table:table-cell>
          <table:table-cell office:value-type="string" calcext:value-type="string">
            <text:p>2f71e1add2787e7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6_15-57-47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8353" calcext:value-type="float">
            <text:p>835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36" calcext:value-type="float">
            <text:p>236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300" calcext:value-type="float">
            <text:p>8300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FuchsiaToken</text:p>
          </table:table-cell>
          <table:table-cell office:value-type="string" calcext:value-type="string">
            <text:p>0x3508455f49102863ad2042e4b77f1ecb13e2e520</text:p>
          </table:table-cell>
          <table:table-cell office:value-type="string" calcext:value-type="string">
            <text:p>4a9c314b22030f8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5_22-58-4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74" calcext:value-type="float">
            <text:p>5174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792" calcext:value-type="float">
            <text:p>4792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297" calcext:value-type="float">
            <text:p>297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WrapConversionRate</text:p>
          </table:table-cell>
          <table:table-cell office:value-type="string" calcext:value-type="string">
            <text:p>0x59a413b0dc16a6be63b351bf4dec73faa6850bff</text:p>
          </table:table-cell>
          <table:table-cell office:value-type="string" calcext:value-type="string">
            <text:p>c87050b351e57e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30_09-34-01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94" calcext:value-type="float">
            <text:p>294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083" calcext:value-type="float">
            <text:p>6083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356" calcext:value-type="float">
            <text:p>356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WrapConversionRate</text:p>
          </table:table-cell>
          <table:table-cell office:value-type="string" calcext:value-type="string">
            <text:p>0xfa8ff51e0c67600b9abe5c89b53cc36ee6c7bf76</text:p>
          </table:table-cell>
          <table:table-cell office:value-type="string" calcext:value-type="string">
            <text:p>442ceb678ada6f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31_08-19-16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94" calcext:value-type="float">
            <text:p>294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083" calcext:value-type="float">
            <text:p>6083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356" calcext:value-type="float">
            <text:p>356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ainnetProxy</text:p>
          </table:table-cell>
          <table:table-cell office:value-type="string" calcext:value-type="string">
            <text:p>0x20306be1fbb05064956514aa687f6ab1bee54e7d</text:p>
          </table:table-cell>
          <table:table-cell office:value-type="string" calcext:value-type="string">
            <text:p>3695d79b36e3403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3_00-34-01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115" calcext:value-type="float">
            <text:p>115</text:p>
          </table:table-cell>
          <table:table-cell office:value-type="float" office:value="7.910987E+016" calcext:value-type="float">
            <text:p>7,910987E+016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39" calcext:value-type="float">
            <text:p>139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errumToken</text:p>
          </table:table-cell>
          <table:table-cell office:value-type="string" calcext:value-type="string">
            <text:p>0xe5caef4af8780e59df925470b050fb23c43ca68c</text:p>
          </table:table-cell>
          <table:table-cell office:value-type="string" calcext:value-type="string">
            <text:p>3e5dbbddbb3c255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04-29-24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7" calcext:value-type="float">
            <text:p>147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129" calcext:value-type="float">
            <text:p>5129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86" calcext:value-type="float">
            <text:p>186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okenSale</text:p>
          </table:table-cell>
          <table:table-cell office:value-type="string" calcext:value-type="string">
            <text:p>0xa96624bd4bd96aab5fcfb34e7029893b54fed0fe</text:p>
          </table:table-cell>
          <table:table-cell office:value-type="string" calcext:value-type="string">
            <text:p>6227fd4130ca72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5_10-48-22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385" calcext:value-type="float">
            <text:p>438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301" calcext:value-type="float">
            <text:p>430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86" calcext:value-type="float">
            <text:p>286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aymentQueue</text:p>
          </table:table-cell>
          <table:table-cell office:value-type="string" calcext:value-type="string">
            <text:p>0x12034f265c1dc4a0f638f55159ae184ea16a01eb</text:p>
          </table:table-cell>
          <table:table-cell office:value-type="string" calcext:value-type="string">
            <text:p>46de9cb4aac45b1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27_16-34-0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6" calcext:value-type="float">
            <text:p>156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390" calcext:value-type="float">
            <text:p>339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CN20</text:p>
          </table:table-cell>
          <table:table-cell office:value-type="string" calcext:value-type="string">
            <text:p>0x1964f2f3ce45ac518b18ef4aa4265f8aadcef4ae</text:p>
          </table:table-cell>
          <table:table-cell office:value-type="string" calcext:value-type="string">
            <text:p>4b4efe8b53ef35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3_16-03-04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65" calcext:value-type="float">
            <text:p>165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13" calcext:value-type="float">
            <text:p>21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ZXTHGold</text:p>
          </table:table-cell>
          <table:table-cell office:value-type="string" calcext:value-type="string">
            <text:p>0x50668356cadfb5cae006c06ed16bcffc11524218</text:p>
          </table:table-cell>
          <table:table-cell office:value-type="string" calcext:value-type="string">
            <text:p>607337674e6d062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6_13-01-2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9115" calcext:value-type="float">
            <text:p>911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28" calcext:value-type="float">
            <text:p>328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056" calcext:value-type="float">
            <text:p>905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390" calcext:value-type="float">
            <text:p>39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RC721Metadata</text:p>
          </table:table-cell>
          <table:table-cell office:value-type="string" calcext:value-type="string">
            <text:p>0xb74a2d5a709af071b37ee4fc3c9b4398ee0dc4a7</text:p>
          </table:table-cell>
          <table:table-cell office:value-type="string" calcext:value-type="string">
            <text:p>5d9345e98fd599c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2_11-38-3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28" calcext:value-type="float">
            <text:p>228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174" calcext:value-type="float">
            <text:p>5174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308" calcext:value-type="float">
            <text:p>308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ATG</text:p>
          </table:table-cell>
          <table:table-cell office:value-type="string" calcext:value-type="string">
            <text:p>0xff759254e578bc7f725428cecb612a502e604f42</text:p>
          </table:table-cell>
          <table:table-cell office:value-type="string" calcext:value-type="string">
            <text:p>35c22dcd4661f2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3_05-57-0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588" calcext:value-type="float">
            <text:p>1588</text:p>
          </table:table-cell>
          <table:table-cell office:value-type="float" office:value="1E+016" calcext:value-type="float">
            <text:p>1E+016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84" calcext:value-type="float">
            <text:p>284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613" calcext:value-type="float">
            <text:p>461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69" calcext:value-type="float">
            <text:p>369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OlyToken</text:p>
          </table:table-cell>
          <table:table-cell office:value-type="string" calcext:value-type="string">
            <text:p>0xc051fc7cf2a8b6294f7ebbf16a5464ab72633c56</text:p>
          </table:table-cell>
          <table:table-cell office:value-type="string" calcext:value-type="string">
            <text:p>57214d532c9dc68b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09-26_15-45-13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19" calcext:value-type="float">
            <text:p>219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339" calcext:value-type="float">
            <text:p>5339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81" calcext:value-type="float">
            <text:p>281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roject0xMaker</text:p>
          </table:table-cell>
          <table:table-cell office:value-type="string" calcext:value-type="string">
            <text:p>0xcc7dbc32c67246d03de824ca06bccbc6c02fe8b7</text:p>
          </table:table-cell>
          <table:table-cell office:value-type="string" calcext:value-type="string">
            <text:p>57432a0a441a19c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9_02-48-4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95" calcext:value-type="float">
            <text:p>95</text:p>
          </table:table-cell>
          <table:table-cell office:value-type="float" office:value="3E+016" calcext:value-type="float">
            <text:p>3E+016</text:p>
          </table:table-cell>
          <table:table-cell office:value-type="float" office:value="9115" calcext:value-type="float">
            <text:p>911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28" calcext:value-type="float">
            <text:p>328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056" calcext:value-type="float">
            <text:p>905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390" calcext:value-type="float">
            <text:p>39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Blockprotocol</text:p>
          </table:table-cell>
          <table:table-cell office:value-type="string" calcext:value-type="string">
            <text:p>0xde7a6bdd49c8a71f1de71f8756ec331a8a57eff3</text:p>
          </table:table-cell>
          <table:table-cell office:value-type="string" calcext:value-type="string">
            <text:p>6bea56be4c4abe7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4_06-37-1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84" calcext:value-type="float">
            <text:p>284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609" calcext:value-type="float">
            <text:p>4609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69" calcext:value-type="float">
            <text:p>369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ZTokens_ERC20</text:p>
          </table:table-cell>
          <table:table-cell office:value-type="string" calcext:value-type="string">
            <text:p>0xa2bbff7d7ae42d75174e5ded3db70840b4b6341c</text:p>
          </table:table-cell>
          <table:table-cell office:value-type="string" calcext:value-type="string">
            <text:p>74209119836dcc5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6_20-42-3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05" calcext:value-type="float">
            <text:p>470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616" calcext:value-type="float">
            <text:p>4616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69" calcext:value-type="float">
            <text:p>369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ZTokens_ERC20</text:p>
          </table:table-cell>
          <table:table-cell office:value-type="string" calcext:value-type="string">
            <text:p>0x07b1f172268e1737c3176b50033dcbd7755284ee</text:p>
          </table:table-cell>
          <table:table-cell office:value-type="string" calcext:value-type="string">
            <text:p>74d3bacb6d7096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6_20-39-29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4705" calcext:value-type="float">
            <text:p>470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84" calcext:value-type="float">
            <text:p>284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616" calcext:value-type="float">
            <text:p>4616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69" calcext:value-type="float">
            <text:p>369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ixMarketPlace</text:p>
          </table:table-cell>
          <table:table-cell office:value-type="string" calcext:value-type="string">
            <text:p>0x0463d394d383f8e56561120ff00834fef8a5afac</text:p>
          </table:table-cell>
          <table:table-cell office:value-type="string" calcext:value-type="string">
            <text:p>21df4ccd982efb4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2_12-54-40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018" calcext:value-type="float">
            <text:p>8018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33" calcext:value-type="float">
            <text:p>433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796" calcext:value-type="float">
            <text:p>7796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531" calcext:value-type="float">
            <text:p>531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ZEBELLION</text:p>
          </table:table-cell>
          <table:table-cell office:value-type="string" calcext:value-type="string">
            <text:p>0x98a1208a9287e378d329225836b823481d890409</text:p>
          </table:table-cell>
          <table:table-cell office:value-type="string" calcext:value-type="string">
            <text:p>41b6f7051065d0e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9_13-48-10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4" calcext:value-type="float">
            <text:p>284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609" calcext:value-type="float">
            <text:p>4609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69" calcext:value-type="float">
            <text:p>369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ZXTH</text:p>
          </table:table-cell>
          <table:table-cell office:value-type="string" calcext:value-type="string">
            <text:p>0x8a68277a6345011ed116a4f0931b30c6ba128b7d</text:p>
          </table:table-cell>
          <table:table-cell office:value-type="string" calcext:value-type="string">
            <text:p>3ea5ff662c04181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1_05-46-0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4" calcext:value-type="float">
            <text:p>284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613" calcext:value-type="float">
            <text:p>461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69" calcext:value-type="float">
            <text:p>369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ownToken</text:p>
          </table:table-cell>
          <table:table-cell office:value-type="string" calcext:value-type="string">
            <text:p>0x43F19616c4D677771beE32c467c58621C9d67b3B</text:p>
          </table:table-cell>
          <table:table-cell office:value-type="string" calcext:value-type="string">
            <text:p>6fd0718bba3a4f4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5_13-16-30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72" calcext:value-type="float">
            <text:p>487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3" calcext:value-type="float">
            <text:p>213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73" calcext:value-type="float">
            <text:p>27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_0x</text:p>
          </table:table-cell>
          <table:table-cell office:value-type="string" calcext:value-type="string">
            <text:p>0xac8491258d2d93228e8b49aac2e332a96f04e56c</text:p>
          </table:table-cell>
          <table:table-cell office:value-type="string" calcext:value-type="string">
            <text:p>7fc9c19f49fc544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9_14-25-15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3501" calcext:value-type="float">
            <text:p>3501</text:p>
          </table:table-cell>
          <table:table-cell office:value-type="float" office:value="0" calcext:value-type="float">
            <text:p>0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609" calcext:value-type="float">
            <text:p>4609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69" calcext:value-type="float">
            <text:p>369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ZTokens_ERC20</text:p>
          </table:table-cell>
          <table:table-cell office:value-type="string" calcext:value-type="string">
            <text:p>0x50d9c8ad0cdd015e4027cf88783c0abf771dfd18</text:p>
          </table:table-cell>
          <table:table-cell office:value-type="string" calcext:value-type="string">
            <text:p>4d8954af0025ac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6_20-44-4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05" calcext:value-type="float">
            <text:p>470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4" calcext:value-type="float">
            <text:p>284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616" calcext:value-type="float">
            <text:p>4616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69" calcext:value-type="float">
            <text:p>369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ollypopToken</text:p>
          </table:table-cell>
          <table:table-cell office:value-type="string" calcext:value-type="string">
            <text:p>0xd3da1c07595c416d6bdb3b2e67f541c1a90d6213</text:p>
          </table:table-cell>
          <table:table-cell office:value-type="string" calcext:value-type="string">
            <text:p>22f59768ff237bc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3_20-48-2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82" calcext:value-type="float">
            <text:p>648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91" calcext:value-type="float">
            <text:p>191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111" calcext:value-type="float">
            <text:p>6111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ZTokens_ERC20</text:p>
          </table:table-cell>
          <table:table-cell office:value-type="string" calcext:value-type="string">
            <text:p>0x0eb43ce1708f415dfb1734a3f69a89403011a4c1</text:p>
          </table:table-cell>
          <table:table-cell office:value-type="string" calcext:value-type="string">
            <text:p>2c216be19b9a62b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5_22-16-19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4705" calcext:value-type="float">
            <text:p>470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84" calcext:value-type="float">
            <text:p>284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616" calcext:value-type="float">
            <text:p>4616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69" calcext:value-type="float">
            <text:p>369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iteOasis</text:p>
          </table:table-cell>
          <table:table-cell office:value-type="string" calcext:value-type="string">
            <text:p>0x001de766dc641735a4ef74947e3bc6ac51219aba</text:p>
          </table:table-cell>
          <table:table-cell office:value-type="string" calcext:value-type="string">
            <text:p>42da51ae4a08eb9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3_11-12-26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12" calcext:value-type="float">
            <text:p>312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725" calcext:value-type="float">
            <text:p>5725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391" calcext:value-type="float">
            <text:p>391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VoteTimes</text:p>
          </table:table-cell>
          <table:table-cell office:value-type="string" calcext:value-type="string">
            <text:p>0x7ef80aedb30cebc4865611c09aabc005b4bf4034</text:p>
          </table:table-cell>
          <table:table-cell office:value-type="string" calcext:value-type="string">
            <text:p>5ee103c9525ecd95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1-31_11-32-5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735" calcext:value-type="float">
            <text:p>273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78" calcext:value-type="float">
            <text:p>17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USDImplementation</text:p>
          </table:table-cell>
          <table:table-cell office:value-type="string" calcext:value-type="string">
            <text:p>0x5864c777697bf9881220328bf2f16908c9afcd7e</text:p>
          </table:table-cell>
          <table:table-cell office:value-type="string" calcext:value-type="string">
            <text:p>339aec27076ceb7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6_00-32-4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52" calcext:value-type="float">
            <text:p>1315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98" calcext:value-type="float">
            <text:p>398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973" calcext:value-type="float">
            <text:p>1297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492" calcext:value-type="float">
            <text:p>49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urveTokenAdapter</text:p>
          </table:table-cell>
          <table:table-cell office:value-type="string" calcext:value-type="string">
            <text:p>0xb3ec8516ba74c9883a211a3687dc56814c0b67e4</text:p>
          </table:table-cell>
          <table:table-cell office:value-type="string" calcext:value-type="string">
            <text:p>2cf2ce43b233429b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5-29_17-52-53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0.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692" calcext:value-type="float">
            <text:p>269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87" calcext:value-type="float">
            <text:p>187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anzilcoin</text:p>
          </table:table-cell>
          <table:table-cell office:value-type="string" calcext:value-type="string">
            <text:p>0x474b0b39f6558732c177dd459013a7ad1d6c55dc</text:p>
          </table:table-cell>
          <table:table-cell office:value-type="string" calcext:value-type="string">
            <text:p>1ff6b59d545e8d8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30_16-04-3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KBHToken</text:p>
          </table:table-cell>
          <table:table-cell office:value-type="string" calcext:value-type="string">
            <text:p>0xAafF21aC2aA892DbCA01D8543db87725E097B78C</text:p>
          </table:table-cell>
          <table:table-cell office:value-type="string" calcext:value-type="string">
            <text:p>44624f48ad32d1f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9_11-50-39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2271" calcext:value-type="float">
            <text:p>2271</text:p>
          </table:table-cell>
          <table:table-cell office:value-type="float" office:value="0" calcext:value-type="float">
            <text:p>0</text:p>
          </table:table-cell>
          <table:table-cell office:value-type="float" office:value="9801" calcext:value-type="float">
            <text:p>98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73" calcext:value-type="float">
            <text:p>273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580" calcext:value-type="float">
            <text:p>958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332" calcext:value-type="float">
            <text:p>332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UCKYToken</text:p>
          </table:table-cell>
          <table:table-cell office:value-type="string" calcext:value-type="string">
            <text:p>0xE478d4F4a87D4D641AF97ca0b5Cc3dB61e266357</text:p>
          </table:table-cell>
          <table:table-cell office:value-type="string" calcext:value-type="string">
            <text:p>3e4cbc694837f2d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0_02-38-54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0.5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454" calcext:value-type="float">
            <text:p>345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office:value-type="string" calcext:value-type="string">
            <text:p>0x5b8c347b2ed372342532f5f7e0d97b02fb3f898b</text:p>
          </table:table-cell>
          <table:table-cell office:value-type="string" calcext:value-type="string">
            <text:p>45a0271557c96dc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6_13-08-42</text:p>
          </table:table-cell>
          <table:table-cell office:value-type="string" calcext:value-type="string">
            <text:p>v0.4.20+commit.3155dd80</text:p>
          </table:table-cell>
          <table:table-cell office:value-type="string" calcext:value-type="string">
            <text:p>Defaul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073" calcext:value-type="float">
            <text:p>3073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02" calcext:value-type="float">
            <text:p>202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ippleAlpha</text:p>
          </table:table-cell>
          <table:table-cell office:value-type="string" calcext:value-type="string">
            <text:p>0xe019681c8a189184826fe17f86c1725e2940c4ce</text:p>
          </table:table-cell>
          <table:table-cell office:value-type="string" calcext:value-type="string">
            <text:p>11b65d88037cf78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2_02-59-3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5008" calcext:value-type="float">
            <text:p>5008</text:p>
          </table:table-cell>
          <table:table-cell office:value-type="float" office:value="0" calcext:value-type="float">
            <text:p>0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taking</text:p>
          </table:table-cell>
          <table:table-cell office:value-type="string" calcext:value-type="string">
            <text:p>0x0ba48bb1994b33c2563385f5b3e5d5daabbbf345</text:p>
          </table:table-cell>
          <table:table-cell office:value-type="string" calcext:value-type="string">
            <text:p>792b8ae4275ca3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7_14-46-47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890" calcext:value-type="float">
            <text:p>789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0" calcext:value-type="float">
            <text:p>36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971" calcext:value-type="float">
            <text:p>6971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459" calcext:value-type="float">
            <text:p>459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35db23f13fcb523d49a06e53092ccdf22f1fd70e</text:p>
          </table:table-cell>
          <table:table-cell office:value-type="string" calcext:value-type="string">
            <text:p>6d93e47b040f0e5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6_21-37-4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39" calcext:value-type="float">
            <text:p>5939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5" calcext:value-type="float">
            <text:p>155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518" calcext:value-type="float">
            <text:p>551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01" calcext:value-type="float">
            <text:p>201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impleToken</text:p>
          </table:table-cell>
          <table:table-cell office:value-type="string" calcext:value-type="string">
            <text:p>0x4f25e9710d006ccdce7d583492eab3d9ca24b3e3</text:p>
          </table:table-cell>
          <table:table-cell office:value-type="string" calcext:value-type="string">
            <text:p>1f8b76c54034a8a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2_03-09-58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0x1b073382e63411e3bcffe90ac1b9a43fefa1ec6f</text:p>
          </table:table-cell>
          <table:table-cell office:value-type="string" calcext:value-type="string">
            <text:p>57086db11b7ebf8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13-55-1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4670" calcext:value-type="float">
            <text:p>4670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290" calcext:value-type="float">
            <text:p>4290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38" calcext:value-type="float">
            <text:p>238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intingPool</text:p>
          </table:table-cell>
          <table:table-cell office:value-type="string" calcext:value-type="string">
            <text:p>0x2e6ec929349d0eb57fd8f699f8b8445aa6e8e43f</text:p>
          </table:table-cell>
          <table:table-cell office:value-type="string" calcext:value-type="string">
            <text:p>22ba796c36d81998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22_11-38-30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239" calcext:value-type="float">
            <text:p>923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76" calcext:value-type="float">
            <text:p>376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052" calcext:value-type="float">
            <text:p>9052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457" calcext:value-type="float">
            <text:p>45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ZipmexTokenProxy</text:p>
          </table:table-cell>
          <table:table-cell office:value-type="string" calcext:value-type="string">
            <text:p>0xaa602de53347579f86b996d2add74bb6f79462b2</text:p>
          </table:table-cell>
          <table:table-cell office:value-type="string" calcext:value-type="string">
            <text:p>6d89977266bf932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9_09-26-4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88" calcext:value-type="float">
            <text:p>208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onnectOasis</text:p>
          </table:table-cell>
          <table:table-cell office:value-type="string" calcext:value-type="string">
            <text:p>0x758f3f4ACc36EC1D9Df62ecA9b914db5958265e3</text:p>
          </table:table-cell>
          <table:table-cell office:value-type="string" calcext:value-type="string">
            <text:p>2af6cc2aad75da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17-56-00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07" calcext:value-type="float">
            <text:p>207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503" calcext:value-type="float">
            <text:p>6503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54" calcext:value-type="float">
            <text:p>254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nectCurve</text:p>
          </table:table-cell>
          <table:table-cell office:value-type="string" calcext:value-type="string">
            <text:p>0xd0861c17246855b43da54df3715b4dc9ef4e3217</text:p>
          </table:table-cell>
          <table:table-cell office:value-type="string" calcext:value-type="string">
            <text:p>91238a5e21fc2a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9_05-51-51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14" calcext:value-type="float">
            <text:p>214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959" calcext:value-type="float">
            <text:p>5959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64" calcext:value-type="float">
            <text:p>26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oken_v1</text:p>
          </table:table-cell>
          <table:table-cell office:value-type="string" calcext:value-type="string">
            <text:p>0x37a41D9f7C94e5d13fba30c59f28cc0E803EdcE4</text:p>
          </table:table-cell>
          <table:table-cell office:value-type="string" calcext:value-type="string">
            <text:p>36ffc4bcf5f675b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1_06-52-55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53" calcext:value-type="float">
            <text:p>353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308" calcext:value-type="float">
            <text:p>10308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438" calcext:value-type="float">
            <text:p>438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HDToken</text:p>
          </table:table-cell>
          <table:table-cell office:value-type="string" calcext:value-type="string">
            <text:p>0xd917635caf144e6ebbbdfd7e6725c563db756079</text:p>
          </table:table-cell>
          <table:table-cell office:value-type="string" calcext:value-type="string">
            <text:p>3f510c2bed6454c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2_20-55-17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99" calcext:value-type="float">
            <text:p>569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6" calcext:value-type="float">
            <text:p>306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622" calcext:value-type="float">
            <text:p>5622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85" calcext:value-type="float">
            <text:p>385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lashIt</text:p>
          </table:table-cell>
          <table:table-cell office:value-type="string" calcext:value-type="string">
            <text:p>0x9d837b62dfc017fe6223e69dbf6aa10d0883bd22</text:p>
          </table:table-cell>
          <table:table-cell office:value-type="string" calcext:value-type="string">
            <text:p>1e4ee050b8560bb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1_12-35-5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3c6f272827a54b810ea0874b995e7adb40b6a2b7</text:p>
          </table:table-cell>
          <table:table-cell office:value-type="string" calcext:value-type="string">
            <text:p>2088a58e447351a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8_12-34-4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32" calcext:value-type="float">
            <text:p>5032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316" calcext:value-type="float">
            <text:p>316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OPBCTemplate</text:p>
          </table:table-cell>
          <table:table-cell office:value-type="string" calcext:value-type="string">
            <text:p>0xf5fc4ca75534e13d8120d8405e0d7d4662848592</text:p>
          </table:table-cell>
          <table:table-cell office:value-type="string" calcext:value-type="string">
            <text:p>5393a3ead42e35e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17_19-19-3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70" calcext:value-type="float">
            <text:p>1367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76" calcext:value-type="float">
            <text:p>476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132" calcext:value-type="float">
            <text:p>13132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529" calcext:value-type="float">
            <text:p>52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EST_3_OfferFactory</text:p>
          </table:table-cell>
          <table:table-cell office:value-type="string" calcext:value-type="string">
            <text:p>0x4F391C202a906EED9e2b63fDd387F28E952782E2</text:p>
          </table:table-cell>
          <table:table-cell office:value-type="string" calcext:value-type="string">
            <text:p>474c559a4ed374a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30_08-11-1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779" calcext:value-type="float">
            <text:p>11779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10" calcext:value-type="float">
            <text:p>51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91" calcext:value-type="float">
            <text:p>9091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573" calcext:value-type="float">
            <text:p>573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GNWalletsTradingLimiter</text:p>
          </table:table-cell>
          <table:table-cell office:value-type="string" calcext:value-type="string">
            <text:p>0xd961a917bad1bb2c4ee8f054a81c77ae5ee558a0</text:p>
          </table:table-cell>
          <table:table-cell office:value-type="string" calcext:value-type="string">
            <text:p>7746b50aff7bda1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09_16-30-09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2" calcext:value-type="float">
            <text:p>212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156" calcext:value-type="float">
            <text:p>4156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74" calcext:value-type="float">
            <text:p>274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okensView</text:p>
          </table:table-cell>
          <table:table-cell office:value-type="string" calcext:value-type="string">
            <text:p>0x63c3d5c85bb42659eacc78a53b25d9b1b7a7bc8c</text:p>
          </table:table-cell>
          <table:table-cell office:value-type="string" calcext:value-type="string">
            <text:p>f1a312951bb467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4_20-32-05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0.5.10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CO</text:p>
          </table:table-cell>
          <table:table-cell office:value-type="string" calcext:value-type="string">
            <text:p>0x1929768c55da174c8e14838a12229392a663875d</text:p>
          </table:table-cell>
          <table:table-cell office:value-type="string" calcext:value-type="string">
            <text:p>113f71fae039fd6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5-13_05-48-45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4926" calcext:value-type="float">
            <text:p>492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2" calcext:value-type="float">
            <text:p>252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773" calcext:value-type="float">
            <text:p>4773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327" calcext:value-type="float">
            <text:p>327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iggCash</text:p>
          </table:table-cell>
          <table:table-cell office:value-type="string" calcext:value-type="string">
            <text:p>0xd9d993fdd6dad5270c0896b364bdbeff38e010cf</text:p>
          </table:table-cell>
          <table:table-cell office:value-type="string" calcext:value-type="string">
            <text:p>2a40b5eff524cdd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4_15-09-40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3674" calcext:value-type="float">
            <text:p>3674</text:p>
          </table:table-cell>
          <table:table-cell office:value-type="float" office:value="0" calcext:value-type="float">
            <text:p>0</text:p>
          </table:table-cell>
          <table:table-cell office:value-type="float" office:value="9753" calcext:value-type="float">
            <text:p>975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58" calcext:value-type="float">
            <text:p>25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04" calcext:value-type="float">
            <text:p>9404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07" calcext:value-type="float">
            <text:p>307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quity</text:p>
          </table:table-cell>
          <table:table-cell office:value-type="string" calcext:value-type="string">
            <text:p>0x53d6b005c8196e59a56043ec92079a67f873255c</text:p>
          </table:table-cell>
          <table:table-cell office:value-type="string" calcext:value-type="string">
            <text:p>60bd4778ca78057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07_20-19-21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541" calcext:value-type="float">
            <text:p>3541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49" calcext:value-type="float">
            <text:p>249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RC20Salary</text:p>
          </table:table-cell>
          <table:table-cell office:value-type="string" calcext:value-type="string">
            <text:p>0xcc2ba2eac448d60e0f943ebe378f409cb7d1b58a</text:p>
          </table:table-cell>
          <table:table-cell office:value-type="string" calcext:value-type="string">
            <text:p>ddb723f8f71266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4_17-14-44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218" calcext:value-type="float">
            <text:p>10218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55" calcext:value-type="float">
            <text:p>455</text:p>
          </table:table-cell>
          <table:table-cell office:value-type="float" office:value="401" calcext:value-type="float">
            <text:p>401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7705" calcext:value-type="float">
            <text:p>7705</text:p>
          </table:table-cell>
          <table:table-cell office:value-type="float" office:value="74" calcext:value-type="float">
            <text:p>74</text:p>
          </table:table-cell>
          <table:table-cell office:value-type="float" office:value="602" calcext:value-type="float">
            <text:p>602</text:p>
          </table:table-cell>
          <table:table-cell office:value-type="float" office:value="497" calcext:value-type="float">
            <text:p>497</text:p>
          </table:table-cell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Inflationary</text:p>
          </table:table-cell>
          <table:table-cell office:value-type="string" calcext:value-type="string">
            <text:p>0x8c9e4cf756b9d01d791b95bc2d0913ef2bf03784</text:p>
          </table:table-cell>
          <table:table-cell office:value-type="string" calcext:value-type="string">
            <text:p>600ddc3231ab423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7_15-21-18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8906" calcext:value-type="float">
            <text:p>8906</text:p>
          </table:table-cell>
          <table:table-cell office:value-type="float" office:value="0" calcext:value-type="float">
            <text:p>0</text:p>
          </table:table-cell>
          <table:table-cell office:value-type="float" office:value="3392" calcext:value-type="float">
            <text:p>3392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4" calcext:value-type="float">
            <text:p>174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331" calcext:value-type="float">
            <text:p>333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34" calcext:value-type="float">
            <text:p>23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therCloud</text:p>
          </table:table-cell>
          <table:table-cell office:value-type="string" calcext:value-type="string">
            <text:p>0xc90851362c2e04bf51f72a0a5f0728cc2be035e7</text:p>
          </table:table-cell>
          <table:table-cell office:value-type="string" calcext:value-type="string">
            <text:p>1003a54fc37fd035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24_16-19-21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4754" calcext:value-type="float">
            <text:p>4754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438" calcext:value-type="float">
            <text:p>443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79" calcext:value-type="float">
            <text:p>17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ryptoHearthStone</text:p>
          </table:table-cell>
          <table:table-cell office:value-type="string" calcext:value-type="string">
            <text:p>0xdddcf70aedb136afef436ed17ad292205dfe4c13</text:p>
          </table:table-cell>
          <table:table-cell office:value-type="string" calcext:value-type="string">
            <text:p>3c503b081d71ffb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11-14-41</text:p>
          </table:table-cell>
          <table:table-cell office:value-type="string" calcext:value-type="string">
            <text:p>v0.4.22+commit.4cb486ee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398" calcext:value-type="float">
            <text:p>539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5" calcext:value-type="float">
            <text:p>195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289" calcext:value-type="float">
            <text:p>5289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46" calcext:value-type="float">
            <text:p>246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iatTokenV1</text:p>
          </table:table-cell>
          <table:table-cell office:value-type="string" calcext:value-type="string">
            <text:p>0x22a39c2dd54b71ac884657bb3e37308abe2d02e1</text:p>
          </table:table-cell>
          <table:table-cell office:value-type="string" calcext:value-type="string">
            <text:p>5761ad51b2813730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1-18_01-24-3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2123" calcext:value-type="float">
            <text:p>121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35" calcext:value-type="float">
            <text:p>335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076" calcext:value-type="float">
            <text:p>12076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erviceProvider_UniSwap_Zap</text:p>
          </table:table-cell>
          <table:table-cell office:value-type="string" calcext:value-type="string">
            <text:p>0x7F87EcCb156EdA91D74Bb6546b4155f0bA0d04d1</text:p>
          </table:table-cell>
          <table:table-cell office:value-type="string" calcext:value-type="string">
            <text:p>6f0605e0264d84c5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2-11_08-08-0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891" calcext:value-type="float">
            <text:p>989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33" calcext:value-type="float">
            <text:p>333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550" calcext:value-type="float">
            <text:p>9550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385" calcext:value-type="float">
            <text:p>385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intingPool</text:p>
          </table:table-cell>
          <table:table-cell office:value-type="string" calcext:value-type="string">
            <text:p>0xcc41A21aB3F272db324182E6A71F25A2F3041bE3</text:p>
          </table:table-cell>
          <table:table-cell office:value-type="string" calcext:value-type="string">
            <text:p>20f4f33927a32b9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2-06_08-06-31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112" calcext:value-type="float">
            <text:p>811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13" calcext:value-type="float">
            <text:p>313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903" calcext:value-type="float">
            <text:p>7903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395" calcext:value-type="float">
            <text:p>395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a60830277aa76a1f9adabf9f78dc339788d0be4e</text:p>
          </table:table-cell>
          <table:table-cell office:value-type="string" calcext:value-type="string">
            <text:p>5dd56116801d305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4_14-57-33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0.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25" calcext:value-type="float">
            <text:p>242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52" calcext:value-type="float">
            <text:p>152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OrchidLottery</text:p>
          </table:table-cell>
          <table:table-cell office:value-type="string" calcext:value-type="string">
            <text:p>0xCe259a837137B4515118a07f4feFD1C59Eb5C62e</text:p>
          </table:table-cell>
          <table:table-cell office:value-type="string" calcext:value-type="string">
            <text:p>565d8d7097825c0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09_07-30-48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49" calcext:value-type="float">
            <text:p>12149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27" calcext:value-type="float">
            <text:p>327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093" calcext:value-type="float">
            <text:p>12093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416" calcext:value-type="float">
            <text:p>41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essageBus</text:p>
          </table:table-cell>
          <table:table-cell office:value-type="string" calcext:value-type="string">
            <text:p>0x0b71bb83d2814633f7dfeb9cb5c4c2e63be215ed</text:p>
          </table:table-cell>
          <table:table-cell office:value-type="string" calcext:value-type="string">
            <text:p>5ad27685fb732c4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3-24_18-14-01</text:p>
          </table:table-cell>
          <table:table-cell office:value-type="string" calcext:value-type="string">
            <text:p>v0.5.3+commit.10d17f2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75" calcext:value-type="float">
            <text:p>69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85" calcext:value-type="float">
            <text:p>285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284" calcext:value-type="float">
            <text:p>6284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KyberReserve</text:p>
          </table:table-cell>
          <table:table-cell office:value-type="string" calcext:value-type="string">
            <text:p>0xc6c8bce5e9383df025f982d6bbd84163957a6979</text:p>
          </table:table-cell>
          <table:table-cell office:value-type="string" calcext:value-type="string">
            <text:p>b5981a48dd27f9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2_11-37-41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90" calcext:value-type="float">
            <text:p>39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260" calcext:value-type="float">
            <text:p>826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79" calcext:value-type="float">
            <text:p>479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700a1d7ce704f843ec18747249852c28ce138aa7</text:p>
          </table:table-cell>
          <table:table-cell office:value-type="string" calcext:value-type="string">
            <text:p>3e696211079d5c0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4_14-43-1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31" calcext:value-type="float">
            <text:p>913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48" calcext:value-type="float">
            <text:p>348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603" calcext:value-type="float">
            <text:p>8603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449" calcext:value-type="float">
            <text:p>449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SToken</text:p>
          </table:table-cell>
          <table:table-cell office:value-type="string" calcext:value-type="string">
            <text:p>0x496c67a4ced9c453a60f3166ab4b329870c8e355</text:p>
          </table:table-cell>
          <table:table-cell office:value-type="string" calcext:value-type="string">
            <text:p>7a5878cc886da07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5-06_16-42-04</text:p>
          </table:table-cell>
          <table:table-cell office:value-type="string" calcext:value-type="string">
            <text:p>v0.5.6+commit.b259423e</text:p>
          </table:table-cell>
          <table:table-cell office:value-type="string" calcext:value-type="string">
            <text:p>Default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4743" calcext:value-type="float">
            <text:p>474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588" calcext:value-type="float">
            <text:p>4588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54" calcext:value-type="float">
            <text:p>254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O2ocTokenToken</text:p>
          </table:table-cell>
          <table:table-cell office:value-type="string" calcext:value-type="string">
            <text:p>0x3a415765dB8bDA5F97583eA212FDc2ab5e939F0C</text:p>
          </table:table-cell>
          <table:table-cell office:value-type="string" calcext:value-type="string">
            <text:p>2aad061ea95054c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2_06-31-20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13" calcext:value-type="float">
            <text:p>313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407" calcext:value-type="float">
            <text:p>10407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68" calcext:value-type="float">
            <text:p>368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impleToken</text:p>
          </table:table-cell>
          <table:table-cell office:value-type="string" calcext:value-type="string">
            <text:p>0x16cdd7dfaecd43409f72069bc46af309449f7403</text:p>
          </table:table-cell>
          <table:table-cell office:value-type="string" calcext:value-type="string">
            <text:p>8993ad68286f74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8-03-12_11-40-23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44" calcext:value-type="float">
            <text:p>244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051" calcext:value-type="float">
            <text:p>7051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0x7d9a27dbba3619c1d8b42f22fdf28edb85bf744c</text:p>
          </table:table-cell>
          <table:table-cell office:value-type="string" calcext:value-type="string">
            <text:p>43997b9756fa03cb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0-23_17-00-2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51" calcext:value-type="float">
            <text:p>645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332" calcext:value-type="float">
            <text:p>6332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TH_ERC20_Curve_General_Zap_V1</text:p>
          </table:table-cell>
          <table:table-cell office:value-type="string" calcext:value-type="string">
            <text:p>0xed178929d640ac5e6ef7120cee47fd92f78e788a</text:p>
          </table:table-cell>
          <table:table-cell office:value-type="string" calcext:value-type="string">
            <text:p>6f87174cbd37d4da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6-02_06-59-19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794" calcext:value-type="float">
            <text:p>7794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94" calcext:value-type="float">
            <text:p>394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584" calcext:value-type="float">
            <text:p>7584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473" calcext:value-type="float">
            <text:p>473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COToken</text:p>
          </table:table-cell>
          <table:table-cell office:value-type="string" calcext:value-type="string">
            <text:p>0x54f56401204f1b6c1091fe181ee78f35f0f21f05</text:p>
          </table:table-cell>
          <table:table-cell office:value-type="string" calcext:value-type="string">
            <text:p>7ede614736d10de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7_03-34-03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43" calcext:value-type="float">
            <text:p>884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49" calcext:value-type="float">
            <text:p>249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705" calcext:value-type="float">
            <text:p>8705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44c23fb0d6f013b118c4d5267f8a676eefc90c24</text:p>
          </table:table-cell>
          <table:table-cell office:value-type="string" calcext:value-type="string">
            <text:p>171dcb2891aa919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9_17-18-5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961" calcext:value-type="float">
            <text:p>796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05" calcext:value-type="float">
            <text:p>205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524" calcext:value-type="float">
            <text:p>752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57" calcext:value-type="float">
            <text:p>257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WrapConversionRate</text:p>
          </table:table-cell>
          <table:table-cell office:value-type="string" calcext:value-type="string">
            <text:p>0x0de2a05c8a3f25651c7fe0fdad821aeec916f7fa</text:p>
          </table:table-cell>
          <table:table-cell office:value-type="string" calcext:value-type="string">
            <text:p>5ce784b3f5b3bba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6_14-45-20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712" calcext:value-type="float">
            <text:p>671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26" calcext:value-type="float">
            <text:p>326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664" calcext:value-type="float">
            <text:p>6664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398" calcext:value-type="float">
            <text:p>398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thSkyTrixToken</text:p>
          </table:table-cell>
          <table:table-cell office:value-type="string" calcext:value-type="string">
            <text:p>0xd6fc31c2e6ac6a95dcf95a3f23e842cf52af58e9</text:p>
          </table:table-cell>
          <table:table-cell office:value-type="string" calcext:value-type="string">
            <text:p>bfded98813e373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8_14-22-0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1" calcext:value-type="float">
            <text:p>201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843" calcext:value-type="float">
            <text:p>38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9" calcext:value-type="float">
            <text:p>279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mp888Token</text:p>
          </table:table-cell>
          <table:table-cell office:value-type="string" calcext:value-type="string">
            <text:p>0x5facec6e543e1a4acf46f0dbe25d85e6cc48eaec</text:p>
          </table:table-cell>
          <table:table-cell office:value-type="string" calcext:value-type="string">
            <text:p>22c121314f084d6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30_10-18-27</text:p>
          </table:table-cell>
          <table:table-cell office:value-type="string" calcext:value-type="string">
            <text:p>v0.4.22+commit.4cb486ee</text:p>
          </table:table-cell>
          <table:table-cell office:value-type="string" calcext:value-type="string">
            <text:p>Default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1537" calcext:value-type="float">
            <text:p>11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83" calcext:value-type="float">
            <text:p>283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16" calcext:value-type="float">
            <text:p>11416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339" calcext:value-type="float">
            <text:p>339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0xF0c677394C5FE4AA12175738FBe69e3c78997c1D</text:p>
          </table:table-cell>
          <table:table-cell office:value-type="string" calcext:value-type="string">
            <text:p>1f28bcf49b8215e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4_18-23-2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22" calcext:value-type="float">
            <text:p>10922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38" calcext:value-type="float">
            <text:p>438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9" calcext:value-type="float">
            <text:p>9729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549" calcext:value-type="float">
            <text:p>54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WrapConversionRate</text:p>
          </table:table-cell>
          <table:table-cell office:value-type="string" calcext:value-type="string">
            <text:p>0xc924bcd807c57b06da8755039d953d3bdfb573a2</text:p>
          </table:table-cell>
          <table:table-cell office:value-type="string" calcext:value-type="string">
            <text:p>712c96055e19cbe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1_17-11-28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63" calcext:value-type="float">
            <text:p>72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52" calcext:value-type="float">
            <text:p>352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215" calcext:value-type="float">
            <text:p>7215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426" calcext:value-type="float">
            <text:p>426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ggregator</text:p>
          </table:table-cell>
          <table:table-cell office:value-type="string" calcext:value-type="string">
            <text:p>0x16924ae9c2ac6cdbc9d6bb16fafcd38bed560936</text:p>
          </table:table-cell>
          <table:table-cell office:value-type="string" calcext:value-type="string">
            <text:p>1662c5c0f6398ca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7_19-52-3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  <table:table-cell office:value-type="float" office:value="11273" calcext:value-type="float">
            <text:p>1127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48" calcext:value-type="float">
            <text:p>348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226" calcext:value-type="float">
            <text:p>11226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20" calcext:value-type="float">
            <text:p>420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iniMeTokenFactory</text:p>
          </table:table-cell>
          <table:table-cell office:value-type="string" calcext:value-type="string">
            <text:p>0x3cefefcbd7a6cd0dfd1f244922a2932a00a233e6</text:p>
          </table:table-cell>
          <table:table-cell office:value-type="string" calcext:value-type="string">
            <text:p>773beba040480a07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7-24_22-32-1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63" calcext:value-type="float">
            <text:p>106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LLUSION</text:p>
          </table:table-cell>
          <table:table-cell office:value-type="string" calcext:value-type="string">
            <text:p>0xe7784e23c57ec4c7e34f5b659fc198b3e3f65ebb</text:p>
          </table:table-cell>
          <table:table-cell office:value-type="string" calcext:value-type="string">
            <text:p>52e0e8bac23b8d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8_23-54-11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9801" calcext:value-type="float">
            <text:p>98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75" calcext:value-type="float">
            <text:p>375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502" calcext:value-type="float">
            <text:p>9502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49" calcext:value-type="float">
            <text:p>449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KOLVote</text:p>
          </table:table-cell>
          <table:table-cell office:value-type="string" calcext:value-type="string">
            <text:p>0x0946e36C2887025c389EF85Ea5f9150E0BEd4D69</text:p>
          </table:table-cell>
          <table:table-cell office:value-type="string" calcext:value-type="string">
            <text:p>5d061f17c730b75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1_09-03-47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945" calcext:value-type="float">
            <text:p>2094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71" calcext:value-type="float">
            <text:p>571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646" calcext:value-type="float">
            <text:p>20646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673" calcext:value-type="float">
            <text:p>673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ggregator</text:p>
          </table:table-cell>
          <table:table-cell office:value-type="string" calcext:value-type="string">
            <text:p>0x5d4bb541eed49d0290730b4ab332aa46bd27d888</text:p>
          </table:table-cell>
          <table:table-cell office:value-type="string" calcext:value-type="string">
            <text:p>7e75783abffbe6a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6_16-28-5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11273" calcext:value-type="float">
            <text:p>1127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348" calcext:value-type="float">
            <text:p>348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226" calcext:value-type="float">
            <text:p>11226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20" calcext:value-type="float">
            <text:p>420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TetherUSD</text:p>
          </table:table-cell>
          <table:table-cell office:value-type="string" calcext:value-type="string">
            <text:p>0x39ab32006afe65a0b4d6a9a89877c2c33ad19eb5</text:p>
          </table:table-cell>
          <table:table-cell office:value-type="string" calcext:value-type="string">
            <text:p>451baa2126ca61f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6_14-18-4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75" calcext:value-type="float">
            <text:p>375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501" calcext:value-type="float">
            <text:p>9501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49" calcext:value-type="float">
            <text:p>449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CX</text:p>
          </table:table-cell>
          <table:table-cell office:value-type="string" calcext:value-type="string">
            <text:p>0x87d46bc2cf8619df20fc95123a090ef3bef80f46</text:p>
          </table:table-cell>
          <table:table-cell office:value-type="string" calcext:value-type="string">
            <text:p>1774773628c1cb0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3_13-10-5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4173" calcext:value-type="float">
            <text:p>417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29" calcext:value-type="float">
            <text:p>229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123" calcext:value-type="float">
            <text:p>4123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03" calcext:value-type="float">
            <text:p>303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INMGToken</text:p>
          </table:table-cell>
          <table:table-cell office:value-type="string" calcext:value-type="string">
            <text:p>0xee3ce95f4151f65716cacd20cb023c7112d798e3</text:p>
          </table:table-cell>
          <table:table-cell office:value-type="string" calcext:value-type="string">
            <text:p>1f2fd086716b6ea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2_15-28-4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442" calcext:value-type="float">
            <text:p>844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41" calcext:value-type="float">
            <text:p>241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026" calcext:value-type="float">
            <text:p>8026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306" calcext:value-type="float">
            <text:p>306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0x7c5af860f5da0a30e6fbffce5fa477b1a3277127</text:p>
          </table:table-cell>
          <table:table-cell office:value-type="string" calcext:value-type="string">
            <text:p>542780641a0373c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8_16-06-3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9801" calcext:value-type="float">
            <text:p>98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75" calcext:value-type="float">
            <text:p>375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502" calcext:value-type="float">
            <text:p>9502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49" calcext:value-type="float">
            <text:p>449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exLocker</text:p>
          </table:table-cell>
          <table:table-cell office:value-type="string" calcext:value-type="string">
            <text:p>0xfd2e3323f1e0a84f4d2cf7cda809137fbce5174d</text:p>
          </table:table-cell>
          <table:table-cell office:value-type="string" calcext:value-type="string">
            <text:p>4b9e338189a8e00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2_03-12-17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241" calcext:value-type="float">
            <text:p>13241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09" calcext:value-type="float">
            <text:p>409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151" calcext:value-type="float">
            <text:p>13151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479" calcext:value-type="float">
            <text:p>479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WToken</text:p>
          </table:table-cell>
          <table:table-cell office:value-type="string" calcext:value-type="string">
            <text:p>0x4fff42650a1f0001214eb2f9a01a53d85bc18f60</text:p>
          </table:table-cell>
          <table:table-cell office:value-type="string" calcext:value-type="string">
            <text:p>676936899444d52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8_09-44-3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47" calcext:value-type="float">
            <text:p>844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10" calcext:value-type="float">
            <text:p>21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389" calcext:value-type="float">
            <text:p>8389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76" calcext:value-type="float">
            <text:p>276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idder</text:p>
          </table:table-cell>
          <table:table-cell office:value-type="string" calcext:value-type="string">
            <text:p>0xf666978865de6de3fa2ae3f3c5911c88127f8904</text:p>
          </table:table-cell>
          <table:table-cell office:value-type="string" calcext:value-type="string">
            <text:p>59cc84c23c31894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16_17-10-03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713" calcext:value-type="float">
            <text:p>11713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90" calcext:value-type="float">
            <text:p>390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576" calcext:value-type="float">
            <text:p>11576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464" calcext:value-type="float">
            <text:p>46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onfidenceCoin</text:p>
          </table:table-cell>
          <table:table-cell office:value-type="string" calcext:value-type="string">
            <text:p>0xbad3b88a486ad9db67f329017b83a7617921c562</text:p>
          </table:table-cell>
          <table:table-cell office:value-type="string" calcext:value-type="string">
            <text:p>1b84c3abb56e9f8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2_19-43-2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298" calcext:value-type="float">
            <text:p>729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160" calcext:value-type="float">
            <text:p>7160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46" calcext:value-type="float">
            <text:p>246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TO</text:p>
          </table:table-cell>
          <table:table-cell office:value-type="string" calcext:value-type="string">
            <text:p>0x3F1850a7df82a50eC34ca2265Ba843d728fcf41F</text:p>
          </table:table-cell>
          <table:table-cell office:value-type="string" calcext:value-type="string">
            <text:p>3c082f1db1537f0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4_14-57-0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23" calcext:value-type="float">
            <text:p>6423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5" calcext:value-type="float">
            <text:p>33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359" calcext:value-type="float">
            <text:p>6359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428" calcext:value-type="float">
            <text:p>428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OPET</text:p>
          </table:table-cell>
          <table:table-cell office:value-type="string" calcext:value-type="string">
            <text:p>0xadab1712af894ddd5c637143a0451bb27dbfd087</text:p>
          </table:table-cell>
          <table:table-cell office:value-type="string" calcext:value-type="string">
            <text:p>6f89a1e3b3e524d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1_11-13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607" calcext:value-type="float">
            <text:p>8607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37" calcext:value-type="float">
            <text:p>237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191" calcext:value-type="float">
            <text:p>8191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01" calcext:value-type="float">
            <text:p>301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ocumentRegistry</text:p>
          </table:table-cell>
          <table:table-cell office:value-type="string" calcext:value-type="string">
            <text:p>0x59637a3ad712406cd41cda1549be177c93330ee4</text:p>
          </table:table-cell>
          <table:table-cell office:value-type="string" calcext:value-type="string">
            <text:p>7bd8c9356fe8ad6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8_14-32-25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08" calcext:value-type="float">
            <text:p>900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3" calcext:value-type="float">
            <text:p>303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951" calcext:value-type="float">
            <text:p>895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75" calcext:value-type="float">
            <text:p>375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therCloud</text:p>
          </table:table-cell>
          <table:table-cell office:value-type="string" calcext:value-type="string">
            <text:p>0x832bf950ad4046ca538dc1261b694b38c129cb42</text:p>
          </table:table-cell>
          <table:table-cell office:value-type="string" calcext:value-type="string">
            <text:p>7e7b83024799cd76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19_15-41-23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36" calcext:value-type="float">
            <text:p>5036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720" calcext:value-type="float">
            <text:p>472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IXINetwork</text:p>
          </table:table-cell>
          <table:table-cell office:value-type="string" calcext:value-type="string">
            <text:p>0x9efcea67d20378039202e3b3615c1408ca6da4cb</text:p>
          </table:table-cell>
          <table:table-cell office:value-type="string" calcext:value-type="string">
            <text:p>77e9d38425bf6bc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5_19-10-2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9857" calcext:value-type="float">
            <text:p>985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81" calcext:value-type="float">
            <text:p>381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558" calcext:value-type="float">
            <text:p>9558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458" calcext:value-type="float">
            <text:p>458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0x860a8c64cbc7f9aac11428ef8df989f5770cda60</text:p>
          </table:table-cell>
          <table:table-cell office:value-type="string" calcext:value-type="string">
            <text:p>57520a5f4a95119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7_12-18-07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8614" calcext:value-type="float">
            <text:p>186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03" calcext:value-type="float">
            <text:p>303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559" calcext:value-type="float">
            <text:p>18559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359" calcext:value-type="float">
            <text:p>359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parkles</text:p>
          </table:table-cell>
          <table:table-cell office:value-type="string" calcext:value-type="string">
            <text:p>0x4c4c62a08eb49404ab85f3b4a0d6560488f2e216</text:p>
          </table:table-cell>
          <table:table-cell office:value-type="string" calcext:value-type="string">
            <text:p>c6bb2f1a7a4c23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3_14-16-1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6938" calcext:value-type="float">
            <text:p>6938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872" calcext:value-type="float">
            <text:p>6872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39" calcext:value-type="float">
            <text:p>239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7C1C9B215780386215b2FF01bFef9146866925ce</text:p>
          </table:table-cell>
          <table:table-cell office:value-type="string" calcext:value-type="string">
            <text:p>1acd88efaf3f82a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1_16-47-5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645" calcext:value-type="float">
            <text:p>8645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9" calcext:value-type="float">
            <text:p>219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208" calcext:value-type="float">
            <text:p>8208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XEToken</text:p>
          </table:table-cell>
          <table:table-cell office:value-type="string" calcext:value-type="string">
            <text:p>0xad7479ff14cb206edda9e884b01e1245ffe8d967</text:p>
          </table:table-cell>
          <table:table-cell office:value-type="string" calcext:value-type="string">
            <text:p>2476d5b3d7834d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5_04-52-02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03" calcext:value-type="float">
            <text:p>9203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55" calcext:value-type="float">
            <text:p>25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77" calcext:value-type="float">
            <text:p>8977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15" calcext:value-type="float">
            <text:p>315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5d63846de87179ebfed8b9c512d503c07516d94d</text:p>
          </table:table-cell>
          <table:table-cell office:value-type="string" calcext:value-type="string">
            <text:p>6bbd0c3c90b036d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6_12-20-57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oethinToken</text:p>
          </table:table-cell>
          <table:table-cell office:value-type="string" calcext:value-type="string">
            <text:p>0x576be77b1af41af31aacbf345ce7ea7e14ebd08c</text:p>
          </table:table-cell>
          <table:table-cell office:value-type="string" calcext:value-type="string">
            <text:p>3612b66df78d5c0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6_15-19-2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32" calcext:value-type="float">
            <text:p>2732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uptex_BurnV1_0_1</text:p>
          </table:table-cell>
          <table:table-cell office:value-type="string" calcext:value-type="string">
            <text:p>0x8b847669b2e5dd5101736e41da8ec38653065aeb</text:p>
          </table:table-cell>
          <table:table-cell office:value-type="string" calcext:value-type="string">
            <text:p>2b1637af0930047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9_08-57-50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4536" calcext:value-type="float">
            <text:p>4536</text:p>
          </table:table-cell>
          <table:table-cell office:value-type="float" office:value="0" calcext:value-type="float">
            <text:p>0</text:p>
          </table:table-cell>
          <table:table-cell office:value-type="float" office:value="7150" calcext:value-type="float">
            <text:p>715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4" calcext:value-type="float">
            <text:p>20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093" calcext:value-type="float">
            <text:p>7093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60" calcext:value-type="float">
            <text:p>260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stra</text:p>
          </table:table-cell>
          <table:table-cell office:value-type="string" calcext:value-type="string">
            <text:p>0x79A00A26f05f901fBC7D29cccf1156eD0599b5FC</text:p>
          </table:table-cell>
          <table:table-cell office:value-type="string" calcext:value-type="string">
            <text:p>5d8fe34c290c639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0_03-47-14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6938" calcext:value-type="float">
            <text:p>6938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872" calcext:value-type="float">
            <text:p>6872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39" calcext:value-type="float">
            <text:p>239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enix_Easy</text:p>
          </table:table-cell>
          <table:table-cell office:value-type="string" calcext:value-type="string">
            <text:p>0x47809794073fcc29a03fa0d6d6ed39368edf3c44</text:p>
          </table:table-cell>
          <table:table-cell office:value-type="string" calcext:value-type="string">
            <text:p>e7e20fbe1b95c6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6-08_02-38-3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618" calcext:value-type="float">
            <text:p>22618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23" calcext:value-type="float">
            <text:p>5623</text:p>
          </table:table-cell>
          <table:table-cell office:value-type="float" office:value="577" calcext:value-type="float">
            <text:p>577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523" calcext:value-type="float">
            <text:p>22523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665" calcext:value-type="float">
            <text:p>665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ITSAFE</text:p>
          </table:table-cell>
          <table:table-cell office:value-type="string" calcext:value-type="string">
            <text:p>0xbbdadb5689543d0d33e1cfd2e30529f1812943d9</text:p>
          </table:table-cell>
          <table:table-cell office:value-type="string" calcext:value-type="string">
            <text:p>51afe71a2e06fed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1_04-46-00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5" calcext:value-type="float">
            <text:p>165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25" calcext:value-type="float">
            <text:p>352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26" calcext:value-type="float">
            <text:p>226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CDFlashLoanTaker</text:p>
          </table:table-cell>
          <table:table-cell office:value-type="string" calcext:value-type="string">
            <text:p>0x5249668021d5cb23f86e08c110dea0cade535ddd</text:p>
          </table:table-cell>
          <table:table-cell office:value-type="string" calcext:value-type="string">
            <text:p>54d28757c2553fe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6_12-30-2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93" calcext:value-type="float">
            <text:p>13293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04" calcext:value-type="float">
            <text:p>704</text:p>
          </table:table-cell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124" calcext:value-type="float">
            <text:p>13124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office:value-type="float" office:value="861" calcext:value-type="float">
            <text:p>861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GrantsDAO</text:p>
          </table:table-cell>
          <table:table-cell office:value-type="string" calcext:value-type="string">
            <text:p>0x333695a81c64a4c8777cb049f7f82b20ff82ccfa</text:p>
          </table:table-cell>
          <table:table-cell office:value-type="string" calcext:value-type="string">
            <text:p>69e3d2f5ccaf742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6_17-18-44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732" calcext:value-type="float">
            <text:p>14732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447" calcext:value-type="float">
            <text:p>447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676" calcext:value-type="float">
            <text:p>14676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566" calcext:value-type="float">
            <text:p>566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XYProducts721</text:p>
          </table:table-cell>
          <table:table-cell office:value-type="string" calcext:value-type="string">
            <text:p>0x18d657832c75a9ac8bc5d15a129d5f23b04f8628</text:p>
          </table:table-cell>
          <table:table-cell office:value-type="string" calcext:value-type="string">
            <text:p>2e658712fe811f7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7_01-55-16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938" calcext:value-type="float">
            <text:p>693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89" calcext:value-type="float">
            <text:p>389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890" calcext:value-type="float">
            <text:p>689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488" calcext:value-type="float">
            <text:p>488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enedikiyimi</text:p>
          </table:table-cell>
          <table:table-cell office:value-type="string" calcext:value-type="string">
            <text:p>0x23f8a9d2e968f11de7dd506a0e15b3b67944276d</text:p>
          </table:table-cell>
          <table:table-cell office:value-type="string" calcext:value-type="string">
            <text:p>3e0eb6fbc4f5863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31_22-24-19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451" calcext:value-type="float">
            <text:p>11451</text:p>
          </table:table-cell>
          <table:table-cell office:value-type="string" calcext:value-type="string">
            <text:p>0.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18" calcext:value-type="float">
            <text:p>418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394" calcext:value-type="float">
            <text:p>11394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10" calcext:value-type="float">
            <text:p>510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QTLToken</text:p>
          </table:table-cell>
          <table:table-cell office:value-type="string" calcext:value-type="string">
            <text:p>0x17c72d96a9071d58fb2fa02a174ac10e79ec6a54</text:p>
          </table:table-cell>
          <table:table-cell office:value-type="string" calcext:value-type="string">
            <text:p>9999441e2a047a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1_05-19-11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831" calcext:value-type="float">
            <text:p>483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76" calcext:value-type="float">
            <text:p>176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416" calcext:value-type="float">
            <text:p>4416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51" calcext:value-type="float">
            <text:p>25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ompoundManager</text:p>
          </table:table-cell>
          <table:table-cell office:value-type="string" calcext:value-type="string">
            <text:p>0xA5d7d68D7975e89FEb240f42feD1D77bb71b1cAF</text:p>
          </table:table-cell>
          <table:table-cell office:value-type="string" calcext:value-type="string">
            <text:p>1b3fcd3f94ae653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08_07-33-05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7266" calcext:value-type="float">
            <text:p>1726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613" calcext:value-type="float">
            <text:p>613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6798" calcext:value-type="float">
            <text:p>16798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751" calcext:value-type="float">
            <text:p>751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UniSwap_ETH_CDAIZap</text:p>
          </table:table-cell>
          <table:table-cell office:value-type="string" calcext:value-type="string">
            <text:p>0x9cba40c86b83a88bd5663cac07843a37ccb753cf</text:p>
          </table:table-cell>
          <table:table-cell office:value-type="string" calcext:value-type="string">
            <text:p>510cd36b0476069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2_12-28-04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1E+016" calcext:value-type="float">
            <text:p>1E+016</text:p>
          </table:table-cell>
          <table:table-cell office:value-type="float" office:value="16684" calcext:value-type="float">
            <text:p>16684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534" calcext:value-type="float">
            <text:p>534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6411" calcext:value-type="float">
            <text:p>16411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603" calcext:value-type="float">
            <text:p>603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hitelist</text:p>
          </table:table-cell>
          <table:table-cell office:value-type="string" calcext:value-type="string">
            <text:p>0x4b3e82b8e548bbeae915f7c710d24f1afb25c140</text:p>
          </table:table-cell>
          <table:table-cell office:value-type="string" calcext:value-type="string">
            <text:p>51b0cbbafe4e49d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0_23-20-2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07" calcext:value-type="float">
            <text:p>9807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63" calcext:value-type="float">
            <text:p>463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446" calcext:value-type="float">
            <text:p>9446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588" calcext:value-type="float">
            <text:p>588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BancorConverterRegistry</text:p>
          </table:table-cell>
          <table:table-cell office:value-type="string" calcext:value-type="string">
            <text:p>0x9876b4f94e6035304bf792375c53136be158c3d8</text:p>
          </table:table-cell>
          <table:table-cell office:value-type="string" calcext:value-type="string">
            <text:p>8c05b2f5c1fbb5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2-12_15-08-46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89" calcext:value-type="float">
            <text:p>738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70" calcext:value-type="float">
            <text:p>370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248" calcext:value-type="float">
            <text:p>7248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461" calcext:value-type="float">
            <text:p>461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OrchidLottery</text:p>
          </table:table-cell>
          <table:table-cell office:value-type="string" calcext:value-type="string">
            <text:p>0xf28ee3675d0c9fe8f29abd25da4ae0d940fe8239</text:p>
          </table:table-cell>
          <table:table-cell office:value-type="string" calcext:value-type="string">
            <text:p>6bd2032ddc1b441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02_14-28-2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265" calcext:value-type="float">
            <text:p>11265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25" calcext:value-type="float">
            <text:p>325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209" calcext:value-type="float">
            <text:p>11209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416" calcext:value-type="float">
            <text:p>416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therShareQuery</text:p>
          </table:table-cell>
          <table:table-cell office:value-type="string" calcext:value-type="string">
            <text:p>0x71de0d9fea931b42297d94cac5ec915410e1da99</text:p>
          </table:table-cell>
          <table:table-cell office:value-type="string" calcext:value-type="string">
            <text:p>7ff6fbfe96e8163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1_01-46-5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0.5.11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LAT</text:p>
          </table:table-cell>
          <table:table-cell office:value-type="string" calcext:value-type="string">
            <text:p>0x47bef29a73f5af37ed666f9bda9aae1c554fc163</text:p>
          </table:table-cell>
          <table:table-cell office:value-type="string" calcext:value-type="string">
            <text:p>17362e8cdeef27b2</text:p>
          </table:table-cell>
          <table:table-cell office:value-type="string" calcext:value-type="string">
            <text:p>OSL-3.0</text:p>
          </table:table-cell>
          <table:table-cell office:value-type="string" calcext:value-type="string">
            <text:p>2019-11-24_11-25-5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5928" calcext:value-type="float">
            <text:p>592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91" calcext:value-type="float">
            <text:p>291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778" calcext:value-type="float">
            <text:p>5778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390" calcext:value-type="float">
            <text:p>390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uricoinToken</text:p>
          </table:table-cell>
          <table:table-cell office:value-type="string" calcext:value-type="string">
            <text:p>0x3030ab87085f652ae61001c1b24a51b52614fb55</text:p>
          </table:table-cell>
          <table:table-cell office:value-type="string" calcext:value-type="string">
            <text:p>22b9cc6bb5edc4c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9_15-49-29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84" calcext:value-type="float">
            <text:p>398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3" calcext:value-type="float">
            <text:p>153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602" calcext:value-type="float">
            <text:p>3602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35" calcext:value-type="float">
            <text:p>235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THERALIVE</text:p>
          </table:table-cell>
          <table:table-cell office:value-type="string" calcext:value-type="string">
            <text:p>0x4b7c9eace3d4e5fe951a68308e056d8cd857c183</text:p>
          </table:table-cell>
          <table:table-cell office:value-type="string" calcext:value-type="string">
            <text:p>2a88cc6a8018cbd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5_05-30-5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848" calcext:value-type="float">
            <text:p>7848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394" calcext:value-type="float">
            <text:p>394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792" calcext:value-type="float">
            <text:p>7792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554" calcext:value-type="float">
            <text:p>554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RC20Chocolate</text:p>
          </table:table-cell>
          <table:table-cell office:value-type="string" calcext:value-type="string">
            <text:p>0xd74ca67f1100169df149799ad57549bcfa08bcc7</text:p>
          </table:table-cell>
          <table:table-cell office:value-type="string" calcext:value-type="string">
            <text:p>169a74b7a6e83ba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4_12-08-47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7" calcext:value-type="float">
            <text:p>820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53" calcext:value-type="float">
            <text:p>25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069" calcext:value-type="float">
            <text:p>8069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16" calcext:value-type="float">
            <text:p>316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GnosisSafe</text:p>
          </table:table-cell>
          <table:table-cell office:value-type="string" calcext:value-type="string">
            <text:p>0x34CfAC646f301356fAa8B21e94227e3583Fe3F5F</text:p>
          </table:table-cell>
          <table:table-cell office:value-type="string" calcext:value-type="string">
            <text:p>3ace104eb19e00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0_19-19-01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40" calcext:value-type="float">
            <text:p>24040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31" calcext:value-type="float">
            <text:p>631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3300" calcext:value-type="float">
            <text:p>23300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748" calcext:value-type="float">
            <text:p>748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6c146d74fd212a5950e765c67bd0871c47418c7d</text:p>
          </table:table-cell>
          <table:table-cell office:value-type="string" calcext:value-type="string">
            <text:p>41b1a981dab1538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2_13-05-41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13" calcext:value-type="float">
            <text:p>7813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54" calcext:value-type="float">
            <text:p>254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666" calcext:value-type="float">
            <text:p>7666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321" calcext:value-type="float">
            <text:p>321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Zichain</text:p>
          </table:table-cell>
          <table:table-cell office:value-type="string" calcext:value-type="string">
            <text:p>0x2da396dbe92dcdfa7d593300d492aede147534c5</text:p>
          </table:table-cell>
          <table:table-cell office:value-type="string" calcext:value-type="string">
            <text:p>61ab92803c4f69d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1_14-56-08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constantinop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2" calcext:value-type="float">
            <text:p>2652</text:p>
          </table:table-cell>
          <table:table-cell office:value-type="string" calcext:value-type="string">
            <text:p>0.6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351" calcext:value-type="float">
            <text:p>235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emplateCrowdsale</text:p>
          </table:table-cell>
          <table:table-cell office:value-type="string" calcext:value-type="string">
            <text:p>0xC85195AebDC1eF71BC1624A3D0aC180436f1754a</text:p>
          </table:table-cell>
          <table:table-cell office:value-type="string" calcext:value-type="string">
            <text:p>4653c1aeebb51d9a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2-22_23-06-4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35" calcext:value-type="float">
            <text:p>335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986" calcext:value-type="float">
            <text:p>4986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428" calcext:value-type="float">
            <text:p>428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IZT</text:p>
          </table:table-cell>
          <table:table-cell office:value-type="string" calcext:value-type="string">
            <text:p>0x750eab388d8d2b0be4e6b19ad861458957c37306</text:p>
          </table:table-cell>
          <table:table-cell office:value-type="string" calcext:value-type="string">
            <text:p>31196c598475587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23-16-1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8" calcext:value-type="float">
            <text:p>158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24" calcext:value-type="float">
            <text:p>224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0xb577d5983da6773ce3bbaf9cd7a15cf82ebbcb01</text:p>
          </table:table-cell>
          <table:table-cell office:value-type="string" calcext:value-type="string">
            <text:p>29b47e1cacdbdab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2_01-43-54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82" calcext:value-type="float">
            <text:p>868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0" calcext:value-type="float">
            <text:p>34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632" calcext:value-type="float">
            <text:p>8632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411" calcext:value-type="float">
            <text:p>411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InflationToken</text:p>
          </table:table-cell>
          <table:table-cell office:value-type="string" calcext:value-type="string">
            <text:p>0x4ab524df43bec3cb130024c5196db0915c61f40c</text:p>
          </table:table-cell>
          <table:table-cell office:value-type="string" calcext:value-type="string">
            <text:p>1d74eec93c638f9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8_17-56-41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16" calcext:value-type="float">
            <text:p>1071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08" calcext:value-type="float">
            <text:p>308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659" calcext:value-type="float">
            <text:p>10659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372" calcext:value-type="float">
            <text:p>372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DragonsFightPlace</text:p>
          </table:table-cell>
          <table:table-cell office:value-type="string" calcext:value-type="string">
            <text:p>0xf575336f7e5714a480e9a65167133d15faa0eed6</text:p>
          </table:table-cell>
          <table:table-cell office:value-type="string" calcext:value-type="string">
            <text:p>422c74da11c78ee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3_23-59-09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1287" calcext:value-type="float">
            <text:p>11287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97" calcext:value-type="float">
            <text:p>597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094" calcext:value-type="float">
            <text:p>11094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727" calcext:value-type="float">
            <text:p>727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DSToken</text:p>
          </table:table-cell>
          <table:table-cell office:value-type="string" calcext:value-type="string">
            <text:p>0x72112ee2f2cfb1f8494e78e0c3166a77fb6a2d24</text:p>
          </table:table-cell>
          <table:table-cell office:value-type="string" calcext:value-type="string">
            <text:p>7c9ace3bb55d826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3_10-24-4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60" calcext:value-type="float">
            <text:p>26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253" calcext:value-type="float">
            <text:p>725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erkleTreeGenerator</text:p>
          </table:table-cell>
          <table:table-cell office:value-type="string" calcext:value-type="string">
            <text:p>0x76562bD67452359b68fACbfa2d0cc9c1999F566C</text:p>
          </table:table-cell>
          <table:table-cell office:value-type="string" calcext:value-type="string">
            <text:p>536d9676e400c7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0_08-04-0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31" calcext:value-type="float">
            <text:p>231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921" calcext:value-type="float">
            <text:p>4921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resaleVault</text:p>
          </table:table-cell>
          <table:table-cell office:value-type="string" calcext:value-type="string">
            <text:p>0x4C419396993fBE5fCf3d3B0e950E2C59B143E8e1</text:p>
          </table:table-cell>
          <table:table-cell office:value-type="string" calcext:value-type="string">
            <text:p>77f85c46d2861b0a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09-27_11-16-1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1" calcext:value-type="float">
            <text:p>221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279" calcext:value-type="float">
            <text:p>5279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08" calcext:value-type="float">
            <text:p>308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reezableCoin</text:p>
          </table:table-cell>
          <table:table-cell office:value-type="string" calcext:value-type="string">
            <text:p>0xbab5e7c0a1f2cf3eee8134e960573140bb195ba7</text:p>
          </table:table-cell>
          <table:table-cell office:value-type="string" calcext:value-type="string">
            <text:p>60db5b814511bd3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7_17-35-28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float" office:value="9416" calcext:value-type="float">
            <text:p>941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27" calcext:value-type="float">
            <text:p>327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369" calcext:value-type="float">
            <text:p>9369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405" calcext:value-type="float">
            <text:p>405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HEX</text:p>
          </table:table-cell>
          <table:table-cell office:value-type="string" calcext:value-type="string">
            <text:p>0x26f57f35a4ae934df990e7ccd9172c4c3e14f286</text:p>
          </table:table-cell>
          <table:table-cell office:value-type="string" calcext:value-type="string">
            <text:p>78c142bcdaed51e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1_12-29-50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770" calcext:value-type="float">
            <text:p>1677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05" calcext:value-type="float">
            <text:p>505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468" calcext:value-type="float">
            <text:p>16468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632" calcext:value-type="float">
            <text:p>632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ysteriousSound</text:p>
          </table:table-cell>
          <table:table-cell office:value-type="string" calcext:value-type="string">
            <text:p>0x1977c795b5f52bf6f8150136b07822d1f00704f3</text:p>
          </table:table-cell>
          <table:table-cell office:value-type="string" calcext:value-type="string">
            <text:p>395ffb2a84dd6a7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30_07-57-0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  <table:table-cell office:value-type="float" office:value="8119" calcext:value-type="float">
            <text:p>811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54" calcext:value-type="float">
            <text:p>254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981" calcext:value-type="float">
            <text:p>7981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314" calcext:value-type="float">
            <text:p>314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SGuard</text:p>
          </table:table-cell>
          <table:table-cell office:value-type="string" calcext:value-type="string">
            <text:p>0xb70f49d87752708b04d545bdd479ae13ba831321</text:p>
          </table:table-cell>
          <table:table-cell office:value-type="string" calcext:value-type="string">
            <text:p>20ee3692c71f190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30_17-41-3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0.5.16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467" calcext:value-type="float">
            <text:p>2467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04" calcext:value-type="float">
            <text:p>204</text:p>
          </table:table-cell>
          <table:table-cell office:value-type="float" office:value="69" calcext:value-type="float">
            <text:p>6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thera</text:p>
          </table:table-cell>
          <table:table-cell office:value-type="string" calcext:value-type="string">
            <text:p>0xF53f0A66A66Effb6799914E97855f04cC86B4f5E</text:p>
          </table:table-cell>
          <table:table-cell office:value-type="string" calcext:value-type="string">
            <text:p>22ad3a9b8216be2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4_12-00-5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27" calcext:value-type="float">
            <text:p>7927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398" calcext:value-type="float">
            <text:p>398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871" calcext:value-type="float">
            <text:p>7871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564" calcext:value-type="float">
            <text:p>564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uperOneToken</text:p>
          </table:table-cell>
          <table:table-cell office:value-type="string" calcext:value-type="string">
            <text:p>0x78d94a748325f4a6fd66e7bad59650ae17423c2a</text:p>
          </table:table-cell>
          <table:table-cell office:value-type="string" calcext:value-type="string">
            <text:p>73fc23c6efb9d43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9_01-40-14</text:p>
          </table:table-cell>
          <table:table-cell office:value-type="string" calcext:value-type="string">
            <text:p>v0.4.11+commit.68ef5810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428" calcext:value-type="float">
            <text:p>742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49" calcext:value-type="float">
            <text:p>24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377" calcext:value-type="float">
            <text:p>737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08" calcext:value-type="float">
            <text:p>308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Wolfs</text:p>
          </table:table-cell>
          <table:table-cell office:value-type="string" calcext:value-type="string">
            <text:p>0x02b1669bc9ee893edaff3cadfd326a294d643f99</text:p>
          </table:table-cell>
          <table:table-cell office:value-type="string" calcext:value-type="string">
            <text:p>795d1cf79c4a454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6_16-10-18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0449" calcext:value-type="float">
            <text:p>1044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88" calcext:value-type="float">
            <text:p>288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123" calcext:value-type="float">
            <text:p>10123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363" calcext:value-type="float">
            <text:p>363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okensDecimalsView</text:p>
          </table:table-cell>
          <table:table-cell office:value-type="string" calcext:value-type="string">
            <text:p>0x2163e182b27009517666e9d9584bc660b2e67672</text:p>
          </table:table-cell>
          <table:table-cell office:value-type="string" calcext:value-type="string">
            <text:p>81fde84fe4a8b4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5_16-03-04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e37d27660E5B8B861641b9D52009344f20534084</text:p>
          </table:table-cell>
          <table:table-cell office:value-type="string" calcext:value-type="string">
            <text:p>643dd0749fee102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7_09-17-54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258" calcext:value-type="float">
            <text:p>1325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09" calcext:value-type="float">
            <text:p>409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211" calcext:value-type="float">
            <text:p>13211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499" calcext:value-type="float">
            <text:p>499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UpgradeableToken</text:p>
          </table:table-cell>
          <table:table-cell office:value-type="string" calcext:value-type="string">
            <text:p>0x4246711f72e72b3a42c9f15633852d6382d2e098</text:p>
          </table:table-cell>
          <table:table-cell office:value-type="string" calcext:value-type="string">
            <text:p>454f3484798b67c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6_16-26-44</text:p>
          </table:table-cell>
          <table:table-cell office:value-type="string" calcext:value-type="string">
            <text:p>v0.5.5+commit.47a71e8f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88" calcext:value-type="float">
            <text:p>538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03" calcext:value-type="float">
            <text:p>303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307" calcext:value-type="float">
            <text:p>5307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400" calcext:value-type="float">
            <text:p>400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ProofOfPerformance</text:p>
          </table:table-cell>
          <table:table-cell office:value-type="string" calcext:value-type="string">
            <text:p>0x9a2e3a3c73a9edf5b23c54f2ce61a1f8fdde4a18</text:p>
          </table:table-cell>
          <table:table-cell office:value-type="string" calcext:value-type="string">
            <text:p>a56dcba5fbf995a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0-15_19-51-14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39" calcext:value-type="float">
            <text:p>339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985" calcext:value-type="float">
            <text:p>5985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424" calcext:value-type="float">
            <text:p>424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v5</text:p>
          </table:table-cell>
          <table:table-cell office:value-type="string" calcext:value-type="string">
            <text:p>0x6e452121b2cecb231ab95756f2bb034d8d07f5c2</text:p>
          </table:table-cell>
          <table:table-cell office:value-type="string" calcext:value-type="string">
            <text:p>5f8aaa4b194120e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9_06-49-0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8807" calcext:value-type="float">
            <text:p>8807</text:p>
          </table:table-cell>
          <table:table-cell office:value-type="float" office:value="100000000000000" calcext:value-type="float">
            <text:p>100000000000000</text:p>
          </table:table-cell>
          <table:table-cell office:value-type="float" office:value="19850" calcext:value-type="float">
            <text:p>19850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958" calcext:value-type="float">
            <text:p>958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655" calcext:value-type="float">
            <text:p>19655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1142" calcext:value-type="float">
            <text:p>1142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ningiMinesCoin</text:p>
          </table:table-cell>
          <table:table-cell office:value-type="string" calcext:value-type="string">
            <text:p>0x9ec9e59f258b8a360c694bf958eb6a6c3784e3cd</text:p>
          </table:table-cell>
          <table:table-cell office:value-type="string" calcext:value-type="string">
            <text:p>6971d2fe11ec4b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4_19-44-00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9380" calcext:value-type="float">
            <text:p>938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733" calcext:value-type="float">
            <text:p>8733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309" calcext:value-type="float">
            <text:p>309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orgeCombined</text:p>
          </table:table-cell>
          <table:table-cell office:value-type="string" calcext:value-type="string">
            <text:p>0x4f65C5F0F89BE0305Dd9F07FF9cD1390C614f21a</text:p>
          </table:table-cell>
          <table:table-cell office:value-type="string" calcext:value-type="string">
            <text:p>18ba0a9df697e7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1_23-58-4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354" calcext:value-type="float">
            <text:p>1535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93" calcext:value-type="float">
            <text:p>493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301" calcext:value-type="float">
            <text:p>15301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583" calcext:value-type="float">
            <text:p>583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UniswapWethLiquidityAdder</text:p>
          </table:table-cell>
          <table:table-cell office:value-type="string" calcext:value-type="string">
            <text:p>0xcdac39c49715f1caf3d36d3ccd9d8f7c9f7af91f</text:p>
          </table:table-cell>
          <table:table-cell office:value-type="string" calcext:value-type="string">
            <text:p>658dbbe58f988ac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4_22-21-58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niversalEuro</text:p>
          </table:table-cell>
          <table:table-cell office:value-type="string" calcext:value-type="string">
            <text:p>0x6c103d85c15107dce19f5a75fc746227e610aabd</text:p>
          </table:table-cell>
          <table:table-cell office:value-type="string" calcext:value-type="string">
            <text:p>38d06b0df44ff2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4-17_16-39-3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937" calcext:value-type="float">
            <text:p>49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22" calcext:value-type="float">
            <text:p>222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859" calcext:value-type="float">
            <text:p>485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01" calcext:value-type="float">
            <text:p>301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DaiBackstopSyndicateV1</text:p>
          </table:table-cell>
          <table:table-cell office:value-type="string" calcext:value-type="string">
            <text:p>0x00000000938f41360a846490409500d08919856c</text:p>
          </table:table-cell>
          <table:table-cell office:value-type="string" calcext:value-type="string">
            <text:p>782e5b8ccd2e2bb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8_12-04-5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76" calcext:value-type="float">
            <text:p>8576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60" calcext:value-type="float">
            <text:p>36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628" calcext:value-type="float">
            <text:p>7628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462" calcext:value-type="float">
            <text:p>462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STOSCH</text:p>
          </table:table-cell>
          <table:table-cell office:value-type="string" calcext:value-type="string">
            <text:p>0x4F8a351743cDF9293993d8a1DCdE747253EBF8FB</text:p>
          </table:table-cell>
          <table:table-cell office:value-type="string" calcext:value-type="string">
            <text:p>14ad24851e4a13e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1_08-55-13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58" calcext:value-type="float">
            <text:p>1095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03" calcext:value-type="float">
            <text:p>303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820" calcext:value-type="float">
            <text:p>10820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370" calcext:value-type="float">
            <text:p>370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elayHub</text:p>
          </table:table-cell>
          <table:table-cell office:value-type="string" calcext:value-type="string">
            <text:p>0x7915DCbe8E2b132832c63E0704D9EBBbD5800dd8</text:p>
          </table:table-cell>
          <table:table-cell office:value-type="string" calcext:value-type="string">
            <text:p>52925e2f0c84b25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30_20-43-47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0.6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2" calcext:value-type="float">
            <text:p>162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520" calcext:value-type="float">
            <text:p>352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aiseToken</text:p>
          </table:table-cell>
          <table:table-cell office:value-type="string" calcext:value-type="string">
            <text:p>0xc01610abd718462d9e44488eeb212d912d136ed8</text:p>
          </table:table-cell>
          <table:table-cell office:value-type="string" calcext:value-type="string">
            <text:p>572beb57b515e88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4_12-08-4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peters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95" calcext:value-type="float">
            <text:p>195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820" calcext:value-type="float">
            <text:p>482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87" calcext:value-type="float">
            <text:p>287</text:p>
          </table:table-cell>
          <table:table-cell office:value-type="float" office:value="61" calcext:value-type="float">
            <text:p>6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yTokenProxy</text:p>
          </table:table-cell>
          <table:table-cell office:value-type="string" calcext:value-type="string">
            <text:p>0x1d5ad987b743eb624662fe5c62b8f6015554203a</text:p>
          </table:table-cell>
          <table:table-cell office:value-type="string" calcext:value-type="string">
            <text:p>167de52f0301902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1_05-40-5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85" calcext:value-type="float">
            <text:p>18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46" calcext:value-type="float">
            <text:p>246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ObitsToken</text:p>
          </table:table-cell>
          <table:table-cell office:value-type="string" calcext:value-type="string">
            <text:p>0xc1e6120b118b6dd577e1c5488745081bd77664ad</text:p>
          </table:table-cell>
          <table:table-cell office:value-type="string" calcext:value-type="string">
            <text:p>24204b68ac2b5de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6_15-57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4472" calcext:value-type="float">
            <text:p>447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2" calcext:value-type="float">
            <text:p>152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910" calcext:value-type="float">
            <text:p>3910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36" calcext:value-type="float">
            <text:p>236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RokkexToken</text:p>
          </table:table-cell>
          <table:table-cell office:value-type="string" calcext:value-type="string">
            <text:p>0xa9f7d6f8ef25d426d993bbe0523b0a2619de3abe</text:p>
          </table:table-cell>
          <table:table-cell office:value-type="string" calcext:value-type="string">
            <text:p>79c5200d06e4e8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31_11-38-3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21" calcext:value-type="float">
            <text:p>6221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8" calcext:value-type="float">
            <text:p>228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702" calcext:value-type="float">
            <text:p>5702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324" calcext:value-type="float">
            <text:p>324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WPX</text:p>
          </table:table-cell>
          <table:table-cell office:value-type="string" calcext:value-type="string">
            <text:p>0xb3bace433288645114fe8e8aa91f87659cbf665b</text:p>
          </table:table-cell>
          <table:table-cell office:value-type="string" calcext:value-type="string">
            <text:p>565a7451adc367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4_08-22-4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668" calcext:value-type="float">
            <text:p>4668</text:p>
          </table:table-cell>
          <table:table-cell office:value-type="float" office:value="0" calcext:value-type="float">
            <text:p>0</text:p>
          </table:table-cell>
          <table:table-cell office:value-type="float" office:value="11528" calcext:value-type="float">
            <text:p>11528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46" calcext:value-type="float">
            <text:p>34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472" calcext:value-type="float">
            <text:p>11472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441" calcext:value-type="float">
            <text:p>441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ZkAssetDetailed</text:p>
          </table:table-cell>
          <table:table-cell office:value-type="string" calcext:value-type="string">
            <text:p>0xc5c0B2E7a265c96D29aE1E4e70Cd542deDc87aee</text:p>
          </table:table-cell>
          <table:table-cell office:value-type="string" calcext:value-type="string">
            <text:p>614036ca6a17583e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01_01-41-51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petersbur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85" calcext:value-type="float">
            <text:p>9285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348" calcext:value-type="float">
            <text:p>348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794" calcext:value-type="float">
            <text:p>8794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458" calcext:value-type="float">
            <text:p>458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adb28a7c1cb00884952fd10898495530eba6f27a</text:p>
          </table:table-cell>
          <table:table-cell office:value-type="string" calcext:value-type="string">
            <text:p>ccdd5b9b77a7ca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2_15-35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79" calcext:value-type="float">
            <text:p>5579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086" calcext:value-type="float">
            <text:p>5086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319" calcext:value-type="float">
            <text:p>319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onverterRamp</text:p>
          </table:table-cell>
          <table:table-cell office:value-type="string" calcext:value-type="string">
            <text:p>0xe41ada0fb01F147c6385F93DEC78914F32e45061</text:p>
          </table:table-cell>
          <table:table-cell office:value-type="string" calcext:value-type="string">
            <text:p>33163a8d1b1dd68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0-03_18-15-44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271" calcext:value-type="float">
            <text:p>1027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57" calcext:value-type="float">
            <text:p>457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141" calcext:value-type="float">
            <text:p>10141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586" calcext:value-type="float">
            <text:p>586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nnectOne</text:p>
          </table:table-cell>
          <table:table-cell office:value-type="string" calcext:value-type="string">
            <text:p>0x1beCC315E044E8ee8898011609E63F8259d3B124</text:p>
          </table:table-cell>
          <table:table-cell office:value-type="string" calcext:value-type="string">
            <text:p>395b0a201146f1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1_02-15-27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16" calcext:value-type="float">
            <text:p>6916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210" calcext:value-type="float">
            <text:p>21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680" calcext:value-type="float">
            <text:p>668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89" calcext:value-type="float">
            <text:p>289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HKMT</text:p>
          </table:table-cell>
          <table:table-cell office:value-type="string" calcext:value-type="string">
            <text:p>0xc8c97d9B0aF219c2329a0179f6AB8C7a55B39fc1</text:p>
          </table:table-cell>
          <table:table-cell office:value-type="string" calcext:value-type="string">
            <text:p>555a89ad2a5da4b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31_12-49-11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61" calcext:value-type="float">
            <text:p>261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141" calcext:value-type="float">
            <text:p>6141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365" calcext:value-type="float">
            <text:p>365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plitSwap</text:p>
          </table:table-cell>
          <table:table-cell office:value-type="string" calcext:value-type="string">
            <text:p>0xf494dfbd1d3d0752fdbceb1db3e19694571abf24</text:p>
          </table:table-cell>
          <table:table-cell office:value-type="string" calcext:value-type="string">
            <text:p>10b5f652ed9f7e9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30_14-45-00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68" calcext:value-type="float">
            <text:p>1286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13" calcext:value-type="float">
            <text:p>41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817" calcext:value-type="float">
            <text:p>12817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510" calcext:value-type="float">
            <text:p>510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DharmaReserveManagerV1Staging</text:p>
          </table:table-cell>
          <table:table-cell office:value-type="string" calcext:value-type="string">
            <text:p>0xed4095ff24ab3c5f1b920f7a424b4d9016c833eb</text:p>
          </table:table-cell>
          <table:table-cell office:value-type="string" calcext:value-type="string">
            <text:p>6b5546883d39926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4_22-27-4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722" calcext:value-type="float">
            <text:p>872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29" calcext:value-type="float">
            <text:p>329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054" calcext:value-type="float">
            <text:p>7054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435" calcext:value-type="float">
            <text:p>435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DZCustomZap1_Calavera</text:p>
          </table:table-cell>
          <table:table-cell office:value-type="string" calcext:value-type="string">
            <text:p>0xe4589bc9d181d1c43781923f6653c1eed5817d12</text:p>
          </table:table-cell>
          <table:table-cell office:value-type="string" calcext:value-type="string">
            <text:p>1219916dededa184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2-22_12-43-17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327" calcext:value-type="float">
            <text:p>327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010" calcext:value-type="float">
            <text:p>901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409" calcext:value-type="float">
            <text:p>409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hareholderVomer</text:p>
          </table:table-cell>
          <table:table-cell office:value-type="string" calcext:value-type="string">
            <text:p>0x823b56c714449e25bf68ec66fd30925cf7588e52</text:p>
          </table:table-cell>
          <table:table-cell office:value-type="string" calcext:value-type="string">
            <text:p>7ef9c7147261586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2_15-18-48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12" calcext:value-type="float">
            <text:p>312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533" calcext:value-type="float">
            <text:p>5533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407" calcext:value-type="float">
            <text:p>407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asicTokenBridge</text:p>
          </table:table-cell>
          <table:table-cell office:value-type="string" calcext:value-type="string">
            <text:p>0x7d7539275328f8df58ce9a1adb4f1051afc1dec2</text:p>
          </table:table-cell>
          <table:table-cell office:value-type="string" calcext:value-type="string">
            <text:p>643450668fd546a6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1-22_03-00-3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87" calcext:value-type="float">
            <text:p>378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5" calcext:value-type="float">
            <text:p>155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498" calcext:value-type="float">
            <text:p>349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25" calcext:value-type="float">
            <text:p>225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GDX</text:p>
          </table:table-cell>
          <table:table-cell office:value-type="string" calcext:value-type="string">
            <text:p>0x3b35566bcababf9db7fbdf27148b87249b941690</text:p>
          </table:table-cell>
          <table:table-cell office:value-type="string" calcext:value-type="string">
            <text:p>d376d2c2bc7fa0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7_16-53-14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4814" calcext:value-type="float">
            <text:p>148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74" calcext:value-type="float">
            <text:p>374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598" calcext:value-type="float">
            <text:p>14598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452" calcext:value-type="float">
            <text:p>452</text:p>
          </table:table-cell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verflow</text:p>
          </table:table-cell>
          <table:table-cell office:value-type="string" calcext:value-type="string">
            <text:p>0x074544d3ab4026f7b4f107a3f5f320fca9c5709f</text:p>
          </table:table-cell>
          <table:table-cell office:value-type="string" calcext:value-type="string">
            <text:p>5128f437866329e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4_13-43-05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672" calcext:value-type="float">
            <text:p>15672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72" calcext:value-type="float">
            <text:p>372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035" calcext:value-type="float">
            <text:p>15035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468" calcext:value-type="float">
            <text:p>468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heezyExchange</text:p>
          </table:table-cell>
          <table:table-cell office:value-type="string" calcext:value-type="string">
            <text:p>0x219e0e991d82a58402eb522bf6eaf82807182d8f</text:p>
          </table:table-cell>
          <table:table-cell office:value-type="string" calcext:value-type="string">
            <text:p>4d1547d9604186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0-20_20-33-4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382" calcext:value-type="float">
            <text:p>17382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14" calcext:value-type="float">
            <text:p>414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320" calcext:value-type="float">
            <text:p>1632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490" calcext:value-type="float">
            <text:p>49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RC721Asset</text:p>
          </table:table-cell>
          <table:table-cell office:value-type="string" calcext:value-type="string">
            <text:p>0xc3724ecc219cfcbb29b6418ea8ec1dc91559ac12</text:p>
          </table:table-cell>
          <table:table-cell office:value-type="string" calcext:value-type="string">
            <text:p>7be1403243846a7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6_20-43-22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59" calcext:value-type="float">
            <text:p>359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091" calcext:value-type="float">
            <text:p>6091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490" calcext:value-type="float">
            <text:p>490</text:p>
          </table:table-cell>
          <table:table-cell office:value-type="float" office:value="77" calcext:value-type="float">
            <text:p>7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averProxyMonitor</text:p>
          </table:table-cell>
          <table:table-cell office:value-type="string" calcext:value-type="string">
            <text:p>0xc627dd7a92cd32b2ea6d0a0aa798908f6c3691af</text:p>
          </table:table-cell>
          <table:table-cell office:value-type="string" calcext:value-type="string">
            <text:p>410089e8a510c3c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7_14-48-02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573" calcext:value-type="float">
            <text:p>573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187" calcext:value-type="float">
            <text:p>15187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office:value-type="float" office:value="670" calcext:value-type="float">
            <text:p>670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ubscriptions</text:p>
          </table:table-cell>
          <table:table-cell office:value-type="string" calcext:value-type="string">
            <text:p>0x61CEAc48136d6782DBD83c09f51E23514D12470a</text:p>
          </table:table-cell>
          <table:table-cell office:value-type="string" calcext:value-type="string">
            <text:p>362545a9d3b0ed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3_08-43-23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5752" calcext:value-type="float">
            <text:p>1575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16" calcext:value-type="float">
            <text:p>416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614" calcext:value-type="float">
            <text:p>15614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503" calcext:value-type="float">
            <text:p>503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DMEX_Oracle</text:p>
          </table:table-cell>
          <table:table-cell office:value-type="string" calcext:value-type="string">
            <text:p>0xefc3863d6bb1a615d1101219b8ebf3306070cb17</text:p>
          </table:table-cell>
          <table:table-cell office:value-type="string" calcext:value-type="string">
            <text:p>3b89517d6bb75266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9-02_09-29-13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6575508077890120" calcext:value-type="float">
            <text:p>6575508077890120</text:p>
          </table:table-cell>
          <table:table-cell office:value-type="float" office:value="8777" calcext:value-type="float">
            <text:p>877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24" calcext:value-type="float">
            <text:p>424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722" calcext:value-type="float">
            <text:p>8722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558" calcext:value-type="float">
            <text:p>558</text:p>
          </table:table-cell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DharmaDaiPrototype0</text:p>
          </table:table-cell>
          <table:table-cell office:value-type="string" calcext:value-type="string">
            <text:p>0x4fdf373a61495ec20b6bf4d4f9e218cab8e10789</text:p>
          </table:table-cell>
          <table:table-cell office:value-type="string" calcext:value-type="string">
            <text:p>2d5f7ae1e15a9c1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3_03-28-4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79" calcext:value-type="float">
            <text:p>5979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255" calcext:value-type="float">
            <text:p>2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365" calcext:value-type="float">
            <text:p>365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NESTAbonus</text:p>
          </table:table-cell>
          <table:table-cell office:value-type="string" calcext:value-type="string">
            <text:p>0xF67B829397Dc05751a98f243DbdE5Db63f86E7f6</text:p>
          </table:table-cell>
          <table:table-cell office:value-type="string" calcext:value-type="string">
            <text:p>72460cfcf1436131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23_13-36-12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3016" calcext:value-type="float">
            <text:p>3016</text:p>
          </table:table-cell>
          <table:table-cell office:value-type="float" office:value="0" calcext:value-type="float">
            <text:p>0</text:p>
          </table:table-cell>
          <table:table-cell office:value-type="float" office:value="5901" calcext:value-type="float">
            <text:p>59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27" calcext:value-type="float">
            <text:p>327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852" calcext:value-type="float">
            <text:p>5852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436" calcext:value-type="float">
            <text:p>436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PoWHr</text:p>
          </table:table-cell>
          <table:table-cell office:value-type="string" calcext:value-type="string">
            <text:p>0xdeb80f943ae5fe7ee65ec2e651cb70a7a9f14276</text:p>
          </table:table-cell>
          <table:table-cell office:value-type="string" calcext:value-type="string">
            <text:p>605cf0253c34df8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0-12_18-58-1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151" calcext:value-type="float">
            <text:p>715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38" calcext:value-type="float">
            <text:p>438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056" calcext:value-type="float">
            <text:p>7056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576" calcext:value-type="float">
            <text:p>576</text:p>
          </table:table-cell>
          <table:table-cell office:value-type="float" office:value="56" calcext:value-type="float">
            <text:p>5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GT</text:p>
          </table:table-cell>
          <table:table-cell office:value-type="string" calcext:value-type="string">
            <text:p>0x1457ef45c753e2675a409537250b66b3d0cadbad</text:p>
          </table:table-cell>
          <table:table-cell office:value-type="string" calcext:value-type="string">
            <text:p>4a3c1cf24cce969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3_06-24-18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7880" calcext:value-type="float">
            <text:p>7880</text:p>
          </table:table-cell>
          <table:table-cell office:value-type="float" office:value="0" calcext:value-type="float">
            <text:p>0</text:p>
          </table:table-cell>
          <table:table-cell office:value-type="float" office:value="7321" calcext:value-type="float">
            <text:p>732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66" calcext:value-type="float">
            <text:p>26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183" calcext:value-type="float">
            <text:p>7183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49" calcext:value-type="float">
            <text:p>349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0C4892Ce724698205a03AE8167436Bb39d5E4D9B</text:p>
          </table:table-cell>
          <table:table-cell office:value-type="string" calcext:value-type="string">
            <text:p>506bbc42299f828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2_14-20-18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45" calcext:value-type="float">
            <text:p>345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888" calcext:value-type="float">
            <text:p>7888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474" calcext:value-type="float">
            <text:p>474</text:p>
          </table:table-cell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OrchidDirectory</text:p>
          </table:table-cell>
          <table:table-cell office:value-type="string" calcext:value-type="string">
            <text:p>0x918101FB64f467414e9a785aF9566ae69C3e22C5</text:p>
          </table:table-cell>
          <table:table-cell office:value-type="string" calcext:value-type="string">
            <text:p>728e5097d2071c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09_07-29-32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90" calcext:value-type="float">
            <text:p>19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581" calcext:value-type="float">
            <text:p>5581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83" calcext:value-type="float">
            <text:p>283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therWin</text:p>
          </table:table-cell>
          <table:table-cell office:value-type="string" calcext:value-type="string">
            <text:p>0xe15778faf0990795de991c4917fd97896971b898</text:p>
          </table:table-cell>
          <table:table-cell office:value-type="string" calcext:value-type="string">
            <text:p>49a82c08204a659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7_06-50-48</text:p>
          </table:table-cell>
          <table:table-cell office:value-type="string" calcext:value-type="string">
            <text:p>v0.5.9+commit.e560f70d</text:p>
          </table:table-cell>
          <table:table-cell office:value-type="string" calcext:value-type="string">
            <text:p>Default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540" calcext:value-type="float">
            <text:p>10540</text:p>
          </table:table-cell>
          <table:table-cell office:value-type="string" calcext:value-type="string">
            <text:p>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427" calcext:value-type="float">
            <text:p>427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475" calcext:value-type="float">
            <text:p>10475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16" calcext:value-type="float">
            <text:p>516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TimeLockedTokenStorage</text:p>
          </table:table-cell>
          <table:table-cell office:value-type="string" calcext:value-type="string">
            <text:p>0xe0a4a032102f11a7983207201f38925e157a2ac9</text:p>
          </table:table-cell>
          <table:table-cell office:value-type="string" calcext:value-type="string">
            <text:p>217e801c67d809e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9_14-44-3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11615" calcext:value-type="float">
            <text:p>1161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36" calcext:value-type="float">
            <text:p>336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568" calcext:value-type="float">
            <text:p>1156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45" calcext:value-type="float">
            <text:p>445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huffleToken</text:p>
          </table:table-cell>
          <table:table-cell office:value-type="string" calcext:value-type="string">
            <text:p>0x3a9fff453d50d4ac52a6890647b823379ba36b9e</text:p>
          </table:table-cell>
          <table:table-cell office:value-type="string" calcext:value-type="string">
            <text:p>49d508fc0eb9c35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11_10-14-38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5759" calcext:value-type="float">
            <text:p>5759</text:p>
          </table:table-cell>
          <table:table-cell office:value-type="float" office:value="1" calcext:value-type="float">
            <text:p>1</text:p>
          </table:table-cell>
          <table:table-cell office:value-type="float" office:value="11836" calcext:value-type="float">
            <text:p>11836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23" calcext:value-type="float">
            <text:p>26223</text:p>
          </table:table-cell>
          <table:table-cell office:value-type="float" office:value="353" calcext:value-type="float">
            <text:p>353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117" calcext:value-type="float">
            <text:p>8117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494" calcext:value-type="float">
            <text:p>494</text:p>
          </table:table-cell>
          <table:table-cell office:value-type="float" office:value="69" calcext:value-type="float">
            <text:p>6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USDN</text:p>
          </table:table-cell>
          <table:table-cell office:value-type="string" calcext:value-type="string">
            <text:p>0x2253e7dbdb23d36fa2f4b86c8dc13b9ca29510ba</text:p>
          </table:table-cell>
          <table:table-cell office:value-type="string" calcext:value-type="string">
            <text:p>61470190372e4e8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6_16-47-0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21" calcext:value-type="float">
            <text:p>882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428" calcext:value-type="float">
            <text:p>428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734" calcext:value-type="float">
            <text:p>8734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585" calcext:value-type="float">
            <text:p>585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ITSToken</text:p>
          </table:table-cell>
          <table:table-cell office:value-type="string" calcext:value-type="string">
            <text:p>0xd6737002b4125b9a3f47Bc3f3d796CDeFcfbC922</text:p>
          </table:table-cell>
          <table:table-cell office:value-type="string" calcext:value-type="string">
            <text:p>132d7e5a669e0d4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5-27_23-51-1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peters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12" calcext:value-type="float">
            <text:p>8512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04" calcext:value-type="float">
            <text:p>204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852" calcext:value-type="float">
            <text:p>785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92" calcext:value-type="float">
            <text:p>292</text:p>
          </table:table-cell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MRT16Ext</text:p>
          </table:table-cell>
          <table:table-cell office:value-type="string" calcext:value-type="string">
            <text:p>0xdabb0c3f9a190b6fe4df6cb412ba66c3dd3e2ad1</text:p>
          </table:table-cell>
          <table:table-cell office:value-type="string" calcext:value-type="string">
            <text:p>13532325cd58265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20_19-26-09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5.75E+017" calcext:value-type="float">
            <text:p>5,75E+017</text:p>
          </table:table-cell>
          <table:table-cell office:value-type="float" office:value="13050" calcext:value-type="float">
            <text:p>13050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45" calcext:value-type="float">
            <text:p>445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957" calcext:value-type="float">
            <text:p>7957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621" calcext:value-type="float">
            <text:p>621</text:p>
          </table:table-cell>
          <table:table-cell office:value-type="float" office:value="81" calcext:value-type="float">
            <text:p>8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DARICDXAU</text:p>
          </table:table-cell>
          <table:table-cell office:value-type="string" calcext:value-type="string">
            <text:p>0x358b7cfc4bb1dd8a2d472700493832e9c54ccc30</text:p>
          </table:table-cell>
          <table:table-cell office:value-type="string" calcext:value-type="string">
            <text:p>1b89c8dd36bacd7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4_19-24-07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263" calcext:value-type="float">
            <text:p>92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36" calcext:value-type="float">
            <text:p>23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125" calcext:value-type="float">
            <text:p>9125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321" calcext:value-type="float">
            <text:p>321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IFX24</text:p>
          </table:table-cell>
          <table:table-cell office:value-type="string" calcext:value-type="string">
            <text:p>0xc962ad021a69d457564e985738c719ae3f79b707</text:p>
          </table:table-cell>
          <table:table-cell office:value-type="string" calcext:value-type="string">
            <text:p>78f6221aa76a1a2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2_15-31-10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9257" calcext:value-type="float">
            <text:p>925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6" calcext:value-type="float">
            <text:p>23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119" calcext:value-type="float">
            <text:p>9119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321" calcext:value-type="float">
            <text:p>321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KASHDESK</text:p>
          </table:table-cell>
          <table:table-cell office:value-type="string" calcext:value-type="string">
            <text:p>0x928d12b6537ab5f7486101375b0715e1facea1c9</text:p>
          </table:table-cell>
          <table:table-cell office:value-type="string" calcext:value-type="string">
            <text:p>4e05c03e50f003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7_06-47-09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257" calcext:value-type="float">
            <text:p>925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119" calcext:value-type="float">
            <text:p>9119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321" calcext:value-type="float">
            <text:p>321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hatTokenIssue</text:p>
          </table:table-cell>
          <table:table-cell office:value-type="string" calcext:value-type="string">
            <text:p>0xF83067507b3894e06fD161a438b0729FBec1b564</text:p>
          </table:table-cell>
          <table:table-cell office:value-type="string" calcext:value-type="string">
            <text:p>65c8d6b115e7a31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30_16-23-50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.9999320397014E+016" calcext:value-type="float">
            <text:p>1,9999320397014E+016</text:p>
          </table:table-cell>
          <table:table-cell office:value-type="float" office:value="10932" calcext:value-type="float">
            <text:p>10932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00" calcext:value-type="float">
            <text:p>500</text:p>
          </table:table-cell>
          <table:table-cell office:value-type="float" office:value="523" calcext:value-type="float">
            <text:p>52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0423" calcext:value-type="float">
            <text:p>10423</text:p>
          </table:table-cell>
          <table:table-cell office:value-type="float" office:value="17" calcext:value-type="float">
            <text:p>17</text:p>
          </table:table-cell>
          <table:table-cell office:value-type="float" office:value="665" calcext:value-type="float">
            <text:p>665</text:p>
          </table:table-cell>
          <table:table-cell office:value-type="float" office:value="648" calcext:value-type="float">
            <text:p>648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BONDS</text:p>
          </table:table-cell>
          <table:table-cell office:value-type="string" calcext:value-type="string">
            <text:p>0xbc02f77cC33B705cF1f961Dc2859Bc0fC1805ECa</text:p>
          </table:table-cell>
          <table:table-cell office:value-type="string" calcext:value-type="string">
            <text:p>26f0c2fb7dda606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5_22-49-34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4.62369006874643E+016" calcext:value-type="float">
            <text:p>4,62369006874643E+016</text:p>
          </table:table-cell>
          <table:table-cell office:value-type="float" office:value="9962" calcext:value-type="float">
            <text:p>996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73" calcext:value-type="float">
            <text:p>373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915" calcext:value-type="float">
            <text:p>9915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474" calcext:value-type="float">
            <text:p>474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imeSeriesFeed</text:p>
          </table:table-cell>
          <table:table-cell office:value-type="string" calcext:value-type="string">
            <text:p>0x444622deFCB05204A6F85E39A414658460679710</text:p>
          </table:table-cell>
          <table:table-cell office:value-type="string" calcext:value-type="string">
            <text:p>555f879d7bb16b1b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9-03_21-09-56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089" calcext:value-type="float">
            <text:p>3089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51" calcext:value-type="float">
            <text:p>251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laimsReward</text:p>
          </table:table-cell>
          <table:table-cell office:value-type="string" calcext:value-type="string">
            <text:p>0xe80f4d88288bd71df7bd36dd1b53e5df4b7d413c</text:p>
          </table:table-cell>
          <table:table-cell office:value-type="string" calcext:value-type="string">
            <text:p>70fc9cc7bbfaba2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12_18-51-00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7795" calcext:value-type="float">
            <text:p>1779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401" calcext:value-type="float">
            <text:p>34401</text:p>
          </table:table-cell>
          <table:table-cell office:value-type="float" office:value="909" calcext:value-type="float">
            <text:p>909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738" calcext:value-type="float">
            <text:p>17738</text:p>
          </table:table-cell>
          <table:table-cell office:value-type="float" office:value="0" calcext:value-type="float">
            <text:p>0</text:p>
          </table:table-cell>
          <table:table-cell office:value-type="float" office:value="1042" calcext:value-type="float">
            <text:p>1042</text:p>
          </table:table-cell>
          <table:table-cell office:value-type="float" office:value="1100" calcext:value-type="float">
            <text:p>1100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DharmaReserveManagerV2Staging</text:p>
          </table:table-cell>
          <table:table-cell office:value-type="string" calcext:value-type="string">
            <text:p>0x199f7fcfae24c413897be8ab5477950847cd3f0f</text:p>
          </table:table-cell>
          <table:table-cell office:value-type="string" calcext:value-type="string">
            <text:p>7f63dbe012fd7bd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7_19-41-48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672" calcext:value-type="float">
            <text:p>967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69" calcext:value-type="float">
            <text:p>369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004" calcext:value-type="float">
            <text:p>8004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497" calcext:value-type="float">
            <text:p>497</text:p>
          </table:table-cell>
          <table:table-cell office:value-type="float" office:value="70" calcext:value-type="float">
            <text:p>7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DharmaReserveManagerV2Staging</text:p>
          </table:table-cell>
          <table:table-cell office:value-type="string" calcext:value-type="string">
            <text:p>0xc8d119e6f23b8d88a5b82e711c2e7bd12b1ca0c4</text:p>
          </table:table-cell>
          <table:table-cell office:value-type="string" calcext:value-type="string">
            <text:p>40ea0a023b02b7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7_20-48-04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9672" calcext:value-type="float">
            <text:p>967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69" calcext:value-type="float">
            <text:p>369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004" calcext:value-type="float">
            <text:p>8004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497" calcext:value-type="float">
            <text:p>497</text:p>
          </table:table-cell>
          <table:table-cell office:value-type="float" office:value="70" calcext:value-type="float">
            <text:p>7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MACH</text:p>
          </table:table-cell>
          <table:table-cell office:value-type="string" calcext:value-type="string">
            <text:p>0xb119ce94d098c18fe380904c24e358bd887f00be</text:p>
          </table:table-cell>
          <table:table-cell office:value-type="string" calcext:value-type="string">
            <text:p>2e216e523063eb9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7_06-17-21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9256" calcext:value-type="float">
            <text:p>9256</text:p>
          </table:table-cell>
          <table:table-cell office:value-type="float" office:value="0" calcext:value-type="float">
            <text:p>0</text:p>
          </table:table-cell>
          <table:table-cell office:value-type="float" office:value="13745" calcext:value-type="float">
            <text:p>13745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55" calcext:value-type="float">
            <text:p>455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650" calcext:value-type="float">
            <text:p>13650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566" calcext:value-type="float">
            <text:p>566</text:p>
          </table:table-cell>
          <table:table-cell office:value-type="float" office:value="81" calcext:value-type="float">
            <text:p>8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TokensView</text:p>
          </table:table-cell>
          <table:table-cell office:value-type="string" calcext:value-type="string">
            <text:p>0x144cc6eb227ab439effcfa4eb19704ec41065af6</text:p>
          </table:table-cell>
          <table:table-cell office:value-type="string" calcext:value-type="string">
            <text:p>50bdb4911cac68b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9_20-12-2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0.5.11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94" calcext:value-type="float">
            <text:p>194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975" calcext:value-type="float">
            <text:p>2975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90" calcext:value-type="float">
            <text:p>290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InstaCompoundResolver</text:p>
          </table:table-cell>
          <table:table-cell office:value-type="string" calcext:value-type="string">
            <text:p>0xe2d035519f0247ed4b946f0ab74e8347052c020f</text:p>
          </table:table-cell>
          <table:table-cell office:value-type="string" calcext:value-type="string">
            <text:p>6791a68998aa1d0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0_15-41-36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81" calcext:value-type="float">
            <text:p>181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592" calcext:value-type="float">
            <text:p>3592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67" calcext:value-type="float">
            <text:p>267</text:p>
          </table:table-cell>
          <table:table-cell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Transfereuim</text:p>
          </table:table-cell>
          <table:table-cell office:value-type="string" calcext:value-type="string">
            <text:p>0xc4c1f484b6dc3edb27f3a208735dc96ac9c03bdd</text:p>
          </table:table-cell>
          <table:table-cell office:value-type="string" calcext:value-type="string">
            <text:p>166579748ab4b8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4_19-22-31</text:p>
          </table:table-cell>
          <table:table-cell office:value-type="string" calcext:value-type="string">
            <text:p>v0.4.15+commit.bbb8e64f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9" calcext:value-type="float">
            <text:p>209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812" calcext:value-type="float">
            <text:p>381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65" calcext:value-type="float">
            <text:p>265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0B96eDCBF6C4a96b672034F12BAdF098de6eA26C</text:p>
          </table:table-cell>
          <table:table-cell office:value-type="string" calcext:value-type="string">
            <text:p>64f0ec6525ca4fb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18_19-58-3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93" calcext:value-type="float">
            <text:p>293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520" calcext:value-type="float">
            <text:p>652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416" calcext:value-type="float">
            <text:p>416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331a4589516eae384ea5f557853af6af73b9534e</text:p>
          </table:table-cell>
          <table:table-cell office:value-type="string" calcext:value-type="string">
            <text:p>241e7bb606c4653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25_13-50-2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520" calcext:value-type="float">
            <text:p>652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416" calcext:value-type="float">
            <text:p>416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3debD54a01a1FC12282Afd1FC39738ee3B9240Be</text:p>
          </table:table-cell>
          <table:table-cell office:value-type="string" calcext:value-type="string">
            <text:p>6b25e6ee170cf67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9_08-48-5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727" calcext:value-type="float">
            <text:p>672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97" calcext:value-type="float">
            <text:p>29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546" calcext:value-type="float">
            <text:p>6546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420" calcext:value-type="float">
            <text:p>420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DharmaUpgradeBeaconControllerManager</text:p>
          </table:table-cell>
          <table:table-cell office:value-type="string" calcext:value-type="string">
            <text:p>0x00000000008a10a98969a000d1c0aba90f858d6a</text:p>
          </table:table-cell>
          <table:table-cell office:value-type="string" calcext:value-type="string">
            <text:p>4d2854d292b7e51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5_03-54-1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075" calcext:value-type="float">
            <text:p>12075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63" calcext:value-type="float">
            <text:p>363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365" calcext:value-type="float">
            <text:p>10365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494" calcext:value-type="float">
            <text:p>494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B3466C83ab9d416a3ce49bf431B5D41d87A6287E</text:p>
          </table:table-cell>
          <table:table-cell office:value-type="string" calcext:value-type="string">
            <text:p>2853db62e90c6945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5-07_07-42-3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93" calcext:value-type="float">
            <text:p>293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520" calcext:value-type="float">
            <text:p>652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416" calcext:value-type="float">
            <text:p>416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5a244E7200539adC642438484AD0362ca99b838f</text:p>
          </table:table-cell>
          <table:table-cell office:value-type="string" calcext:value-type="string">
            <text:p>4968706f77b7291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7_17-55-3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22" calcext:value-type="float">
            <text:p>672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97" calcext:value-type="float">
            <text:p>29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541" calcext:value-type="float">
            <text:p>6541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420" calcext:value-type="float">
            <text:p>420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9506EAf79Bb629C06fFfEA8f430F1fa2d49B3bA3</text:p>
          </table:table-cell>
          <table:table-cell office:value-type="string" calcext:value-type="string">
            <text:p>63a3cdf701733bb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14_11-43-2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27" calcext:value-type="float">
            <text:p>672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7" calcext:value-type="float">
            <text:p>29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546" calcext:value-type="float">
            <text:p>6546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420" calcext:value-type="float">
            <text:p>420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964adc976c576E7ACEC86fcdaEf28D1b09e8ea81</text:p>
          </table:table-cell>
          <table:table-cell office:value-type="string" calcext:value-type="string">
            <text:p>23e7f7cda13c23e7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20_09-57-3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93" calcext:value-type="float">
            <text:p>293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520" calcext:value-type="float">
            <text:p>652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416" calcext:value-type="float">
            <text:p>416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d10c82d129d7f7ec317648914590162be3287d3b</text:p>
          </table:table-cell>
          <table:table-cell office:value-type="string" calcext:value-type="string">
            <text:p>32506de808ad3f7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0-14_19-21-0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93" calcext:value-type="float">
            <text:p>293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520" calcext:value-type="float">
            <text:p>652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416" calcext:value-type="float">
            <text:p>416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urveExchangeWrapper</text:p>
          </table:table-cell>
          <table:table-cell office:value-type="string" calcext:value-type="string">
            <text:p>0xc8f1dc5f659238389afcf14372f72a84e60e664b</text:p>
          </table:table-cell>
          <table:table-cell office:value-type="string" calcext:value-type="string">
            <text:p>6c6c16ce531cd05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6-08_21-06-3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0.5.16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39" calcext:value-type="float">
            <text:p>139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990" calcext:value-type="float">
            <text:p>299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229" calcext:value-type="float">
            <text:p>229</text:p>
          </table:table-cell>
          <table:table-cell office:value-type="float" office:value="73" calcext:value-type="float">
            <text:p>7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45d0251bc82b0d383006ca536fc580db113eb4d7</text:p>
          </table:table-cell>
          <table:table-cell office:value-type="string" calcext:value-type="string">
            <text:p>1cef90178a066cd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14_10-10-4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93" calcext:value-type="float">
            <text:p>293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520" calcext:value-type="float">
            <text:p>652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416" calcext:value-type="float">
            <text:p>416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DebtEngine</text:p>
          </table:table-cell>
          <table:table-cell office:value-type="string" calcext:value-type="string">
            <text:p>0x80db22675dad70e44b64029510778583187faddb</text:p>
          </table:table-cell>
          <table:table-cell office:value-type="string" calcext:value-type="string">
            <text:p>1fe45ac42b7b286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3_18-38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9175" calcext:value-type="float">
            <text:p>19175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716" calcext:value-type="float">
            <text:p>716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008" calcext:value-type="float">
            <text:p>19008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915" calcext:value-type="float">
            <text:p>915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TokensView</text:p>
          </table:table-cell>
          <table:table-cell office:value-type="string" calcext:value-type="string">
            <text:p>0xcf5e0469e9a31fe22671745f9af6a2763a0b1ca5</text:p>
          </table:table-cell>
          <table:table-cell office:value-type="string" calcext:value-type="string">
            <text:p>5f015b7b314bd95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30_14-28-4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0.5.11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98" calcext:value-type="float">
            <text:p>198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056" calcext:value-type="float">
            <text:p>3056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99" calcext:value-type="float">
            <text:p>299</text:p>
          </table:table-cell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uthereumAccount</text:p>
          </table:table-cell>
          <table:table-cell office:value-type="string" calcext:value-type="string">
            <text:p>0xAe1710e83211dECB356F031A9346a24eF55055E0</text:p>
          </table:table-cell>
          <table:table-cell office:value-type="string" calcext:value-type="string">
            <text:p>4659fc400163488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7_19-00-30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03" calcext:value-type="float">
            <text:p>1600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627" calcext:value-type="float">
            <text:p>627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801" calcext:value-type="float">
            <text:p>15801</text:p>
          </table:table-cell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office:value-type="float" office:value="772" calcext:value-type="float">
            <text:p>772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itionPool</text:p>
          </table:table-cell>
          <table:table-cell office:value-type="string" calcext:value-type="string">
            <text:p>0xe5df2a30f8e48c85717b9397b9b0acaecf344ba8</text:p>
          </table:table-cell>
          <table:table-cell office:value-type="string" calcext:value-type="string">
            <text:p>6aaffab89d28ada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1_15-35-4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12951" calcext:value-type="float">
            <text:p>1295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8" calcext:value-type="float">
            <text:p>2148</text:p>
          </table:table-cell>
          <table:table-cell office:value-type="float" office:value="643" calcext:value-type="float">
            <text:p>643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685" calcext:value-type="float">
            <text:p>12685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820" calcext:value-type="float">
            <text:p>820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ZERO_X_BUTTv5</text:p>
          </table:table-cell>
          <table:table-cell office:value-type="string" calcext:value-type="string">
            <text:p>0x7c1056ac0f7d223c4297e0c683453ee625011b1f</text:p>
          </table:table-cell>
          <table:table-cell office:value-type="string" calcext:value-type="string">
            <text:p>7f5de45f46a68d2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9_00-42-14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9381" calcext:value-type="float">
            <text:p>9381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76" calcext:value-type="float">
            <text:p>376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322" calcext:value-type="float">
            <text:p>9322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493" calcext:value-type="float">
            <text:p>493</text:p>
          </table:table-cell>
          <table:table-cell office:value-type="float" office:value="58" calcext:value-type="float">
            <text:p>5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ManagedAccount</text:p>
          </table:table-cell>
          <table:table-cell office:value-type="string" calcext:value-type="string">
            <text:p>0x0f4f45f2edba03d4590bd27cf4fd62e91a2a2d6a</text:p>
          </table:table-cell>
          <table:table-cell office:value-type="string" calcext:value-type="string">
            <text:p>1a3cbea417afdbd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0_03-43-54</text:p>
          </table:table-cell>
          <table:table-cell office:value-type="string" calcext:value-type="string">
            <text:p>v0.6.3+commit.8dda9521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900000000000000" calcext:value-type="float">
            <text:p>1900000000000000</text:p>
          </table:table-cell>
          <table:table-cell office:value-type="float" office:value="7666" calcext:value-type="float">
            <text:p>7666</text:p>
          </table:table-cell>
          <table:table-cell office:value-type="string" calcext:value-type="string">
            <text:p>0.6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56" calcext:value-type="float">
            <text:p>456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580" calcext:value-type="float">
            <text:p>7580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572" calcext:value-type="float">
            <text:p>572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tfTestToken</text:p>
          </table:table-cell>
          <table:table-cell office:value-type="string" calcext:value-type="string">
            <text:p>0xbbcc23dcc381c319f58fc626fa1a025eaa22c2fb</text:p>
          </table:table-cell>
          <table:table-cell office:value-type="string" calcext:value-type="string">
            <text:p>4dc48054cb4202c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27_14-12-2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997" calcext:value-type="float">
            <text:p>599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30" calcext:value-type="float">
            <text:p>33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829" calcext:value-type="float">
            <text:p>5829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467" calcext:value-type="float">
            <text:p>467</text:p>
          </table:table-cell>
          <table:table-cell office:value-type="float" office:value="93" calcext:value-type="float">
            <text:p>9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ManagedAccount</text:p>
          </table:table-cell>
          <table:table-cell office:value-type="string" calcext:value-type="string">
            <text:p>0xe4b39bb686ab0882dbbd30f9a58c4cb432110ec3</text:p>
          </table:table-cell>
          <table:table-cell office:value-type="string" calcext:value-type="string">
            <text:p>6b25a7aebabb597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1_01-45-46</text:p>
          </table:table-cell>
          <table:table-cell office:value-type="string" calcext:value-type="string">
            <text:p>v0.6.3+commit.8dda9521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980002000000000" calcext:value-type="float">
            <text:p>980002000000000</text:p>
          </table:table-cell>
          <table:table-cell office:value-type="float" office:value="7094" calcext:value-type="float">
            <text:p>7094</text:p>
          </table:table-cell>
          <table:table-cell office:value-type="string" calcext:value-type="string">
            <text:p>0.6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30" calcext:value-type="float">
            <text:p>430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008" calcext:value-type="float">
            <text:p>7008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544" calcext:value-type="float">
            <text:p>544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ssProxyActions</text:p>
          </table:table-cell>
          <table:table-cell office:value-type="string" calcext:value-type="string">
            <text:p>0xcdb74bdc2a54a57aba7b3ea9f29ddd3b677594ea</text:p>
          </table:table-cell>
          <table:table-cell office:value-type="string" calcext:value-type="string">
            <text:p>21fafd8944494ee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5_19-16-1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21" calcext:value-type="float">
            <text:p>2042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43" calcext:value-type="float">
            <text:p>843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0362" calcext:value-type="float">
            <text:p>20362</text:p>
          </table:table-cell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964" calcext:value-type="float">
            <text:p>964</text:p>
          </table:table-cell>
          <table:table-cell office:value-type="float" office:value="74" calcext:value-type="float">
            <text:p>7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GODLottery</text:p>
          </table:table-cell>
          <table:table-cell office:value-type="string" calcext:value-type="string">
            <text:p>0xa4e973366d50e117f0f8c27353ca063d9aea0cd5</text:p>
          </table:table-cell>
          <table:table-cell office:value-type="string" calcext:value-type="string">
            <text:p>1a08ff543a8f13a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6_14-55-0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3028" calcext:value-type="float">
            <text:p>1302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66" calcext:value-type="float">
            <text:p>366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981" calcext:value-type="float">
            <text:p>12981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510" calcext:value-type="float">
            <text:p>510</text:p>
          </table:table-cell>
          <table:table-cell office:value-type="float" office:value="73" calcext:value-type="float">
            <text:p>7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InstaOasisResolver</text:p>
          </table:table-cell>
          <table:table-cell office:value-type="string" calcext:value-type="string">
            <text:p>0xa3d13105397F3b13Dd47cd1f90a50F95A60cdd56</text:p>
          </table:table-cell>
          <table:table-cell office:value-type="string" calcext:value-type="string">
            <text:p>1695c1720d17318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1_12-54-46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95" calcext:value-type="float">
            <text:p>12995</text:p>
          </table:table-cell>
          <table:table-cell office:value-type="float" office:value="168" calcext:value-type="float">
            <text:p>168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216" calcext:value-type="float">
            <text:p>3216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62" calcext:value-type="float">
            <text:p>262</text:p>
          </table:table-cell>
          <table:table-cell office:value-type="float" office:value="76" calcext:value-type="float">
            <text:p>7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TokensView</text:p>
          </table:table-cell>
          <table:table-cell office:value-type="string" calcext:value-type="string">
            <text:p>0xae231af4ad8addd82b2db35aea39a285335dfd5a</text:p>
          </table:table-cell>
          <table:table-cell office:value-type="string" calcext:value-type="string">
            <text:p>2b25f2a84264814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9_18-57-0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0.5.11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07" calcext:value-type="float">
            <text:p>207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261" calcext:value-type="float">
            <text:p>326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14" calcext:value-type="float">
            <text:p>314</text:p>
          </table:table-cell>
          <table:table-cell office:value-type="float" office:value="79" calcext:value-type="float">
            <text:p>7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MyAdvancedToken</text:p>
          </table:table-cell>
          <table:table-cell office:value-type="string" calcext:value-type="string">
            <text:p>0x9e4040e8387768e798e2d9b940f1b000c1e8656c</text:p>
          </table:table-cell>
          <table:table-cell office:value-type="string" calcext:value-type="string">
            <text:p>62e1a25cef4078b2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2019-12-23_03-26-4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13265" calcext:value-type="float">
            <text:p>1326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18" calcext:value-type="float">
            <text:p>518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116" calcext:value-type="float">
            <text:p>13116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706" calcext:value-type="float">
            <text:p>706</text:p>
          </table:table-cell>
          <table:table-cell office:value-type="float" office:value="96" calcext:value-type="float">
            <text:p>9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v5</text:p>
          </table:table-cell>
          <table:table-cell office:value-type="string" calcext:value-type="string">
            <text:p>0xcbcbed289f221439198921b9fa2b1f3ee4fe46a3</text:p>
          </table:table-cell>
          <table:table-cell office:value-type="string" calcext:value-type="string">
            <text:p>3274541052d8dcf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2_23-31-58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959" calcext:value-type="float">
            <text:p>15959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734" calcext:value-type="float">
            <text:p>734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764" calcext:value-type="float">
            <text:p>15764</text:p>
          </table:table-cell>
          <table:table-cell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 office:value-type="float" office:value="939" calcext:value-type="float">
            <text:p>939</text:p>
          </table:table-cell>
          <table:table-cell office:value-type="float" office:value="95" calcext:value-type="float">
            <text:p>9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PreCoordinator</text:p>
          </table:table-cell>
          <table:table-cell office:value-type="string" calcext:value-type="string">
            <text:p>0x0563fc575d5219c48e2dfc20368fa4179cdf320d</text:p>
          </table:table-cell>
          <table:table-cell office:value-type="string" calcext:value-type="string">
            <text:p>8919775ed931a4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9_22-20-40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379" calcext:value-type="float">
            <text:p>379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342" calcext:value-type="float">
            <text:p>10342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539" calcext:value-type="float">
            <text:p>539</text:p>
          </table:table-cell>
          <table:table-cell office:value-type="float" office:value="76" calcext:value-type="float">
            <text:p>7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StakedToken</text:p>
          </table:table-cell>
          <table:table-cell office:value-type="string" calcext:value-type="string">
            <text:p>0x1713ed16004ec8ecea1d26fd66edba625f12e031</text:p>
          </table:table-cell>
          <table:table-cell office:value-type="string" calcext:value-type="string">
            <text:p>783b405596bcd4b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2_21-05-54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2" calcext:value-type="float">
            <text:p>11962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23" calcext:value-type="float">
            <text:p>423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710" calcext:value-type="float">
            <text:p>11710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605" calcext:value-type="float">
            <text:p>605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PEG</text:p>
          </table:table-cell>
          <table:table-cell office:value-type="string" calcext:value-type="string">
            <text:p>0x0addedfee0e8a65c9a60067b9fe0f24af96da51d</text:p>
          </table:table-cell>
          <table:table-cell office:value-type="string" calcext:value-type="string">
            <text:p>1581e9805338aaf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9_00-57-47</text:p>
          </table:table-cell>
          <table:table-cell office:value-type="string" calcext:value-type="string">
            <text:p>v0.6.7+commit.b8d736a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7.35E+018" calcext:value-type="float">
            <text:p>7,35E+018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0.6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28" calcext:value-type="float">
            <text:p>22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36" calcext:value-type="float">
            <text:p>5836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53" calcext:value-type="float">
            <text:p>353</text:p>
          </table:table-cell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TimeLock</text:p>
          </table:table-cell>
          <table:table-cell office:value-type="string" calcext:value-type="string">
            <text:p>0x06a8cf8f54f04094a266a49f4886c578dc42b548</text:p>
          </table:table-cell>
          <table:table-cell office:value-type="string" calcext:value-type="string">
            <text:p>4fc6a614fb0a3cc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30_01-01-2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63" calcext:value-type="float">
            <text:p>121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425" calcext:value-type="float">
            <text:p>425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102" calcext:value-type="float">
            <text:p>1210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621" calcext:value-type="float">
            <text:p>621</text:p>
          </table:table-cell>
          <table:table-cell office:value-type="float" office:value="91" calcext:value-type="float">
            <text:p>9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Isdt</text:p>
          </table:table-cell>
          <table:table-cell office:value-type="string" calcext:value-type="string">
            <text:p>0xf2354f740f31704820f6fcfba70b9da065459b62</text:p>
          </table:table-cell>
          <table:table-cell office:value-type="string" calcext:value-type="string">
            <text:p>3a02a3618a0d974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0_03-14-24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574" calcext:value-type="float">
            <text:p>14574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95" calcext:value-type="float">
            <text:p>595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395" calcext:value-type="float">
            <text:p>14395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771" calcext:value-type="float">
            <text:p>771</text:p>
          </table:table-cell>
          <table:table-cell office:value-type="float" office:value="56" calcext:value-type="float">
            <text:p>5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Zero_x_butt_v2</text:p>
          </table:table-cell>
          <table:table-cell office:value-type="string" calcext:value-type="string">
            <text:p>0x5556d6a283fd18d71fd0c8b50d1211c5f842dbbc</text:p>
          </table:table-cell>
          <table:table-cell office:value-type="string" calcext:value-type="string">
            <text:p>498304de2b668be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7_04-13-3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23871" calcext:value-type="float">
            <text:p>2387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767" calcext:value-type="float">
            <text:p>767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808" calcext:value-type="float">
            <text:p>23808</text:p>
          </table:table-cell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930" calcext:value-type="float">
            <text:p>930</text:p>
          </table:table-cell>
          <table:table-cell office:value-type="float" office:value="61" calcext:value-type="float">
            <text:p>6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CompoundSubscriptions</text:p>
          </table:table-cell>
          <table:table-cell office:value-type="string" calcext:value-type="string">
            <text:p>0x131bea5c6679b9df528de29ba9b8f91ced3919af</text:p>
          </table:table-cell>
          <table:table-cell office:value-type="string" calcext:value-type="string">
            <text:p>5b5b1fe9fc06509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7_13-54-57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36" calcext:value-type="float">
            <text:p>4536</text:p>
          </table:table-cell>
          <table:table-cell office:value-type="string" calcext:value-type="string">
            <text:p>0.5.17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89" calcext:value-type="float">
            <text:p>189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460" calcext:value-type="float">
            <text:p>446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323" calcext:value-type="float">
            <text:p>323</text:p>
          </table:table-cell>
          <table:table-cell office:value-type="float" office:value="84" calcext:value-type="float">
            <text:p>8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VotingToken</text:p>
          </table:table-cell>
          <table:table-cell office:value-type="string" calcext:value-type="string">
            <text:p>0x04fa0d235c4abf4bcf4787af4cf447de572ef828</text:p>
          </table:table-cell>
          <table:table-cell office:value-type="string" calcext:value-type="string">
            <text:p>73ca0c4c8c3d8fa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09_15-44-21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9881" calcext:value-type="float">
            <text:p>9881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95" calcext:value-type="float">
            <text:p>295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227" calcext:value-type="float">
            <text:p>9227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404" calcext:value-type="float">
            <text:p>404</text:p>
          </table:table-cell>
          <table:table-cell office:value-type="float" office:value="60" calcext:value-type="float">
            <text:p>6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WildcardSteward_v0</text:p>
          </table:table-cell>
          <table:table-cell office:value-type="string" calcext:value-type="string">
            <text:p>0x929bbccdaa014585666d1497afb2d8d7c9da38e5</text:p>
          </table:table-cell>
          <table:table-cell office:value-type="string" calcext:value-type="string">
            <text:p>c6d2f4112697bd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6_15-08-27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445" calcext:value-type="float">
            <text:p>445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404" calcext:value-type="float">
            <text:p>9404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626" calcext:value-type="float">
            <text:p>626</text:p>
          </table:table-cell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yToken</text:p>
          </table:table-cell>
          <table:table-cell office:value-type="string" calcext:value-type="string">
            <text:p>0x8f070f80c7b1e26ef651b252ac9289c3cec985ea</text:p>
          </table:table-cell>
          <table:table-cell office:value-type="string" calcext:value-type="string">
            <text:p>2ed1472d70038cae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5-20_12-37-47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49" calcext:value-type="float">
            <text:p>9949</text:p>
          </table:table-cell>
          <table:table-cell office:value-type="string" calcext:value-type="string">
            <text:p>0.6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81" calcext:value-type="float">
            <text:p>281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312" calcext:value-type="float">
            <text:p>9312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01" calcext:value-type="float">
            <text:p>40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ngineAdapter</text:p>
          </table:table-cell>
          <table:table-cell office:value-type="string" calcext:value-type="string">
            <text:p>0x759aD2faF96Ea898D00C924beF110beC22032c05</text:p>
          </table:table-cell>
          <table:table-cell office:value-type="string" calcext:value-type="string">
            <text:p>51765f9011e8498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5_00-25-02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istanbu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17" calcext:value-type="float">
            <text:p>217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975" calcext:value-type="float">
            <text:p>4975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325" calcext:value-type="float">
            <text:p>325</text:p>
          </table:table-cell>
          <table:table-cell office:value-type="float" office:value="85" calcext:value-type="float">
            <text:p>8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InstaAccount</text:p>
          </table:table-cell>
          <table:table-cell office:value-type="string" calcext:value-type="string">
            <text:p>0xcC662503e43327d9793e5770A845316E312d71b9</text:p>
          </table:table-cell>
          <table:table-cell office:value-type="string" calcext:value-type="string">
            <text:p>46a8b0a36fb3de5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2_16-17-03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24" calcext:value-type="float">
            <text:p>6624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1" calcext:value-type="float">
            <text:p>281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567" calcext:value-type="float">
            <text:p>6567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381" calcext:value-type="float">
            <text:p>381</text:p>
          </table:table-cell>
          <table:table-cell office:value-type="float" office:value="88" calcext:value-type="float">
            <text:p>8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InstaAccount</text:p>
          </table:table-cell>
          <table:table-cell office:value-type="string" calcext:value-type="string">
            <text:p>0x2ac28f3ca70d10f978d253ed75e2bd725be64c21</text:p>
          </table:table-cell>
          <table:table-cell office:value-type="string" calcext:value-type="string">
            <text:p>6bf915d97a8722e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2_23-42-27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24" calcext:value-type="float">
            <text:p>6624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81" calcext:value-type="float">
            <text:p>281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567" calcext:value-type="float">
            <text:p>6567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381" calcext:value-type="float">
            <text:p>381</text:p>
          </table:table-cell>
          <table:table-cell office:value-type="float" office:value="88" calcext:value-type="float">
            <text:p>8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VotingToken</text:p>
          </table:table-cell>
          <table:table-cell office:value-type="string" calcext:value-type="string">
            <text:p>0xcA13c064B7a5F3a8c763312a883499a10b2614Cc</text:p>
          </table:table-cell>
          <table:table-cell office:value-type="string" calcext:value-type="string">
            <text:p>4a6138cc70f54c44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2-13_23-03-02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81" calcext:value-type="float">
            <text:p>9881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95" calcext:value-type="float">
            <text:p>295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227" calcext:value-type="float">
            <text:p>9227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404" calcext:value-type="float">
            <text:p>404</text:p>
          </table:table-cell>
          <table:table-cell office:value-type="float" office:value="60" calcext:value-type="float">
            <text:p>6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UniswapV2Router02</text:p>
          </table:table-cell>
          <table:table-cell office:value-type="string" calcext:value-type="string">
            <text:p>0x7a250d5630b4cf539739df2c5dacb4c659f2488d</text:p>
          </table:table-cell>
          <table:table-cell office:value-type="string" calcext:value-type="string">
            <text:p>56a7d157a558b35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6-05_22-17-21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istanbul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1943" calcext:value-type="float">
            <text:p>21943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2" calcext:value-type="float">
            <text:p>1962</text:p>
          </table:table-cell>
          <table:table-cell office:value-type="float" office:value="760" calcext:value-type="float">
            <text:p>760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1444" calcext:value-type="float">
            <text:p>21444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950" calcext:value-type="float">
            <text:p>950</text:p>
          </table:table-cell>
          <table:table-cell office:value-type="float" office:value="94" calcext:value-type="float">
            <text:p>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PolestarN</text:p>
          </table:table-cell>
          <table:table-cell office:value-type="string" calcext:value-type="string">
            <text:p>0x83bf846c65a139549d4abc1e9736c66b8bebe466</text:p>
          </table:table-cell>
          <table:table-cell office:value-type="string" calcext:value-type="string">
            <text:p>1a9cc752162f262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6_05-08-38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05" calcext:value-type="float">
            <text:p>1660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14" calcext:value-type="float">
            <text:p>414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316" calcext:value-type="float">
            <text:p>14316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529" calcext:value-type="float">
            <text:p>529</text:p>
          </table:table-cell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MCDSaverProxy</text:p>
          </table:table-cell>
          <table:table-cell office:value-type="string" calcext:value-type="string">
            <text:p>0x1637d405f61a6c6aa54d0a28fab85b7ea9e81932</text:p>
          </table:table-cell>
          <table:table-cell office:value-type="string" calcext:value-type="string">
            <text:p>7d95611ae04f939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7_13-12-1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37" calcext:value-type="float">
            <text:p>21237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782" calcext:value-type="float">
            <text:p>782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1176" calcext:value-type="float">
            <text:p>21176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926" calcext:value-type="float">
            <text:p>926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FixedSupplyCratesSale</text:p>
          </table:table-cell>
          <table:table-cell office:value-type="string" calcext:value-type="string">
            <text:p>0x2e61c63e045a978b51c6517c79c2592fcfbc82cd</text:p>
          </table:table-cell>
          <table:table-cell office:value-type="string" calcext:value-type="string">
            <text:p>33c346117006491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4_14-29-2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792" calcext:value-type="float">
            <text:p>792</text:p>
          </table:table-cell>
          <table:table-cell office:value-type="float" office:value="3.373E+017" calcext:value-type="float">
            <text:p>3,373E+017</text:p>
          </table:table-cell>
          <table:table-cell office:value-type="float" office:value="21573" calcext:value-type="float">
            <text:p>21573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546" calcext:value-type="float">
            <text:p>546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598" calcext:value-type="float">
            <text:p>11598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735" calcext:value-type="float">
            <text:p>735</text:p>
          </table:table-cell>
          <table:table-cell office:value-type="float" office:value="98" calcext:value-type="float">
            <text:p>9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KlerosGovernor</text:p>
          </table:table-cell>
          <table:table-cell office:value-type="string" calcext:value-type="string">
            <text:p>0x81dcc6246fe261035ffee91cd975faf3d3f3375f</text:p>
          </table:table-cell>
          <table:table-cell office:value-type="string" calcext:value-type="string">
            <text:p>7709aaafcae9eb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8_20-28-4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870" calcext:value-type="float">
            <text:p>2187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757" calcext:value-type="float">
            <text:p>757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1823" calcext:value-type="float">
            <text:p>21823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office:value-type="float" office:value="934" calcext:value-type="float">
            <text:p>934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Town</text:p>
          </table:table-cell>
          <table:table-cell office:value-type="string" calcext:value-type="string">
            <text:p>0x3DB94aF2808ba0C8A6C21Ee0c63E50047A6FFf87</text:p>
          </table:table-cell>
          <table:table-cell office:value-type="string" calcext:value-type="string">
            <text:p>470324a147a81d29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14_16-43-24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7" calcext:value-type="float">
            <text:p>47</text:p>
          </table:table-cell>
          <table:table-cell office:value-type="float" office:value="4.57615537364309E+017" calcext:value-type="float">
            <text:p>4,57615537364309E+017</text:p>
          </table:table-cell>
          <table:table-cell office:value-type="float" office:value="22306" calcext:value-type="float">
            <text:p>22306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733" calcext:value-type="float">
            <text:p>733</text:p>
          </table:table-cell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1895" calcext:value-type="float">
            <text:p>21895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 office:value-type="float" office:value="938" calcext:value-type="float">
            <text:p>938</text:p>
          </table:table-cell>
          <table:table-cell office:value-type="float" office:value="76" calcext:value-type="float">
            <text:p>7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KTM_Token_Exchange</text:p>
          </table:table-cell>
          <table:table-cell office:value-type="string" calcext:value-type="string">
            <text:p>0x8495312ec8221366de50367a1188e6b82f07576a</text:p>
          </table:table-cell>
          <table:table-cell office:value-type="string" calcext:value-type="string">
            <text:p>25faf739f2b8075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9_10-39-31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96" calcext:value-type="float">
            <text:p>196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894" calcext:value-type="float">
            <text:p>3894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340" calcext:value-type="float">
            <text:p>340</text:p>
          </table:table-cell>
          <table:table-cell office:value-type="float" office:value="83" calcext:value-type="float">
            <text:p>8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ZMToken</text:p>
          </table:table-cell>
          <table:table-cell office:value-type="string" calcext:value-type="string">
            <text:p>0xd4f7798b78af5064f79b9a8a8c65185905c69859</text:p>
          </table:table-cell>
          <table:table-cell office:value-type="string" calcext:value-type="string">
            <text:p>391967d0c51de649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20_19-29-54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96" calcext:value-type="float">
            <text:p>196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894" calcext:value-type="float">
            <text:p>3894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340" calcext:value-type="float">
            <text:p>340</text:p>
          </table:table-cell>
          <table:table-cell office:value-type="float" office:value="83" calcext:value-type="float">
            <text:p>8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SimpleRestrictedFDT</text:p>
          </table:table-cell>
          <table:table-cell office:value-type="string" calcext:value-type="string">
            <text:p>0xe042c280dee8a5a39269a849d00b602a1985a185</text:p>
          </table:table-cell>
          <table:table-cell office:value-type="string" calcext:value-type="string">
            <text:p>69ac1464cb47683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6_21-37-41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2" calcext:value-type="float">
            <text:p>17132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509" calcext:value-type="float">
            <text:p>509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6111" calcext:value-type="float">
            <text:p>16111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671" calcext:value-type="float">
            <text:p>671</text:p>
          </table:table-cell>
          <table:table-cell office:value-type="float" office:value="83" calcext:value-type="float">
            <text:p>8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GGCoin</text:p>
          </table:table-cell>
          <table:table-cell office:value-type="string" calcext:value-type="string">
            <text:p>0x64e3edbcc38212ff5934d1106abb161781723531</text:p>
          </table:table-cell>
          <table:table-cell office:value-type="string" calcext:value-type="string">
            <text:p>72aa7f2a473e3c4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8_17-56-43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98" calcext:value-type="float">
            <text:p>198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917" calcext:value-type="float">
            <text:p>3917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42" calcext:value-type="float">
            <text:p>342</text:p>
          </table:table-cell>
          <table:table-cell office:value-type="float" office:value="83" calcext:value-type="float">
            <text:p>8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DepositToken</text:p>
          </table:table-cell>
          <table:table-cell office:value-type="string" calcext:value-type="string">
            <text:p>0xac4c4b8525Ba6e815586bf7EBc4B3fC8bCE647C1</text:p>
          </table:table-cell>
          <table:table-cell office:value-type="string" calcext:value-type="string">
            <text:p>75be66c47609556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7_16-35-51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82" calcext:value-type="float">
            <text:p>1908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953" calcext:value-type="float">
            <text:p>953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314" calcext:value-type="float">
            <text:p>18314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float" office:value="1217" calcext:value-type="float">
            <text:p>1217</text:p>
          </table:table-cell>
          <table:table-cell office:value-type="float" office:value="110" calcext:value-type="float">
            <text:p>11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LAOtoken</text:p>
          </table:table-cell>
          <table:table-cell office:value-type="string" calcext:value-type="string">
            <text:p>0x3a30df8820d0ffd0e2f37a256c833746c87a6816</text:p>
          </table:table-cell>
          <table:table-cell office:value-type="string" calcext:value-type="string">
            <text:p>5b75daec6d16da3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7_06-17-21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11" calcext:value-type="float">
            <text:p>17411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24" calcext:value-type="float">
            <text:p>524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6440" calcext:value-type="float">
            <text:p>16440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691" calcext:value-type="float">
            <text:p>691</text:p>
          </table:table-cell>
          <table:table-cell office:value-type="float" office:value="83" calcext:value-type="float">
            <text:p>8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ilverToken</text:p>
          </table:table-cell>
          <table:table-cell office:value-type="string" calcext:value-type="string">
            <text:p>0x652594082f97392a1703d80985ab575085f34a4e</text:p>
          </table:table-cell>
          <table:table-cell office:value-type="string" calcext:value-type="string">
            <text:p>2e7efdcd57987fd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1-19_17-42-17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2049" calcext:value-type="float">
            <text:p>2204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37" calcext:value-type="float">
            <text:p>637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1911" calcext:value-type="float">
            <text:p>21911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782" calcext:value-type="float">
            <text:p>782</text:p>
          </table:table-cell>
          <table:table-cell office:value-type="float" office:value="85" calcext:value-type="float">
            <text:p>8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SimpleRestrictedFDT</text:p>
          </table:table-cell>
          <table:table-cell office:value-type="string" calcext:value-type="string">
            <text:p>0xc800c56db86febe893de1a267d0ca3eb1a9f974b</text:p>
          </table:table-cell>
          <table:table-cell office:value-type="string" calcext:value-type="string">
            <text:p>37911ccf9e95079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31_21-38-0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709" calcext:value-type="float">
            <text:p>16709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77" calcext:value-type="float">
            <text:p>477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688" calcext:value-type="float">
            <text:p>15688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637" calcext:value-type="float">
            <text:p>637</text:p>
          </table:table-cell>
          <table:table-cell office:value-type="float" office:value="83" calcext:value-type="float">
            <text:p>8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BaseToken</text:p>
          </table:table-cell>
          <table:table-cell office:value-type="string" calcext:value-type="string">
            <text:p>0x85e46768b300e675e2ea39bbab6c428b8ab8fb02</text:p>
          </table:table-cell>
          <table:table-cell office:value-type="string" calcext:value-type="string">
            <text:p>3e1ab7229b7be3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8_17-13-06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566" calcext:value-type="float">
            <text:p>9566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66" calcext:value-type="float">
            <text:p>366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638" calcext:value-type="float">
            <text:p>8638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562" calcext:value-type="float">
            <text:p>562</text:p>
          </table:table-cell>
          <table:table-cell office:value-type="float" office:value="96" calcext:value-type="float">
            <text:p>9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Allocator</text:p>
          </table:table-cell>
          <table:table-cell office:value-type="string" calcext:value-type="string">
            <text:p>0x6f364f1e26c350129f3eabf9139ff1e51d569285</text:p>
          </table:table-cell>
          <table:table-cell office:value-type="string" calcext:value-type="string">
            <text:p>225c807886349b0a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6-05_07-40-50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743" calcext:value-type="float">
            <text:p>11743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549" calcext:value-type="float">
            <text:p>549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492" calcext:value-type="float">
            <text:p>11492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705" calcext:value-type="float">
            <text:p>705</text:p>
          </table:table-cell>
          <table:table-cell office:value-type="float" office:value="103" calcext:value-type="float">
            <text:p>10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Proxy4DAPP</text:p>
          </table:table-cell>
          <table:table-cell office:value-type="string" calcext:value-type="string">
            <text:p>0x2149984f403befaa4815d31630f4021c95511c8a</text:p>
          </table:table-cell>
          <table:table-cell office:value-type="string" calcext:value-type="string">
            <text:p>605e0842f920919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1_21-12-38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36" calcext:value-type="float">
            <text:p>6836</text:p>
          </table:table-cell>
          <table:table-cell office:value-type="string" calcext:value-type="string">
            <text:p>0.6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80" calcext:value-type="float">
            <text:p>380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778" calcext:value-type="float">
            <text:p>677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540" calcext:value-type="float">
            <text:p>540</text:p>
          </table:table-cell>
          <table:table-cell office:value-type="float" office:value="97" calcext:value-type="float">
            <text:p>9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lexToken</text:p>
          </table:table-cell>
          <table:table-cell office:value-type="string" calcext:value-type="string">
            <text:p>0x5c99759f77bc7e16fcc2ae107fef9bd8b8762bc5</text:p>
          </table:table-cell>
          <table:table-cell office:value-type="string" calcext:value-type="string">
            <text:p>5d85c8df67fa056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6_20-43-22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3" calcext:value-type="float">
            <text:p>11423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19" calcext:value-type="float">
            <text:p>319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709" calcext:value-type="float">
            <text:p>10709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460" calcext:value-type="float">
            <text:p>460</text:p>
          </table:table-cell>
          <table:table-cell office:value-type="float" office:value="89" calcext:value-type="float">
            <text:p>8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TransferManager</text:p>
          </table:table-cell>
          <table:table-cell office:value-type="string" calcext:value-type="string">
            <text:p>0x103675510a219bd84CE91d1bcb82Ca194D665a09</text:p>
          </table:table-cell>
          <table:table-cell office:value-type="string" calcext:value-type="string">
            <text:p>55119cc8452ee3c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07_18-50-03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9465" calcext:value-type="float">
            <text:p>1946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684" calcext:value-type="float">
            <text:p>684</text:p>
          </table:table-cell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199" calcext:value-type="float">
            <text:p>19199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927" calcext:value-type="float">
            <text:p>927</text:p>
          </table:table-cell>
          <table:table-cell office:value-type="float" office:value="125" calcext:value-type="float">
            <text:p>12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DF3</text:p>
          </table:table-cell>
          <table:table-cell office:value-type="string" calcext:value-type="string">
            <text:p>0xba63c6ed92e35c4fe5537c9e6297a1373b881222</text:p>
          </table:table-cell>
          <table:table-cell office:value-type="string" calcext:value-type="string">
            <text:p>3cb64e8f4052c9e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5_13-36-26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53" calcext:value-type="float">
            <text:p>353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117" calcext:value-type="float">
            <text:p>9117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498" calcext:value-type="float">
            <text:p>498</text:p>
          </table:table-cell>
          <table:table-cell office:value-type="float" office:value="75" calcext:value-type="float">
            <text:p>7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DharmaSmartWalletImplementationV6</text:p>
          </table:table-cell>
          <table:table-cell office:value-type="string" calcext:value-type="string">
            <text:p>0x097e8a763fa037d741740af72976259ea315fe3d</text:p>
          </table:table-cell>
          <table:table-cell office:value-type="string" calcext:value-type="string">
            <text:p>76050749eb24b0f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9_16-33-08</text:p>
          </table:table-cell>
          <table:table-cell office:value-type="string" calcext:value-type="string">
            <text:p>v0.5.3+commit.10d17f2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726" calcext:value-type="float">
            <text:p>2272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94" calcext:value-type="float">
            <text:p>4394</text:p>
          </table:table-cell>
          <table:table-cell office:value-type="float" office:value="878" calcext:value-type="float">
            <text:p>878</text:p>
          </table:table-cell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1593" calcext:value-type="float">
            <text:p>21593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1155" calcext:value-type="float">
            <text:p>1155</text:p>
          </table:table-cell>
          <table:table-cell office:value-type="float" office:value="108" calcext:value-type="float">
            <text:p>10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OneSplitViewWrap</text:p>
          </table:table-cell>
          <table:table-cell office:value-type="string" calcext:value-type="string">
            <text:p>0x847d12559c0c20a87b2db40e79ad9fc1c58f686a</text:p>
          </table:table-cell>
          <table:table-cell office:value-type="string" calcext:value-type="string">
            <text:p>5ff94dddc647f92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3_08-46-19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64" calcext:value-type="float">
            <text:p>13564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 office:value-type="float" office:value="764" calcext:value-type="float">
            <text:p>764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402" calcext:value-type="float">
            <text:p>13402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974" calcext:value-type="float">
            <text:p>974</text:p>
          </table:table-cell>
          <table:table-cell office:value-type="float" office:value="206" calcext:value-type="float">
            <text:p>20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TokenBank</text:p>
          </table:table-cell>
          <table:table-cell office:value-type="string" calcext:value-type="string">
            <text:p>0x31a458d9c6979218a2fa9630e57207fb4ccd98d9</text:p>
          </table:table-cell>
          <table:table-cell office:value-type="string" calcext:value-type="string">
            <text:p>6e510ac72305cb0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4_11-27-4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341" calcext:value-type="float">
            <text:p>341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059" calcext:value-type="float">
            <text:p>7059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519" calcext:value-type="float">
            <text:p>519</text:p>
          </table:table-cell>
          <table:table-cell office:value-type="float" office:value="123" calcext:value-type="float">
            <text:p>12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Types</text:p>
          </table:table-cell>
          <table:table-cell office:value-type="string" calcext:value-type="string">
            <text:p>0x6e1699545fa5dfcc4ef892c95ac7e38dcf9665a4</text:p>
          </table:table-cell>
          <table:table-cell office:value-type="string" calcext:value-type="string">
            <text:p>10a270432c66e9ec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06_00-23-2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28" calcext:value-type="float">
            <text:p>3628</text:p>
          </table:table-cell>
          <table:table-cell office:value-type="string" calcext:value-type="string">
            <text:p>0.5.10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558" calcext:value-type="float">
            <text:p>3558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67" calcext:value-type="float">
            <text:p>267</text:p>
          </table:table-cell>
          <table:table-cell office:value-type="float" office:value="66" calcext:value-type="float">
            <text:p>6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LexToken</text:p>
          </table:table-cell>
          <table:table-cell office:value-type="string" calcext:value-type="string">
            <text:p>0xcc834a2d56994b90bd754e34555e39f89953e8fe</text:p>
          </table:table-cell>
          <table:table-cell office:value-type="string" calcext:value-type="string">
            <text:p>6dd46cdbe61010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9_22-55-56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21" calcext:value-type="float">
            <text:p>10921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07" calcext:value-type="float">
            <text:p>307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250" calcext:value-type="float">
            <text:p>10250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465" calcext:value-type="float">
            <text:p>465</text:p>
          </table:table-cell>
          <table:table-cell office:value-type="float" office:value="97" calcext:value-type="float">
            <text:p>9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EtherLegendsToken</text:p>
          </table:table-cell>
          <table:table-cell office:value-type="string" calcext:value-type="string">
            <text:p>0x395E5461693e0bB5EC78302605030050f69e628d</text:p>
          </table:table-cell>
          <table:table-cell office:value-type="string" calcext:value-type="string">
            <text:p>4866e6944b13b3d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1_23-56-42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0586" calcext:value-type="float">
            <text:p>2058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05" calcext:value-type="float">
            <text:p>705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0539" calcext:value-type="float">
            <text:p>20539</text:p>
          </table:table-cell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905" calcext:value-type="float">
            <text:p>905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LexToken</text:p>
          </table:table-cell>
          <table:table-cell office:value-type="string" calcext:value-type="string">
            <text:p>0x6bcbde53b9bd2487b8d42142813ac893625cb460</text:p>
          </table:table-cell>
          <table:table-cell office:value-type="string" calcext:value-type="string">
            <text:p>4f2d5fcc5299ce8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7_01-02-19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078" calcext:value-type="float">
            <text:p>11078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19" calcext:value-type="float">
            <text:p>319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407" calcext:value-type="float">
            <text:p>10407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481" calcext:value-type="float">
            <text:p>481</text:p>
          </table:table-cell>
          <table:table-cell office:value-type="float" office:value="99" calcext:value-type="float">
            <text:p>9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CampaignBank</text:p>
          </table:table-cell>
          <table:table-cell office:value-type="string" calcext:value-type="string">
            <text:p>0xf26d144bd92260fb1c770b5b19b8caf2c5529e62</text:p>
          </table:table-cell>
          <table:table-cell office:value-type="string" calcext:value-type="string">
            <text:p>38456942785c22f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3_13-17-03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737" calcext:value-type="float">
            <text:p>6737</text:p>
          </table:table-cell>
          <table:table-cell office:value-type="string" calcext:value-type="string">
            <text:p>0.5.16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12" calcext:value-type="float">
            <text:p>312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667" calcext:value-type="float">
            <text:p>6667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445" calcext:value-type="float">
            <text:p>445</text:p>
          </table:table-cell>
          <table:table-cell office:value-type="float" office:value="99" calcext:value-type="float">
            <text:p>9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0x3a93c17fc82cc33420d1809dda9fb715cc89dd37</text:p>
          </table:table-cell>
          <table:table-cell office:value-type="string" calcext:value-type="string">
            <text:p>6b7e8c586c85151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14_09-37-5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180" calcext:value-type="float">
            <text:p>1918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644" calcext:value-type="float">
            <text:p>644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125" calcext:value-type="float">
            <text:p>19125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967" calcext:value-type="float">
            <text:p>967</text:p>
          </table:table-cell>
          <table:table-cell office:value-type="float" office:value="136" calcext:value-type="float">
            <text:p>13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DepositLiquidation</text:p>
          </table:table-cell>
          <table:table-cell office:value-type="string" calcext:value-type="string">
            <text:p>0xAd23d386Ff5bE971fcF57f34f477217f91BbC44D</text:p>
          </table:table-cell>
          <table:table-cell office:value-type="string" calcext:value-type="string">
            <text:p>3647a7013610d9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5_16-44-59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27" calcext:value-type="float">
            <text:p>8227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06" calcext:value-type="float">
            <text:p>306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810" calcext:value-type="float">
            <text:p>781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421" calcext:value-type="float">
            <text:p>421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AssetPairManager</text:p>
          </table:table-cell>
          <table:table-cell office:value-type="string" calcext:value-type="string">
            <text:p>0x5b1e82622dcb2d877ddd969a467802ab07855ef4</text:p>
          </table:table-cell>
          <table:table-cell office:value-type="string" calcext:value-type="string">
            <text:p>9705204d65aaf4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14_02-14-48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26" calcext:value-type="float">
            <text:p>582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45" calcext:value-type="float">
            <text:p>245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764" calcext:value-type="float">
            <text:p>5764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419" calcext:value-type="float">
            <text:p>419</text:p>
          </table:table-cell>
          <table:table-cell office:value-type="float" office:value="145" calcext:value-type="float">
            <text:p>14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P1CurrencyConverterProxy</text:p>
          </table:table-cell>
          <table:table-cell office:value-type="string" calcext:value-type="string">
            <text:p>0xA0d885316Be23dE8bB19E7C53F6d483279E3467D</text:p>
          </table:table-cell>
          <table:table-cell office:value-type="string" calcext:value-type="string">
            <text:p>6689ad75d38773b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6-08_19-20-4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57" calcext:value-type="float">
            <text:p>4557</text:p>
          </table:table-cell>
          <table:table-cell office:value-type="string" calcext:value-type="string">
            <text:p>0.5.16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56" calcext:value-type="float">
            <text:p>156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81" calcext:value-type="float">
            <text:p>448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306" calcext:value-type="float">
            <text:p>306</text:p>
          </table:table-cell>
          <table:table-cell office:value-type="float" office:value="103" calcext:value-type="float">
            <text:p>10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DmmController</text:p>
          </table:table-cell>
          <table:table-cell office:value-type="string" calcext:value-type="string">
            <text:p>0xadcfec14edd9901ce328d1e3e9211ac64f774321</text:p>
          </table:table-cell>
          <table:table-cell office:value-type="string" calcext:value-type="string">
            <text:p>184a53ff6ed1edb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2-29_19-44-53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istanbu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225" calcext:value-type="float">
            <text:p>17225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738" calcext:value-type="float">
            <text:p>738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777" calcext:value-type="float">
            <text:p>16777</text:p>
          </table:table-cell>
          <table:table-cell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997" calcext:value-type="float">
            <text:p>997</text:p>
          </table:table-cell>
          <table:table-cell office:value-type="float" office:value="133" calcext:value-type="float">
            <text:p>13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FountainTokenUpgrade</text:p>
          </table:table-cell>
          <table:table-cell office:value-type="string" calcext:value-type="string">
            <text:p>0xb1d5a03d2ff72f7f226372c4b2fa7b50cd9d7910</text:p>
          </table:table-cell>
          <table:table-cell office:value-type="string" calcext:value-type="string">
            <text:p>208b9163b099c6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7_09-18-49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float" office:value="18805" calcext:value-type="float">
            <text:p>1880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5" calcext:value-type="float">
            <text:p>1345</text:p>
          </table:table-cell>
          <table:table-cell office:value-type="float" office:value="1035" calcext:value-type="float">
            <text:p>1035</text:p>
          </table:table-cell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8624" calcext:value-type="float">
            <text:p>18624</text:p>
          </table:table-cell>
          <table:table-cell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 office:value-type="float" office:value="1360" calcext:value-type="float">
            <text:p>1360</text:p>
          </table:table-cell>
          <table:table-cell office:value-type="float" office:value="132" calcext:value-type="float">
            <text:p>13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OrderbookReserve</text:p>
          </table:table-cell>
          <table:table-cell office:value-type="string" calcext:value-type="string">
            <text:p>0x28ad54a7208608d17b8d4a4a4034f254a28df85e</text:p>
          </table:table-cell>
          <table:table-cell office:value-type="string" calcext:value-type="string">
            <text:p>205f186dd43ff0e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4_14-54-39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6835" calcext:value-type="float">
            <text:p>1683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856" calcext:value-type="float">
            <text:p>856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525" calcext:value-type="float">
            <text:p>16525</text:p>
          </table:table-cell>
          <table:table-cell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 office:value-type="float" office:value="1124" calcext:value-type="float">
            <text:p>1124</text:p>
          </table:table-cell>
          <table:table-cell office:value-type="float" office:value="145" calcext:value-type="float">
            <text:p>14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CrowdsaleTokenExt</text:p>
          </table:table-cell>
          <table:table-cell office:value-type="string" calcext:value-type="string">
            <text:p>0x4673D0270D05260d39F6FdAF31D620Be95d242AB</text:p>
          </table:table-cell>
          <table:table-cell office:value-type="string" calcext:value-type="string">
            <text:p>c617362de81943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3_17-06-52</text:p>
          </table:table-cell>
          <table:table-cell office:value-type="string" calcext:value-type="string">
            <text:p>v0.4.11+commit.68ef5810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82" calcext:value-type="float">
            <text:p>482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163" calcext:value-type="float">
            <text:p>8163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605" calcext:value-type="float">
            <text:p>605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yCurveGrantPool</text:p>
          </table:table-cell>
          <table:table-cell office:value-type="string" calcext:value-type="string">
            <text:p>0x35a618b7844c90e19975e5697c9281421be01f6e</text:p>
          </table:table-cell>
          <table:table-cell office:value-type="string" calcext:value-type="string">
            <text:p>21b62422f4ea11b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4_05-34-4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174" calcext:value-type="float">
            <text:p>9174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379" calcext:value-type="float">
            <text:p>379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104" calcext:value-type="float">
            <text:p>9104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537" calcext:value-type="float">
            <text:p>537</text:p>
          </table:table-cell>
          <table:table-cell office:value-type="float" office:value="135" calcext:value-type="float">
            <text:p>13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CompoundFlashSaverProxy</text:p>
          </table:table-cell>
          <table:table-cell office:value-type="string" calcext:value-type="string">
            <text:p>0xdc3c0ab9dec903668bc63cd24e0c6cf4ce4683c6</text:p>
          </table:table-cell>
          <table:table-cell office:value-type="string" calcext:value-type="string">
            <text:p>3070b8571abd733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2_11-15-40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13" calcext:value-type="float">
            <text:p>9913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508" calcext:value-type="float">
            <text:p>508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798" calcext:value-type="float">
            <text:p>9798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677" calcext:value-type="float">
            <text:p>677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kerV2Manager</text:p>
          </table:table-cell>
          <table:table-cell office:value-type="string" calcext:value-type="string">
            <text:p>0x8a7DA5FE29F33F5C053D46CB79086cDcc24aC610</text:p>
          </table:table-cell>
          <table:table-cell office:value-type="string" calcext:value-type="string">
            <text:p>705a057d1d065e0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07_18-49-43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22314" calcext:value-type="float">
            <text:p>223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812" calcext:value-type="float">
            <text:p>812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2056" calcext:value-type="float">
            <text:p>22056</text:p>
          </table:table-cell>
          <table:table-cell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 office:value-type="float" office:value="1057" calcext:value-type="float">
            <text:p>1057</text:p>
          </table:table-cell>
          <table:table-cell office:value-type="float" office:value="140" calcext:value-type="float">
            <text:p>14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RAYBancorConverter</text:p>
          </table:table-cell>
          <table:table-cell office:value-type="string" calcext:value-type="string">
            <text:p>0xcA607be163d93C06B830D535103e64BC600a21F1</text:p>
          </table:table-cell>
          <table:table-cell office:value-type="string" calcext:value-type="string">
            <text:p>42a2e38d0790cb1b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4-21_21-35-2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667" calcext:value-type="float">
            <text:p>1866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838" calcext:value-type="float">
            <text:p>838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8555" calcext:value-type="float">
            <text:p>18555</text:p>
          </table:table-cell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float" office:value="1054" calcext:value-type="float">
            <text:p>1054</text:p>
          </table:table-cell>
          <table:table-cell office:value-type="float" office:value="148" calcext:value-type="float">
            <text:p>14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OneSplitWrap</text:p>
          </table:table-cell>
          <table:table-cell office:value-type="string" calcext:value-type="string">
            <text:p>0x5cb2f04e6a63f38624cfca70955eaf5f215b8f4d</text:p>
          </table:table-cell>
          <table:table-cell office:value-type="string" calcext:value-type="string">
            <text:p>300be7fb68c0732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9_07-29-32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59" calcext:value-type="float">
            <text:p>18359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office:value-type="float" office:value="1049" calcext:value-type="float">
            <text:p>1049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8038" calcext:value-type="float">
            <text:p>18038</text:p>
          </table:table-cell>
          <table:table-cell office:value-type="float" office:value="0" calcext:value-type="float">
            <text:p>0</text:p>
          </table:table-cell>
          <table:table-cell office:value-type="float" office:value="1327" calcext:value-type="float">
            <text:p>1327</text:p>
          </table:table-cell>
          <table:table-cell office:value-type="float" office:value="1361" calcext:value-type="float">
            <text:p>1361</text:p>
          </table:table-cell>
          <table:table-cell office:value-type="float" office:value="170" calcext:value-type="float">
            <text:p>17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InstaMakerCompBridge</text:p>
          </table:table-cell>
          <table:table-cell office:value-type="string" calcext:value-type="string">
            <text:p>0x2d4e745b8120909b08406c3f1e4ad4dde2939746</text:p>
          </table:table-cell>
          <table:table-cell office:value-type="string" calcext:value-type="string">
            <text:p>682ce0ee780a7ae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6_22-02-14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08" calcext:value-type="float">
            <text:p>1480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47" calcext:value-type="float">
            <text:p>547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4757" calcext:value-type="float">
            <text:p>14757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726" calcext:value-type="float">
            <text:p>726</text:p>
          </table:table-cell>
          <table:table-cell office:value-type="float" office:value="83" calcext:value-type="float">
            <text:p>8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OneSplitWrap</text:p>
          </table:table-cell>
          <table:table-cell office:value-type="string" calcext:value-type="string">
            <text:p>0x96569f124f6a3b62093c7115f14f8005705ba48a</text:p>
          </table:table-cell>
          <table:table-cell office:value-type="string" calcext:value-type="string">
            <text:p>34668773c12281a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5_22-49-34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80" calcext:value-type="float">
            <text:p>18480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1058" calcext:value-type="float">
            <text:p>1058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8159" calcext:value-type="float">
            <text:p>18159</text:p>
          </table:table-cell>
          <table:table-cell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 office:value-type="float" office:value="1374" calcext:value-type="float">
            <text:p>1374</text:p>
          </table:table-cell>
          <table:table-cell office:value-type="float" office:value="174" calcext:value-type="float">
            <text:p>17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yDAIv2Proxy</text:p>
          </table:table-cell>
          <table:table-cell office:value-type="string" calcext:value-type="string">
            <text:p>0x56ab71990783442f68fb25e0b466196c7ca6bd33</text:p>
          </table:table-cell>
          <table:table-cell office:value-type="string" calcext:value-type="string">
            <text:p>64eec222cfd335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7_11-17-4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48" calcext:value-type="float">
            <text:p>7248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301" calcext:value-type="float">
            <text:p>301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178" calcext:value-type="float">
            <text:p>7178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440" calcext:value-type="float">
            <text:p>440</text:p>
          </table:table-cell>
          <table:table-cell office:value-type="float" office:value="100" calcext:value-type="float">
            <text:p>10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AToken777</text:p>
          </table:table-cell>
          <table:table-cell office:value-type="string" calcext:value-type="string">
            <text:p>0x3f45adf1f22e89d2084414e52d0872136e3f74ab</text:p>
          </table:table-cell>
          <table:table-cell office:value-type="string" calcext:value-type="string">
            <text:p>70f4c978787d481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17_11-58-00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89" calcext:value-type="float">
            <text:p>13789</text:p>
          </table:table-cell>
          <table:table-cell office:value-type="string" calcext:value-type="string">
            <text:p>0.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561" calcext:value-type="float">
            <text:p>561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251" calcext:value-type="float">
            <text:p>13251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798" calcext:value-type="float">
            <text:p>798</text:p>
          </table:table-cell>
          <table:table-cell office:value-type="float" office:value="110" calcext:value-type="float">
            <text:p>11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InstaMcdMigrate</text:p>
          </table:table-cell>
          <table:table-cell office:value-type="string" calcext:value-type="string">
            <text:p>0x14e21d305238768bcf07ea985def1b808f4620c9</text:p>
          </table:table-cell>
          <table:table-cell office:value-type="string" calcext:value-type="string">
            <text:p>404440af606d68f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8_23-36-08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40" calcext:value-type="float">
            <text:p>1634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 office:value-type="float" office:value="632" calcext:value-type="float">
            <text:p>632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289" calcext:value-type="float">
            <text:p>16289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820" calcext:value-type="float">
            <text:p>820</text:p>
          </table:table-cell>
          <table:table-cell office:value-type="float" office:value="110" calcext:value-type="float">
            <text:p>11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LaborContract</text:p>
          </table:table-cell>
          <table:table-cell office:value-type="string" calcext:value-type="string">
            <text:p>0xe0805fee7fa1e2334072378d2d5c1c5986058d5a</text:p>
          </table:table-cell>
          <table:table-cell office:value-type="string" calcext:value-type="string">
            <text:p>69853feaff690ff7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0-23_17-04-14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44" calcext:value-type="float">
            <text:p>1054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380" calcext:value-type="float">
            <text:p>38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384" calcext:value-type="float">
            <text:p>10384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599" calcext:value-type="float">
            <text:p>599</text:p>
          </table:table-cell>
          <table:table-cell office:value-type="float" office:value="98" calcext:value-type="float">
            <text:p>9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InstaMcdSave</text:p>
          </table:table-cell>
          <table:table-cell office:value-type="string" calcext:value-type="string">
            <text:p>0x216f7bd01cb7d015566527d64bfa04933d7c696e</text:p>
          </table:table-cell>
          <table:table-cell office:value-type="string" calcext:value-type="string">
            <text:p>4514710a00bb256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30_14-53-29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01" calcext:value-type="float">
            <text:p>140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14" calcext:value-type="float">
            <text:p>514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951" calcext:value-type="float">
            <text:p>13951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693" calcext:value-type="float">
            <text:p>693</text:p>
          </table:table-cell>
          <table:table-cell office:value-type="float" office:value="84" calcext:value-type="float">
            <text:p>8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Eightherbank</text:p>
          </table:table-cell>
          <table:table-cell office:value-type="string" calcext:value-type="string">
            <text:p>0xc6e5e9c6f4f3d1667df6086e91637cc7c64a13eb</text:p>
          </table:table-cell>
          <table:table-cell office:value-type="string" calcext:value-type="string">
            <text:p>6fbb6c588f0de837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11-16_11-57-29</text:p>
          </table:table-cell>
          <table:table-cell office:value-type="string" calcext:value-type="string">
            <text:p>v0.4.20+commit.3155dd80</text:p>
          </table:table-cell>
          <table:table-cell office:value-type="string" calcext:value-type="string">
            <text:p>Default</text:p>
          </table:table-cell>
          <table:table-cell office:value-type="float" office:value="2833" calcext:value-type="float">
            <text:p>2833</text:p>
          </table:table-cell>
          <table:table-cell office:value-type="float" office:value="2.18636268319855E+019" calcext:value-type="float">
            <text:p>2,18636268319855E+019</text:p>
          </table:table-cell>
          <table:table-cell office:value-type="float" office:value="6837" calcext:value-type="float">
            <text:p>68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339" calcext:value-type="float">
            <text:p>339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555" calcext:value-type="float">
            <text:p>555</text:p>
          </table:table-cell>
          <table:table-cell office:value-type="float" office:value="105" calcext:value-type="float">
            <text:p>10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JZNPToken</text:p>
          </table:table-cell>
          <table:table-cell office:value-type="string" calcext:value-type="string">
            <text:p>0x5a077C5857bf84C38477C7eB452aE9c3C35633bB</text:p>
          </table:table-cell>
          <table:table-cell office:value-type="string" calcext:value-type="string">
            <text:p>68f78877c84114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8_11-30-53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56" calcext:value-type="float">
            <text:p>207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730" calcext:value-type="float">
            <text:p>730</text:p>
          </table:table-cell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621" calcext:value-type="float">
            <text:p>20621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974" calcext:value-type="float">
            <text:p>974</text:p>
          </table:table-cell>
          <table:table-cell office:value-type="float" office:value="135" calcext:value-type="float">
            <text:p>13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JZTCToken</text:p>
          </table:table-cell>
          <table:table-cell office:value-type="string" calcext:value-type="string">
            <text:p>0x825a2c6FEca6a769875fd314182fB00B6F92AF35</text:p>
          </table:table-cell>
          <table:table-cell office:value-type="string" calcext:value-type="string">
            <text:p>31504f26c250cfa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9_06-07-07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56" calcext:value-type="float">
            <text:p>207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0" calcext:value-type="float">
            <text:p>730</text:p>
          </table:table-cell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621" calcext:value-type="float">
            <text:p>20621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974" calcext:value-type="float">
            <text:p>974</text:p>
          </table:table-cell>
          <table:table-cell office:value-type="float" office:value="135" calcext:value-type="float">
            <text:p>13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CurveFlash</text:p>
          </table:table-cell>
          <table:table-cell office:value-type="string" calcext:value-type="string">
            <text:p>0x683074eca461124eaa58ea1dc04d37505ab16b78</text:p>
          </table:table-cell>
          <table:table-cell office:value-type="string" calcext:value-type="string">
            <text:p>4964780762abde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0_14-23-5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448" calcext:value-type="float">
            <text:p>448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935" calcext:value-type="float">
            <text:p>8935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601" calcext:value-type="float">
            <text:p>601</text:p>
          </table:table-cell>
          <table:table-cell office:value-type="float" office:value="113" calcext:value-type="float">
            <text:p>11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JZXPToken</text:p>
          </table:table-cell>
          <table:table-cell office:value-type="string" calcext:value-type="string">
            <text:p>0x3d9fD08F8F5CAD19889d264e13bf0Bb15b58C858</text:p>
          </table:table-cell>
          <table:table-cell office:value-type="string" calcext:value-type="string">
            <text:p>4d570fac6a8684b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4_06-30-27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56" calcext:value-type="float">
            <text:p>207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730" calcext:value-type="float">
            <text:p>730</text:p>
          </table:table-cell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621" calcext:value-type="float">
            <text:p>20621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974" calcext:value-type="float">
            <text:p>974</text:p>
          </table:table-cell>
          <table:table-cell office:value-type="float" office:value="135" calcext:value-type="float">
            <text:p>13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InstaSave</text:p>
          </table:table-cell>
          <table:table-cell office:value-type="string" calcext:value-type="string">
            <text:p>0xafb5b6e1aae202857d95356709c0a4e74c5f48c6</text:p>
          </table:table-cell>
          <table:table-cell office:value-type="string" calcext:value-type="string">
            <text:p>552881871c53041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2_06-14-31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89" calcext:value-type="float">
            <text:p>1098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10" calcext:value-type="float">
            <text:p>410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939" calcext:value-type="float">
            <text:p>10939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591" calcext:value-type="float">
            <text:p>591</text:p>
          </table:table-cell>
          <table:table-cell office:value-type="float" office:value="88" calcext:value-type="float">
            <text:p>8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JZSToken</text:p>
          </table:table-cell>
          <table:table-cell office:value-type="string" calcext:value-type="string">
            <text:p>0x3eEd5e1660e17b87D527d3C7C94510987F572Bb7</text:p>
          </table:table-cell>
          <table:table-cell office:value-type="string" calcext:value-type="string">
            <text:p>3ffd6ccfbac620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9_11-49-12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56" calcext:value-type="float">
            <text:p>207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30" calcext:value-type="float">
            <text:p>730</text:p>
          </table:table-cell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621" calcext:value-type="float">
            <text:p>20621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974" calcext:value-type="float">
            <text:p>974</text:p>
          </table:table-cell>
          <table:table-cell office:value-type="float" office:value="135" calcext:value-type="float">
            <text:p>13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VACADToken</text:p>
          </table:table-cell>
          <table:table-cell office:value-type="string" calcext:value-type="string">
            <text:p>0xa029bF88515aDdcb605E7c3edB349870A2F77Bb2</text:p>
          </table:table-cell>
          <table:table-cell office:value-type="string" calcext:value-type="string">
            <text:p>1efde842a2ba00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9_11-39-18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56" calcext:value-type="float">
            <text:p>207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730" calcext:value-type="float">
            <text:p>730</text:p>
          </table:table-cell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621" calcext:value-type="float">
            <text:p>20621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974" calcext:value-type="float">
            <text:p>974</text:p>
          </table:table-cell>
          <table:table-cell office:value-type="float" office:value="135" calcext:value-type="float">
            <text:p>13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STYLToken</text:p>
          </table:table-cell>
          <table:table-cell office:value-type="string" calcext:value-type="string">
            <text:p>0x4F7ae048E2Ad7D41Ce0A5dC1e21e17c05F273E02</text:p>
          </table:table-cell>
          <table:table-cell office:value-type="string" calcext:value-type="string">
            <text:p>6480751cd55096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8_09-28-31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830" calcext:value-type="float">
            <text:p>2083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30" calcext:value-type="float">
            <text:p>730</text:p>
          </table:table-cell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695" calcext:value-type="float">
            <text:p>20695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974" calcext:value-type="float">
            <text:p>974</text:p>
          </table:table-cell>
          <table:table-cell office:value-type="float" office:value="135" calcext:value-type="float">
            <text:p>13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CompoundFlashLoanTaker</text:p>
          </table:table-cell>
          <table:table-cell office:value-type="string" calcext:value-type="string">
            <text:p>0xec5c68263ad1b0a48f476660f53900ca2117c0d4</text:p>
          </table:table-cell>
          <table:table-cell office:value-type="string" calcext:value-type="string">
            <text:p>1590299f71b0ea2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4_12-55-51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88" calcext:value-type="float">
            <text:p>14288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668" calcext:value-type="float">
            <text:p>668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076" calcext:value-type="float">
            <text:p>14076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890" calcext:value-type="float">
            <text:p>890</text:p>
          </table:table-cell>
          <table:table-cell office:value-type="float" office:value="58" calcext:value-type="float">
            <text:p>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InstaVaultCompBridge</text:p>
          </table:table-cell>
          <table:table-cell office:value-type="string" calcext:value-type="string">
            <text:p>0xa7f7ca4c2eb9433d7495120bef13798ab427517c</text:p>
          </table:table-cell>
          <table:table-cell office:value-type="string" calcext:value-type="string">
            <text:p>7bb9e283f258899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1_17-50-36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05" calcext:value-type="float">
            <text:p>1900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697" calcext:value-type="float">
            <text:p>697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954" calcext:value-type="float">
            <text:p>18954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886" calcext:value-type="float">
            <text:p>886</text:p>
          </table:table-cell>
          <table:table-cell office:value-type="float" office:value="104" calcext:value-type="float">
            <text:p>1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rokerV2</text:p>
          </table:table-cell>
          <table:table-cell office:value-type="string" calcext:value-type="string">
            <text:p>0x5a86Fd48ADDB990bf06A55fa68331E751Bb19890</text:p>
          </table:table-cell>
          <table:table-cell office:value-type="string" calcext:value-type="string">
            <text:p>20891940ca6dfa5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4_11-24-20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8" calcext:value-type="float">
            <text:p>28</text:p>
          </table:table-cell>
          <table:table-cell office:value-type="float" office:value="6.55115480862433E+016" calcext:value-type="float">
            <text:p>6,55115480862433E+016</text:p>
          </table:table-cell>
          <table:table-cell office:value-type="float" office:value="23274" calcext:value-type="float">
            <text:p>23274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1104" calcext:value-type="float">
            <text:p>1104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3066" calcext:value-type="float">
            <text:p>23066</text:p>
          </table:table-cell>
          <table:table-cell office:value-type="float" office:value="0" calcext:value-type="float">
            <text:p>0</text:p>
          </table:table-cell>
          <table:table-cell office:value-type="float" office:value="1323" calcext:value-type="float">
            <text:p>1323</text:p>
          </table:table-cell>
          <table:table-cell office:value-type="float" office:value="1421" calcext:value-type="float">
            <text:p>1421</text:p>
          </table:table-cell>
          <table:table-cell office:value-type="float" office:value="124" calcext:value-type="float">
            <text:p>12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ompoundFlashLoanTaker</text:p>
          </table:table-cell>
          <table:table-cell office:value-type="string" calcext:value-type="string">
            <text:p>0x37012fbb2bd317e60a9b1b78eb032e1cbc681990</text:p>
          </table:table-cell>
          <table:table-cell office:value-type="string" calcext:value-type="string">
            <text:p>68c84f6dfee40cf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3_14-57-48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77" calcext:value-type="float">
            <text:p>12477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584" calcext:value-type="float">
            <text:p>584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394" calcext:value-type="float">
            <text:p>12394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782" calcext:value-type="float">
            <text:p>782</text:p>
          </table:table-cell>
          <table:table-cell office:value-type="float" office:value="45" calcext:value-type="float">
            <text:p>4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BinaryAllocator</text:p>
          </table:table-cell>
          <table:table-cell office:value-type="string" calcext:value-type="string">
            <text:p>0x96229984a079e2701135928502755000afb34021</text:p>
          </table:table-cell>
          <table:table-cell office:value-type="string" calcext:value-type="string">
            <text:p>d52ba7a6ea36a9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2-12_02-41-42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88" calcext:value-type="float">
            <text:p>658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296" calcext:value-type="float">
            <text:p>296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504" calcext:value-type="float">
            <text:p>6504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503" calcext:value-type="float">
            <text:p>503</text:p>
          </table:table-cell>
          <table:table-cell office:value-type="float" office:value="146" calcext:value-type="float">
            <text:p>14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yCurveExchange</text:p>
          </table:table-cell>
          <table:table-cell office:value-type="string" calcext:value-type="string">
            <text:p>0xdcaa0f4e32260a336931ef406d57a1e68b8500c5</text:p>
          </table:table-cell>
          <table:table-cell office:value-type="string" calcext:value-type="string">
            <text:p>40c3ef81531290d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9_12-55-2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165" calcext:value-type="float">
            <text:p>22165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39" calcext:value-type="float">
            <text:p>12239</text:p>
          </table:table-cell>
          <table:table-cell office:value-type="float" office:value="943" calcext:value-type="float">
            <text:p>943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1659" calcext:value-type="float">
            <text:p>21659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float" office:value="1239" calcext:value-type="float">
            <text:p>1239</text:p>
          </table:table-cell>
          <table:table-cell office:value-type="float" office:value="121" calcext:value-type="float">
            <text:p>12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IownToken</text:p>
          </table:table-cell>
          <table:table-cell office:value-type="string" calcext:value-type="string">
            <text:p>0x555d051538c7a13712f1f590fa6b4c176ca4529f</text:p>
          </table:table-cell>
          <table:table-cell office:value-type="string" calcext:value-type="string">
            <text:p>4e49b9b591c2fb2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6_12-35-5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20831" calcext:value-type="float">
            <text:p>2083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18" calcext:value-type="float">
            <text:p>518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9738" calcext:value-type="float">
            <text:p>19738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728" calcext:value-type="float">
            <text:p>728</text:p>
          </table:table-cell>
          <table:table-cell office:value-type="float" office:value="119" calcext:value-type="float">
            <text:p>11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CurveFlash</text:p>
          </table:table-cell>
          <table:table-cell office:value-type="string" calcext:value-type="string">
            <text:p>0xb140681e43c045b579dd97a46fc02e24e5866fae</text:p>
          </table:table-cell>
          <table:table-cell office:value-type="string" calcext:value-type="string">
            <text:p>46187f566d0ceb4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0_16-44-2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01" calcext:value-type="float">
            <text:p>9401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459" calcext:value-type="float">
            <text:p>459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331" calcext:value-type="float">
            <text:p>9331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625" calcext:value-type="float">
            <text:p>625</text:p>
          </table:table-cell>
          <table:table-cell office:value-type="float" office:value="125" calcext:value-type="float">
            <text:p>12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MCDSaverFlashProxy</text:p>
          </table:table-cell>
          <table:table-cell office:value-type="string" calcext:value-type="string">
            <text:p>0x48778077c1d618699256a979cbd3324493552913</text:p>
          </table:table-cell>
          <table:table-cell office:value-type="string" calcext:value-type="string">
            <text:p>1d1b6de834b228d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7_11-09-0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02" calcext:value-type="float">
            <text:p>15402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746" calcext:value-type="float">
            <text:p>746</text:p>
          </table:table-cell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287" calcext:value-type="float">
            <text:p>15287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981" calcext:value-type="float">
            <text:p>981</text:p>
          </table:table-cell>
          <table:table-cell office:value-type="float" office:value="97" calcext:value-type="float">
            <text:p>9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MCDAwarePool</text:p>
          </table:table-cell>
          <table:table-cell office:value-type="string" calcext:value-type="string">
            <text:p>0x7c0d5A979852B7CE3a4AC4FE04A8416Af52EA0b7</text:p>
          </table:table-cell>
          <table:table-cell office:value-type="string" calcext:value-type="string">
            <text:p>80be2d288e1174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21_22-31-54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69" calcext:value-type="float">
            <text:p>20469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829" calcext:value-type="float">
            <text:p>829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0201" calcext:value-type="float">
            <text:p>20201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office:value-type="float" office:value="1129" calcext:value-type="float">
            <text:p>1129</text:p>
          </table:table-cell>
          <table:table-cell office:value-type="float" office:value="196" calcext:value-type="float">
            <text:p>19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InstaMcdMigrate</text:p>
          </table:table-cell>
          <table:table-cell office:value-type="string" calcext:value-type="string">
            <text:p>0x966f98362aab7258eefd629308b1a6f742dd5da6</text:p>
          </table:table-cell>
          <table:table-cell office:value-type="string" calcext:value-type="string">
            <text:p>442688cf6b36da3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1_19-25-52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417" calcext:value-type="float">
            <text:p>1641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5" calcext:value-type="float">
            <text:p>2765</text:p>
          </table:table-cell>
          <table:table-cell office:value-type="float" office:value="631" calcext:value-type="float">
            <text:p>631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6366" calcext:value-type="float">
            <text:p>16366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849" calcext:value-type="float">
            <text:p>849</text:p>
          </table:table-cell>
          <table:table-cell office:value-type="float" office:value="116" calcext:value-type="float">
            <text:p>11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InstaMcdMigrate</text:p>
          </table:table-cell>
          <table:table-cell office:value-type="string" calcext:value-type="string">
            <text:p>0x6254146660259b6077f5cc1260d607d688f70bf8</text:p>
          </table:table-cell>
          <table:table-cell office:value-type="string" calcext:value-type="string">
            <text:p>7a9c34f89da069f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9_02-03-07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00" calcext:value-type="float">
            <text:p>1610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58" calcext:value-type="float">
            <text:p>15058</text:p>
          </table:table-cell>
          <table:table-cell office:value-type="float" office:value="613" calcext:value-type="float">
            <text:p>613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6049" calcext:value-type="float">
            <text:p>16049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833" calcext:value-type="float">
            <text:p>833</text:p>
          </table:table-cell>
          <table:table-cell office:value-type="float" office:value="118" calcext:value-type="float">
            <text:p>11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HEXPOOL</text:p>
          </table:table-cell>
          <table:table-cell office:value-type="string" calcext:value-type="string">
            <text:p>0x6dd5d747ae12a1223e455e6da97e53a374e82fea</text:p>
          </table:table-cell>
          <table:table-cell office:value-type="string" calcext:value-type="string">
            <text:p>38e24990d7742cab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2-17_11-21-35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719" calcext:value-type="float">
            <text:p>18719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706" calcext:value-type="float">
            <text:p>706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8021" calcext:value-type="float">
            <text:p>18021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975" calcext:value-type="float">
            <text:p>975</text:p>
          </table:table-cell>
          <table:table-cell office:value-type="float" office:value="126" calcext:value-type="float">
            <text:p>12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ContractNo2</text:p>
          </table:table-cell>
          <table:table-cell office:value-type="string" calcext:value-type="string">
            <text:p>0x22d6d712482f5a10eeaad70fe09deacd3599d7a7</text:p>
          </table:table-cell>
          <table:table-cell office:value-type="string" calcext:value-type="string">
            <text:p>2bd68bca6b6728f6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2-11_15-42-4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7831" calcext:value-type="float">
            <text:p>1783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3" calcext:value-type="float">
            <text:p>2143</text:p>
          </table:table-cell>
          <table:table-cell office:value-type="float" office:value="708" calcext:value-type="float">
            <text:p>708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7623" calcext:value-type="float">
            <text:p>17623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office:value-type="float" office:value="1053" calcext:value-type="float">
            <text:p>1053</text:p>
          </table:table-cell>
          <table:table-cell office:value-type="float" office:value="140" calcext:value-type="float">
            <text:p>14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Dinngo</text:p>
          </table:table-cell>
          <table:table-cell office:value-type="string" calcext:value-type="string">
            <text:p>0x451239b6d8f3c3767612aed9fc681afe186aa145</text:p>
          </table:table-cell>
          <table:table-cell office:value-type="string" calcext:value-type="string">
            <text:p>186cbca7c8440c9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2_04-45-45</text:p>
          </table:table-cell>
          <table:table-cell office:value-type="string" calcext:value-type="string">
            <text:p>v0.5.6+commit.b259423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97" calcext:value-type="float">
            <text:p>1089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488" calcext:value-type="float">
            <text:p>488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815" calcext:value-type="float">
            <text:p>10815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738" calcext:value-type="float">
            <text:p>738</text:p>
          </table:table-cell>
          <table:table-cell office:value-type="float" office:value="129" calcext:value-type="float">
            <text:p>129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0x91eb270469976168bc099b25cf02838c29656aab</text:p>
          </table:table-cell>
          <table:table-cell office:value-type="string" calcext:value-type="string">
            <text:p>28347ba28fcad12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7_03-12-24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926" calcext:value-type="float">
            <text:p>17926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57" calcext:value-type="float">
            <text:p>557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6975" calcext:value-type="float">
            <text:p>16975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794" calcext:value-type="float">
            <text:p>794</text:p>
          </table:table-cell>
          <table:table-cell office:value-type="float" office:value="154" calcext:value-type="float">
            <text:p>15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yCurveExchange</text:p>
          </table:table-cell>
          <table:table-cell office:value-type="string" calcext:value-type="string">
            <text:p>0x499346e4232c392253f6f74aab0ae1f57825105f</text:p>
          </table:table-cell>
          <table:table-cell office:value-type="string" calcext:value-type="string">
            <text:p>3c96f16ee0b7517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0_06-29-21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163" calcext:value-type="float">
            <text:p>24163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171" calcext:value-type="float">
            <text:p>23171</text:p>
          </table:table-cell>
          <table:table-cell office:value-type="float" office:value="1023" calcext:value-type="float">
            <text:p>1023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3721" calcext:value-type="float">
            <text:p>23721</text:p>
          </table:table-cell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office:value-type="float" office:value="1334" calcext:value-type="float">
            <text:p>1334</text:p>
          </table:table-cell>
          <table:table-cell office:value-type="float" office:value="131" calcext:value-type="float">
            <text:p>13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PerformanceFeeCalculator</text:p>
          </table:table-cell>
          <table:table-cell office:value-type="string" calcext:value-type="string">
            <text:p>0xe795f2f05a375569197c1e08a262957fd4104b44</text:p>
          </table:table-cell>
          <table:table-cell office:value-type="string" calcext:value-type="string">
            <text:p>6a796002d49fc4c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5-22_21-46-08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61" calcext:value-type="float">
            <text:p>66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282" calcext:value-type="float">
            <text:p>282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592" calcext:value-type="float">
            <text:p>6592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497" calcext:value-type="float">
            <text:p>497</text:p>
          </table:table-cell>
          <table:table-cell office:value-type="float" office:value="173" calcext:value-type="float">
            <text:p>17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yCurveExchange</text:p>
          </table:table-cell>
          <table:table-cell office:value-type="string" calcext:value-type="string">
            <text:p>0x1a41781a8ba04f5818c91f62a1ff7df5e6cffc38</text:p>
          </table:table-cell>
          <table:table-cell office:value-type="string" calcext:value-type="string">
            <text:p>7306db4f2e76bb4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0_06-01-0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465" calcext:value-type="float">
            <text:p>24465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79" calcext:value-type="float">
            <text:p>23479</text:p>
          </table:table-cell>
          <table:table-cell office:value-type="float" office:value="1034" calcext:value-type="float">
            <text:p>1034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4023" calcext:value-type="float">
            <text:p>24023</text:p>
          </table:table-cell>
          <table:table-cell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 office:value-type="float" office:value="1360" calcext:value-type="float">
            <text:p>1360</text:p>
          </table:table-cell>
          <table:table-cell office:value-type="float" office:value="141" calcext:value-type="float">
            <text:p>14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DappTokenMock</text:p>
          </table:table-cell>
          <table:table-cell office:value-type="string" calcext:value-type="string">
            <text:p>0x4926865d7773504264f0c234851d159067ec7f12</text:p>
          </table:table-cell>
          <table:table-cell office:value-type="string" calcext:value-type="string">
            <text:p>2db0878c5a8a229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9_10-11-54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676" calcext:value-type="float">
            <text:p>8676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554" calcext:value-type="float">
            <text:p>8554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532" calcext:value-type="float">
            <text:p>532</text:p>
          </table:table-cell>
          <table:table-cell office:value-type="float" office:value="143" calcext:value-type="float">
            <text:p>14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ProofCoin</text:p>
          </table:table-cell>
          <table:table-cell office:value-type="string" calcext:value-type="string">
            <text:p>0x74F9595874b595c7A5af9cf78AC051C2E7387173</text:p>
          </table:table-cell>
          <table:table-cell office:value-type="string" calcext:value-type="string">
            <text:p>68afd3726347c4b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2_14-26-43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49" calcext:value-type="float">
            <text:p>49</text:p>
          </table:table-cell>
          <table:table-cell office:value-type="float" office:value="2.68167923645368E+018" calcext:value-type="float">
            <text:p>2,68167923645368E+018</text:p>
          </table:table-cell>
          <table:table-cell office:value-type="float" office:value="20145" calcext:value-type="float">
            <text:p>20145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 office:value-type="float" office:value="1062" calcext:value-type="float">
            <text:p>1062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9405" calcext:value-type="float">
            <text:p>19405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 office:value-type="float" office:value="1409" calcext:value-type="float">
            <text:p>1409</text:p>
          </table:table-cell>
          <table:table-cell office:value-type="float" office:value="132" calcext:value-type="float">
            <text:p>13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CurveFlash</text:p>
          </table:table-cell>
          <table:table-cell office:value-type="string" calcext:value-type="string">
            <text:p>0x180e0cfb1b74de8f99cef66ddf68959187908f4f</text:p>
          </table:table-cell>
          <table:table-cell office:value-type="string" calcext:value-type="string">
            <text:p>4a60c37140da3bd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1_07-31-0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48" calcext:value-type="float">
            <text:p>10148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468" calcext:value-type="float">
            <text:p>468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0078" calcext:value-type="float">
            <text:p>10078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661" calcext:value-type="float">
            <text:p>661</text:p>
          </table:table-cell>
          <table:table-cell office:value-type="float" office:value="143" calcext:value-type="float">
            <text:p>14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VokenPublicSale2</text:p>
          </table:table-cell>
          <table:table-cell office:value-type="string" calcext:value-type="string">
            <text:p>0x2fa51d35d6731eb4e0e26229f0180e2d249ea0a5</text:p>
          </table:table-cell>
          <table:table-cell office:value-type="string" calcext:value-type="string">
            <text:p>2087f30e8cdee81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9-06_18-49-5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80" calcext:value-type="float">
            <text:p>15080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879" calcext:value-type="float">
            <text:p>15879</text:p>
          </table:table-cell>
          <table:table-cell office:value-type="float" office:value="571" calcext:value-type="float">
            <text:p>571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4424" calcext:value-type="float">
            <text:p>14424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902" calcext:value-type="float">
            <text:p>902</text:p>
          </table:table-cell>
          <table:table-cell office:value-type="float" office:value="139" calcext:value-type="float">
            <text:p>13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Forwarder</text:p>
          </table:table-cell>
          <table:table-cell office:value-type="string" calcext:value-type="string">
            <text:p>0x132a04f3f6196b499a7ed512c15e002d5dcefa9a</text:p>
          </table:table-cell>
          <table:table-cell office:value-type="string" calcext:value-type="string">
            <text:p>a5b31e21fcf10e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07_07-03-38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constantinop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37" calcext:value-type="float">
            <text:p>8537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74" calcext:value-type="float">
            <text:p>4774</text:p>
          </table:table-cell>
          <table:table-cell office:value-type="float" office:value="341" calcext:value-type="float">
            <text:p>341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8466" calcext:value-type="float">
            <text:p>8466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597" calcext:value-type="float">
            <text:p>597</text:p>
          </table:table-cell>
          <table:table-cell office:value-type="float" office:value="165" calcext:value-type="float">
            <text:p>16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CompoundLoanInfo</text:p>
          </table:table-cell>
          <table:table-cell office:value-type="string" calcext:value-type="string">
            <text:p>0x576501abd98ce5472b03b7ab4f5980941db7ef37</text:p>
          </table:table-cell>
          <table:table-cell office:value-type="string" calcext:value-type="string">
            <text:p>39ba6e0c372ee66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8_10-02-12</text:p>
          </table:table-cell>
          <table:table-cell office:value-type="string" calcext:value-type="string">
            <text:p>v0.6.7+commit.b8d736a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37" calcext:value-type="float">
            <text:p>9837</text:p>
          </table:table-cell>
          <table:table-cell office:value-type="string" calcext:value-type="string">
            <text:p>0.6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213" calcext:value-type="float">
            <text:p>40213</text:p>
          </table:table-cell>
          <table:table-cell office:value-type="float" office:value="514" calcext:value-type="float">
            <text:p>514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9780" calcext:value-type="float">
            <text:p>9780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820" calcext:value-type="float">
            <text:p>820</text:p>
          </table:table-cell>
          <table:table-cell office:value-type="float" office:value="161" calcext:value-type="float">
            <text:p>16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NodeNft</text:p>
          </table:table-cell>
          <table:table-cell office:value-type="string" calcext:value-type="string">
            <text:p>0x7d0c1d4e8494afb147884fc934044196b9306aa6</text:p>
          </table:table-cell>
          <table:table-cell office:value-type="string" calcext:value-type="string">
            <text:p>23704b23e6cb88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2_04-25-12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836" calcext:value-type="float">
            <text:p>11836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507" calcext:value-type="float">
            <text:p>507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738" calcext:value-type="float">
            <text:p>11738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746" calcext:value-type="float">
            <text:p>746</text:p>
          </table:table-cell>
          <table:table-cell office:value-type="float" office:value="169" calcext:value-type="float">
            <text:p>16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HEX3D</text:p>
          </table:table-cell>
          <table:table-cell office:value-type="string" calcext:value-type="string">
            <text:p>0x69c70ef84637e7584c6b20b41ed4665806d9f85c</text:p>
          </table:table-cell>
          <table:table-cell office:value-type="string" calcext:value-type="string">
            <text:p>426106a2d47dbf1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7_21-54-1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51" calcext:value-type="float">
            <text:p>51</text:p>
          </table:table-cell>
          <table:table-cell office:value-type="float" office:value="2.27344670766268E+016" calcext:value-type="float">
            <text:p>2,27344670766268E+016</text:p>
          </table:table-cell>
          <table:table-cell office:value-type="float" office:value="13494" calcext:value-type="float">
            <text:p>1349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471" calcext:value-type="float">
            <text:p>471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3447" calcext:value-type="float">
            <text:p>13447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743" calcext:value-type="float">
            <text:p>743</text:p>
          </table:table-cell>
          <table:table-cell office:value-type="float" office:value="105" calcext:value-type="float">
            <text:p>10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MCDOpenFlashLoan</text:p>
          </table:table-cell>
          <table:table-cell office:value-type="string" calcext:value-type="string">
            <text:p>0x86e132932566fb7030eef19b997c8797de13cfbd</text:p>
          </table:table-cell>
          <table:table-cell office:value-type="string" calcext:value-type="string">
            <text:p>38b940b6991086c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4_11-17-41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72" calcext:value-type="float">
            <text:p>18372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845" calcext:value-type="float">
            <text:p>845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8215" calcext:value-type="float">
            <text:p>18215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1151" calcext:value-type="float">
            <text:p>1151</text:p>
          </table:table-cell>
          <table:table-cell office:value-type="float" office:value="101" calcext:value-type="float">
            <text:p>10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oToken</text:p>
          </table:table-cell>
          <table:table-cell office:value-type="string" calcext:value-type="string">
            <text:p>0x87fe8eba753076a943bd2a5f6c3556188064797e</text:p>
          </table:table-cell>
          <table:table-cell office:value-type="string" calcext:value-type="string">
            <text:p>660e979b88679c2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3-16_17-04-0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6766" calcext:value-type="float">
            <text:p>16766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828" calcext:value-type="float">
            <text:p>194828</text:p>
          </table:table-cell>
          <table:table-cell office:value-type="float" office:value="690" calcext:value-type="float">
            <text:p>690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5698" calcext:value-type="float">
            <text:p>15698</text:p>
          </table:table-cell>
          <table:table-cell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 office:value-type="float" office:value="1057" calcext:value-type="float">
            <text:p>1057</text:p>
          </table:table-cell>
          <table:table-cell office:value-type="float" office:value="197" calcext:value-type="float">
            <text:p>19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OneSplitView</text:p>
          </table:table-cell>
          <table:table-cell office:value-type="string" calcext:value-type="string">
            <text:p>0x14eba0b896047d61e0c745fddd1e3e07e82c5067</text:p>
          </table:table-cell>
          <table:table-cell office:value-type="string" calcext:value-type="string">
            <text:p>26dbbca09bad1b6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9_15-26-34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32" calcext:value-type="float">
            <text:p>23832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267" calcext:value-type="float">
            <text:p>126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3648" calcext:value-type="float">
            <text:p>23648</text:p>
          </table:table-cell>
          <table:table-cell office:value-type="float" office:value="0" calcext:value-type="float">
            <text:p>0</text:p>
          </table:table-cell>
          <table:table-cell office:value-type="float" office:value="1732" calcext:value-type="float">
            <text:p>1732</text:p>
          </table:table-cell>
          <table:table-cell office:value-type="float" office:value="1895" calcext:value-type="float">
            <text:p>1895</text:p>
          </table:table-cell>
          <table:table-cell office:value-type="float" office:value="211" calcext:value-type="float">
            <text:p>21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OneSplitView</text:p>
          </table:table-cell>
          <table:table-cell office:value-type="string" calcext:value-type="string">
            <text:p>0x66c19532d396b8d062e71bf88b058543ee0fde6c</text:p>
          </table:table-cell>
          <table:table-cell office:value-type="string" calcext:value-type="string">
            <text:p>597a750f653d51c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0_04-00-57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32" calcext:value-type="float">
            <text:p>23832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267" calcext:value-type="float">
            <text:p>126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3648" calcext:value-type="float">
            <text:p>23648</text:p>
          </table:table-cell>
          <table:table-cell office:value-type="float" office:value="0" calcext:value-type="float">
            <text:p>0</text:p>
          </table:table-cell>
          <table:table-cell office:value-type="float" office:value="1732" calcext:value-type="float">
            <text:p>1732</text:p>
          </table:table-cell>
          <table:table-cell office:value-type="float" office:value="1895" calcext:value-type="float">
            <text:p>1895</text:p>
          </table:table-cell>
          <table:table-cell office:value-type="float" office:value="211" calcext:value-type="float">
            <text:p>21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HEX_TOKEN</text:p>
          </table:table-cell>
          <table:table-cell office:value-type="string" calcext:value-type="string">
            <text:p>0x3ef0225882b6154bfe27c6c7bcadca02f5f83b35</text:p>
          </table:table-cell>
          <table:table-cell office:value-type="string" calcext:value-type="string">
            <text:p>25c21f3dc82e7b0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3_18-06-48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50" calcext:value-type="float">
            <text:p>21050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787" calcext:value-type="float">
            <text:p>787</text:p>
          </table:table-cell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0324" calcext:value-type="float">
            <text:p>20324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office:value-type="float" office:value="1185" calcext:value-type="float">
            <text:p>1185</text:p>
          </table:table-cell>
          <table:table-cell office:value-type="float" office:value="191" calcext:value-type="float">
            <text:p>19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Instafinex_V1</text:p>
          </table:table-cell>
          <table:table-cell office:value-type="string" calcext:value-type="string">
            <text:p>0x3082f7838cd70ef3d2344499ff428eb42a5f5092</text:p>
          </table:table-cell>
          <table:table-cell office:value-type="string" calcext:value-type="string">
            <text:p>265200dd88ac0df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9_12-58-00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78" calcext:value-type="float">
            <text:p>178</text:p>
          </table:table-cell>
          <table:table-cell office:value-type="float" office:value="1.58E+017" calcext:value-type="float">
            <text:p>1,58E+017</text:p>
          </table:table-cell>
          <table:table-cell office:value-type="float" office:value="14900" calcext:value-type="float">
            <text:p>1490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529" calcext:value-type="float">
            <text:p>529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4825" calcext:value-type="float">
            <text:p>14825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813" calcext:value-type="float">
            <text:p>813</text:p>
          </table:table-cell>
          <table:table-cell office:value-type="float" office:value="212" calcext:value-type="float">
            <text:p>212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PooledCDAI</text:p>
          </table:table-cell>
          <table:table-cell office:value-type="string" calcext:value-type="string">
            <text:p>0x3d6d83649939baa953ddc589d2d5db775df91520</text:p>
          </table:table-cell>
          <table:table-cell office:value-type="string" calcext:value-type="string">
            <text:p>78a25fa71bfdf33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28_01-56-30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95" calcext:value-type="float">
            <text:p>9195</text:p>
          </table:table-cell>
          <table:table-cell office:value-type="string" calcext:value-type="string">
            <text:p>0.5.17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366" calcext:value-type="float">
            <text:p>366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8970" calcext:value-type="float">
            <text:p>897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703" calcext:value-type="float">
            <text:p>703</text:p>
          </table:table-cell>
          <table:table-cell office:value-type="float" office:value="241" calcext:value-type="float">
            <text:p>24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Cardma</text:p>
          </table:table-cell>
          <table:table-cell office:value-type="string" calcext:value-type="string">
            <text:p>0x19933559f653b193dd5f3d82685d5b04e726f5e9</text:p>
          </table:table-cell>
          <table:table-cell office:value-type="string" calcext:value-type="string">
            <text:p>4ad15a8ec9d3834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9_03-11-1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715" calcext:value-type="float">
            <text:p>715</text:p>
          </table:table-cell>
          <table:table-cell office:value-type="float" office:value="9.310351E+016" calcext:value-type="float">
            <text:p>9,310351E+016</text:p>
          </table:table-cell>
          <table:table-cell office:value-type="float" office:value="10063" calcext:value-type="float">
            <text:p>10063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421" calcext:value-type="float">
            <text:p>421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9987" calcext:value-type="float">
            <text:p>9987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765" calcext:value-type="float">
            <text:p>765</text:p>
          </table:table-cell>
          <table:table-cell office:value-type="float" office:value="209" calcext:value-type="float">
            <text:p>209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ticaRelease</text:p>
          </table:table-cell>
          <table:table-cell office:value-type="string" calcext:value-type="string">
            <text:p>0x8D67753914a94f84947B1AC0AD4Ae66B23494E96</text:p>
          </table:table-cell>
          <table:table-cell office:value-type="string" calcext:value-type="string">
            <text:p>33e1071dd99be7b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8_11-23-01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byzantium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2083" calcext:value-type="float">
            <text:p>2208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134" calcext:value-type="float">
            <text:p>1134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1926" calcext:value-type="float">
            <text:p>21926</text:p>
          </table:table-cell>
          <table:table-cell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  <table:table-cell office:value-type="float" office:value="1610" calcext:value-type="float">
            <text:p>1610</text:p>
          </table:table-cell>
          <table:table-cell office:value-type="float" office:value="199" calcext:value-type="float">
            <text:p>19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USDNT</text:p>
          </table:table-cell>
          <table:table-cell office:value-type="string" calcext:value-type="string">
            <text:p>0x726a451e84db1d29e9cdb5323434c684acdce420</text:p>
          </table:table-cell>
          <table:table-cell office:value-type="string" calcext:value-type="string">
            <text:p>3c8d8ae469be0c6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8_04-44-00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849" calcext:value-type="float">
            <text:p>2384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610" calcext:value-type="float">
            <text:p>50610</text:p>
          </table:table-cell>
          <table:table-cell office:value-type="float" office:value="691" calcext:value-type="float">
            <text:p>691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3802" calcext:value-type="float">
            <text:p>2380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097" calcext:value-type="float">
            <text:p>1097</text:p>
          </table:table-cell>
          <table:table-cell office:value-type="float" office:value="169" calcext:value-type="float">
            <text:p>169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SocialTradingManagerV2</text:p>
          </table:table-cell>
          <table:table-cell office:value-type="string" calcext:value-type="string">
            <text:p>0xBFE8Dd8b37E59E4848E32c9cf3fF1594D607Fa47</text:p>
          </table:table-cell>
          <table:table-cell office:value-type="string" calcext:value-type="string">
            <text:p>716ba6258307190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3-25_22-29-33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093" calcext:value-type="float">
            <text:p>1209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487" calcext:value-type="float">
            <text:p>487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2025" calcext:value-type="float">
            <text:p>12025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865" calcext:value-type="float">
            <text:p>865</text:p>
          </table:table-cell>
          <table:table-cell office:value-type="float" office:value="267" calcext:value-type="float">
            <text:p>267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OneSplitView</text:p>
          </table:table-cell>
          <table:table-cell office:value-type="string" calcext:value-type="string">
            <text:p>0x5eda6d58a96f2994ea836e3f398f4f563ed6fb2b</text:p>
          </table:table-cell>
          <table:table-cell office:value-type="string" calcext:value-type="string">
            <text:p>2db7d8d42016368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6_22-11-08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10" calcext:value-type="float">
            <text:p>24210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1255" calcext:value-type="float">
            <text:p>1255</text:p>
          </table:table-cell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4122" calcext:value-type="float">
            <text:p>24122</text:p>
          </table:table-cell>
          <table:table-cell office:value-type="float" office:value="0" calcext:value-type="float">
            <text:p>0</text:p>
          </table:table-cell>
          <table:table-cell office:value-type="float" office:value="1733" calcext:value-type="float">
            <text:p>1733</text:p>
          </table:table-cell>
          <table:table-cell office:value-type="float" office:value="1753" calcext:value-type="float">
            <text:p>1753</text:p>
          </table:table-cell>
          <table:table-cell office:value-type="float" office:value="303" calcext:value-type="float">
            <text:p>30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ForeignBridgeErcToNative</text:p>
          </table:table-cell>
          <table:table-cell office:value-type="string" calcext:value-type="string">
            <text:p>0xd40355b17643bc26554c9a9bbc95b5cabd92c2cd</text:p>
          </table:table-cell>
          <table:table-cell office:value-type="string" calcext:value-type="string">
            <text:p>4d74ae6de0987ec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24_23-58-3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22" calcext:value-type="float">
            <text:p>1752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789" calcext:value-type="float">
            <text:p>789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7430" calcext:value-type="float">
            <text:p>17430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1198" calcext:value-type="float">
            <text:p>1198</text:p>
          </table:table-cell>
          <table:table-cell office:value-type="float" office:value="231" calcext:value-type="float">
            <text:p>23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EthexLoto</text:p>
          </table:table-cell>
          <table:table-cell office:value-type="string" calcext:value-type="string">
            <text:p>0x0e26b2dc8ef577baf50891eac94f0def59b5da16</text:p>
          </table:table-cell>
          <table:table-cell office:value-type="string" calcext:value-type="string">
            <text:p>6deccbf529d7230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22_10-58-09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5821" calcext:value-type="float">
            <text:p>5821</text:p>
          </table:table-cell>
          <table:table-cell office:value-type="float" office:value="0" calcext:value-type="float">
            <text:p>0</text:p>
          </table:table-cell>
          <table:table-cell office:value-type="float" office:value="9072" calcext:value-type="float">
            <text:p>9072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322" calcext:value-type="float">
            <text:p>322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8748" calcext:value-type="float">
            <text:p>8748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561" calcext:value-type="float">
            <text:p>561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BPool</text:p>
          </table:table-cell>
          <table:table-cell office:value-type="string" calcext:value-type="string">
            <text:p>0xe5d1fab0c5596ef846dcc0958d6d0b20e1ec4498</text:p>
          </table:table-cell>
          <table:table-cell office:value-type="string" calcext:value-type="string">
            <text:p>3b0dc14d63564dd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28_03-30-4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2537" calcext:value-type="float">
            <text:p>22537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81" calcext:value-type="float">
            <text:p>8081</text:p>
          </table:table-cell>
          <table:table-cell office:value-type="float" office:value="683" calcext:value-type="float">
            <text:p>683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2469" calcext:value-type="float">
            <text:p>22469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1118" calcext:value-type="float">
            <text:p>1118</text:p>
          </table:table-cell>
          <table:table-cell office:value-type="float" office:value="172" calcext:value-type="float">
            <text:p>172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ETHMagic</text:p>
          </table:table-cell>
          <table:table-cell office:value-type="string" calcext:value-type="string">
            <text:p>0xb592003f9e25d28bc8d18b1a06cecdb989dac509</text:p>
          </table:table-cell>
          <table:table-cell office:value-type="string" calcext:value-type="string">
            <text:p>18e6b43e3da6239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6_10-57-11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float" office:value="4999999999999999" calcext:value-type="float">
            <text:p>4999999999999999</text:p>
          </table:table-cell>
          <table:table-cell office:value-type="float" office:value="24507" calcext:value-type="float">
            <text:p>2450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71" calcext:value-type="float">
            <text:p>33471</text:p>
          </table:table-cell>
          <table:table-cell office:value-type="float" office:value="715" calcext:value-type="float">
            <text:p>715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4460" calcext:value-type="float">
            <text:p>24460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1189" calcext:value-type="float">
            <text:p>1189</text:p>
          </table:table-cell>
          <table:table-cell office:value-type="float" office:value="199" calcext:value-type="float">
            <text:p>199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DecentralizedAutonomousTrust</text:p>
          </table:table-cell>
          <table:table-cell office:value-type="string" calcext:value-type="string">
            <text:p>0xf58d3023f6b5894da1e161a29d91fac6d07db567</text:p>
          </table:table-cell>
          <table:table-cell office:value-type="string" calcext:value-type="string">
            <text:p>b669c7a5305441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2_20-30-01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32" calcext:value-type="float">
            <text:p>14732</text:p>
          </table:table-cell>
          <table:table-cell office:value-type="string" calcext:value-type="string">
            <text:p>0.5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82" calcext:value-type="float">
            <text:p>582</text:p>
          </table:table-cell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4093" calcext:value-type="float">
            <text:p>14093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1056" calcext:value-type="float">
            <text:p>1056</text:p>
          </table:table-cell>
          <table:table-cell office:value-type="float" office:value="136" calcext:value-type="float">
            <text:p>136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orfeed</text:p>
          </table:table-cell>
          <table:table-cell office:value-type="string" calcext:value-type="string">
            <text:p>0x73f5022bec0e01c0859634b0c7186301c5464b46</text:p>
          </table:table-cell>
          <table:table-cell office:value-type="string" calcext:value-type="string">
            <text:p>7f0a64ec14e1701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9_14-50-5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889" calcext:value-type="float">
            <text:p>1988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9" calcext:value-type="float">
            <text:p>2959</text:p>
          </table:table-cell>
          <table:table-cell office:value-type="float" office:value="721" calcext:value-type="float">
            <text:p>721</text:p>
          </table:table-cell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9814" calcext:value-type="float">
            <text:p>19814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1153" calcext:value-type="float">
            <text:p>1153</text:p>
          </table:table-cell>
          <table:table-cell office:value-type="float" office:value="325" calcext:value-type="float">
            <text:p>325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yCurveZapSwapV4toV3</text:p>
          </table:table-cell>
          <table:table-cell office:value-type="string" calcext:value-type="string">
            <text:p>0xa725ea3fca286dfbadb185ce065edb479917ffd0</text:p>
          </table:table-cell>
          <table:table-cell office:value-type="string" calcext:value-type="string">
            <text:p>5d21d922c8f18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7_06-43-2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857" calcext:value-type="float">
            <text:p>17857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65" calcext:value-type="float">
            <text:p>1565</text:p>
          </table:table-cell>
          <table:table-cell office:value-type="float" office:value="574" calcext:value-type="float">
            <text:p>57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7787" calcext:value-type="float">
            <text:p>17787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office:value-type="float" office:value="966" calcext:value-type="float">
            <text:p>966</text:p>
          </table:table-cell>
          <table:table-cell office:value-type="float" office:value="222" calcext:value-type="float">
            <text:p>22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yCurveZapIn</text:p>
          </table:table-cell>
          <table:table-cell office:value-type="string" calcext:value-type="string">
            <text:p>0xb227ea4f19257b838d34d7d390e209a83e590d71</text:p>
          </table:table-cell>
          <table:table-cell office:value-type="string" calcext:value-type="string">
            <text:p>3a9969897a85524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07-07-24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7082" calcext:value-type="float">
            <text:p>17082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6" calcext:value-type="float">
            <text:p>1076</text:p>
          </table:table-cell>
          <table:table-cell office:value-type="float" office:value="533" calcext:value-type="float">
            <text:p>533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7012" calcext:value-type="float">
            <text:p>17012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931" calcext:value-type="float">
            <text:p>931</text:p>
          </table:table-cell>
          <table:table-cell office:value-type="float" office:value="252" calcext:value-type="float">
            <text:p>2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0x7A6425C9b3F5521BFa5d71Df710A2FB80508319b</text:p>
          </table:table-cell>
          <table:table-cell office:value-type="string" calcext:value-type="string">
            <text:p>129a8e24a9815fc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29_13-52-2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byzantium</text:p>
          </table:table-cell>
          <table:table-cell office:value-type="float" office:value="7645" calcext:value-type="float">
            <text:p>7645</text:p>
          </table:table-cell>
          <table:table-cell office:value-type="float" office:value="3.01E+017" calcext:value-type="float">
            <text:p>3,01E+017</text:p>
          </table:table-cell>
          <table:table-cell office:value-type="float" office:value="18915" calcext:value-type="float">
            <text:p>1891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697" calcext:value-type="float">
            <text:p>697</text:p>
          </table:table-cell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8847" calcext:value-type="float">
            <text:p>18847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office:value-type="float" office:value="1258" calcext:value-type="float">
            <text:p>1258</text:p>
          </table:table-cell>
          <table:table-cell office:value-type="float" office:value="380" calcext:value-type="float">
            <text:p>380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APRWithPoolOracle</text:p>
          </table:table-cell>
          <table:table-cell office:value-type="string" calcext:value-type="string">
            <text:p>0xf3d03255a10371f932e883fa1a04b955cc1c1185</text:p>
          </table:table-cell>
          <table:table-cell office:value-type="string" calcext:value-type="string">
            <text:p>13bc57109567198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3_07-51-1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87" calcext:value-type="float">
            <text:p>13287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476" calcext:value-type="float">
            <text:p>476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3217" calcext:value-type="float">
            <text:p>13217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887" calcext:value-type="float">
            <text:p>887</text:p>
          </table:table-cell>
          <table:table-cell office:value-type="float" office:value="222" calcext:value-type="float">
            <text:p>222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RebalancingSetTokenV2</text:p>
          </table:table-cell>
          <table:table-cell office:value-type="string" calcext:value-type="string">
            <text:p>0xbd0844314e6ddd20bcf796ad5b979da06d82c45c</text:p>
          </table:table-cell>
          <table:table-cell office:value-type="string" calcext:value-type="string">
            <text:p>2e5ae5ffc211ec18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1-15_20-10-38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99" calcext:value-type="float">
            <text:p>1759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855" calcext:value-type="float">
            <text:p>855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7531" calcext:value-type="float">
            <text:p>17531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float" office:value="1486" calcext:value-type="float">
            <text:p>1486</text:p>
          </table:table-cell>
          <table:table-cell office:value-type="float" office:value="461" calcext:value-type="float">
            <text:p>461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yCurveZapSwapV4</text:p>
          </table:table-cell>
          <table:table-cell office:value-type="string" calcext:value-type="string">
            <text:p>0xbd80128c7aa14d376a3c71eb04720bdf40602324</text:p>
          </table:table-cell>
          <table:table-cell office:value-type="string" calcext:value-type="string">
            <text:p>2522bf384dffd93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13-02-3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372" calcext:value-type="float">
            <text:p>18372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 office:value-type="float" office:value="591" calcext:value-type="float">
            <text:p>591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8302" calcext:value-type="float">
            <text:p>18302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1010" calcext:value-type="float">
            <text:p>1010</text:p>
          </table:table-cell>
          <table:table-cell office:value-type="float" office:value="230" calcext:value-type="float">
            <text:p>23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RichDad</text:p>
          </table:table-cell>
          <table:table-cell office:value-type="string" calcext:value-type="string">
            <text:p>0x7e99e6CeaDc740dAC502237107B43895517Af190</text:p>
          </table:table-cell>
          <table:table-cell office:value-type="string" calcext:value-type="string">
            <text:p>2ad563bcb5402fe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6-09_17-53-56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2802" calcext:value-type="float">
            <text:p>2802</text:p>
          </table:table-cell>
          <table:table-cell office:value-type="float" office:value="6.42114985149396E+019" calcext:value-type="float">
            <text:p>6,42114985149396E+019</text:p>
          </table:table-cell>
          <table:table-cell office:value-type="float" office:value="21429" calcext:value-type="float">
            <text:p>21429</text:p>
          </table:table-cell>
          <table:table-cell office:value-type="string" calcext:value-type="string">
            <text:p>0.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85" calcext:value-type="float">
            <text:p>10485</text:p>
          </table:table-cell>
          <table:table-cell office:value-type="float" office:value="560" calcext:value-type="float">
            <text:p>560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1275" calcext:value-type="float">
            <text:p>21275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1152" calcext:value-type="float">
            <text:p>1152</text:p>
          </table:table-cell>
          <table:table-cell office:value-type="float" office:value="255" calcext:value-type="float">
            <text:p>25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APRWithPoolOracle</text:p>
          </table:table-cell>
          <table:table-cell office:value-type="string" calcext:value-type="string">
            <text:p>0xe233b89c76c172e36fe6985fe8b2731522fc6177</text:p>
          </table:table-cell>
          <table:table-cell office:value-type="string" calcext:value-type="string">
            <text:p>2c0d2d47d5b9ac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4_03-47-5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38" calcext:value-type="float">
            <text:p>13638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484" calcext:value-type="float">
            <text:p>484</text:p>
          </table:table-cell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3568" calcext:value-type="float">
            <text:p>13568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916" calcext:value-type="float">
            <text:p>916</text:p>
          </table:table-cell>
          <table:table-cell office:value-type="float" office:value="225" calcext:value-type="float">
            <text:p>225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APRWithPoolOracle</text:p>
          </table:table-cell>
          <table:table-cell office:value-type="string" calcext:value-type="string">
            <text:p>0x9f0842a5b18578abe1f7a5ade0c1f915116254d7</text:p>
          </table:table-cell>
          <table:table-cell office:value-type="string" calcext:value-type="string">
            <text:p>fdf76b4bf26a25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4_04-48-1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96" calcext:value-type="float">
            <text:p>14096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498" calcext:value-type="float">
            <text:p>498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4026" calcext:value-type="float">
            <text:p>14026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944" calcext:value-type="float">
            <text:p>944</text:p>
          </table:table-cell>
          <table:table-cell office:value-type="float" office:value="232" calcext:value-type="float">
            <text:p>232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MCDSaverFlashLoan</text:p>
          </table:table-cell>
          <table:table-cell office:value-type="string" calcext:value-type="string">
            <text:p>0xcb5e10e93a4281de367e3d301ad8761488cff609</text:p>
          </table:table-cell>
          <table:table-cell office:value-type="string" calcext:value-type="string">
            <text:p>1d30efa2a40cca2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6_12-22-43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30" calcext:value-type="float">
            <text:p>20730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868" calcext:value-type="float">
            <text:p>868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20541" calcext:value-type="float">
            <text:p>20541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1306" calcext:value-type="float">
            <text:p>1306</text:p>
          </table:table-cell>
          <table:table-cell office:value-type="float" office:value="108" calcext:value-type="float">
            <text:p>108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yCurveZap</text:p>
          </table:table-cell>
          <table:table-cell office:value-type="string" calcext:value-type="string">
            <text:p>0x55c18560a0a85a9f6e224ad466888a5647bd2ac1</text:p>
          </table:table-cell>
          <table:table-cell office:value-type="string" calcext:value-type="string">
            <text:p>5e81d513554f251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6_07-19-3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976" calcext:value-type="float">
            <text:p>19976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563" calcext:value-type="float">
            <text:p>563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9906" calcext:value-type="float">
            <text:p>19906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office:value-type="float" office:value="1046" calcext:value-type="float">
            <text:p>1046</text:p>
          </table:table-cell>
          <table:table-cell office:value-type="float" office:value="290" calcext:value-type="float">
            <text:p>290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yCurveZapOut</text:p>
          </table:table-cell>
          <table:table-cell office:value-type="string" calcext:value-type="string">
            <text:p>0x57102a8c0ccf999a176a8f787606319a52a4189b</text:p>
          </table:table-cell>
          <table:table-cell office:value-type="string" calcext:value-type="string">
            <text:p>27d2225cd49739a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06-19-1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754" calcext:value-type="float">
            <text:p>23754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787" calcext:value-type="float">
            <text:p>787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23684" calcext:value-type="float">
            <text:p>23684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1392" calcext:value-type="float">
            <text:p>1392</text:p>
          </table:table-cell>
          <table:table-cell office:value-type="float" office:value="389" calcext:value-type="float">
            <text:p>389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yCurveZapOut</text:p>
          </table:table-cell>
          <table:table-cell office:value-type="string" calcext:value-type="string">
            <text:p>0xf2ff83844ffba41b4ebbf31296f9bb638107364b</text:p>
          </table:table-cell>
          <table:table-cell office:value-type="string" calcext:value-type="string">
            <text:p>4ad7a7c2316ac14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07-18-2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23808" calcext:value-type="float">
            <text:p>23808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756" calcext:value-type="float">
            <text:p>756</text:p>
          </table:table-cell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23738" calcext:value-type="float">
            <text:p>23738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1396" calcext:value-type="float">
            <text:p>1396</text:p>
          </table:table-cell>
          <table:table-cell office:value-type="float" office:value="384" calcext:value-type="float">
            <text:p>38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BountiesMetaTxRelayer</text:p>
          </table:table-cell>
          <table:table-cell office:value-type="string" calcext:value-type="string">
            <text:p>0x2867e2d426c091c07d5d32fdbd58bd8b0259b092</text:p>
          </table:table-cell>
          <table:table-cell office:value-type="string" calcext:value-type="string">
            <text:p>1220db9e05e6aed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8_19-40-4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691" calcext:value-type="float">
            <text:p>20691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64" calcext:value-type="float">
            <text:p>4464</text:p>
          </table:table-cell>
          <table:table-cell office:value-type="float" office:value="740" calcext:value-type="float">
            <text:p>740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20621" calcext:value-type="float">
            <text:p>20621</text:p>
          </table:table-cell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office:value-type="float" office:value="1455" calcext:value-type="float">
            <text:p>1455</text:p>
          </table:table-cell>
          <table:table-cell office:value-type="float" office:value="355" calcext:value-type="float">
            <text:p>355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OneSplit</text:p>
          </table:table-cell>
          <table:table-cell office:value-type="string" calcext:value-type="string">
            <text:p>0x3a2d9db352580eb50018fc86eae32e19070a9982</text:p>
          </table:table-cell>
          <table:table-cell office:value-type="string" calcext:value-type="string">
            <text:p>4e52c7ed86309c9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9_15-54-14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12" calcext:value-type="float">
            <text:p>21012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34" calcext:value-type="float">
            <text:p>534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20619" calcext:value-type="float">
            <text:p>20619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  <table:table-cell office:value-type="float" office:value="844" calcext:value-type="float">
            <text:p>844</text:p>
          </table:table-cell>
        </table:table-row>
      </table:table>
      <table:named-expressions/>
      <table:database-ranges>
        <table:database-range table:name="__Anonymous_Sheet_DB__0" table:target-range-address="'2020-11-11_22-04-30'.A1:'2020-11-11_22-04-30'.Y1001">
          <table:sort>
            <table:sort-by table:field-number="12" table:data-type="automatic"/>
            <table:sort-by table:field-number="11" table:data-type="automatic"/>
            <table:sort-by table:field-number="18" table:data-type="automatic"/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21:31:22.35311810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25T22:45:49.398607382</dc:date>
    <meta:editing-duration>PT1H32M57S</meta:editing-duration>
    <meta:editing-cycles>7</meta:editing-cycles>
    <meta:generator>LibreOffice/7.0.2.2$Linux_X86_64 LibreOffice_project/00$Build-2</meta:generator>
    <meta:document-statistic meta:table-count="1" meta:cell-count="25025" meta:object-count="0"/>
  </office:meta>
</office:document-meta>
</file>